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5.068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2.8600000000000003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2.446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1co87" style:family="table-column">
      <style:table-column-properties fo:break-before="auto" style:column-width="0.8925in"/>
    </style:style>
    <style:style style:name="ta1co88" style:family="table-column">
      <style:table-column-properties fo:break-before="auto" style:column-width="0.8925in"/>
    </style:style>
    <style:style style:name="ta1co89" style:family="table-column">
      <style:table-column-properties fo:break-before="auto" style:column-width="0.8925in"/>
    </style:style>
    <style:style style:name="ta1co90" style:family="table-column">
      <style:table-column-properties fo:break-before="auto" style:column-width="0.8925in"/>
    </style:style>
    <style:style style:name="ta1co91" style:family="table-column">
      <style:table-column-properties fo:break-before="auto" style:column-width="0.8925in"/>
    </style:style>
    <style:style style:name="ta1co92" style:family="table-column">
      <style:table-column-properties fo:break-before="auto" style:column-width="0.8925in"/>
    </style:style>
    <style:style style:name="ta1co93" style:family="table-column">
      <style:table-column-properties fo:break-before="auto" style:column-width="0.8925in"/>
    </style:style>
    <style:style style:name="ta1co94" style:family="table-column">
      <style:table-column-properties fo:break-before="auto" style:column-width="0.8925in"/>
    </style:style>
    <style:style style:name="ta1co95" style:family="table-column">
      <style:table-column-properties fo:break-before="auto" style:column-width="0.8925in"/>
    </style:style>
    <style:style style:name="ta1co96" style:family="table-column">
      <style:table-column-properties fo:break-before="auto" style:column-width="0.8925in"/>
    </style:style>
    <style:style style:name="ta1co97" style:family="table-column">
      <style:table-column-properties fo:break-before="auto" style:column-width="0.8925in"/>
    </style:style>
    <style:style style:name="ta1co98" style:family="table-column">
      <style:table-column-properties fo:break-before="auto" style:column-width="0.8925in"/>
    </style:style>
    <style:style style:name="ta1co99" style:family="table-column">
      <style:table-column-properties fo:break-before="auto" style:column-width="0.8925in"/>
    </style:style>
    <style:style style:name="ta1co100" style:family="table-column">
      <style:table-column-properties fo:break-before="auto" style:column-width="0.8925in"/>
    </style:style>
    <style:style style:name="ta1co101" style:family="table-column">
      <style:table-column-properties fo:break-before="auto" style:column-width="0.8925in"/>
    </style:style>
    <style:style style:name="ta1co102" style:family="table-column">
      <style:table-column-properties fo:break-before="auto" style:column-width="0.8925in"/>
    </style:style>
    <style:style style:name="ta1co103" style:family="table-column">
      <style:table-column-properties fo:break-before="auto" style:column-width="0.8925in"/>
    </style:style>
    <style:style style:name="ta1co104" style:family="table-column">
      <style:table-column-properties fo:break-before="auto" style:column-width="0.8925in"/>
    </style:style>
    <style:style style:name="ta1co105" style:family="table-column">
      <style:table-column-properties fo:break-before="auto" style:column-width="0.8925in"/>
    </style:style>
    <style:style style:name="ta1co106" style:family="table-column">
      <style:table-column-properties fo:break-before="auto" style:column-width="0.8925in"/>
    </style:style>
    <style:style style:name="ta1co107" style:family="table-column">
      <style:table-column-properties fo:break-before="auto" style:column-width="0.8925in"/>
    </style:style>
    <style:style style:name="ta1co108" style:family="table-column">
      <style:table-column-properties fo:break-before="auto" style:column-width="0.8925in"/>
    </style:style>
    <style:style style:name="ta1co109" style:family="table-column">
      <style:table-column-properties fo:break-before="auto" style:column-width="0.8925in"/>
    </style:style>
    <style:style style:name="ta1co110" style:family="table-column">
      <style:table-column-properties fo:break-before="auto" style:column-width="0.8925in"/>
    </style:style>
    <style:style style:name="ta1co111" style:family="table-column">
      <style:table-column-properties fo:break-before="auto" style:column-width="0.8925in"/>
    </style:style>
    <style:style style:name="ta1co112" style:family="table-column">
      <style:table-column-properties fo:break-before="auto" style:column-width="0.8925in"/>
    </style:style>
    <style:style style:name="ta1co113" style:family="table-column">
      <style:table-column-properties fo:break-before="auto" style:column-width="0.8925in"/>
    </style:style>
    <style:style style:name="ta1co114" style:family="table-column">
      <style:table-column-properties fo:break-before="auto" style:column-width="0.8925in"/>
    </style:style>
    <style:style style:name="ta1co115" style:family="table-column">
      <style:table-column-properties fo:break-before="auto" style:column-width="0.8925in"/>
    </style:style>
    <style:style style:name="ta1co116" style:family="table-column">
      <style:table-column-properties fo:break-before="auto" style:column-width="0.8925in"/>
    </style:style>
    <style:style style:name="ta1co117" style:family="table-column">
      <style:table-column-properties fo:break-before="auto" style:column-width="0.8925in"/>
    </style:style>
    <style:style style:name="ta1co118" style:family="table-column">
      <style:table-column-properties fo:break-before="auto" style:column-width="0.8925in"/>
    </style:style>
    <style:style style:name="ta1co119" style:family="table-column">
      <style:table-column-properties fo:break-before="auto" style:column-width="0.8925in"/>
    </style:style>
    <style:style style:name="ta1co120" style:family="table-column">
      <style:table-column-properties fo:break-before="auto" style:column-width="0.8925in"/>
    </style:style>
    <style:style style:name="ta1co121" style:family="table-column">
      <style:table-column-properties fo:break-before="auto" style:column-width="0.8925in"/>
    </style:style>
    <style:style style:name="ta1co12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2.8600000000000003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2.446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ta2co87" style:family="table-column">
      <style:table-column-properties fo:break-before="auto" style:column-width="0.8925in"/>
    </style:style>
    <style:style style:name="ta2co88" style:family="table-column">
      <style:table-column-properties fo:break-before="auto" style:column-width="0.8925in"/>
    </style:style>
    <style:style style:name="ta2co89" style:family="table-column">
      <style:table-column-properties fo:break-before="auto" style:column-width="0.8925in"/>
    </style:style>
    <style:style style:name="ta2co90" style:family="table-column">
      <style:table-column-properties fo:break-before="auto" style:column-width="0.8925in"/>
    </style:style>
    <style:style style:name="ta2co91" style:family="table-column">
      <style:table-column-properties fo:break-before="auto" style:column-width="0.8925in"/>
    </style:style>
    <style:style style:name="ta2co92" style:family="table-column">
      <style:table-column-properties fo:break-before="auto" style:column-width="0.8925in"/>
    </style:style>
    <style:style style:name="ta2co93" style:family="table-column">
      <style:table-column-properties fo:break-before="auto" style:column-width="0.8925in"/>
    </style:style>
    <style:style style:name="ta2co94" style:family="table-column">
      <style:table-column-properties fo:break-before="auto" style:column-width="0.8925in"/>
    </style:style>
    <style:style style:name="ta2co95" style:family="table-column">
      <style:table-column-properties fo:break-before="auto" style:column-width="0.8925in"/>
    </style:style>
    <style:style style:name="ta2co96" style:family="table-column">
      <style:table-column-properties fo:break-before="auto" style:column-width="0.8925in"/>
    </style:style>
    <style:style style:name="ta2co97" style:family="table-column">
      <style:table-column-properties fo:break-before="auto" style:column-width="0.8925in"/>
    </style:style>
    <style:style style:name="ta2co98" style:family="table-column">
      <style:table-column-properties fo:break-before="auto" style:column-width="0.8925in"/>
    </style:style>
    <style:style style:name="ta2co99" style:family="table-column">
      <style:table-column-properties fo:break-before="auto" style:column-width="0.8925in"/>
    </style:style>
    <style:style style:name="ta2co100" style:family="table-column">
      <style:table-column-properties fo:break-before="auto" style:column-width="0.8925in"/>
    </style:style>
    <style:style style:name="ta2co101" style:family="table-column">
      <style:table-column-properties fo:break-before="auto" style:column-width="0.8925in"/>
    </style:style>
    <style:style style:name="ta2co102" style:family="table-column">
      <style:table-column-properties fo:break-before="auto" style:column-width="0.8925in"/>
    </style:style>
    <style:style style:name="ta2co103" style:family="table-column">
      <style:table-column-properties fo:break-before="auto" style:column-width="0.8925in"/>
    </style:style>
    <style:style style:name="ta2co104" style:family="table-column">
      <style:table-column-properties fo:break-before="auto" style:column-width="0.8925in"/>
    </style:style>
    <style:style style:name="ta2co105" style:family="table-column">
      <style:table-column-properties fo:break-before="auto" style:column-width="0.8925in"/>
    </style:style>
    <style:style style:name="ta2co106" style:family="table-column">
      <style:table-column-properties fo:break-before="auto" style:column-width="0.8925in"/>
    </style:style>
    <style:style style:name="ta2co107" style:family="table-column">
      <style:table-column-properties fo:break-before="auto" style:column-width="0.8925in"/>
    </style:style>
    <style:style style:name="ta2co108" style:family="table-column">
      <style:table-column-properties fo:break-before="auto" style:column-width="0.8925in"/>
    </style:style>
    <style:style style:name="ta2co109" style:family="table-column">
      <style:table-column-properties fo:break-before="auto" style:column-width="0.8925in"/>
    </style:style>
    <style:style style:name="ta2co110" style:family="table-column">
      <style:table-column-properties fo:break-before="auto" style:column-width="0.8925in"/>
    </style:style>
    <style:style style:name="ta2co111" style:family="table-column">
      <style:table-column-properties fo:break-before="auto" style:column-width="0.8925in"/>
    </style:style>
    <style:style style:name="ta2co112" style:family="table-column">
      <style:table-column-properties fo:break-before="auto" style:column-width="0.8925in"/>
    </style:style>
    <style:style style:name="ta2co113" style:family="table-column">
      <style:table-column-properties fo:break-before="auto" style:column-width="0.8925in"/>
    </style:style>
    <style:style style:name="ta2co114" style:family="table-column">
      <style:table-column-properties fo:break-before="auto" style:column-width="0.8925in"/>
    </style:style>
    <style:style style:name="ta2co115" style:family="table-column">
      <style:table-column-properties fo:break-before="auto" style:column-width="0.8925in"/>
    </style:style>
    <style:style style:name="ta2co116" style:family="table-column">
      <style:table-column-properties fo:break-before="auto" style:column-width="0.8925in"/>
    </style:style>
    <style:style style:name="ta2co117" style:family="table-column">
      <style:table-column-properties fo:break-before="auto" style:column-width="0.8925in"/>
    </style:style>
    <style:style style:name="ta2co118" style:family="table-column">
      <style:table-column-properties fo:break-before="auto" style:column-width="0.8925in"/>
    </style:style>
    <style:style style:name="ta2co119" style:family="table-column">
      <style:table-column-properties fo:break-before="auto" style:column-width="0.8925in"/>
    </style:style>
    <style:style style:name="ta2co120" style:family="table-column">
      <style:table-column-properties fo:break-before="auto" style:column-width="0.8925in"/>
    </style:style>
    <style:style style:name="ta2co121" style:family="table-column">
      <style:table-column-properties fo:break-before="auto" style:column-width="0.8925in"/>
    </style:style>
    <style:style style:name="ta2co12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column table:style-name="ta1co87" table:default-cell-style-name="Default"/>
        <table:table-column table:style-name="ta1co88" table:default-cell-style-name="Default"/>
        <table:table-column table:style-name="ta1co89" table:default-cell-style-name="Default"/>
        <table:table-column table:style-name="ta1co90" table:default-cell-style-name="Default"/>
        <table:table-column table:style-name="ta1co91" table:default-cell-style-name="Default"/>
        <table:table-column table:style-name="ta1co92" table:default-cell-style-name="Default"/>
        <table:table-column table:style-name="ta1co93" table:default-cell-style-name="Default"/>
        <table:table-column table:style-name="ta1co94" table:default-cell-style-name="Default"/>
        <table:table-column table:style-name="ta1co95" table:default-cell-style-name="Default"/>
        <table:table-column table:style-name="ta1co96" table:default-cell-style-name="Default"/>
        <table:table-column table:style-name="ta1co97" table:default-cell-style-name="Default"/>
        <table:table-column table:style-name="ta1co98" table:default-cell-style-name="Default"/>
        <table:table-column table:style-name="ta1co99" table:default-cell-style-name="Default"/>
        <table:table-column table:style-name="ta1co100" table:default-cell-style-name="Default"/>
        <table:table-column table:style-name="ta1co101" table:default-cell-style-name="Default"/>
        <table:table-column table:style-name="ta1co102" table:default-cell-style-name="Default"/>
        <table:table-column table:style-name="ta1co103" table:default-cell-style-name="Default"/>
        <table:table-column table:style-name="ta1co104" table:default-cell-style-name="Default"/>
        <table:table-column table:style-name="ta1co105" table:default-cell-style-name="Default"/>
        <table:table-column table:style-name="ta1co106" table:default-cell-style-name="Default"/>
        <table:table-column table:style-name="ta1co107" table:default-cell-style-name="Default"/>
        <table:table-column table:style-name="ta1co108" table:default-cell-style-name="Default"/>
        <table:table-column table:style-name="ta1co109" table:default-cell-style-name="Default"/>
        <table:table-column table:style-name="ta1co110" table:default-cell-style-name="Default"/>
        <table:table-column table:style-name="ta1co111" table:default-cell-style-name="Default"/>
        <table:table-column table:style-name="ta1co112" table:default-cell-style-name="Default"/>
        <table:table-column table:style-name="ta1co113" table:default-cell-style-name="Default"/>
        <table:table-column table:style-name="ta1co114" table:default-cell-style-name="Default"/>
        <table:table-column table:style-name="ta1co115" table:default-cell-style-name="Default"/>
        <table:table-column table:style-name="ta1co116" table:default-cell-style-name="Default"/>
        <table:table-column table:style-name="ta1co117" table:default-cell-style-name="Default"/>
        <table:table-column table:style-name="ta1co118" table:default-cell-style-name="Default"/>
        <table:table-column table:style-name="ta1co119" table:default-cell-style-name="Default"/>
        <table:table-column table:style-name="ta1co120" table:default-cell-style-name="Default"/>
        <table:table-column table:style-name="ta1co121" table:default-cell-style-name="Default"/>
        <table:table-column table:style-name="ta1co122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10_y10_r20/x10_y10_n100_r20_s20_ps1_pr20_u20_o20_l20_N001.lp</text:p>
          </table:table-cell>
          <table:table-cell office:value-type="float" office:value="25.2385"/>
          <table:table-cell office:value-type="float" office:value="22.973"/>
          <table:table-cell office:value-type="float" office:value="20.55"/>
          <table:table-cell office:value-type="float" office:value="0.0"/>
          <table:table-cell office:value-type="float" office:value="0.0"/>
          <table:table-cell office:value-type="float" office:value="186.0"/>
          <table:table-cell office:value-type="float" office:value="56110.0"/>
          <table:table-cell office:value-type="float" office:value="417825.0"/>
          <table:table-cell office:value-type="float" office:value="329858.0"/>
          <table:table-cell office:value-type="float" office:value="1297570.0"/>
          <table:table-cell office:value-type="float" office:value="2467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4802.0"/>
          <table:table-cell office:value-type="float" office:value="565365.0"/>
          <table:table-cell office:value-type="float" office:value="504651.0"/>
          <table:table-cell office:value-type="float" office:value="355911.0"/>
          <table:table-cell office:value-type="float" office:value="67555.0"/>
          <table:table-cell office:value-type="float" office:value="700.0"/>
          <table:table-cell office:value-type="float" office:value="9.29423"/>
          <table:table-cell office:value-type="float" office:value="7.066"/>
          <table:table-cell office:value-type="float" office:value="4.89"/>
          <table:table-cell office:value-type="float" office:value="1.0"/>
          <table:table-cell office:value-type="float" office:value="0.0"/>
          <table:table-cell office:value-type="float" office:value="26.0"/>
          <table:table-cell office:value-type="float" office:value="6215.0"/>
          <table:table-cell office:value-type="float" office:value="121064.0"/>
          <table:table-cell office:value-type="float" office:value="329858.0"/>
          <table:table-cell office:value-type="float" office:value="1297570.0"/>
          <table:table-cell office:value-type="float" office:value="2467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4802.0"/>
          <table:table-cell office:value-type="float" office:value="565365.0"/>
          <table:table-cell office:value-type="float" office:value="504651.0"/>
          <table:table-cell office:value-type="float" office:value="355911.0"/>
          <table:table-cell office:value-type="float" office:value="67555.0"/>
          <table:table-cell office:value-type="float" office:value="700.0"/>
          <table:table-cell office:value-type="float" office:value="6.83017"/>
          <table:table-cell office:value-type="float" office:value="2.594"/>
          <table:table-cell office:value-type="float" office:value="0.26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43.0"/>
          <table:table-cell office:value-type="float" office:value="5745.0"/>
          <table:table-cell office:value-type="float" office:value="329158.0"/>
          <table:table-cell office:value-type="float" office:value="1295430.0"/>
          <table:table-cell office:value-type="float" office:value="24772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6322.0"/>
          <table:table-cell office:value-type="float" office:value="564859.0"/>
          <table:table-cell office:value-type="float" office:value="504145.0"/>
          <table:table-cell office:value-type="float" office:value="358137.0"/>
          <table:table-cell office:value-type="float" office:value="72087.0"/>
          <table:table-cell office:value-type="float" office:value="700.0"/>
          <table:table-cell table:formula="of:=MIN([.$B3];[.$V3];[.$AP3])" office:value-type="float"/>
          <table:table-cell table:formula="of:=MIN([.$C3];[.$W3];[.$AQ3])" office:value-type="float"/>
          <table:table-cell table:formula="of:=MIN([.$D3];[.$X3];[.$AR3])" office:value-type="float"/>
          <table:table-cell table:formula="of:=MIN([.$E3];[.$Y3];[.$AS3])" office:value-type="float"/>
          <table:table-cell table:formula="of:=MIN([.$F3];[.$Z3];[.$AT3])" office:value-type="float"/>
          <table:table-cell table:formula="of:=MIN([.$G3];[.$AA3];[.$AU3])" office:value-type="float"/>
          <table:table-cell table:formula="of:=MIN([.$H3];[.$AB3];[.$AV3])" office:value-type="float"/>
          <table:table-cell table:formula="of:=MIN([.$I3];[.$AC3];[.$AW3])" office:value-type="float"/>
          <table:table-cell table:formula="of:=MIN([.$J3];[.$AD3];[.$AX3])" office:value-type="float"/>
          <table:table-cell table:formula="of:=MIN([.$K3];[.$AE3];[.$AY3])" office:value-type="float"/>
          <table:table-cell table:formula="of:=MIN([.$L3];[.$AF3];[.$AZ3])" office:value-type="float"/>
          <table:table-cell table:formula="of:=MIN([.$M3];[.$AG3];[.$BA3])" office:value-type="float"/>
          <table:table-cell table:formula="of:=MIN([.$N3];[.$AH3];[.$BB3])" office:value-type="float"/>
          <table:table-cell table:formula="of:=MIN([.$O3];[.$AI3];[.$BC3])" office:value-type="float"/>
          <table:table-cell table:formula="of:=MIN([.$P3];[.$AJ3];[.$BD3])" office:value-type="float"/>
          <table:table-cell table:formula="of:=MIN([.$Q3];[.$AK3];[.$BE3])" office:value-type="float"/>
          <table:table-cell table:formula="of:=MIN([.$R3];[.$AL3];[.$BF3])" office:value-type="float"/>
          <table:table-cell table:formula="of:=MIN([.$S3];[.$AM3];[.$BG3])" office:value-type="float"/>
          <table:table-cell table:formula="of:=MIN([.$T3];[.$AN3];[.$BH3])" office:value-type="float"/>
          <table:table-cell table:formula="of:=MIN([.$U3];[.$AO3];[.$BI3])" office:value-type="float"/>
          <table:table-cell table:formula="of:=MEDIAN([.$B3];[.$V3];[.$AP3])" office:value-type="float"/>
          <table:table-cell table:formula="of:=MEDIAN([.$C3];[.$W3];[.$AQ3])" office:value-type="float"/>
          <table:table-cell table:formula="of:=MEDIAN([.$D3];[.$X3];[.$AR3])" office:value-type="float"/>
          <table:table-cell table:formula="of:=MEDIAN([.$E3];[.$Y3];[.$AS3])" office:value-type="float"/>
          <table:table-cell table:formula="of:=MEDIAN([.$F3];[.$Z3];[.$AT3])" office:value-type="float"/>
          <table:table-cell table:formula="of:=MEDIAN([.$G3];[.$AA3];[.$AU3])" office:value-type="float"/>
          <table:table-cell table:formula="of:=MEDIAN([.$H3];[.$AB3];[.$AV3])" office:value-type="float"/>
          <table:table-cell table:formula="of:=MEDIAN([.$I3];[.$AC3];[.$AW3])" office:value-type="float"/>
          <table:table-cell table:formula="of:=MEDIAN([.$J3];[.$AD3];[.$AX3])" office:value-type="float"/>
          <table:table-cell table:formula="of:=MEDIAN([.$K3];[.$AE3];[.$AY3])" office:value-type="float"/>
          <table:table-cell table:formula="of:=MEDIAN([.$L3];[.$AF3];[.$AZ3])" office:value-type="float"/>
          <table:table-cell table:formula="of:=MEDIAN([.$M3];[.$AG3];[.$BA3])" office:value-type="float"/>
          <table:table-cell table:formula="of:=MEDIAN([.$N3];[.$AH3];[.$BB3])" office:value-type="float"/>
          <table:table-cell table:formula="of:=MEDIAN([.$O3];[.$AI3];[.$BC3])" office:value-type="float"/>
          <table:table-cell table:formula="of:=MEDIAN([.$P3];[.$AJ3];[.$BD3])" office:value-type="float"/>
          <table:table-cell table:formula="of:=MEDIAN([.$Q3];[.$AK3];[.$BE3])" office:value-type="float"/>
          <table:table-cell table:formula="of:=MEDIAN([.$R3];[.$AL3];[.$BF3])" office:value-type="float"/>
          <table:table-cell table:formula="of:=MEDIAN([.$S3];[.$AM3];[.$BG3])" office:value-type="float"/>
          <table:table-cell table:formula="of:=MEDIAN([.$T3];[.$AN3];[.$BH3])" office:value-type="float"/>
          <table:table-cell table:formula="of:=MEDIAN([.$U3];[.$AO3];[.$BI3])" office:value-type="float"/>
          <table:table-cell table:formula="of:=MAX([.$B3];[.$V3];[.$AP3])" office:value-type="float"/>
          <table:table-cell table:formula="of:=MAX([.$C3];[.$W3];[.$AQ3])" office:value-type="float"/>
          <table:table-cell table:formula="of:=MAX([.$D3];[.$X3];[.$AR3])" office:value-type="float"/>
          <table:table-cell table:formula="of:=MAX([.$E3];[.$Y3];[.$AS3])" office:value-type="float"/>
          <table:table-cell table:formula="of:=MAX([.$F3];[.$Z3];[.$AT3])" office:value-type="float"/>
          <table:table-cell table:formula="of:=MAX([.$G3];[.$AA3];[.$AU3])" office:value-type="float"/>
          <table:table-cell table:formula="of:=MAX([.$H3];[.$AB3];[.$AV3])" office:value-type="float"/>
          <table:table-cell table:formula="of:=MAX([.$I3];[.$AC3];[.$AW3])" office:value-type="float"/>
          <table:table-cell table:formula="of:=MAX([.$J3];[.$AD3];[.$AX3])" office:value-type="float"/>
          <table:table-cell table:formula="of:=MAX([.$K3];[.$AE3];[.$AY3])" office:value-type="float"/>
          <table:table-cell table:formula="of:=MAX([.$L3];[.$AF3];[.$AZ3])" office:value-type="float"/>
          <table:table-cell table:formula="of:=MAX([.$M3];[.$AG3];[.$BA3])" office:value-type="float"/>
          <table:table-cell table:formula="of:=MAX([.$N3];[.$AH3];[.$BB3])" office:value-type="float"/>
          <table:table-cell table:formula="of:=MAX([.$O3];[.$AI3];[.$BC3])" office:value-type="float"/>
          <table:table-cell table:formula="of:=MAX([.$P3];[.$AJ3];[.$BD3])" office:value-type="float"/>
          <table:table-cell table:formula="of:=MAX([.$Q3];[.$AK3];[.$BE3])" office:value-type="float"/>
          <table:table-cell table:formula="of:=MAX([.$R3];[.$AL3];[.$BF3])" office:value-type="float"/>
          <table:table-cell table:formula="of:=MAX([.$S3];[.$AM3];[.$BG3])" office:value-type="float"/>
          <table:table-cell table:formula="of:=MAX([.$T3];[.$AN3];[.$BH3])" office:value-type="float"/>
          <table:table-cell table:formula="of:=MAX([.$U3];[.$AO3];[.$BI3])" office:value-type="float"/>
        </table:table-row>
        <table:table-row table:style-name="ro1">
          <table:table-cell office:value-type="string">
            <text:p>structured/x10_y10_r20/x10_y10_n100_r20_s20_ps1_pr20_u20_o20_l20_N002.lp</text:p>
          </table:table-cell>
          <table:table-cell office:value-type="float" office:value="12.5031"/>
          <table:table-cell office:value-type="float" office:value="10.262"/>
          <table:table-cell office:value-type="float" office:value="7.81"/>
          <table:table-cell office:value-type="float" office:value="0.0"/>
          <table:table-cell office:value-type="float" office:value="0.0"/>
          <table:table-cell office:value-type="float" office:value="61.0"/>
          <table:table-cell office:value-type="float" office:value="16473.0"/>
          <table:table-cell office:value-type="float" office:value="186756.0"/>
          <table:table-cell office:value-type="float" office:value="329858.0"/>
          <table:table-cell office:value-type="float" office:value="1297571.0"/>
          <table:table-cell office:value-type="float" office:value="2467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4802.0"/>
          <table:table-cell office:value-type="float" office:value="565365.0"/>
          <table:table-cell office:value-type="float" office:value="504651.0"/>
          <table:table-cell office:value-type="float" office:value="355911.0"/>
          <table:table-cell office:value-type="float" office:value="67555.0"/>
          <table:table-cell office:value-type="float" office:value="700.0"/>
          <table:table-cell office:value-type="float" office:value="16.607"/>
          <table:table-cell office:value-type="float" office:value="14.416"/>
          <table:table-cell office:value-type="float" office:value="12.15"/>
          <table:table-cell office:value-type="float" office:value="1.0"/>
          <table:table-cell office:value-type="float" office:value="0.0"/>
          <table:table-cell office:value-type="float" office:value="56.0"/>
          <table:table-cell office:value-type="float" office:value="14420.0"/>
          <table:table-cell office:value-type="float" office:value="327441.0"/>
          <table:table-cell office:value-type="float" office:value="329858.0"/>
          <table:table-cell office:value-type="float" office:value="1297571.0"/>
          <table:table-cell office:value-type="float" office:value="2467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4802.0"/>
          <table:table-cell office:value-type="float" office:value="565365.0"/>
          <table:table-cell office:value-type="float" office:value="504651.0"/>
          <table:table-cell office:value-type="float" office:value="355911.0"/>
          <table:table-cell office:value-type="float" office:value="67555.0"/>
          <table:table-cell office:value-type="float" office:value="700.0"/>
          <table:table-cell office:value-type="float" office:value="6.41711"/>
          <table:table-cell office:value-type="float" office:value="2.432"/>
          <table:table-cell office:value-type="float" office:value="0.0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0.0"/>
          <table:table-cell office:value-type="float" office:value="2616.0"/>
          <table:table-cell office:value-type="float" office:value="329158.0"/>
          <table:table-cell office:value-type="float" office:value="1295431.0"/>
          <table:table-cell office:value-type="float" office:value="24772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6322.0"/>
          <table:table-cell office:value-type="float" office:value="564859.0"/>
          <table:table-cell office:value-type="float" office:value="504145.0"/>
          <table:table-cell office:value-type="float" office:value="358137.0"/>
          <table:table-cell office:value-type="float" office:value="72087.0"/>
          <table:table-cell office:value-type="float" office:value="700.0"/>
          <table:table-cell table:formula="of:=MIN([.$B4];[.$V4];[.$AP4])" office:value-type="float"/>
          <table:table-cell table:formula="of:=MIN([.$C4];[.$W4];[.$AQ4])" office:value-type="float"/>
          <table:table-cell table:formula="of:=MIN([.$D4];[.$X4];[.$AR4])" office:value-type="float"/>
          <table:table-cell table:formula="of:=MIN([.$E4];[.$Y4];[.$AS4])" office:value-type="float"/>
          <table:table-cell table:formula="of:=MIN([.$F4];[.$Z4];[.$AT4])" office:value-type="float"/>
          <table:table-cell table:formula="of:=MIN([.$G4];[.$AA4];[.$AU4])" office:value-type="float"/>
          <table:table-cell table:formula="of:=MIN([.$H4];[.$AB4];[.$AV4])" office:value-type="float"/>
          <table:table-cell table:formula="of:=MIN([.$I4];[.$AC4];[.$AW4])" office:value-type="float"/>
          <table:table-cell table:formula="of:=MIN([.$J4];[.$AD4];[.$AX4])" office:value-type="float"/>
          <table:table-cell table:formula="of:=MIN([.$K4];[.$AE4];[.$AY4])" office:value-type="float"/>
          <table:table-cell table:formula="of:=MIN([.$L4];[.$AF4];[.$AZ4])" office:value-type="float"/>
          <table:table-cell table:formula="of:=MIN([.$M4];[.$AG4];[.$BA4])" office:value-type="float"/>
          <table:table-cell table:formula="of:=MIN([.$N4];[.$AH4];[.$BB4])" office:value-type="float"/>
          <table:table-cell table:formula="of:=MIN([.$O4];[.$AI4];[.$BC4])" office:value-type="float"/>
          <table:table-cell table:formula="of:=MIN([.$P4];[.$AJ4];[.$BD4])" office:value-type="float"/>
          <table:table-cell table:formula="of:=MIN([.$Q4];[.$AK4];[.$BE4])" office:value-type="float"/>
          <table:table-cell table:formula="of:=MIN([.$R4];[.$AL4];[.$BF4])" office:value-type="float"/>
          <table:table-cell table:formula="of:=MIN([.$S4];[.$AM4];[.$BG4])" office:value-type="float"/>
          <table:table-cell table:formula="of:=MIN([.$T4];[.$AN4];[.$BH4])" office:value-type="float"/>
          <table:table-cell table:formula="of:=MIN([.$U4];[.$AO4];[.$BI4])" office:value-type="float"/>
          <table:table-cell table:formula="of:=MEDIAN([.$B4];[.$V4];[.$AP4])" office:value-type="float"/>
          <table:table-cell table:formula="of:=MEDIAN([.$C4];[.$W4];[.$AQ4])" office:value-type="float"/>
          <table:table-cell table:formula="of:=MEDIAN([.$D4];[.$X4];[.$AR4])" office:value-type="float"/>
          <table:table-cell table:formula="of:=MEDIAN([.$E4];[.$Y4];[.$AS4])" office:value-type="float"/>
          <table:table-cell table:formula="of:=MEDIAN([.$F4];[.$Z4];[.$AT4])" office:value-type="float"/>
          <table:table-cell table:formula="of:=MEDIAN([.$G4];[.$AA4];[.$AU4])" office:value-type="float"/>
          <table:table-cell table:formula="of:=MEDIAN([.$H4];[.$AB4];[.$AV4])" office:value-type="float"/>
          <table:table-cell table:formula="of:=MEDIAN([.$I4];[.$AC4];[.$AW4])" office:value-type="float"/>
          <table:table-cell table:formula="of:=MEDIAN([.$J4];[.$AD4];[.$AX4])" office:value-type="float"/>
          <table:table-cell table:formula="of:=MEDIAN([.$K4];[.$AE4];[.$AY4])" office:value-type="float"/>
          <table:table-cell table:formula="of:=MEDIAN([.$L4];[.$AF4];[.$AZ4])" office:value-type="float"/>
          <table:table-cell table:formula="of:=MEDIAN([.$M4];[.$AG4];[.$BA4])" office:value-type="float"/>
          <table:table-cell table:formula="of:=MEDIAN([.$N4];[.$AH4];[.$BB4])" office:value-type="float"/>
          <table:table-cell table:formula="of:=MEDIAN([.$O4];[.$AI4];[.$BC4])" office:value-type="float"/>
          <table:table-cell table:formula="of:=MEDIAN([.$P4];[.$AJ4];[.$BD4])" office:value-type="float"/>
          <table:table-cell table:formula="of:=MEDIAN([.$Q4];[.$AK4];[.$BE4])" office:value-type="float"/>
          <table:table-cell table:formula="of:=MEDIAN([.$R4];[.$AL4];[.$BF4])" office:value-type="float"/>
          <table:table-cell table:formula="of:=MEDIAN([.$S4];[.$AM4];[.$BG4])" office:value-type="float"/>
          <table:table-cell table:formula="of:=MEDIAN([.$T4];[.$AN4];[.$BH4])" office:value-type="float"/>
          <table:table-cell table:formula="of:=MEDIAN([.$U4];[.$AO4];[.$BI4])" office:value-type="float"/>
          <table:table-cell table:formula="of:=MAX([.$B4];[.$V4];[.$AP4])" office:value-type="float"/>
          <table:table-cell table:formula="of:=MAX([.$C4];[.$W4];[.$AQ4])" office:value-type="float"/>
          <table:table-cell table:formula="of:=MAX([.$D4];[.$X4];[.$AR4])" office:value-type="float"/>
          <table:table-cell table:formula="of:=MAX([.$E4];[.$Y4];[.$AS4])" office:value-type="float"/>
          <table:table-cell table:formula="of:=MAX([.$F4];[.$Z4];[.$AT4])" office:value-type="float"/>
          <table:table-cell table:formula="of:=MAX([.$G4];[.$AA4];[.$AU4])" office:value-type="float"/>
          <table:table-cell table:formula="of:=MAX([.$H4];[.$AB4];[.$AV4])" office:value-type="float"/>
          <table:table-cell table:formula="of:=MAX([.$I4];[.$AC4];[.$AW4])" office:value-type="float"/>
          <table:table-cell table:formula="of:=MAX([.$J4];[.$AD4];[.$AX4])" office:value-type="float"/>
          <table:table-cell table:formula="of:=MAX([.$K4];[.$AE4];[.$AY4])" office:value-type="float"/>
          <table:table-cell table:formula="of:=MAX([.$L4];[.$AF4];[.$AZ4])" office:value-type="float"/>
          <table:table-cell table:formula="of:=MAX([.$M4];[.$AG4];[.$BA4])" office:value-type="float"/>
          <table:table-cell table:formula="of:=MAX([.$N4];[.$AH4];[.$BB4])" office:value-type="float"/>
          <table:table-cell table:formula="of:=MAX([.$O4];[.$AI4];[.$BC4])" office:value-type="float"/>
          <table:table-cell table:formula="of:=MAX([.$P4];[.$AJ4];[.$BD4])" office:value-type="float"/>
          <table:table-cell table:formula="of:=MAX([.$Q4];[.$AK4];[.$BE4])" office:value-type="float"/>
          <table:table-cell table:formula="of:=MAX([.$R4];[.$AL4];[.$BF4])" office:value-type="float"/>
          <table:table-cell table:formula="of:=MAX([.$S4];[.$AM4];[.$BG4])" office:value-type="float"/>
          <table:table-cell table:formula="of:=MAX([.$T4];[.$AN4];[.$BH4])" office:value-type="float"/>
          <table:table-cell table:formula="of:=MAX([.$U4];[.$AO4];[.$BI4])" office:value-type="float"/>
        </table:table-row>
        <table:table-row table:style-name="ro1">
          <table:table-cell office:value-type="string">
            <text:p>structured/x10_y10_r20/x10_y10_n100_r20_s20_ps1_pr20_u20_o20_l20_N003.lp</text:p>
          </table:table-cell>
          <table:table-cell office:value-type="float" office:value="12.767"/>
          <table:table-cell office:value-type="float" office:value="10.452"/>
          <table:table-cell office:value-type="float" office:value="8.15"/>
          <table:table-cell office:value-type="float" office:value="0.0"/>
          <table:table-cell office:value-type="float" office:value="0.0"/>
          <table:table-cell office:value-type="float" office:value="61.0"/>
          <table:table-cell office:value-type="float" office:value="13923.0"/>
          <table:table-cell office:value-type="float" office:value="182847.0"/>
          <table:table-cell office:value-type="float" office:value="329858.0"/>
          <table:table-cell office:value-type="float" office:value="1297570.0"/>
          <table:table-cell office:value-type="float" office:value="2467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4802.0"/>
          <table:table-cell office:value-type="float" office:value="565365.0"/>
          <table:table-cell office:value-type="float" office:value="504651.0"/>
          <table:table-cell office:value-type="float" office:value="355911.0"/>
          <table:table-cell office:value-type="float" office:value="67555.0"/>
          <table:table-cell office:value-type="float" office:value="700.0"/>
          <table:table-cell office:value-type="float" office:value="15.5398"/>
          <table:table-cell office:value-type="float" office:value="13.337"/>
          <table:table-cell office:value-type="float" office:value="11.03"/>
          <table:table-cell office:value-type="float" office:value="1.0"/>
          <table:table-cell office:value-type="float" office:value="0.0"/>
          <table:table-cell office:value-type="float" office:value="68.0"/>
          <table:table-cell office:value-type="float" office:value="19695.0"/>
          <table:table-cell office:value-type="float" office:value="261879.0"/>
          <table:table-cell office:value-type="float" office:value="329858.0"/>
          <table:table-cell office:value-type="float" office:value="1297570.0"/>
          <table:table-cell office:value-type="float" office:value="2467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4802.0"/>
          <table:table-cell office:value-type="float" office:value="565365.0"/>
          <table:table-cell office:value-type="float" office:value="504651.0"/>
          <table:table-cell office:value-type="float" office:value="355911.0"/>
          <table:table-cell office:value-type="float" office:value="67555.0"/>
          <table:table-cell office:value-type="float" office:value="700.0"/>
          <table:table-cell office:value-type="float" office:value="6.87809"/>
          <table:table-cell office:value-type="float" office:value="2.715"/>
          <table:table-cell office:value-type="float" office:value="0.35"/>
          <table:table-cell office:value-type="float" office:value="1.0"/>
          <table:table-cell office:value-type="float" office:value="0.0"/>
          <table:table-cell office:value-type="float" office:value="4.0"/>
          <table:table-cell office:value-type="float" office:value="427.0"/>
          <table:table-cell office:value-type="float" office:value="8082.0"/>
          <table:table-cell office:value-type="float" office:value="329158.0"/>
          <table:table-cell office:value-type="float" office:value="1295430.0"/>
          <table:table-cell office:value-type="float" office:value="2477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6322.0"/>
          <table:table-cell office:value-type="float" office:value="564859.0"/>
          <table:table-cell office:value-type="float" office:value="504145.0"/>
          <table:table-cell office:value-type="float" office:value="358137.0"/>
          <table:table-cell office:value-type="float" office:value="72087.0"/>
          <table:table-cell office:value-type="float" office:value="700.0"/>
          <table:table-cell table:formula="of:=MIN([.$B5];[.$V5];[.$AP5])" office:value-type="float"/>
          <table:table-cell table:formula="of:=MIN([.$C5];[.$W5];[.$AQ5])" office:value-type="float"/>
          <table:table-cell table:formula="of:=MIN([.$D5];[.$X5];[.$AR5])" office:value-type="float"/>
          <table:table-cell table:formula="of:=MIN([.$E5];[.$Y5];[.$AS5])" office:value-type="float"/>
          <table:table-cell table:formula="of:=MIN([.$F5];[.$Z5];[.$AT5])" office:value-type="float"/>
          <table:table-cell table:formula="of:=MIN([.$G5];[.$AA5];[.$AU5])" office:value-type="float"/>
          <table:table-cell table:formula="of:=MIN([.$H5];[.$AB5];[.$AV5])" office:value-type="float"/>
          <table:table-cell table:formula="of:=MIN([.$I5];[.$AC5];[.$AW5])" office:value-type="float"/>
          <table:table-cell table:formula="of:=MIN([.$J5];[.$AD5];[.$AX5])" office:value-type="float"/>
          <table:table-cell table:formula="of:=MIN([.$K5];[.$AE5];[.$AY5])" office:value-type="float"/>
          <table:table-cell table:formula="of:=MIN([.$L5];[.$AF5];[.$AZ5])" office:value-type="float"/>
          <table:table-cell table:formula="of:=MIN([.$M5];[.$AG5];[.$BA5])" office:value-type="float"/>
          <table:table-cell table:formula="of:=MIN([.$N5];[.$AH5];[.$BB5])" office:value-type="float"/>
          <table:table-cell table:formula="of:=MIN([.$O5];[.$AI5];[.$BC5])" office:value-type="float"/>
          <table:table-cell table:formula="of:=MIN([.$P5];[.$AJ5];[.$BD5])" office:value-type="float"/>
          <table:table-cell table:formula="of:=MIN([.$Q5];[.$AK5];[.$BE5])" office:value-type="float"/>
          <table:table-cell table:formula="of:=MIN([.$R5];[.$AL5];[.$BF5])" office:value-type="float"/>
          <table:table-cell table:formula="of:=MIN([.$S5];[.$AM5];[.$BG5])" office:value-type="float"/>
          <table:table-cell table:formula="of:=MIN([.$T5];[.$AN5];[.$BH5])" office:value-type="float"/>
          <table:table-cell table:formula="of:=MIN([.$U5];[.$AO5];[.$BI5])" office:value-type="float"/>
          <table:table-cell table:formula="of:=MEDIAN([.$B5];[.$V5];[.$AP5])" office:value-type="float"/>
          <table:table-cell table:formula="of:=MEDIAN([.$C5];[.$W5];[.$AQ5])" office:value-type="float"/>
          <table:table-cell table:formula="of:=MEDIAN([.$D5];[.$X5];[.$AR5])" office:value-type="float"/>
          <table:table-cell table:formula="of:=MEDIAN([.$E5];[.$Y5];[.$AS5])" office:value-type="float"/>
          <table:table-cell table:formula="of:=MEDIAN([.$F5];[.$Z5];[.$AT5])" office:value-type="float"/>
          <table:table-cell table:formula="of:=MEDIAN([.$G5];[.$AA5];[.$AU5])" office:value-type="float"/>
          <table:table-cell table:formula="of:=MEDIAN([.$H5];[.$AB5];[.$AV5])" office:value-type="float"/>
          <table:table-cell table:formula="of:=MEDIAN([.$I5];[.$AC5];[.$AW5])" office:value-type="float"/>
          <table:table-cell table:formula="of:=MEDIAN([.$J5];[.$AD5];[.$AX5])" office:value-type="float"/>
          <table:table-cell table:formula="of:=MEDIAN([.$K5];[.$AE5];[.$AY5])" office:value-type="float"/>
          <table:table-cell table:formula="of:=MEDIAN([.$L5];[.$AF5];[.$AZ5])" office:value-type="float"/>
          <table:table-cell table:formula="of:=MEDIAN([.$M5];[.$AG5];[.$BA5])" office:value-type="float"/>
          <table:table-cell table:formula="of:=MEDIAN([.$N5];[.$AH5];[.$BB5])" office:value-type="float"/>
          <table:table-cell table:formula="of:=MEDIAN([.$O5];[.$AI5];[.$BC5])" office:value-type="float"/>
          <table:table-cell table:formula="of:=MEDIAN([.$P5];[.$AJ5];[.$BD5])" office:value-type="float"/>
          <table:table-cell table:formula="of:=MEDIAN([.$Q5];[.$AK5];[.$BE5])" office:value-type="float"/>
          <table:table-cell table:formula="of:=MEDIAN([.$R5];[.$AL5];[.$BF5])" office:value-type="float"/>
          <table:table-cell table:formula="of:=MEDIAN([.$S5];[.$AM5];[.$BG5])" office:value-type="float"/>
          <table:table-cell table:formula="of:=MEDIAN([.$T5];[.$AN5];[.$BH5])" office:value-type="float"/>
          <table:table-cell table:formula="of:=MEDIAN([.$U5];[.$AO5];[.$BI5])" office:value-type="float"/>
          <table:table-cell table:formula="of:=MAX([.$B5];[.$V5];[.$AP5])" office:value-type="float"/>
          <table:table-cell table:formula="of:=MAX([.$C5];[.$W5];[.$AQ5])" office:value-type="float"/>
          <table:table-cell table:formula="of:=MAX([.$D5];[.$X5];[.$AR5])" office:value-type="float"/>
          <table:table-cell table:formula="of:=MAX([.$E5];[.$Y5];[.$AS5])" office:value-type="float"/>
          <table:table-cell table:formula="of:=MAX([.$F5];[.$Z5];[.$AT5])" office:value-type="float"/>
          <table:table-cell table:formula="of:=MAX([.$G5];[.$AA5];[.$AU5])" office:value-type="float"/>
          <table:table-cell table:formula="of:=MAX([.$H5];[.$AB5];[.$AV5])" office:value-type="float"/>
          <table:table-cell table:formula="of:=MAX([.$I5];[.$AC5];[.$AW5])" office:value-type="float"/>
          <table:table-cell table:formula="of:=MAX([.$J5];[.$AD5];[.$AX5])" office:value-type="float"/>
          <table:table-cell table:formula="of:=MAX([.$K5];[.$AE5];[.$AY5])" office:value-type="float"/>
          <table:table-cell table:formula="of:=MAX([.$L5];[.$AF5];[.$AZ5])" office:value-type="float"/>
          <table:table-cell table:formula="of:=MAX([.$M5];[.$AG5];[.$BA5])" office:value-type="float"/>
          <table:table-cell table:formula="of:=MAX([.$N5];[.$AH5];[.$BB5])" office:value-type="float"/>
          <table:table-cell table:formula="of:=MAX([.$O5];[.$AI5];[.$BC5])" office:value-type="float"/>
          <table:table-cell table:formula="of:=MAX([.$P5];[.$AJ5];[.$BD5])" office:value-type="float"/>
          <table:table-cell table:formula="of:=MAX([.$Q5];[.$AK5];[.$BE5])" office:value-type="float"/>
          <table:table-cell table:formula="of:=MAX([.$R5];[.$AL5];[.$BF5])" office:value-type="float"/>
          <table:table-cell table:formula="of:=MAX([.$S5];[.$AM5];[.$BG5])" office:value-type="float"/>
          <table:table-cell table:formula="of:=MAX([.$T5];[.$AN5];[.$BH5])" office:value-type="float"/>
          <table:table-cell table:formula="of:=MAX([.$U5];[.$AO5];[.$BI5])" office:value-type="float"/>
        </table:table-row>
        <table:table-row table:style-name="ro1">
          <table:table-cell office:value-type="string">
            <text:p>structured/x10_y10_r20/x10_y10_n100_r20_s20_ps1_pr20_u20_o20_l20_N004.lp</text:p>
          </table:table-cell>
          <table:table-cell office:value-type="float" office:value="1200.0"/>
          <table:table-cell office:value-type="float" office:value="14.747"/>
          <table:table-cell office:value-type="float" office:value="12.45"/>
          <table:table-cell office:value-type="float" office:value="0.0"/>
          <table:table-cell office:value-type="float" office:value="1.0"/>
          <table:table-cell office:value-type="float" office:value="114.0"/>
          <table:table-cell office:value-type="float" office:value="29576.0"/>
          <table:table-cell office:value-type="float" office:value="271197.0"/>
          <table:table-cell office:value-type="float" office:value="329858.0"/>
          <table:table-cell office:value-type="float" office:value="1297570.0"/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4802.0"/>
          <table:table-cell office:value-type="float" office:value="565365.0"/>
          <table:table-cell office:value-type="float" office:value="504651.0"/>
          <table:table-cell office:value-type="float" office:value="355911.0"/>
          <table:table-cell office:value-type="float" office:value="67555.0"/>
          <table:table-cell office:value-type="float" office:value="700.0"/>
          <table:table-cell office:value-type="float" office:value="112.779"/>
          <table:table-cell office:value-type="float" office:value="110.593"/>
          <table:table-cell office:value-type="float" office:value="108.29"/>
          <table:table-cell office:value-type="float" office:value="0.0"/>
          <table:table-cell office:value-type="float" office:value="0.0"/>
          <table:table-cell office:value-type="float" office:value="765.0"/>
          <table:table-cell office:value-type="float" office:value="275996.0"/>
          <table:table-cell office:value-type="float" office:value="1437319.0"/>
          <table:table-cell office:value-type="float" office:value="329858.0"/>
          <table:table-cell office:value-type="float" office:value="1297570.0"/>
          <table:table-cell office:value-type="float" office:value="2467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4802.0"/>
          <table:table-cell office:value-type="float" office:value="565365.0"/>
          <table:table-cell office:value-type="float" office:value="504651.0"/>
          <table:table-cell office:value-type="float" office:value="355911.0"/>
          <table:table-cell office:value-type="float" office:value="67555.0"/>
          <table:table-cell office:value-type="float" office:value="700.0"/>
          <table:table-cell office:value-type="float" office:value="6.50053"/>
          <table:table-cell office:value-type="float" office:value="2.421"/>
          <table:table-cell office:value-type="float" office:value="0.1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2.0"/>
          <table:table-cell office:value-type="float" office:value="4212.0"/>
          <table:table-cell office:value-type="float" office:value="329158.0"/>
          <table:table-cell office:value-type="float" office:value="1295430.0"/>
          <table:table-cell office:value-type="float" office:value="24772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6322.0"/>
          <table:table-cell office:value-type="float" office:value="564859.0"/>
          <table:table-cell office:value-type="float" office:value="504145.0"/>
          <table:table-cell office:value-type="float" office:value="358137.0"/>
          <table:table-cell office:value-type="float" office:value="72087.0"/>
          <table:table-cell office:value-type="float" office:value="700.0"/>
          <table:table-cell table:formula="of:=MIN([.$B6];[.$V6];[.$AP6])" office:value-type="float"/>
          <table:table-cell table:formula="of:=MIN([.$C6];[.$W6];[.$AQ6])" office:value-type="float"/>
          <table:table-cell table:formula="of:=MIN([.$D6];[.$X6];[.$AR6])" office:value-type="float"/>
          <table:table-cell table:formula="of:=MIN([.$E6];[.$Y6];[.$AS6])" office:value-type="float"/>
          <table:table-cell table:formula="of:=MIN([.$F6];[.$Z6];[.$AT6])" office:value-type="float"/>
          <table:table-cell table:formula="of:=MIN([.$G6];[.$AA6];[.$AU6])" office:value-type="float"/>
          <table:table-cell table:formula="of:=MIN([.$H6];[.$AB6];[.$AV6])" office:value-type="float"/>
          <table:table-cell table:formula="of:=MIN([.$I6];[.$AC6];[.$AW6])" office:value-type="float"/>
          <table:table-cell table:formula="of:=MIN([.$J6];[.$AD6];[.$AX6])" office:value-type="float"/>
          <table:table-cell table:formula="of:=MIN([.$K6];[.$AE6];[.$AY6])" office:value-type="float"/>
          <table:table-cell table:formula="of:=MIN([.$L6];[.$AF6];[.$AZ6])" office:value-type="float"/>
          <table:table-cell table:formula="of:=MIN([.$M6];[.$AG6];[.$BA6])" office:value-type="float"/>
          <table:table-cell table:formula="of:=MIN([.$N6];[.$AH6];[.$BB6])" office:value-type="float"/>
          <table:table-cell table:formula="of:=MIN([.$O6];[.$AI6];[.$BC6])" office:value-type="float"/>
          <table:table-cell table:formula="of:=MIN([.$P6];[.$AJ6];[.$BD6])" office:value-type="float"/>
          <table:table-cell table:formula="of:=MIN([.$Q6];[.$AK6];[.$BE6])" office:value-type="float"/>
          <table:table-cell table:formula="of:=MIN([.$R6];[.$AL6];[.$BF6])" office:value-type="float"/>
          <table:table-cell table:formula="of:=MIN([.$S6];[.$AM6];[.$BG6])" office:value-type="float"/>
          <table:table-cell table:formula="of:=MIN([.$T6];[.$AN6];[.$BH6])" office:value-type="float"/>
          <table:table-cell table:formula="of:=MIN([.$U6];[.$AO6];[.$BI6])" office:value-type="float"/>
          <table:table-cell table:formula="of:=MEDIAN([.$B6];[.$V6];[.$AP6])" office:value-type="float"/>
          <table:table-cell table:formula="of:=MEDIAN([.$C6];[.$W6];[.$AQ6])" office:value-type="float"/>
          <table:table-cell table:formula="of:=MEDIAN([.$D6];[.$X6];[.$AR6])" office:value-type="float"/>
          <table:table-cell table:formula="of:=MEDIAN([.$E6];[.$Y6];[.$AS6])" office:value-type="float"/>
          <table:table-cell table:formula="of:=MEDIAN([.$F6];[.$Z6];[.$AT6])" office:value-type="float"/>
          <table:table-cell table:formula="of:=MEDIAN([.$G6];[.$AA6];[.$AU6])" office:value-type="float"/>
          <table:table-cell table:formula="of:=MEDIAN([.$H6];[.$AB6];[.$AV6])" office:value-type="float"/>
          <table:table-cell table:formula="of:=MEDIAN([.$I6];[.$AC6];[.$AW6])" office:value-type="float"/>
          <table:table-cell table:formula="of:=MEDIAN([.$J6];[.$AD6];[.$AX6])" office:value-type="float"/>
          <table:table-cell table:formula="of:=MEDIAN([.$K6];[.$AE6];[.$AY6])" office:value-type="float"/>
          <table:table-cell table:formula="of:=MEDIAN([.$L6];[.$AF6];[.$AZ6])" office:value-type="float"/>
          <table:table-cell table:formula="of:=MEDIAN([.$M6];[.$AG6];[.$BA6])" office:value-type="float"/>
          <table:table-cell table:formula="of:=MEDIAN([.$N6];[.$AH6];[.$BB6])" office:value-type="float"/>
          <table:table-cell table:formula="of:=MEDIAN([.$O6];[.$AI6];[.$BC6])" office:value-type="float"/>
          <table:table-cell table:formula="of:=MEDIAN([.$P6];[.$AJ6];[.$BD6])" office:value-type="float"/>
          <table:table-cell table:formula="of:=MEDIAN([.$Q6];[.$AK6];[.$BE6])" office:value-type="float"/>
          <table:table-cell table:formula="of:=MEDIAN([.$R6];[.$AL6];[.$BF6])" office:value-type="float"/>
          <table:table-cell table:formula="of:=MEDIAN([.$S6];[.$AM6];[.$BG6])" office:value-type="float"/>
          <table:table-cell table:formula="of:=MEDIAN([.$T6];[.$AN6];[.$BH6])" office:value-type="float"/>
          <table:table-cell table:formula="of:=MEDIAN([.$U6];[.$AO6];[.$BI6])" office:value-type="float"/>
          <table:table-cell table:formula="of:=MAX([.$B6];[.$V6];[.$AP6])" office:value-type="float"/>
          <table:table-cell table:formula="of:=MAX([.$C6];[.$W6];[.$AQ6])" office:value-type="float"/>
          <table:table-cell table:formula="of:=MAX([.$D6];[.$X6];[.$AR6])" office:value-type="float"/>
          <table:table-cell table:formula="of:=MAX([.$E6];[.$Y6];[.$AS6])" office:value-type="float"/>
          <table:table-cell table:formula="of:=MAX([.$F6];[.$Z6];[.$AT6])" office:value-type="float"/>
          <table:table-cell table:formula="of:=MAX([.$G6];[.$AA6];[.$AU6])" office:value-type="float"/>
          <table:table-cell table:formula="of:=MAX([.$H6];[.$AB6];[.$AV6])" office:value-type="float"/>
          <table:table-cell table:formula="of:=MAX([.$I6];[.$AC6];[.$AW6])" office:value-type="float"/>
          <table:table-cell table:formula="of:=MAX([.$J6];[.$AD6];[.$AX6])" office:value-type="float"/>
          <table:table-cell table:formula="of:=MAX([.$K6];[.$AE6];[.$AY6])" office:value-type="float"/>
          <table:table-cell table:formula="of:=MAX([.$L6];[.$AF6];[.$AZ6])" office:value-type="float"/>
          <table:table-cell table:formula="of:=MAX([.$M6];[.$AG6];[.$BA6])" office:value-type="float"/>
          <table:table-cell table:formula="of:=MAX([.$N6];[.$AH6];[.$BB6])" office:value-type="float"/>
          <table:table-cell table:formula="of:=MAX([.$O6];[.$AI6];[.$BC6])" office:value-type="float"/>
          <table:table-cell table:formula="of:=MAX([.$P6];[.$AJ6];[.$BD6])" office:value-type="float"/>
          <table:table-cell table:formula="of:=MAX([.$Q6];[.$AK6];[.$BE6])" office:value-type="float"/>
          <table:table-cell table:formula="of:=MAX([.$R6];[.$AL6];[.$BF6])" office:value-type="float"/>
          <table:table-cell table:formula="of:=MAX([.$S6];[.$AM6];[.$BG6])" office:value-type="float"/>
          <table:table-cell table:formula="of:=MAX([.$T6];[.$AN6];[.$BH6])" office:value-type="float"/>
          <table:table-cell table:formula="of:=MAX([.$U6];[.$AO6];[.$BI6])" office:value-type="float"/>
        </table:table-row>
        <table:table-row table:style-name="ro1">
          <table:table-cell office:value-type="string">
            <text:p>structured/x10_y10_r20/x10_y10_n100_r20_s20_ps1_pr20_u20_o20_l20_N005.lp</text:p>
          </table:table-cell>
          <table:table-cell office:value-type="float" office:value="472.052"/>
          <table:table-cell office:value-type="float" office:value="469.764"/>
          <table:table-cell office:value-type="float" office:value="467.47"/>
          <table:table-cell office:value-type="float" office:value="0.0"/>
          <table:table-cell office:value-type="float" office:value="0.0"/>
          <table:table-cell office:value-type="float" office:value="2046.0"/>
          <table:table-cell office:value-type="float" office:value="1015996.0"/>
          <table:table-cell office:value-type="float" office:value="7628264.0"/>
          <table:table-cell office:value-type="float" office:value="329858.0"/>
          <table:table-cell office:value-type="float" office:value="1297571.0"/>
          <table:table-cell office:value-type="float" office:value="26281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4802.0"/>
          <table:table-cell office:value-type="float" office:value="565365.0"/>
          <table:table-cell office:value-type="float" office:value="504651.0"/>
          <table:table-cell office:value-type="float" office:value="355911.0"/>
          <table:table-cell office:value-type="float" office:value="67555.0"/>
          <table:table-cell office:value-type="float" office:value="700.0"/>
          <table:table-cell office:value-type="float" office:value="20.4206"/>
          <table:table-cell office:value-type="float" office:value="18.244"/>
          <table:table-cell office:value-type="float" office:value="15.95"/>
          <table:table-cell office:value-type="float" office:value="1.0"/>
          <table:table-cell office:value-type="float" office:value="0.0"/>
          <table:table-cell office:value-type="float" office:value="77.0"/>
          <table:table-cell office:value-type="float" office:value="21439.0"/>
          <table:table-cell office:value-type="float" office:value="389254.0"/>
          <table:table-cell office:value-type="float" office:value="329858.0"/>
          <table:table-cell office:value-type="float" office:value="1297571.0"/>
          <table:table-cell office:value-type="float" office:value="2467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4802.0"/>
          <table:table-cell office:value-type="float" office:value="565365.0"/>
          <table:table-cell office:value-type="float" office:value="504651.0"/>
          <table:table-cell office:value-type="float" office:value="355911.0"/>
          <table:table-cell office:value-type="float" office:value="67555.0"/>
          <table:table-cell office:value-type="float" office:value="700.0"/>
          <table:table-cell office:value-type="float" office:value="10.6931"/>
          <table:table-cell office:value-type="float" office:value="6.765"/>
          <table:table-cell office:value-type="float" office:value="4.39"/>
          <table:table-cell office:value-type="float" office:value="0.0"/>
          <table:table-cell office:value-type="float" office:value="0.0"/>
          <table:table-cell office:value-type="float" office:value="38.0"/>
          <table:table-cell office:value-type="float" office:value="9053.0"/>
          <table:table-cell office:value-type="float" office:value="58737.0"/>
          <table:table-cell office:value-type="float" office:value="329158.0"/>
          <table:table-cell office:value-type="float" office:value="1295431.0"/>
          <table:table-cell office:value-type="float" office:value="2477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6322.0"/>
          <table:table-cell office:value-type="float" office:value="564859.0"/>
          <table:table-cell office:value-type="float" office:value="504145.0"/>
          <table:table-cell office:value-type="float" office:value="358137.0"/>
          <table:table-cell office:value-type="float" office:value="72087.0"/>
          <table:table-cell office:value-type="float" office:value="700.0"/>
          <table:table-cell table:formula="of:=MIN([.$B7];[.$V7];[.$AP7])" office:value-type="float"/>
          <table:table-cell table:formula="of:=MIN([.$C7];[.$W7];[.$AQ7])" office:value-type="float"/>
          <table:table-cell table:formula="of:=MIN([.$D7];[.$X7];[.$AR7])" office:value-type="float"/>
          <table:table-cell table:formula="of:=MIN([.$E7];[.$Y7];[.$AS7])" office:value-type="float"/>
          <table:table-cell table:formula="of:=MIN([.$F7];[.$Z7];[.$AT7])" office:value-type="float"/>
          <table:table-cell table:formula="of:=MIN([.$G7];[.$AA7];[.$AU7])" office:value-type="float"/>
          <table:table-cell table:formula="of:=MIN([.$H7];[.$AB7];[.$AV7])" office:value-type="float"/>
          <table:table-cell table:formula="of:=MIN([.$I7];[.$AC7];[.$AW7])" office:value-type="float"/>
          <table:table-cell table:formula="of:=MIN([.$J7];[.$AD7];[.$AX7])" office:value-type="float"/>
          <table:table-cell table:formula="of:=MIN([.$K7];[.$AE7];[.$AY7])" office:value-type="float"/>
          <table:table-cell table:formula="of:=MIN([.$L7];[.$AF7];[.$AZ7])" office:value-type="float"/>
          <table:table-cell table:formula="of:=MIN([.$M7];[.$AG7];[.$BA7])" office:value-type="float"/>
          <table:table-cell table:formula="of:=MIN([.$N7];[.$AH7];[.$BB7])" office:value-type="float"/>
          <table:table-cell table:formula="of:=MIN([.$O7];[.$AI7];[.$BC7])" office:value-type="float"/>
          <table:table-cell table:formula="of:=MIN([.$P7];[.$AJ7];[.$BD7])" office:value-type="float"/>
          <table:table-cell table:formula="of:=MIN([.$Q7];[.$AK7];[.$BE7])" office:value-type="float"/>
          <table:table-cell table:formula="of:=MIN([.$R7];[.$AL7];[.$BF7])" office:value-type="float"/>
          <table:table-cell table:formula="of:=MIN([.$S7];[.$AM7];[.$BG7])" office:value-type="float"/>
          <table:table-cell table:formula="of:=MIN([.$T7];[.$AN7];[.$BH7])" office:value-type="float"/>
          <table:table-cell table:formula="of:=MIN([.$U7];[.$AO7];[.$BI7])" office:value-type="float"/>
          <table:table-cell table:formula="of:=MEDIAN([.$B7];[.$V7];[.$AP7])" office:value-type="float"/>
          <table:table-cell table:formula="of:=MEDIAN([.$C7];[.$W7];[.$AQ7])" office:value-type="float"/>
          <table:table-cell table:formula="of:=MEDIAN([.$D7];[.$X7];[.$AR7])" office:value-type="float"/>
          <table:table-cell table:formula="of:=MEDIAN([.$E7];[.$Y7];[.$AS7])" office:value-type="float"/>
          <table:table-cell table:formula="of:=MEDIAN([.$F7];[.$Z7];[.$AT7])" office:value-type="float"/>
          <table:table-cell table:formula="of:=MEDIAN([.$G7];[.$AA7];[.$AU7])" office:value-type="float"/>
          <table:table-cell table:formula="of:=MEDIAN([.$H7];[.$AB7];[.$AV7])" office:value-type="float"/>
          <table:table-cell table:formula="of:=MEDIAN([.$I7];[.$AC7];[.$AW7])" office:value-type="float"/>
          <table:table-cell table:formula="of:=MEDIAN([.$J7];[.$AD7];[.$AX7])" office:value-type="float"/>
          <table:table-cell table:formula="of:=MEDIAN([.$K7];[.$AE7];[.$AY7])" office:value-type="float"/>
          <table:table-cell table:formula="of:=MEDIAN([.$L7];[.$AF7];[.$AZ7])" office:value-type="float"/>
          <table:table-cell table:formula="of:=MEDIAN([.$M7];[.$AG7];[.$BA7])" office:value-type="float"/>
          <table:table-cell table:formula="of:=MEDIAN([.$N7];[.$AH7];[.$BB7])" office:value-type="float"/>
          <table:table-cell table:formula="of:=MEDIAN([.$O7];[.$AI7];[.$BC7])" office:value-type="float"/>
          <table:table-cell table:formula="of:=MEDIAN([.$P7];[.$AJ7];[.$BD7])" office:value-type="float"/>
          <table:table-cell table:formula="of:=MEDIAN([.$Q7];[.$AK7];[.$BE7])" office:value-type="float"/>
          <table:table-cell table:formula="of:=MEDIAN([.$R7];[.$AL7];[.$BF7])" office:value-type="float"/>
          <table:table-cell table:formula="of:=MEDIAN([.$S7];[.$AM7];[.$BG7])" office:value-type="float"/>
          <table:table-cell table:formula="of:=MEDIAN([.$T7];[.$AN7];[.$BH7])" office:value-type="float"/>
          <table:table-cell table:formula="of:=MEDIAN([.$U7];[.$AO7];[.$BI7])" office:value-type="float"/>
          <table:table-cell table:formula="of:=MAX([.$B7];[.$V7];[.$AP7])" office:value-type="float"/>
          <table:table-cell table:formula="of:=MAX([.$C7];[.$W7];[.$AQ7])" office:value-type="float"/>
          <table:table-cell table:formula="of:=MAX([.$D7];[.$X7];[.$AR7])" office:value-type="float"/>
          <table:table-cell table:formula="of:=MAX([.$E7];[.$Y7];[.$AS7])" office:value-type="float"/>
          <table:table-cell table:formula="of:=MAX([.$F7];[.$Z7];[.$AT7])" office:value-type="float"/>
          <table:table-cell table:formula="of:=MAX([.$G7];[.$AA7];[.$AU7])" office:value-type="float"/>
          <table:table-cell table:formula="of:=MAX([.$H7];[.$AB7];[.$AV7])" office:value-type="float"/>
          <table:table-cell table:formula="of:=MAX([.$I7];[.$AC7];[.$AW7])" office:value-type="float"/>
          <table:table-cell table:formula="of:=MAX([.$J7];[.$AD7];[.$AX7])" office:value-type="float"/>
          <table:table-cell table:formula="of:=MAX([.$K7];[.$AE7];[.$AY7])" office:value-type="float"/>
          <table:table-cell table:formula="of:=MAX([.$L7];[.$AF7];[.$AZ7])" office:value-type="float"/>
          <table:table-cell table:formula="of:=MAX([.$M7];[.$AG7];[.$BA7])" office:value-type="float"/>
          <table:table-cell table:formula="of:=MAX([.$N7];[.$AH7];[.$BB7])" office:value-type="float"/>
          <table:table-cell table:formula="of:=MAX([.$O7];[.$AI7];[.$BC7])" office:value-type="float"/>
          <table:table-cell table:formula="of:=MAX([.$P7];[.$AJ7];[.$BD7])" office:value-type="float"/>
          <table:table-cell table:formula="of:=MAX([.$Q7];[.$AK7];[.$BE7])" office:value-type="float"/>
          <table:table-cell table:formula="of:=MAX([.$R7];[.$AL7];[.$BF7])" office:value-type="float"/>
          <table:table-cell table:formula="of:=MAX([.$S7];[.$AM7];[.$BG7])" office:value-type="float"/>
          <table:table-cell table:formula="of:=MAX([.$T7];[.$AN7];[.$BH7])" office:value-type="float"/>
          <table:table-cell table:formula="of:=MAX([.$U7];[.$AO7];[.$BI7])" office:value-type="float"/>
        </table:table-row>
        <table:table-row table:style-name="ro1">
          <table:table-cell office:value-type="string">
            <text:p>structured/x10_y12_r20/x10_y12_n120_r20_s20_ps1_pr20_u20_o20_l20_N001.lp</text:p>
          </table:table-cell>
          <table:table-cell office:value-type="float" office:value="17.1438"/>
          <table:table-cell office:value-type="float" office:value="14.91"/>
          <table:table-cell office:value-type="float" office:value="12.29"/>
          <table:table-cell office:value-type="float" office:value="0.0"/>
          <table:table-cell office:value-type="float" office:value="0.0"/>
          <table:table-cell office:value-type="float" office:value="80.0"/>
          <table:table-cell office:value-type="float" office:value="24924.0"/>
          <table:table-cell office:value-type="float" office:value="265496.0"/>
          <table:table-cell office:value-type="float" office:value="382940.0"/>
          <table:table-cell office:value-type="float" office:value="1505540.0"/>
          <table:table-cell office:value-type="float" office:value="27255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6558.0"/>
          <table:table-cell office:value-type="float" office:value="653646.0"/>
          <table:table-cell office:value-type="float" office:value="583728.0"/>
          <table:table-cell office:value-type="float" office:value="409994.0"/>
          <table:table-cell office:value-type="float" office:value="76771.0"/>
          <table:table-cell office:value-type="float" office:value="700.0"/>
          <table:table-cell office:value-type="float" office:value="15.0575"/>
          <table:table-cell office:value-type="float" office:value="12.903"/>
          <table:table-cell office:value-type="float" office:value="10.29"/>
          <table:table-cell office:value-type="float" office:value="0.0"/>
          <table:table-cell office:value-type="float" office:value="0.0"/>
          <table:table-cell office:value-type="float" office:value="125.0"/>
          <table:table-cell office:value-type="float" office:value="31700.0"/>
          <table:table-cell office:value-type="float" office:value="201101.0"/>
          <table:table-cell office:value-type="float" office:value="382940.0"/>
          <table:table-cell office:value-type="float" office:value="1505540.0"/>
          <table:table-cell office:value-type="float" office:value="27255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6558.0"/>
          <table:table-cell office:value-type="float" office:value="653646.0"/>
          <table:table-cell office:value-type="float" office:value="583728.0"/>
          <table:table-cell office:value-type="float" office:value="409994.0"/>
          <table:table-cell office:value-type="float" office:value="76771.0"/>
          <table:table-cell office:value-type="float" office:value="700.0"/>
          <table:table-cell office:value-type="float" office:value="6.57346"/>
          <table:table-cell office:value-type="float" office:value="2.394"/>
          <table:table-cell office:value-type="float" office:value="0.31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83.0"/>
          <table:table-cell office:value-type="float" office:value="10189.0"/>
          <table:table-cell office:value-type="float" office:value="382240.0"/>
          <table:table-cell office:value-type="float" office:value="1503400.0"/>
          <table:table-cell office:value-type="float" office:value="2735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8078.0"/>
          <table:table-cell office:value-type="float" office:value="653140.0"/>
          <table:table-cell office:value-type="float" office:value="583222.0"/>
          <table:table-cell office:value-type="float" office:value="412220.0"/>
          <table:table-cell office:value-type="float" office:value="81303.0"/>
          <table:table-cell office:value-type="float" office:value="700.0"/>
          <table:table-cell table:formula="of:=MIN([.$B8];[.$V8];[.$AP8])" office:value-type="float"/>
          <table:table-cell table:formula="of:=MIN([.$C8];[.$W8];[.$AQ8])" office:value-type="float"/>
          <table:table-cell table:formula="of:=MIN([.$D8];[.$X8];[.$AR8])" office:value-type="float"/>
          <table:table-cell table:formula="of:=MIN([.$E8];[.$Y8];[.$AS8])" office:value-type="float"/>
          <table:table-cell table:formula="of:=MIN([.$F8];[.$Z8];[.$AT8])" office:value-type="float"/>
          <table:table-cell table:formula="of:=MIN([.$G8];[.$AA8];[.$AU8])" office:value-type="float"/>
          <table:table-cell table:formula="of:=MIN([.$H8];[.$AB8];[.$AV8])" office:value-type="float"/>
          <table:table-cell table:formula="of:=MIN([.$I8];[.$AC8];[.$AW8])" office:value-type="float"/>
          <table:table-cell table:formula="of:=MIN([.$J8];[.$AD8];[.$AX8])" office:value-type="float"/>
          <table:table-cell table:formula="of:=MIN([.$K8];[.$AE8];[.$AY8])" office:value-type="float"/>
          <table:table-cell table:formula="of:=MIN([.$L8];[.$AF8];[.$AZ8])" office:value-type="float"/>
          <table:table-cell table:formula="of:=MIN([.$M8];[.$AG8];[.$BA8])" office:value-type="float"/>
          <table:table-cell table:formula="of:=MIN([.$N8];[.$AH8];[.$BB8])" office:value-type="float"/>
          <table:table-cell table:formula="of:=MIN([.$O8];[.$AI8];[.$BC8])" office:value-type="float"/>
          <table:table-cell table:formula="of:=MIN([.$P8];[.$AJ8];[.$BD8])" office:value-type="float"/>
          <table:table-cell table:formula="of:=MIN([.$Q8];[.$AK8];[.$BE8])" office:value-type="float"/>
          <table:table-cell table:formula="of:=MIN([.$R8];[.$AL8];[.$BF8])" office:value-type="float"/>
          <table:table-cell table:formula="of:=MIN([.$S8];[.$AM8];[.$BG8])" office:value-type="float"/>
          <table:table-cell table:formula="of:=MIN([.$T8];[.$AN8];[.$BH8])" office:value-type="float"/>
          <table:table-cell table:formula="of:=MIN([.$U8];[.$AO8];[.$BI8])" office:value-type="float"/>
          <table:table-cell table:formula="of:=MEDIAN([.$B8];[.$V8];[.$AP8])" office:value-type="float"/>
          <table:table-cell table:formula="of:=MEDIAN([.$C8];[.$W8];[.$AQ8])" office:value-type="float"/>
          <table:table-cell table:formula="of:=MEDIAN([.$D8];[.$X8];[.$AR8])" office:value-type="float"/>
          <table:table-cell table:formula="of:=MEDIAN([.$E8];[.$Y8];[.$AS8])" office:value-type="float"/>
          <table:table-cell table:formula="of:=MEDIAN([.$F8];[.$Z8];[.$AT8])" office:value-type="float"/>
          <table:table-cell table:formula="of:=MEDIAN([.$G8];[.$AA8];[.$AU8])" office:value-type="float"/>
          <table:table-cell table:formula="of:=MEDIAN([.$H8];[.$AB8];[.$AV8])" office:value-type="float"/>
          <table:table-cell table:formula="of:=MEDIAN([.$I8];[.$AC8];[.$AW8])" office:value-type="float"/>
          <table:table-cell table:formula="of:=MEDIAN([.$J8];[.$AD8];[.$AX8])" office:value-type="float"/>
          <table:table-cell table:formula="of:=MEDIAN([.$K8];[.$AE8];[.$AY8])" office:value-type="float"/>
          <table:table-cell table:formula="of:=MEDIAN([.$L8];[.$AF8];[.$AZ8])" office:value-type="float"/>
          <table:table-cell table:formula="of:=MEDIAN([.$M8];[.$AG8];[.$BA8])" office:value-type="float"/>
          <table:table-cell table:formula="of:=MEDIAN([.$N8];[.$AH8];[.$BB8])" office:value-type="float"/>
          <table:table-cell table:formula="of:=MEDIAN([.$O8];[.$AI8];[.$BC8])" office:value-type="float"/>
          <table:table-cell table:formula="of:=MEDIAN([.$P8];[.$AJ8];[.$BD8])" office:value-type="float"/>
          <table:table-cell table:formula="of:=MEDIAN([.$Q8];[.$AK8];[.$BE8])" office:value-type="float"/>
          <table:table-cell table:formula="of:=MEDIAN([.$R8];[.$AL8];[.$BF8])" office:value-type="float"/>
          <table:table-cell table:formula="of:=MEDIAN([.$S8];[.$AM8];[.$BG8])" office:value-type="float"/>
          <table:table-cell table:formula="of:=MEDIAN([.$T8];[.$AN8];[.$BH8])" office:value-type="float"/>
          <table:table-cell table:formula="of:=MEDIAN([.$U8];[.$AO8];[.$BI8])" office:value-type="float"/>
          <table:table-cell table:formula="of:=MAX([.$B8];[.$V8];[.$AP8])" office:value-type="float"/>
          <table:table-cell table:formula="of:=MAX([.$C8];[.$W8];[.$AQ8])" office:value-type="float"/>
          <table:table-cell table:formula="of:=MAX([.$D8];[.$X8];[.$AR8])" office:value-type="float"/>
          <table:table-cell table:formula="of:=MAX([.$E8];[.$Y8];[.$AS8])" office:value-type="float"/>
          <table:table-cell table:formula="of:=MAX([.$F8];[.$Z8];[.$AT8])" office:value-type="float"/>
          <table:table-cell table:formula="of:=MAX([.$G8];[.$AA8];[.$AU8])" office:value-type="float"/>
          <table:table-cell table:formula="of:=MAX([.$H8];[.$AB8];[.$AV8])" office:value-type="float"/>
          <table:table-cell table:formula="of:=MAX([.$I8];[.$AC8];[.$AW8])" office:value-type="float"/>
          <table:table-cell table:formula="of:=MAX([.$J8];[.$AD8];[.$AX8])" office:value-type="float"/>
          <table:table-cell table:formula="of:=MAX([.$K8];[.$AE8];[.$AY8])" office:value-type="float"/>
          <table:table-cell table:formula="of:=MAX([.$L8];[.$AF8];[.$AZ8])" office:value-type="float"/>
          <table:table-cell table:formula="of:=MAX([.$M8];[.$AG8];[.$BA8])" office:value-type="float"/>
          <table:table-cell table:formula="of:=MAX([.$N8];[.$AH8];[.$BB8])" office:value-type="float"/>
          <table:table-cell table:formula="of:=MAX([.$O8];[.$AI8];[.$BC8])" office:value-type="float"/>
          <table:table-cell table:formula="of:=MAX([.$P8];[.$AJ8];[.$BD8])" office:value-type="float"/>
          <table:table-cell table:formula="of:=MAX([.$Q8];[.$AK8];[.$BE8])" office:value-type="float"/>
          <table:table-cell table:formula="of:=MAX([.$R8];[.$AL8];[.$BF8])" office:value-type="float"/>
          <table:table-cell table:formula="of:=MAX([.$S8];[.$AM8];[.$BG8])" office:value-type="float"/>
          <table:table-cell table:formula="of:=MAX([.$T8];[.$AN8];[.$BH8])" office:value-type="float"/>
          <table:table-cell table:formula="of:=MAX([.$U8];[.$AO8];[.$BI8])" office:value-type="float"/>
        </table:table-row>
        <table:table-row table:style-name="ro1">
          <table:table-cell office:value-type="string">
            <text:p>structured/x10_y12_r20/x10_y12_n120_r20_s20_ps1_pr20_u20_o20_l20_N002.lp</text:p>
          </table:table-cell>
          <table:table-cell office:value-type="float" office:value="52.8291"/>
          <table:table-cell office:value-type="float" office:value="50.786"/>
          <table:table-cell office:value-type="float" office:value="48.3"/>
          <table:table-cell office:value-type="float" office:value="0.0"/>
          <table:table-cell office:value-type="float" office:value="0.0"/>
          <table:table-cell office:value-type="float" office:value="320.0"/>
          <table:table-cell office:value-type="float" office:value="109209.0"/>
          <table:table-cell office:value-type="float" office:value="954727.0"/>
          <table:table-cell office:value-type="float" office:value="382940.0"/>
          <table:table-cell office:value-type="float" office:value="1505540.0"/>
          <table:table-cell office:value-type="float" office:value="2725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6558.0"/>
          <table:table-cell office:value-type="float" office:value="653646.0"/>
          <table:table-cell office:value-type="float" office:value="583728.0"/>
          <table:table-cell office:value-type="float" office:value="409994.0"/>
          <table:table-cell office:value-type="float" office:value="76771.0"/>
          <table:table-cell office:value-type="float" office:value="700.0"/>
          <table:table-cell office:value-type="float" office:value="24.8242"/>
          <table:table-cell office:value-type="float" office:value="22.563"/>
          <table:table-cell office:value-type="float" office:value="19.99"/>
          <table:table-cell office:value-type="float" office:value="1.0"/>
          <table:table-cell office:value-type="float" office:value="0.0"/>
          <table:table-cell office:value-type="float" office:value="126.0"/>
          <table:table-cell office:value-type="float" office:value="34725.0"/>
          <table:table-cell office:value-type="float" office:value="491188.0"/>
          <table:table-cell office:value-type="float" office:value="382940.0"/>
          <table:table-cell office:value-type="float" office:value="1505540.0"/>
          <table:table-cell office:value-type="float" office:value="2725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6558.0"/>
          <table:table-cell office:value-type="float" office:value="653646.0"/>
          <table:table-cell office:value-type="float" office:value="583728.0"/>
          <table:table-cell office:value-type="float" office:value="409994.0"/>
          <table:table-cell office:value-type="float" office:value="76771.0"/>
          <table:table-cell office:value-type="float" office:value="700.0"/>
          <table:table-cell office:value-type="float" office:value="6.84772"/>
          <table:table-cell office:value-type="float" office:value="2.83"/>
          <table:table-cell office:value-type="float" office:value="0.27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20.0"/>
          <table:table-cell office:value-type="float" office:value="6127.0"/>
          <table:table-cell office:value-type="float" office:value="382240.0"/>
          <table:table-cell office:value-type="float" office:value="1503400.0"/>
          <table:table-cell office:value-type="float" office:value="2735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8078.0"/>
          <table:table-cell office:value-type="float" office:value="653140.0"/>
          <table:table-cell office:value-type="float" office:value="583222.0"/>
          <table:table-cell office:value-type="float" office:value="412220.0"/>
          <table:table-cell office:value-type="float" office:value="81303.0"/>
          <table:table-cell office:value-type="float" office:value="700.0"/>
          <table:table-cell table:formula="of:=MIN([.$B9];[.$V9];[.$AP9])" office:value-type="float"/>
          <table:table-cell table:formula="of:=MIN([.$C9];[.$W9];[.$AQ9])" office:value-type="float"/>
          <table:table-cell table:formula="of:=MIN([.$D9];[.$X9];[.$AR9])" office:value-type="float"/>
          <table:table-cell table:formula="of:=MIN([.$E9];[.$Y9];[.$AS9])" office:value-type="float"/>
          <table:table-cell table:formula="of:=MIN([.$F9];[.$Z9];[.$AT9])" office:value-type="float"/>
          <table:table-cell table:formula="of:=MIN([.$G9];[.$AA9];[.$AU9])" office:value-type="float"/>
          <table:table-cell table:formula="of:=MIN([.$H9];[.$AB9];[.$AV9])" office:value-type="float"/>
          <table:table-cell table:formula="of:=MIN([.$I9];[.$AC9];[.$AW9])" office:value-type="float"/>
          <table:table-cell table:formula="of:=MIN([.$J9];[.$AD9];[.$AX9])" office:value-type="float"/>
          <table:table-cell table:formula="of:=MIN([.$K9];[.$AE9];[.$AY9])" office:value-type="float"/>
          <table:table-cell table:formula="of:=MIN([.$L9];[.$AF9];[.$AZ9])" office:value-type="float"/>
          <table:table-cell table:formula="of:=MIN([.$M9];[.$AG9];[.$BA9])" office:value-type="float"/>
          <table:table-cell table:formula="of:=MIN([.$N9];[.$AH9];[.$BB9])" office:value-type="float"/>
          <table:table-cell table:formula="of:=MIN([.$O9];[.$AI9];[.$BC9])" office:value-type="float"/>
          <table:table-cell table:formula="of:=MIN([.$P9];[.$AJ9];[.$BD9])" office:value-type="float"/>
          <table:table-cell table:formula="of:=MIN([.$Q9];[.$AK9];[.$BE9])" office:value-type="float"/>
          <table:table-cell table:formula="of:=MIN([.$R9];[.$AL9];[.$BF9])" office:value-type="float"/>
          <table:table-cell table:formula="of:=MIN([.$S9];[.$AM9];[.$BG9])" office:value-type="float"/>
          <table:table-cell table:formula="of:=MIN([.$T9];[.$AN9];[.$BH9])" office:value-type="float"/>
          <table:table-cell table:formula="of:=MIN([.$U9];[.$AO9];[.$BI9])" office:value-type="float"/>
          <table:table-cell table:formula="of:=MEDIAN([.$B9];[.$V9];[.$AP9])" office:value-type="float"/>
          <table:table-cell table:formula="of:=MEDIAN([.$C9];[.$W9];[.$AQ9])" office:value-type="float"/>
          <table:table-cell table:formula="of:=MEDIAN([.$D9];[.$X9];[.$AR9])" office:value-type="float"/>
          <table:table-cell table:formula="of:=MEDIAN([.$E9];[.$Y9];[.$AS9])" office:value-type="float"/>
          <table:table-cell table:formula="of:=MEDIAN([.$F9];[.$Z9];[.$AT9])" office:value-type="float"/>
          <table:table-cell table:formula="of:=MEDIAN([.$G9];[.$AA9];[.$AU9])" office:value-type="float"/>
          <table:table-cell table:formula="of:=MEDIAN([.$H9];[.$AB9];[.$AV9])" office:value-type="float"/>
          <table:table-cell table:formula="of:=MEDIAN([.$I9];[.$AC9];[.$AW9])" office:value-type="float"/>
          <table:table-cell table:formula="of:=MEDIAN([.$J9];[.$AD9];[.$AX9])" office:value-type="float"/>
          <table:table-cell table:formula="of:=MEDIAN([.$K9];[.$AE9];[.$AY9])" office:value-type="float"/>
          <table:table-cell table:formula="of:=MEDIAN([.$L9];[.$AF9];[.$AZ9])" office:value-type="float"/>
          <table:table-cell table:formula="of:=MEDIAN([.$M9];[.$AG9];[.$BA9])" office:value-type="float"/>
          <table:table-cell table:formula="of:=MEDIAN([.$N9];[.$AH9];[.$BB9])" office:value-type="float"/>
          <table:table-cell table:formula="of:=MEDIAN([.$O9];[.$AI9];[.$BC9])" office:value-type="float"/>
          <table:table-cell table:formula="of:=MEDIAN([.$P9];[.$AJ9];[.$BD9])" office:value-type="float"/>
          <table:table-cell table:formula="of:=MEDIAN([.$Q9];[.$AK9];[.$BE9])" office:value-type="float"/>
          <table:table-cell table:formula="of:=MEDIAN([.$R9];[.$AL9];[.$BF9])" office:value-type="float"/>
          <table:table-cell table:formula="of:=MEDIAN([.$S9];[.$AM9];[.$BG9])" office:value-type="float"/>
          <table:table-cell table:formula="of:=MEDIAN([.$T9];[.$AN9];[.$BH9])" office:value-type="float"/>
          <table:table-cell table:formula="of:=MEDIAN([.$U9];[.$AO9];[.$BI9])" office:value-type="float"/>
          <table:table-cell table:formula="of:=MAX([.$B9];[.$V9];[.$AP9])" office:value-type="float"/>
          <table:table-cell table:formula="of:=MAX([.$C9];[.$W9];[.$AQ9])" office:value-type="float"/>
          <table:table-cell table:formula="of:=MAX([.$D9];[.$X9];[.$AR9])" office:value-type="float"/>
          <table:table-cell table:formula="of:=MAX([.$E9];[.$Y9];[.$AS9])" office:value-type="float"/>
          <table:table-cell table:formula="of:=MAX([.$F9];[.$Z9];[.$AT9])" office:value-type="float"/>
          <table:table-cell table:formula="of:=MAX([.$G9];[.$AA9];[.$AU9])" office:value-type="float"/>
          <table:table-cell table:formula="of:=MAX([.$H9];[.$AB9];[.$AV9])" office:value-type="float"/>
          <table:table-cell table:formula="of:=MAX([.$I9];[.$AC9];[.$AW9])" office:value-type="float"/>
          <table:table-cell table:formula="of:=MAX([.$J9];[.$AD9];[.$AX9])" office:value-type="float"/>
          <table:table-cell table:formula="of:=MAX([.$K9];[.$AE9];[.$AY9])" office:value-type="float"/>
          <table:table-cell table:formula="of:=MAX([.$L9];[.$AF9];[.$AZ9])" office:value-type="float"/>
          <table:table-cell table:formula="of:=MAX([.$M9];[.$AG9];[.$BA9])" office:value-type="float"/>
          <table:table-cell table:formula="of:=MAX([.$N9];[.$AH9];[.$BB9])" office:value-type="float"/>
          <table:table-cell table:formula="of:=MAX([.$O9];[.$AI9];[.$BC9])" office:value-type="float"/>
          <table:table-cell table:formula="of:=MAX([.$P9];[.$AJ9];[.$BD9])" office:value-type="float"/>
          <table:table-cell table:formula="of:=MAX([.$Q9];[.$AK9];[.$BE9])" office:value-type="float"/>
          <table:table-cell table:formula="of:=MAX([.$R9];[.$AL9];[.$BF9])" office:value-type="float"/>
          <table:table-cell table:formula="of:=MAX([.$S9];[.$AM9];[.$BG9])" office:value-type="float"/>
          <table:table-cell table:formula="of:=MAX([.$T9];[.$AN9];[.$BH9])" office:value-type="float"/>
          <table:table-cell table:formula="of:=MAX([.$U9];[.$AO9];[.$BI9])" office:value-type="float"/>
        </table:table-row>
        <table:table-row table:style-name="ro1">
          <table:table-cell office:value-type="string">
            <text:p>structured/x10_y12_r20/x10_y12_n120_r20_s20_ps1_pr20_u20_o20_l20_N003.lp</text:p>
          </table:table-cell>
          <table:table-cell office:value-type="float" office:value="30.5971"/>
          <table:table-cell office:value-type="float" office:value="28.329"/>
          <table:table-cell office:value-type="float" office:value="25.48"/>
          <table:table-cell office:value-type="float" office:value="0.0"/>
          <table:table-cell office:value-type="float" office:value="0.0"/>
          <table:table-cell office:value-type="float" office:value="170.0"/>
          <table:table-cell office:value-type="float" office:value="49533.0"/>
          <table:table-cell office:value-type="float" office:value="662962.0"/>
          <table:table-cell office:value-type="float" office:value="382940.0"/>
          <table:table-cell office:value-type="float" office:value="1505541.0"/>
          <table:table-cell office:value-type="float" office:value="2725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6558.0"/>
          <table:table-cell office:value-type="float" office:value="653646.0"/>
          <table:table-cell office:value-type="float" office:value="583728.0"/>
          <table:table-cell office:value-type="float" office:value="409994.0"/>
          <table:table-cell office:value-type="float" office:value="76771.0"/>
          <table:table-cell office:value-type="float" office:value="700.0"/>
          <table:table-cell office:value-type="float" office:value="16.4647"/>
          <table:table-cell office:value-type="float" office:value="14.246"/>
          <table:table-cell office:value-type="float" office:value="11.68"/>
          <table:table-cell office:value-type="float" office:value="1.0"/>
          <table:table-cell office:value-type="float" office:value="0.0"/>
          <table:table-cell office:value-type="float" office:value="62.0"/>
          <table:table-cell office:value-type="float" office:value="17068.0"/>
          <table:table-cell office:value-type="float" office:value="311636.0"/>
          <table:table-cell office:value-type="float" office:value="382940.0"/>
          <table:table-cell office:value-type="float" office:value="1505541.0"/>
          <table:table-cell office:value-type="float" office:value="2725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6558.0"/>
          <table:table-cell office:value-type="float" office:value="653646.0"/>
          <table:table-cell office:value-type="float" office:value="583728.0"/>
          <table:table-cell office:value-type="float" office:value="409994.0"/>
          <table:table-cell office:value-type="float" office:value="76771.0"/>
          <table:table-cell office:value-type="float" office:value="700.0"/>
          <table:table-cell office:value-type="float" office:value="6.97315"/>
          <table:table-cell office:value-type="float" office:value="2.978"/>
          <table:table-cell office:value-type="float" office:value="0.43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93.0"/>
          <table:table-cell office:value-type="float" office:value="10401.0"/>
          <table:table-cell office:value-type="float" office:value="382240.0"/>
          <table:table-cell office:value-type="float" office:value="1503401.0"/>
          <table:table-cell office:value-type="float" office:value="2735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8078.0"/>
          <table:table-cell office:value-type="float" office:value="653140.0"/>
          <table:table-cell office:value-type="float" office:value="583222.0"/>
          <table:table-cell office:value-type="float" office:value="412220.0"/>
          <table:table-cell office:value-type="float" office:value="81303.0"/>
          <table:table-cell office:value-type="float" office:value="700.0"/>
          <table:table-cell table:formula="of:=MIN([.$B10];[.$V10];[.$AP10])" office:value-type="float"/>
          <table:table-cell table:formula="of:=MIN([.$C10];[.$W10];[.$AQ10])" office:value-type="float"/>
          <table:table-cell table:formula="of:=MIN([.$D10];[.$X10];[.$AR10])" office:value-type="float"/>
          <table:table-cell table:formula="of:=MIN([.$E10];[.$Y10];[.$AS10])" office:value-type="float"/>
          <table:table-cell table:formula="of:=MIN([.$F10];[.$Z10];[.$AT10])" office:value-type="float"/>
          <table:table-cell table:formula="of:=MIN([.$G10];[.$AA10];[.$AU10])" office:value-type="float"/>
          <table:table-cell table:formula="of:=MIN([.$H10];[.$AB10];[.$AV10])" office:value-type="float"/>
          <table:table-cell table:formula="of:=MIN([.$I10];[.$AC10];[.$AW10])" office:value-type="float"/>
          <table:table-cell table:formula="of:=MIN([.$J10];[.$AD10];[.$AX10])" office:value-type="float"/>
          <table:table-cell table:formula="of:=MIN([.$K10];[.$AE10];[.$AY10])" office:value-type="float"/>
          <table:table-cell table:formula="of:=MIN([.$L10];[.$AF10];[.$AZ10])" office:value-type="float"/>
          <table:table-cell table:formula="of:=MIN([.$M10];[.$AG10];[.$BA10])" office:value-type="float"/>
          <table:table-cell table:formula="of:=MIN([.$N10];[.$AH10];[.$BB10])" office:value-type="float"/>
          <table:table-cell table:formula="of:=MIN([.$O10];[.$AI10];[.$BC10])" office:value-type="float"/>
          <table:table-cell table:formula="of:=MIN([.$P10];[.$AJ10];[.$BD10])" office:value-type="float"/>
          <table:table-cell table:formula="of:=MIN([.$Q10];[.$AK10];[.$BE10])" office:value-type="float"/>
          <table:table-cell table:formula="of:=MIN([.$R10];[.$AL10];[.$BF10])" office:value-type="float"/>
          <table:table-cell table:formula="of:=MIN([.$S10];[.$AM10];[.$BG10])" office:value-type="float"/>
          <table:table-cell table:formula="of:=MIN([.$T10];[.$AN10];[.$BH10])" office:value-type="float"/>
          <table:table-cell table:formula="of:=MIN([.$U10];[.$AO10];[.$BI10])" office:value-type="float"/>
          <table:table-cell table:formula="of:=MEDIAN([.$B10];[.$V10];[.$AP10])" office:value-type="float"/>
          <table:table-cell table:formula="of:=MEDIAN([.$C10];[.$W10];[.$AQ10])" office:value-type="float"/>
          <table:table-cell table:formula="of:=MEDIAN([.$D10];[.$X10];[.$AR10])" office:value-type="float"/>
          <table:table-cell table:formula="of:=MEDIAN([.$E10];[.$Y10];[.$AS10])" office:value-type="float"/>
          <table:table-cell table:formula="of:=MEDIAN([.$F10];[.$Z10];[.$AT10])" office:value-type="float"/>
          <table:table-cell table:formula="of:=MEDIAN([.$G10];[.$AA10];[.$AU10])" office:value-type="float"/>
          <table:table-cell table:formula="of:=MEDIAN([.$H10];[.$AB10];[.$AV10])" office:value-type="float"/>
          <table:table-cell table:formula="of:=MEDIAN([.$I10];[.$AC10];[.$AW10])" office:value-type="float"/>
          <table:table-cell table:formula="of:=MEDIAN([.$J10];[.$AD10];[.$AX10])" office:value-type="float"/>
          <table:table-cell table:formula="of:=MEDIAN([.$K10];[.$AE10];[.$AY10])" office:value-type="float"/>
          <table:table-cell table:formula="of:=MEDIAN([.$L10];[.$AF10];[.$AZ10])" office:value-type="float"/>
          <table:table-cell table:formula="of:=MEDIAN([.$M10];[.$AG10];[.$BA10])" office:value-type="float"/>
          <table:table-cell table:formula="of:=MEDIAN([.$N10];[.$AH10];[.$BB10])" office:value-type="float"/>
          <table:table-cell table:formula="of:=MEDIAN([.$O10];[.$AI10];[.$BC10])" office:value-type="float"/>
          <table:table-cell table:formula="of:=MEDIAN([.$P10];[.$AJ10];[.$BD10])" office:value-type="float"/>
          <table:table-cell table:formula="of:=MEDIAN([.$Q10];[.$AK10];[.$BE10])" office:value-type="float"/>
          <table:table-cell table:formula="of:=MEDIAN([.$R10];[.$AL10];[.$BF10])" office:value-type="float"/>
          <table:table-cell table:formula="of:=MEDIAN([.$S10];[.$AM10];[.$BG10])" office:value-type="float"/>
          <table:table-cell table:formula="of:=MEDIAN([.$T10];[.$AN10];[.$BH10])" office:value-type="float"/>
          <table:table-cell table:formula="of:=MEDIAN([.$U10];[.$AO10];[.$BI10])" office:value-type="float"/>
          <table:table-cell table:formula="of:=MAX([.$B10];[.$V10];[.$AP10])" office:value-type="float"/>
          <table:table-cell table:formula="of:=MAX([.$C10];[.$W10];[.$AQ10])" office:value-type="float"/>
          <table:table-cell table:formula="of:=MAX([.$D10];[.$X10];[.$AR10])" office:value-type="float"/>
          <table:table-cell table:formula="of:=MAX([.$E10];[.$Y10];[.$AS10])" office:value-type="float"/>
          <table:table-cell table:formula="of:=MAX([.$F10];[.$Z10];[.$AT10])" office:value-type="float"/>
          <table:table-cell table:formula="of:=MAX([.$G10];[.$AA10];[.$AU10])" office:value-type="float"/>
          <table:table-cell table:formula="of:=MAX([.$H10];[.$AB10];[.$AV10])" office:value-type="float"/>
          <table:table-cell table:formula="of:=MAX([.$I10];[.$AC10];[.$AW10])" office:value-type="float"/>
          <table:table-cell table:formula="of:=MAX([.$J10];[.$AD10];[.$AX10])" office:value-type="float"/>
          <table:table-cell table:formula="of:=MAX([.$K10];[.$AE10];[.$AY10])" office:value-type="float"/>
          <table:table-cell table:formula="of:=MAX([.$L10];[.$AF10];[.$AZ10])" office:value-type="float"/>
          <table:table-cell table:formula="of:=MAX([.$M10];[.$AG10];[.$BA10])" office:value-type="float"/>
          <table:table-cell table:formula="of:=MAX([.$N10];[.$AH10];[.$BB10])" office:value-type="float"/>
          <table:table-cell table:formula="of:=MAX([.$O10];[.$AI10];[.$BC10])" office:value-type="float"/>
          <table:table-cell table:formula="of:=MAX([.$P10];[.$AJ10];[.$BD10])" office:value-type="float"/>
          <table:table-cell table:formula="of:=MAX([.$Q10];[.$AK10];[.$BE10])" office:value-type="float"/>
          <table:table-cell table:formula="of:=MAX([.$R10];[.$AL10];[.$BF10])" office:value-type="float"/>
          <table:table-cell table:formula="of:=MAX([.$S10];[.$AM10];[.$BG10])" office:value-type="float"/>
          <table:table-cell table:formula="of:=MAX([.$T10];[.$AN10];[.$BH10])" office:value-type="float"/>
          <table:table-cell table:formula="of:=MAX([.$U10];[.$AO10];[.$BI10])" office:value-type="float"/>
        </table:table-row>
        <table:table-row table:style-name="ro1">
          <table:table-cell office:value-type="string">
            <text:p>structured/x10_y12_r20/x10_y12_n120_r20_s20_ps1_pr20_u20_o20_l20_N004.lp</text:p>
          </table:table-cell>
          <table:table-cell office:value-type="float" office:value="450.722"/>
          <table:table-cell office:value-type="float" office:value="448.618"/>
          <table:table-cell office:value-type="float" office:value="446.21"/>
          <table:table-cell office:value-type="float" office:value="0.0"/>
          <table:table-cell office:value-type="float" office:value="0.0"/>
          <table:table-cell office:value-type="float" office:value="2045.0"/>
          <table:table-cell office:value-type="float" office:value="890369.0"/>
          <table:table-cell office:value-type="float" office:value="5123562.0"/>
          <table:table-cell office:value-type="float" office:value="382940.0"/>
          <table:table-cell office:value-type="float" office:value="1505542.0"/>
          <table:table-cell office:value-type="float" office:value="2859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6558.0"/>
          <table:table-cell office:value-type="float" office:value="653646.0"/>
          <table:table-cell office:value-type="float" office:value="583728.0"/>
          <table:table-cell office:value-type="float" office:value="409994.0"/>
          <table:table-cell office:value-type="float" office:value="76771.0"/>
          <table:table-cell office:value-type="float" office:value="700.0"/>
          <table:table-cell office:value-type="float" office:value="50.3373"/>
          <table:table-cell office:value-type="float" office:value="48.144"/>
          <table:table-cell office:value-type="float" office:value="45.58"/>
          <table:table-cell office:value-type="float" office:value="0.0"/>
          <table:table-cell office:value-type="float" office:value="0.0"/>
          <table:table-cell office:value-type="float" office:value="381.0"/>
          <table:table-cell office:value-type="float" office:value="123361.0"/>
          <table:table-cell office:value-type="float" office:value="873371.0"/>
          <table:table-cell office:value-type="float" office:value="382940.0"/>
          <table:table-cell office:value-type="float" office:value="1505542.0"/>
          <table:table-cell office:value-type="float" office:value="27255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6558.0"/>
          <table:table-cell office:value-type="float" office:value="653646.0"/>
          <table:table-cell office:value-type="float" office:value="583728.0"/>
          <table:table-cell office:value-type="float" office:value="409994.0"/>
          <table:table-cell office:value-type="float" office:value="76771.0"/>
          <table:table-cell office:value-type="float" office:value="700.0"/>
          <table:table-cell office:value-type="float" office:value="7.13577"/>
          <table:table-cell office:value-type="float" office:value="3.008"/>
          <table:table-cell office:value-type="float" office:value="0.47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62.0"/>
          <table:table-cell office:value-type="float" office:value="10549.0"/>
          <table:table-cell office:value-type="float" office:value="382240.0"/>
          <table:table-cell office:value-type="float" office:value="1503402.0"/>
          <table:table-cell office:value-type="float" office:value="2735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8078.0"/>
          <table:table-cell office:value-type="float" office:value="653140.0"/>
          <table:table-cell office:value-type="float" office:value="583222.0"/>
          <table:table-cell office:value-type="float" office:value="412220.0"/>
          <table:table-cell office:value-type="float" office:value="81303.0"/>
          <table:table-cell office:value-type="float" office:value="700.0"/>
          <table:table-cell table:formula="of:=MIN([.$B11];[.$V11];[.$AP11])" office:value-type="float"/>
          <table:table-cell table:formula="of:=MIN([.$C11];[.$W11];[.$AQ11])" office:value-type="float"/>
          <table:table-cell table:formula="of:=MIN([.$D11];[.$X11];[.$AR11])" office:value-type="float"/>
          <table:table-cell table:formula="of:=MIN([.$E11];[.$Y11];[.$AS11])" office:value-type="float"/>
          <table:table-cell table:formula="of:=MIN([.$F11];[.$Z11];[.$AT11])" office:value-type="float"/>
          <table:table-cell table:formula="of:=MIN([.$G11];[.$AA11];[.$AU11])" office:value-type="float"/>
          <table:table-cell table:formula="of:=MIN([.$H11];[.$AB11];[.$AV11])" office:value-type="float"/>
          <table:table-cell table:formula="of:=MIN([.$I11];[.$AC11];[.$AW11])" office:value-type="float"/>
          <table:table-cell table:formula="of:=MIN([.$J11];[.$AD11];[.$AX11])" office:value-type="float"/>
          <table:table-cell table:formula="of:=MIN([.$K11];[.$AE11];[.$AY11])" office:value-type="float"/>
          <table:table-cell table:formula="of:=MIN([.$L11];[.$AF11];[.$AZ11])" office:value-type="float"/>
          <table:table-cell table:formula="of:=MIN([.$M11];[.$AG11];[.$BA11])" office:value-type="float"/>
          <table:table-cell table:formula="of:=MIN([.$N11];[.$AH11];[.$BB11])" office:value-type="float"/>
          <table:table-cell table:formula="of:=MIN([.$O11];[.$AI11];[.$BC11])" office:value-type="float"/>
          <table:table-cell table:formula="of:=MIN([.$P11];[.$AJ11];[.$BD11])" office:value-type="float"/>
          <table:table-cell table:formula="of:=MIN([.$Q11];[.$AK11];[.$BE11])" office:value-type="float"/>
          <table:table-cell table:formula="of:=MIN([.$R11];[.$AL11];[.$BF11])" office:value-type="float"/>
          <table:table-cell table:formula="of:=MIN([.$S11];[.$AM11];[.$BG11])" office:value-type="float"/>
          <table:table-cell table:formula="of:=MIN([.$T11];[.$AN11];[.$BH11])" office:value-type="float"/>
          <table:table-cell table:formula="of:=MIN([.$U11];[.$AO11];[.$BI11])" office:value-type="float"/>
          <table:table-cell table:formula="of:=MEDIAN([.$B11];[.$V11];[.$AP11])" office:value-type="float"/>
          <table:table-cell table:formula="of:=MEDIAN([.$C11];[.$W11];[.$AQ11])" office:value-type="float"/>
          <table:table-cell table:formula="of:=MEDIAN([.$D11];[.$X11];[.$AR11])" office:value-type="float"/>
          <table:table-cell table:formula="of:=MEDIAN([.$E11];[.$Y11];[.$AS11])" office:value-type="float"/>
          <table:table-cell table:formula="of:=MEDIAN([.$F11];[.$Z11];[.$AT11])" office:value-type="float"/>
          <table:table-cell table:formula="of:=MEDIAN([.$G11];[.$AA11];[.$AU11])" office:value-type="float"/>
          <table:table-cell table:formula="of:=MEDIAN([.$H11];[.$AB11];[.$AV11])" office:value-type="float"/>
          <table:table-cell table:formula="of:=MEDIAN([.$I11];[.$AC11];[.$AW11])" office:value-type="float"/>
          <table:table-cell table:formula="of:=MEDIAN([.$J11];[.$AD11];[.$AX11])" office:value-type="float"/>
          <table:table-cell table:formula="of:=MEDIAN([.$K11];[.$AE11];[.$AY11])" office:value-type="float"/>
          <table:table-cell table:formula="of:=MEDIAN([.$L11];[.$AF11];[.$AZ11])" office:value-type="float"/>
          <table:table-cell table:formula="of:=MEDIAN([.$M11];[.$AG11];[.$BA11])" office:value-type="float"/>
          <table:table-cell table:formula="of:=MEDIAN([.$N11];[.$AH11];[.$BB11])" office:value-type="float"/>
          <table:table-cell table:formula="of:=MEDIAN([.$O11];[.$AI11];[.$BC11])" office:value-type="float"/>
          <table:table-cell table:formula="of:=MEDIAN([.$P11];[.$AJ11];[.$BD11])" office:value-type="float"/>
          <table:table-cell table:formula="of:=MEDIAN([.$Q11];[.$AK11];[.$BE11])" office:value-type="float"/>
          <table:table-cell table:formula="of:=MEDIAN([.$R11];[.$AL11];[.$BF11])" office:value-type="float"/>
          <table:table-cell table:formula="of:=MEDIAN([.$S11];[.$AM11];[.$BG11])" office:value-type="float"/>
          <table:table-cell table:formula="of:=MEDIAN([.$T11];[.$AN11];[.$BH11])" office:value-type="float"/>
          <table:table-cell table:formula="of:=MEDIAN([.$U11];[.$AO11];[.$BI11])" office:value-type="float"/>
          <table:table-cell table:formula="of:=MAX([.$B11];[.$V11];[.$AP11])" office:value-type="float"/>
          <table:table-cell table:formula="of:=MAX([.$C11];[.$W11];[.$AQ11])" office:value-type="float"/>
          <table:table-cell table:formula="of:=MAX([.$D11];[.$X11];[.$AR11])" office:value-type="float"/>
          <table:table-cell table:formula="of:=MAX([.$E11];[.$Y11];[.$AS11])" office:value-type="float"/>
          <table:table-cell table:formula="of:=MAX([.$F11];[.$Z11];[.$AT11])" office:value-type="float"/>
          <table:table-cell table:formula="of:=MAX([.$G11];[.$AA11];[.$AU11])" office:value-type="float"/>
          <table:table-cell table:formula="of:=MAX([.$H11];[.$AB11];[.$AV11])" office:value-type="float"/>
          <table:table-cell table:formula="of:=MAX([.$I11];[.$AC11];[.$AW11])" office:value-type="float"/>
          <table:table-cell table:formula="of:=MAX([.$J11];[.$AD11];[.$AX11])" office:value-type="float"/>
          <table:table-cell table:formula="of:=MAX([.$K11];[.$AE11];[.$AY11])" office:value-type="float"/>
          <table:table-cell table:formula="of:=MAX([.$L11];[.$AF11];[.$AZ11])" office:value-type="float"/>
          <table:table-cell table:formula="of:=MAX([.$M11];[.$AG11];[.$BA11])" office:value-type="float"/>
          <table:table-cell table:formula="of:=MAX([.$N11];[.$AH11];[.$BB11])" office:value-type="float"/>
          <table:table-cell table:formula="of:=MAX([.$O11];[.$AI11];[.$BC11])" office:value-type="float"/>
          <table:table-cell table:formula="of:=MAX([.$P11];[.$AJ11];[.$BD11])" office:value-type="float"/>
          <table:table-cell table:formula="of:=MAX([.$Q11];[.$AK11];[.$BE11])" office:value-type="float"/>
          <table:table-cell table:formula="of:=MAX([.$R11];[.$AL11];[.$BF11])" office:value-type="float"/>
          <table:table-cell table:formula="of:=MAX([.$S11];[.$AM11];[.$BG11])" office:value-type="float"/>
          <table:table-cell table:formula="of:=MAX([.$T11];[.$AN11];[.$BH11])" office:value-type="float"/>
          <table:table-cell table:formula="of:=MAX([.$U11];[.$AO11];[.$BI11])" office:value-type="float"/>
        </table:table-row>
        <table:table-row table:style-name="ro1">
          <table:table-cell office:value-type="string">
            <text:p>structured/x10_y12_r20/x10_y12_n120_r20_s20_ps1_pr20_u20_o20_l20_N005.lp</text:p>
          </table:table-cell>
          <table:table-cell office:value-type="float" office:value="51.208"/>
          <table:table-cell office:value-type="float" office:value="49.129"/>
          <table:table-cell office:value-type="float" office:value="46.68"/>
          <table:table-cell office:value-type="float" office:value="0.0"/>
          <table:table-cell office:value-type="float" office:value="0.0"/>
          <table:table-cell office:value-type="float" office:value="317.0"/>
          <table:table-cell office:value-type="float" office:value="111642.0"/>
          <table:table-cell office:value-type="float" office:value="854900.0"/>
          <table:table-cell office:value-type="float" office:value="382940.0"/>
          <table:table-cell office:value-type="float" office:value="1505542.0"/>
          <table:table-cell office:value-type="float" office:value="2725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6558.0"/>
          <table:table-cell office:value-type="float" office:value="653646.0"/>
          <table:table-cell office:value-type="float" office:value="583728.0"/>
          <table:table-cell office:value-type="float" office:value="409994.0"/>
          <table:table-cell office:value-type="float" office:value="76771.0"/>
          <table:table-cell office:value-type="float" office:value="700.0"/>
          <table:table-cell office:value-type="float" office:value="30.0087"/>
          <table:table-cell office:value-type="float" office:value="27.75"/>
          <table:table-cell office:value-type="float" office:value="25.19"/>
          <table:table-cell office:value-type="float" office:value="0.0"/>
          <table:table-cell office:value-type="float" office:value="0.0"/>
          <table:table-cell office:value-type="float" office:value="238.0"/>
          <table:table-cell office:value-type="float" office:value="65438.0"/>
          <table:table-cell office:value-type="float" office:value="428299.0"/>
          <table:table-cell office:value-type="float" office:value="382940.0"/>
          <table:table-cell office:value-type="float" office:value="1505542.0"/>
          <table:table-cell office:value-type="float" office:value="27255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6558.0"/>
          <table:table-cell office:value-type="float" office:value="653646.0"/>
          <table:table-cell office:value-type="float" office:value="583728.0"/>
          <table:table-cell office:value-type="float" office:value="409994.0"/>
          <table:table-cell office:value-type="float" office:value="76771.0"/>
          <table:table-cell office:value-type="float" office:value="700.0"/>
          <table:table-cell office:value-type="float" office:value="7.40872"/>
          <table:table-cell office:value-type="float" office:value="3.255"/>
          <table:table-cell office:value-type="float" office:value="0.77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636.0"/>
          <table:table-cell office:value-type="float" office:value="20687.0"/>
          <table:table-cell office:value-type="float" office:value="382240.0"/>
          <table:table-cell office:value-type="float" office:value="1503402.0"/>
          <table:table-cell office:value-type="float" office:value="2724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8078.0"/>
          <table:table-cell office:value-type="float" office:value="653140.0"/>
          <table:table-cell office:value-type="float" office:value="583222.0"/>
          <table:table-cell office:value-type="float" office:value="412220.0"/>
          <table:table-cell office:value-type="float" office:value="81303.0"/>
          <table:table-cell office:value-type="float" office:value="700.0"/>
          <table:table-cell table:formula="of:=MIN([.$B12];[.$V12];[.$AP12])" office:value-type="float"/>
          <table:table-cell table:formula="of:=MIN([.$C12];[.$W12];[.$AQ12])" office:value-type="float"/>
          <table:table-cell table:formula="of:=MIN([.$D12];[.$X12];[.$AR12])" office:value-type="float"/>
          <table:table-cell table:formula="of:=MIN([.$E12];[.$Y12];[.$AS12])" office:value-type="float"/>
          <table:table-cell table:formula="of:=MIN([.$F12];[.$Z12];[.$AT12])" office:value-type="float"/>
          <table:table-cell table:formula="of:=MIN([.$G12];[.$AA12];[.$AU12])" office:value-type="float"/>
          <table:table-cell table:formula="of:=MIN([.$H12];[.$AB12];[.$AV12])" office:value-type="float"/>
          <table:table-cell table:formula="of:=MIN([.$I12];[.$AC12];[.$AW12])" office:value-type="float"/>
          <table:table-cell table:formula="of:=MIN([.$J12];[.$AD12];[.$AX12])" office:value-type="float"/>
          <table:table-cell table:formula="of:=MIN([.$K12];[.$AE12];[.$AY12])" office:value-type="float"/>
          <table:table-cell table:formula="of:=MIN([.$L12];[.$AF12];[.$AZ12])" office:value-type="float"/>
          <table:table-cell table:formula="of:=MIN([.$M12];[.$AG12];[.$BA12])" office:value-type="float"/>
          <table:table-cell table:formula="of:=MIN([.$N12];[.$AH12];[.$BB12])" office:value-type="float"/>
          <table:table-cell table:formula="of:=MIN([.$O12];[.$AI12];[.$BC12])" office:value-type="float"/>
          <table:table-cell table:formula="of:=MIN([.$P12];[.$AJ12];[.$BD12])" office:value-type="float"/>
          <table:table-cell table:formula="of:=MIN([.$Q12];[.$AK12];[.$BE12])" office:value-type="float"/>
          <table:table-cell table:formula="of:=MIN([.$R12];[.$AL12];[.$BF12])" office:value-type="float"/>
          <table:table-cell table:formula="of:=MIN([.$S12];[.$AM12];[.$BG12])" office:value-type="float"/>
          <table:table-cell table:formula="of:=MIN([.$T12];[.$AN12];[.$BH12])" office:value-type="float"/>
          <table:table-cell table:formula="of:=MIN([.$U12];[.$AO12];[.$BI12])" office:value-type="float"/>
          <table:table-cell table:formula="of:=MEDIAN([.$B12];[.$V12];[.$AP12])" office:value-type="float"/>
          <table:table-cell table:formula="of:=MEDIAN([.$C12];[.$W12];[.$AQ12])" office:value-type="float"/>
          <table:table-cell table:formula="of:=MEDIAN([.$D12];[.$X12];[.$AR12])" office:value-type="float"/>
          <table:table-cell table:formula="of:=MEDIAN([.$E12];[.$Y12];[.$AS12])" office:value-type="float"/>
          <table:table-cell table:formula="of:=MEDIAN([.$F12];[.$Z12];[.$AT12])" office:value-type="float"/>
          <table:table-cell table:formula="of:=MEDIAN([.$G12];[.$AA12];[.$AU12])" office:value-type="float"/>
          <table:table-cell table:formula="of:=MEDIAN([.$H12];[.$AB12];[.$AV12])" office:value-type="float"/>
          <table:table-cell table:formula="of:=MEDIAN([.$I12];[.$AC12];[.$AW12])" office:value-type="float"/>
          <table:table-cell table:formula="of:=MEDIAN([.$J12];[.$AD12];[.$AX12])" office:value-type="float"/>
          <table:table-cell table:formula="of:=MEDIAN([.$K12];[.$AE12];[.$AY12])" office:value-type="float"/>
          <table:table-cell table:formula="of:=MEDIAN([.$L12];[.$AF12];[.$AZ12])" office:value-type="float"/>
          <table:table-cell table:formula="of:=MEDIAN([.$M12];[.$AG12];[.$BA12])" office:value-type="float"/>
          <table:table-cell table:formula="of:=MEDIAN([.$N12];[.$AH12];[.$BB12])" office:value-type="float"/>
          <table:table-cell table:formula="of:=MEDIAN([.$O12];[.$AI12];[.$BC12])" office:value-type="float"/>
          <table:table-cell table:formula="of:=MEDIAN([.$P12];[.$AJ12];[.$BD12])" office:value-type="float"/>
          <table:table-cell table:formula="of:=MEDIAN([.$Q12];[.$AK12];[.$BE12])" office:value-type="float"/>
          <table:table-cell table:formula="of:=MEDIAN([.$R12];[.$AL12];[.$BF12])" office:value-type="float"/>
          <table:table-cell table:formula="of:=MEDIAN([.$S12];[.$AM12];[.$BG12])" office:value-type="float"/>
          <table:table-cell table:formula="of:=MEDIAN([.$T12];[.$AN12];[.$BH12])" office:value-type="float"/>
          <table:table-cell table:formula="of:=MEDIAN([.$U12];[.$AO12];[.$BI12])" office:value-type="float"/>
          <table:table-cell table:formula="of:=MAX([.$B12];[.$V12];[.$AP12])" office:value-type="float"/>
          <table:table-cell table:formula="of:=MAX([.$C12];[.$W12];[.$AQ12])" office:value-type="float"/>
          <table:table-cell table:formula="of:=MAX([.$D12];[.$X12];[.$AR12])" office:value-type="float"/>
          <table:table-cell table:formula="of:=MAX([.$E12];[.$Y12];[.$AS12])" office:value-type="float"/>
          <table:table-cell table:formula="of:=MAX([.$F12];[.$Z12];[.$AT12])" office:value-type="float"/>
          <table:table-cell table:formula="of:=MAX([.$G12];[.$AA12];[.$AU12])" office:value-type="float"/>
          <table:table-cell table:formula="of:=MAX([.$H12];[.$AB12];[.$AV12])" office:value-type="float"/>
          <table:table-cell table:formula="of:=MAX([.$I12];[.$AC12];[.$AW12])" office:value-type="float"/>
          <table:table-cell table:formula="of:=MAX([.$J12];[.$AD12];[.$AX12])" office:value-type="float"/>
          <table:table-cell table:formula="of:=MAX([.$K12];[.$AE12];[.$AY12])" office:value-type="float"/>
          <table:table-cell table:formula="of:=MAX([.$L12];[.$AF12];[.$AZ12])" office:value-type="float"/>
          <table:table-cell table:formula="of:=MAX([.$M12];[.$AG12];[.$BA12])" office:value-type="float"/>
          <table:table-cell table:formula="of:=MAX([.$N12];[.$AH12];[.$BB12])" office:value-type="float"/>
          <table:table-cell table:formula="of:=MAX([.$O12];[.$AI12];[.$BC12])" office:value-type="float"/>
          <table:table-cell table:formula="of:=MAX([.$P12];[.$AJ12];[.$BD12])" office:value-type="float"/>
          <table:table-cell table:formula="of:=MAX([.$Q12];[.$AK12];[.$BE12])" office:value-type="float"/>
          <table:table-cell table:formula="of:=MAX([.$R12];[.$AL12];[.$BF12])" office:value-type="float"/>
          <table:table-cell table:formula="of:=MAX([.$S12];[.$AM12];[.$BG12])" office:value-type="float"/>
          <table:table-cell table:formula="of:=MAX([.$T12];[.$AN12];[.$BH12])" office:value-type="float"/>
          <table:table-cell table:formula="of:=MAX([.$U12];[.$AO12];[.$BI12])" office:value-type="float"/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16.9136"/>
          <table:table-cell office:value-type="float" office:value="14.864"/>
          <table:table-cell office:value-type="float" office:value="14.09"/>
          <table:table-cell office:value-type="float" office:value="0.0"/>
          <table:table-cell office:value-type="float" office:value="0.0"/>
          <table:table-cell office:value-type="float" office:value="177.0"/>
          <table:table-cell office:value-type="float" office:value="53688.0"/>
          <table:table-cell office:value-type="float" office:value="391846.0"/>
          <table:table-cell office:value-type="float" office:value="106680.0"/>
          <table:table-cell office:value-type="float" office:value="413117.0"/>
          <table:table-cell office:value-type="float" office:value="1365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3520.0"/>
          <table:table-cell office:value-type="float" office:value="185374.0"/>
          <table:table-cell office:value-type="float" office:value="164542.0"/>
          <table:table-cell office:value-type="float" office:value="118958.0"/>
          <table:table-cell office:value-type="float" office:value="23271.0"/>
          <table:table-cell office:value-type="float" office:value="350.0"/>
          <table:table-cell office:value-type="float" office:value="215.27"/>
          <table:table-cell office:value-type="float" office:value="213.234"/>
          <table:table-cell office:value-type="float" office:value="212.55"/>
          <table:table-cell office:value-type="float" office:value="0.0"/>
          <table:table-cell office:value-type="float" office:value="0.0"/>
          <table:table-cell office:value-type="float" office:value="1788.0"/>
          <table:table-cell office:value-type="float" office:value="728579.0"/>
          <table:table-cell office:value-type="float" office:value="2931000.0"/>
          <table:table-cell office:value-type="float" office:value="106680.0"/>
          <table:table-cell office:value-type="float" office:value="413117.0"/>
          <table:table-cell office:value-type="float" office:value="1475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3520.0"/>
          <table:table-cell office:value-type="float" office:value="185374.0"/>
          <table:table-cell office:value-type="float" office:value="164542.0"/>
          <table:table-cell office:value-type="float" office:value="118958.0"/>
          <table:table-cell office:value-type="float" office:value="23271.0"/>
          <table:table-cell office:value-type="float" office:value="350.0"/>
          <table:table-cell office:value-type="float" office:value="3.26141"/>
          <table:table-cell office:value-type="float" office:value="0.758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1279.0"/>
          <table:table-cell office:value-type="float" office:value="106330.0"/>
          <table:table-cell office:value-type="float" office:value="412047.0"/>
          <table:table-cell office:value-type="float" office:value="13562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4280.0"/>
          <table:table-cell office:value-type="float" office:value="185126.0"/>
          <table:table-cell office:value-type="float" office:value="164294.0"/>
          <table:table-cell office:value-type="float" office:value="120066.0"/>
          <table:table-cell office:value-type="float" office:value="25527.0"/>
          <table:table-cell office:value-type="float" office:value="350.0"/>
          <table:table-cell table:formula="of:=MIN([.$B13];[.$V13];[.$AP13])" office:value-type="float"/>
          <table:table-cell table:formula="of:=MIN([.$C13];[.$W13];[.$AQ13])" office:value-type="float"/>
          <table:table-cell table:formula="of:=MIN([.$D13];[.$X13];[.$AR13])" office:value-type="float"/>
          <table:table-cell table:formula="of:=MIN([.$E13];[.$Y13];[.$AS13])" office:value-type="float"/>
          <table:table-cell table:formula="of:=MIN([.$F13];[.$Z13];[.$AT13])" office:value-type="float"/>
          <table:table-cell table:formula="of:=MIN([.$G13];[.$AA13];[.$AU13])" office:value-type="float"/>
          <table:table-cell table:formula="of:=MIN([.$H13];[.$AB13];[.$AV13])" office:value-type="float"/>
          <table:table-cell table:formula="of:=MIN([.$I13];[.$AC13];[.$AW13])" office:value-type="float"/>
          <table:table-cell table:formula="of:=MIN([.$J13];[.$AD13];[.$AX13])" office:value-type="float"/>
          <table:table-cell table:formula="of:=MIN([.$K13];[.$AE13];[.$AY13])" office:value-type="float"/>
          <table:table-cell table:formula="of:=MIN([.$L13];[.$AF13];[.$AZ13])" office:value-type="float"/>
          <table:table-cell table:formula="of:=MIN([.$M13];[.$AG13];[.$BA13])" office:value-type="float"/>
          <table:table-cell table:formula="of:=MIN([.$N13];[.$AH13];[.$BB13])" office:value-type="float"/>
          <table:table-cell table:formula="of:=MIN([.$O13];[.$AI13];[.$BC13])" office:value-type="float"/>
          <table:table-cell table:formula="of:=MIN([.$P13];[.$AJ13];[.$BD13])" office:value-type="float"/>
          <table:table-cell table:formula="of:=MIN([.$Q13];[.$AK13];[.$BE13])" office:value-type="float"/>
          <table:table-cell table:formula="of:=MIN([.$R13];[.$AL13];[.$BF13])" office:value-type="float"/>
          <table:table-cell table:formula="of:=MIN([.$S13];[.$AM13];[.$BG13])" office:value-type="float"/>
          <table:table-cell table:formula="of:=MIN([.$T13];[.$AN13];[.$BH13])" office:value-type="float"/>
          <table:table-cell table:formula="of:=MIN([.$U13];[.$AO13];[.$BI13])" office:value-type="float"/>
          <table:table-cell table:formula="of:=MEDIAN([.$B13];[.$V13];[.$AP13])" office:value-type="float"/>
          <table:table-cell table:formula="of:=MEDIAN([.$C13];[.$W13];[.$AQ13])" office:value-type="float"/>
          <table:table-cell table:formula="of:=MEDIAN([.$D13];[.$X13];[.$AR13])" office:value-type="float"/>
          <table:table-cell table:formula="of:=MEDIAN([.$E13];[.$Y13];[.$AS13])" office:value-type="float"/>
          <table:table-cell table:formula="of:=MEDIAN([.$F13];[.$Z13];[.$AT13])" office:value-type="float"/>
          <table:table-cell table:formula="of:=MEDIAN([.$G13];[.$AA13];[.$AU13])" office:value-type="float"/>
          <table:table-cell table:formula="of:=MEDIAN([.$H13];[.$AB13];[.$AV13])" office:value-type="float"/>
          <table:table-cell table:formula="of:=MEDIAN([.$I13];[.$AC13];[.$AW13])" office:value-type="float"/>
          <table:table-cell table:formula="of:=MEDIAN([.$J13];[.$AD13];[.$AX13])" office:value-type="float"/>
          <table:table-cell table:formula="of:=MEDIAN([.$K13];[.$AE13];[.$AY13])" office:value-type="float"/>
          <table:table-cell table:formula="of:=MEDIAN([.$L13];[.$AF13];[.$AZ13])" office:value-type="float"/>
          <table:table-cell table:formula="of:=MEDIAN([.$M13];[.$AG13];[.$BA13])" office:value-type="float"/>
          <table:table-cell table:formula="of:=MEDIAN([.$N13];[.$AH13];[.$BB13])" office:value-type="float"/>
          <table:table-cell table:formula="of:=MEDIAN([.$O13];[.$AI13];[.$BC13])" office:value-type="float"/>
          <table:table-cell table:formula="of:=MEDIAN([.$P13];[.$AJ13];[.$BD13])" office:value-type="float"/>
          <table:table-cell table:formula="of:=MEDIAN([.$Q13];[.$AK13];[.$BE13])" office:value-type="float"/>
          <table:table-cell table:formula="of:=MEDIAN([.$R13];[.$AL13];[.$BF13])" office:value-type="float"/>
          <table:table-cell table:formula="of:=MEDIAN([.$S13];[.$AM13];[.$BG13])" office:value-type="float"/>
          <table:table-cell table:formula="of:=MEDIAN([.$T13];[.$AN13];[.$BH13])" office:value-type="float"/>
          <table:table-cell table:formula="of:=MEDIAN([.$U13];[.$AO13];[.$BI13])" office:value-type="float"/>
          <table:table-cell table:formula="of:=MAX([.$B13];[.$V13];[.$AP13])" office:value-type="float"/>
          <table:table-cell table:formula="of:=MAX([.$C13];[.$W13];[.$AQ13])" office:value-type="float"/>
          <table:table-cell table:formula="of:=MAX([.$D13];[.$X13];[.$AR13])" office:value-type="float"/>
          <table:table-cell table:formula="of:=MAX([.$E13];[.$Y13];[.$AS13])" office:value-type="float"/>
          <table:table-cell table:formula="of:=MAX([.$F13];[.$Z13];[.$AT13])" office:value-type="float"/>
          <table:table-cell table:formula="of:=MAX([.$G13];[.$AA13];[.$AU13])" office:value-type="float"/>
          <table:table-cell table:formula="of:=MAX([.$H13];[.$AB13];[.$AV13])" office:value-type="float"/>
          <table:table-cell table:formula="of:=MAX([.$I13];[.$AC13];[.$AW13])" office:value-type="float"/>
          <table:table-cell table:formula="of:=MAX([.$J13];[.$AD13];[.$AX13])" office:value-type="float"/>
          <table:table-cell table:formula="of:=MAX([.$K13];[.$AE13];[.$AY13])" office:value-type="float"/>
          <table:table-cell table:formula="of:=MAX([.$L13];[.$AF13];[.$AZ13])" office:value-type="float"/>
          <table:table-cell table:formula="of:=MAX([.$M13];[.$AG13];[.$BA13])" office:value-type="float"/>
          <table:table-cell table:formula="of:=MAX([.$N13];[.$AH13];[.$BB13])" office:value-type="float"/>
          <table:table-cell table:formula="of:=MAX([.$O13];[.$AI13];[.$BC13])" office:value-type="float"/>
          <table:table-cell table:formula="of:=MAX([.$P13];[.$AJ13];[.$BD13])" office:value-type="float"/>
          <table:table-cell table:formula="of:=MAX([.$Q13];[.$AK13];[.$BE13])" office:value-type="float"/>
          <table:table-cell table:formula="of:=MAX([.$R13];[.$AL13];[.$BF13])" office:value-type="float"/>
          <table:table-cell table:formula="of:=MAX([.$S13];[.$AM13];[.$BG13])" office:value-type="float"/>
          <table:table-cell table:formula="of:=MAX([.$T13];[.$AN13];[.$BH13])" office:value-type="float"/>
          <table:table-cell table:formula="of:=MAX([.$U13];[.$AO13];[.$BI1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8.97734"/>
          <table:table-cell office:value-type="float" office:value="6.876"/>
          <table:table-cell office:value-type="float" office:value="6.14"/>
          <table:table-cell office:value-type="float" office:value="0.0"/>
          <table:table-cell office:value-type="float" office:value="0.0"/>
          <table:table-cell office:value-type="float" office:value="75.0"/>
          <table:table-cell office:value-type="float" office:value="21103.0"/>
          <table:table-cell office:value-type="float" office:value="209198.0"/>
          <table:table-cell office:value-type="float" office:value="106680.0"/>
          <table:table-cell office:value-type="float" office:value="413117.0"/>
          <table:table-cell office:value-type="float" office:value="1365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3520.0"/>
          <table:table-cell office:value-type="float" office:value="185374.0"/>
          <table:table-cell office:value-type="float" office:value="164542.0"/>
          <table:table-cell office:value-type="float" office:value="118958.0"/>
          <table:table-cell office:value-type="float" office:value="23271.0"/>
          <table:table-cell office:value-type="float" office:value="350.0"/>
          <table:table-cell office:value-type="float" office:value="4.10783"/>
          <table:table-cell office:value-type="float" office:value="2.072"/>
          <table:table-cell office:value-type="float" office:value="1.32"/>
          <table:table-cell office:value-type="float" office:value="1.0"/>
          <table:table-cell office:value-type="float" office:value="0.0"/>
          <table:table-cell office:value-type="float" office:value="26.0"/>
          <table:table-cell office:value-type="float" office:value="4565.0"/>
          <table:table-cell office:value-type="float" office:value="51150.0"/>
          <table:table-cell office:value-type="float" office:value="106680.0"/>
          <table:table-cell office:value-type="float" office:value="413117.0"/>
          <table:table-cell office:value-type="float" office:value="1365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3520.0"/>
          <table:table-cell office:value-type="float" office:value="185374.0"/>
          <table:table-cell office:value-type="float" office:value="164542.0"/>
          <table:table-cell office:value-type="float" office:value="118958.0"/>
          <table:table-cell office:value-type="float" office:value="23271.0"/>
          <table:table-cell office:value-type="float" office:value="350.0"/>
          <table:table-cell office:value-type="float" office:value="3.33939"/>
          <table:table-cell office:value-type="float" office:value="0.79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2364.0"/>
          <table:table-cell office:value-type="float" office:value="106330.0"/>
          <table:table-cell office:value-type="float" office:value="412047.0"/>
          <table:table-cell office:value-type="float" office:value="1365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4280.0"/>
          <table:table-cell office:value-type="float" office:value="185126.0"/>
          <table:table-cell office:value-type="float" office:value="164294.0"/>
          <table:table-cell office:value-type="float" office:value="120066.0"/>
          <table:table-cell office:value-type="float" office:value="25527.0"/>
          <table:table-cell office:value-type="float" office:value="350.0"/>
          <table:table-cell table:formula="of:=MIN([.$B14];[.$V14];[.$AP14])" office:value-type="float"/>
          <table:table-cell table:formula="of:=MIN([.$C14];[.$W14];[.$AQ14])" office:value-type="float"/>
          <table:table-cell table:formula="of:=MIN([.$D14];[.$X14];[.$AR14])" office:value-type="float"/>
          <table:table-cell table:formula="of:=MIN([.$E14];[.$Y14];[.$AS14])" office:value-type="float"/>
          <table:table-cell table:formula="of:=MIN([.$F14];[.$Z14];[.$AT14])" office:value-type="float"/>
          <table:table-cell table:formula="of:=MIN([.$G14];[.$AA14];[.$AU14])" office:value-type="float"/>
          <table:table-cell table:formula="of:=MIN([.$H14];[.$AB14];[.$AV14])" office:value-type="float"/>
          <table:table-cell table:formula="of:=MIN([.$I14];[.$AC14];[.$AW14])" office:value-type="float"/>
          <table:table-cell table:formula="of:=MIN([.$J14];[.$AD14];[.$AX14])" office:value-type="float"/>
          <table:table-cell table:formula="of:=MIN([.$K14];[.$AE14];[.$AY14])" office:value-type="float"/>
          <table:table-cell table:formula="of:=MIN([.$L14];[.$AF14];[.$AZ14])" office:value-type="float"/>
          <table:table-cell table:formula="of:=MIN([.$M14];[.$AG14];[.$BA14])" office:value-type="float"/>
          <table:table-cell table:formula="of:=MIN([.$N14];[.$AH14];[.$BB14])" office:value-type="float"/>
          <table:table-cell table:formula="of:=MIN([.$O14];[.$AI14];[.$BC14])" office:value-type="float"/>
          <table:table-cell table:formula="of:=MIN([.$P14];[.$AJ14];[.$BD14])" office:value-type="float"/>
          <table:table-cell table:formula="of:=MIN([.$Q14];[.$AK14];[.$BE14])" office:value-type="float"/>
          <table:table-cell table:formula="of:=MIN([.$R14];[.$AL14];[.$BF14])" office:value-type="float"/>
          <table:table-cell table:formula="of:=MIN([.$S14];[.$AM14];[.$BG14])" office:value-type="float"/>
          <table:table-cell table:formula="of:=MIN([.$T14];[.$AN14];[.$BH14])" office:value-type="float"/>
          <table:table-cell table:formula="of:=MIN([.$U14];[.$AO14];[.$BI14])" office:value-type="float"/>
          <table:table-cell table:formula="of:=MEDIAN([.$B14];[.$V14];[.$AP14])" office:value-type="float"/>
          <table:table-cell table:formula="of:=MEDIAN([.$C14];[.$W14];[.$AQ14])" office:value-type="float"/>
          <table:table-cell table:formula="of:=MEDIAN([.$D14];[.$X14];[.$AR14])" office:value-type="float"/>
          <table:table-cell table:formula="of:=MEDIAN([.$E14];[.$Y14];[.$AS14])" office:value-type="float"/>
          <table:table-cell table:formula="of:=MEDIAN([.$F14];[.$Z14];[.$AT14])" office:value-type="float"/>
          <table:table-cell table:formula="of:=MEDIAN([.$G14];[.$AA14];[.$AU14])" office:value-type="float"/>
          <table:table-cell table:formula="of:=MEDIAN([.$H14];[.$AB14];[.$AV14])" office:value-type="float"/>
          <table:table-cell table:formula="of:=MEDIAN([.$I14];[.$AC14];[.$AW14])" office:value-type="float"/>
          <table:table-cell table:formula="of:=MEDIAN([.$J14];[.$AD14];[.$AX14])" office:value-type="float"/>
          <table:table-cell table:formula="of:=MEDIAN([.$K14];[.$AE14];[.$AY14])" office:value-type="float"/>
          <table:table-cell table:formula="of:=MEDIAN([.$L14];[.$AF14];[.$AZ14])" office:value-type="float"/>
          <table:table-cell table:formula="of:=MEDIAN([.$M14];[.$AG14];[.$BA14])" office:value-type="float"/>
          <table:table-cell table:formula="of:=MEDIAN([.$N14];[.$AH14];[.$BB14])" office:value-type="float"/>
          <table:table-cell table:formula="of:=MEDIAN([.$O14];[.$AI14];[.$BC14])" office:value-type="float"/>
          <table:table-cell table:formula="of:=MEDIAN([.$P14];[.$AJ14];[.$BD14])" office:value-type="float"/>
          <table:table-cell table:formula="of:=MEDIAN([.$Q14];[.$AK14];[.$BE14])" office:value-type="float"/>
          <table:table-cell table:formula="of:=MEDIAN([.$R14];[.$AL14];[.$BF14])" office:value-type="float"/>
          <table:table-cell table:formula="of:=MEDIAN([.$S14];[.$AM14];[.$BG14])" office:value-type="float"/>
          <table:table-cell table:formula="of:=MEDIAN([.$T14];[.$AN14];[.$BH14])" office:value-type="float"/>
          <table:table-cell table:formula="of:=MEDIAN([.$U14];[.$AO14];[.$BI14])" office:value-type="float"/>
          <table:table-cell table:formula="of:=MAX([.$B14];[.$V14];[.$AP14])" office:value-type="float"/>
          <table:table-cell table:formula="of:=MAX([.$C14];[.$W14];[.$AQ14])" office:value-type="float"/>
          <table:table-cell table:formula="of:=MAX([.$D14];[.$X14];[.$AR14])" office:value-type="float"/>
          <table:table-cell table:formula="of:=MAX([.$E14];[.$Y14];[.$AS14])" office:value-type="float"/>
          <table:table-cell table:formula="of:=MAX([.$F14];[.$Z14];[.$AT14])" office:value-type="float"/>
          <table:table-cell table:formula="of:=MAX([.$G14];[.$AA14];[.$AU14])" office:value-type="float"/>
          <table:table-cell table:formula="of:=MAX([.$H14];[.$AB14];[.$AV14])" office:value-type="float"/>
          <table:table-cell table:formula="of:=MAX([.$I14];[.$AC14];[.$AW14])" office:value-type="float"/>
          <table:table-cell table:formula="of:=MAX([.$J14];[.$AD14];[.$AX14])" office:value-type="float"/>
          <table:table-cell table:formula="of:=MAX([.$K14];[.$AE14];[.$AY14])" office:value-type="float"/>
          <table:table-cell table:formula="of:=MAX([.$L14];[.$AF14];[.$AZ14])" office:value-type="float"/>
          <table:table-cell table:formula="of:=MAX([.$M14];[.$AG14];[.$BA14])" office:value-type="float"/>
          <table:table-cell table:formula="of:=MAX([.$N14];[.$AH14];[.$BB14])" office:value-type="float"/>
          <table:table-cell table:formula="of:=MAX([.$O14];[.$AI14];[.$BC14])" office:value-type="float"/>
          <table:table-cell table:formula="of:=MAX([.$P14];[.$AJ14];[.$BD14])" office:value-type="float"/>
          <table:table-cell table:formula="of:=MAX([.$Q14];[.$AK14];[.$BE14])" office:value-type="float"/>
          <table:table-cell table:formula="of:=MAX([.$R14];[.$AL14];[.$BF14])" office:value-type="float"/>
          <table:table-cell table:formula="of:=MAX([.$S14];[.$AM14];[.$BG14])" office:value-type="float"/>
          <table:table-cell table:formula="of:=MAX([.$T14];[.$AN14];[.$BH14])" office:value-type="float"/>
          <table:table-cell table:formula="of:=MAX([.$U14];[.$AO14];[.$BI1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12.0563"/>
          <table:table-cell office:value-type="float" office:value="9.97"/>
          <table:table-cell office:value-type="float" office:value="9.2"/>
          <table:table-cell office:value-type="float" office:value="0.0"/>
          <table:table-cell office:value-type="float" office:value="0.0"/>
          <table:table-cell office:value-type="float" office:value="110.0"/>
          <table:table-cell office:value-type="float" office:value="30436.0"/>
          <table:table-cell office:value-type="float" office:value="247677.0"/>
          <table:table-cell office:value-type="float" office:value="106680.0"/>
          <table:table-cell office:value-type="float" office:value="413117.0"/>
          <table:table-cell office:value-type="float" office:value="1365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3520.0"/>
          <table:table-cell office:value-type="float" office:value="185374.0"/>
          <table:table-cell office:value-type="float" office:value="164542.0"/>
          <table:table-cell office:value-type="float" office:value="118958.0"/>
          <table:table-cell office:value-type="float" office:value="23271.0"/>
          <table:table-cell office:value-type="float" office:value="350.0"/>
          <table:table-cell office:value-type="float" office:value="3.81469"/>
          <table:table-cell office:value-type="float" office:value="1.847"/>
          <table:table-cell office:value-type="float" office:value="1.13"/>
          <table:table-cell office:value-type="float" office:value="1.0"/>
          <table:table-cell office:value-type="float" office:value="0.0"/>
          <table:table-cell office:value-type="float" office:value="17.0"/>
          <table:table-cell office:value-type="float" office:value="2986.0"/>
          <table:table-cell office:value-type="float" office:value="41278.0"/>
          <table:table-cell office:value-type="float" office:value="106680.0"/>
          <table:table-cell office:value-type="float" office:value="413117.0"/>
          <table:table-cell office:value-type="float" office:value="1365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3520.0"/>
          <table:table-cell office:value-type="float" office:value="185374.0"/>
          <table:table-cell office:value-type="float" office:value="164542.0"/>
          <table:table-cell office:value-type="float" office:value="118958.0"/>
          <table:table-cell office:value-type="float" office:value="23271.0"/>
          <table:table-cell office:value-type="float" office:value="350.0"/>
          <table:table-cell office:value-type="float" office:value="3.27159"/>
          <table:table-cell office:value-type="float" office:value="0.76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1184.0"/>
          <table:table-cell office:value-type="float" office:value="106330.0"/>
          <table:table-cell office:value-type="float" office:value="412047.0"/>
          <table:table-cell office:value-type="float" office:value="13562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4280.0"/>
          <table:table-cell office:value-type="float" office:value="185126.0"/>
          <table:table-cell office:value-type="float" office:value="164294.0"/>
          <table:table-cell office:value-type="float" office:value="120066.0"/>
          <table:table-cell office:value-type="float" office:value="25527.0"/>
          <table:table-cell office:value-type="float" office:value="350.0"/>
          <table:table-cell table:formula="of:=MIN([.$B15];[.$V15];[.$AP15])" office:value-type="float"/>
          <table:table-cell table:formula="of:=MIN([.$C15];[.$W15];[.$AQ15])" office:value-type="float"/>
          <table:table-cell table:formula="of:=MIN([.$D15];[.$X15];[.$AR15])" office:value-type="float"/>
          <table:table-cell table:formula="of:=MIN([.$E15];[.$Y15];[.$AS15])" office:value-type="float"/>
          <table:table-cell table:formula="of:=MIN([.$F15];[.$Z15];[.$AT15])" office:value-type="float"/>
          <table:table-cell table:formula="of:=MIN([.$G15];[.$AA15];[.$AU15])" office:value-type="float"/>
          <table:table-cell table:formula="of:=MIN([.$H15];[.$AB15];[.$AV15])" office:value-type="float"/>
          <table:table-cell table:formula="of:=MIN([.$I15];[.$AC15];[.$AW15])" office:value-type="float"/>
          <table:table-cell table:formula="of:=MIN([.$J15];[.$AD15];[.$AX15])" office:value-type="float"/>
          <table:table-cell table:formula="of:=MIN([.$K15];[.$AE15];[.$AY15])" office:value-type="float"/>
          <table:table-cell table:formula="of:=MIN([.$L15];[.$AF15];[.$AZ15])" office:value-type="float"/>
          <table:table-cell table:formula="of:=MIN([.$M15];[.$AG15];[.$BA15])" office:value-type="float"/>
          <table:table-cell table:formula="of:=MIN([.$N15];[.$AH15];[.$BB15])" office:value-type="float"/>
          <table:table-cell table:formula="of:=MIN([.$O15];[.$AI15];[.$BC15])" office:value-type="float"/>
          <table:table-cell table:formula="of:=MIN([.$P15];[.$AJ15];[.$BD15])" office:value-type="float"/>
          <table:table-cell table:formula="of:=MIN([.$Q15];[.$AK15];[.$BE15])" office:value-type="float"/>
          <table:table-cell table:formula="of:=MIN([.$R15];[.$AL15];[.$BF15])" office:value-type="float"/>
          <table:table-cell table:formula="of:=MIN([.$S15];[.$AM15];[.$BG15])" office:value-type="float"/>
          <table:table-cell table:formula="of:=MIN([.$T15];[.$AN15];[.$BH15])" office:value-type="float"/>
          <table:table-cell table:formula="of:=MIN([.$U15];[.$AO15];[.$BI15])" office:value-type="float"/>
          <table:table-cell table:formula="of:=MEDIAN([.$B15];[.$V15];[.$AP15])" office:value-type="float"/>
          <table:table-cell table:formula="of:=MEDIAN([.$C15];[.$W15];[.$AQ15])" office:value-type="float"/>
          <table:table-cell table:formula="of:=MEDIAN([.$D15];[.$X15];[.$AR15])" office:value-type="float"/>
          <table:table-cell table:formula="of:=MEDIAN([.$E15];[.$Y15];[.$AS15])" office:value-type="float"/>
          <table:table-cell table:formula="of:=MEDIAN([.$F15];[.$Z15];[.$AT15])" office:value-type="float"/>
          <table:table-cell table:formula="of:=MEDIAN([.$G15];[.$AA15];[.$AU15])" office:value-type="float"/>
          <table:table-cell table:formula="of:=MEDIAN([.$H15];[.$AB15];[.$AV15])" office:value-type="float"/>
          <table:table-cell table:formula="of:=MEDIAN([.$I15];[.$AC15];[.$AW15])" office:value-type="float"/>
          <table:table-cell table:formula="of:=MEDIAN([.$J15];[.$AD15];[.$AX15])" office:value-type="float"/>
          <table:table-cell table:formula="of:=MEDIAN([.$K15];[.$AE15];[.$AY15])" office:value-type="float"/>
          <table:table-cell table:formula="of:=MEDIAN([.$L15];[.$AF15];[.$AZ15])" office:value-type="float"/>
          <table:table-cell table:formula="of:=MEDIAN([.$M15];[.$AG15];[.$BA15])" office:value-type="float"/>
          <table:table-cell table:formula="of:=MEDIAN([.$N15];[.$AH15];[.$BB15])" office:value-type="float"/>
          <table:table-cell table:formula="of:=MEDIAN([.$O15];[.$AI15];[.$BC15])" office:value-type="float"/>
          <table:table-cell table:formula="of:=MEDIAN([.$P15];[.$AJ15];[.$BD15])" office:value-type="float"/>
          <table:table-cell table:formula="of:=MEDIAN([.$Q15];[.$AK15];[.$BE15])" office:value-type="float"/>
          <table:table-cell table:formula="of:=MEDIAN([.$R15];[.$AL15];[.$BF15])" office:value-type="float"/>
          <table:table-cell table:formula="of:=MEDIAN([.$S15];[.$AM15];[.$BG15])" office:value-type="float"/>
          <table:table-cell table:formula="of:=MEDIAN([.$T15];[.$AN15];[.$BH15])" office:value-type="float"/>
          <table:table-cell table:formula="of:=MEDIAN([.$U15];[.$AO15];[.$BI15])" office:value-type="float"/>
          <table:table-cell table:formula="of:=MAX([.$B15];[.$V15];[.$AP15])" office:value-type="float"/>
          <table:table-cell table:formula="of:=MAX([.$C15];[.$W15];[.$AQ15])" office:value-type="float"/>
          <table:table-cell table:formula="of:=MAX([.$D15];[.$X15];[.$AR15])" office:value-type="float"/>
          <table:table-cell table:formula="of:=MAX([.$E15];[.$Y15];[.$AS15])" office:value-type="float"/>
          <table:table-cell table:formula="of:=MAX([.$F15];[.$Z15];[.$AT15])" office:value-type="float"/>
          <table:table-cell table:formula="of:=MAX([.$G15];[.$AA15];[.$AU15])" office:value-type="float"/>
          <table:table-cell table:formula="of:=MAX([.$H15];[.$AB15];[.$AV15])" office:value-type="float"/>
          <table:table-cell table:formula="of:=MAX([.$I15];[.$AC15];[.$AW15])" office:value-type="float"/>
          <table:table-cell table:formula="of:=MAX([.$J15];[.$AD15];[.$AX15])" office:value-type="float"/>
          <table:table-cell table:formula="of:=MAX([.$K15];[.$AE15];[.$AY15])" office:value-type="float"/>
          <table:table-cell table:formula="of:=MAX([.$L15];[.$AF15];[.$AZ15])" office:value-type="float"/>
          <table:table-cell table:formula="of:=MAX([.$M15];[.$AG15];[.$BA15])" office:value-type="float"/>
          <table:table-cell table:formula="of:=MAX([.$N15];[.$AH15];[.$BB15])" office:value-type="float"/>
          <table:table-cell table:formula="of:=MAX([.$O15];[.$AI15];[.$BC15])" office:value-type="float"/>
          <table:table-cell table:formula="of:=MAX([.$P15];[.$AJ15];[.$BD15])" office:value-type="float"/>
          <table:table-cell table:formula="of:=MAX([.$Q15];[.$AK15];[.$BE15])" office:value-type="float"/>
          <table:table-cell table:formula="of:=MAX([.$R15];[.$AL15];[.$BF15])" office:value-type="float"/>
          <table:table-cell table:formula="of:=MAX([.$S15];[.$AM15];[.$BG15])" office:value-type="float"/>
          <table:table-cell table:formula="of:=MAX([.$T15];[.$AN15];[.$BH15])" office:value-type="float"/>
          <table:table-cell table:formula="of:=MAX([.$U15];[.$AO15];[.$BI1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34.6236"/>
          <table:table-cell office:value-type="float" office:value="32.524"/>
          <table:table-cell office:value-type="float" office:value="31.82"/>
          <table:table-cell office:value-type="float" office:value="0.0"/>
          <table:table-cell office:value-type="float" office:value="0.0"/>
          <table:table-cell office:value-type="float" office:value="381.0"/>
          <table:table-cell office:value-type="float" office:value="132807.0"/>
          <table:table-cell office:value-type="float" office:value="662095.0"/>
          <table:table-cell office:value-type="float" office:value="106680.0"/>
          <table:table-cell office:value-type="float" office:value="413117.0"/>
          <table:table-cell office:value-type="float" office:value="13876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3520.0"/>
          <table:table-cell office:value-type="float" office:value="185374.0"/>
          <table:table-cell office:value-type="float" office:value="164542.0"/>
          <table:table-cell office:value-type="float" office:value="118958.0"/>
          <table:table-cell office:value-type="float" office:value="23271.0"/>
          <table:table-cell office:value-type="float" office:value="350.0"/>
          <table:table-cell office:value-type="float" office:value="3.85514"/>
          <table:table-cell office:value-type="float" office:value="1.749"/>
          <table:table-cell office:value-type="float" office:value="1.01"/>
          <table:table-cell office:value-type="float" office:value="1.0"/>
          <table:table-cell office:value-type="float" office:value="0.0"/>
          <table:table-cell office:value-type="float" office:value="16.0"/>
          <table:table-cell office:value-type="float" office:value="2707.0"/>
          <table:table-cell office:value-type="float" office:value="31152.0"/>
          <table:table-cell office:value-type="float" office:value="106680.0"/>
          <table:table-cell office:value-type="float" office:value="413117.0"/>
          <table:table-cell office:value-type="float" office:value="1365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3520.0"/>
          <table:table-cell office:value-type="float" office:value="185374.0"/>
          <table:table-cell office:value-type="float" office:value="164542.0"/>
          <table:table-cell office:value-type="float" office:value="118958.0"/>
          <table:table-cell office:value-type="float" office:value="23271.0"/>
          <table:table-cell office:value-type="float" office:value="350.0"/>
          <table:table-cell office:value-type="float" office:value="3.28125"/>
          <table:table-cell office:value-type="float" office:value="0.721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1224.0"/>
          <table:table-cell office:value-type="float" office:value="106330.0"/>
          <table:table-cell office:value-type="float" office:value="412047.0"/>
          <table:table-cell office:value-type="float" office:value="13522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4280.0"/>
          <table:table-cell office:value-type="float" office:value="185126.0"/>
          <table:table-cell office:value-type="float" office:value="164294.0"/>
          <table:table-cell office:value-type="float" office:value="120066.0"/>
          <table:table-cell office:value-type="float" office:value="25527.0"/>
          <table:table-cell office:value-type="float" office:value="350.0"/>
          <table:table-cell table:formula="of:=MIN([.$B16];[.$V16];[.$AP16])" office:value-type="float"/>
          <table:table-cell table:formula="of:=MIN([.$C16];[.$W16];[.$AQ16])" office:value-type="float"/>
          <table:table-cell table:formula="of:=MIN([.$D16];[.$X16];[.$AR16])" office:value-type="float"/>
          <table:table-cell table:formula="of:=MIN([.$E16];[.$Y16];[.$AS16])" office:value-type="float"/>
          <table:table-cell table:formula="of:=MIN([.$F16];[.$Z16];[.$AT16])" office:value-type="float"/>
          <table:table-cell table:formula="of:=MIN([.$G16];[.$AA16];[.$AU16])" office:value-type="float"/>
          <table:table-cell table:formula="of:=MIN([.$H16];[.$AB16];[.$AV16])" office:value-type="float"/>
          <table:table-cell table:formula="of:=MIN([.$I16];[.$AC16];[.$AW16])" office:value-type="float"/>
          <table:table-cell table:formula="of:=MIN([.$J16];[.$AD16];[.$AX16])" office:value-type="float"/>
          <table:table-cell table:formula="of:=MIN([.$K16];[.$AE16];[.$AY16])" office:value-type="float"/>
          <table:table-cell table:formula="of:=MIN([.$L16];[.$AF16];[.$AZ16])" office:value-type="float"/>
          <table:table-cell table:formula="of:=MIN([.$M16];[.$AG16];[.$BA16])" office:value-type="float"/>
          <table:table-cell table:formula="of:=MIN([.$N16];[.$AH16];[.$BB16])" office:value-type="float"/>
          <table:table-cell table:formula="of:=MIN([.$O16];[.$AI16];[.$BC16])" office:value-type="float"/>
          <table:table-cell table:formula="of:=MIN([.$P16];[.$AJ16];[.$BD16])" office:value-type="float"/>
          <table:table-cell table:formula="of:=MIN([.$Q16];[.$AK16];[.$BE16])" office:value-type="float"/>
          <table:table-cell table:formula="of:=MIN([.$R16];[.$AL16];[.$BF16])" office:value-type="float"/>
          <table:table-cell table:formula="of:=MIN([.$S16];[.$AM16];[.$BG16])" office:value-type="float"/>
          <table:table-cell table:formula="of:=MIN([.$T16];[.$AN16];[.$BH16])" office:value-type="float"/>
          <table:table-cell table:formula="of:=MIN([.$U16];[.$AO16];[.$BI16])" office:value-type="float"/>
          <table:table-cell table:formula="of:=MEDIAN([.$B16];[.$V16];[.$AP16])" office:value-type="float"/>
          <table:table-cell table:formula="of:=MEDIAN([.$C16];[.$W16];[.$AQ16])" office:value-type="float"/>
          <table:table-cell table:formula="of:=MEDIAN([.$D16];[.$X16];[.$AR16])" office:value-type="float"/>
          <table:table-cell table:formula="of:=MEDIAN([.$E16];[.$Y16];[.$AS16])" office:value-type="float"/>
          <table:table-cell table:formula="of:=MEDIAN([.$F16];[.$Z16];[.$AT16])" office:value-type="float"/>
          <table:table-cell table:formula="of:=MEDIAN([.$G16];[.$AA16];[.$AU16])" office:value-type="float"/>
          <table:table-cell table:formula="of:=MEDIAN([.$H16];[.$AB16];[.$AV16])" office:value-type="float"/>
          <table:table-cell table:formula="of:=MEDIAN([.$I16];[.$AC16];[.$AW16])" office:value-type="float"/>
          <table:table-cell table:formula="of:=MEDIAN([.$J16];[.$AD16];[.$AX16])" office:value-type="float"/>
          <table:table-cell table:formula="of:=MEDIAN([.$K16];[.$AE16];[.$AY16])" office:value-type="float"/>
          <table:table-cell table:formula="of:=MEDIAN([.$L16];[.$AF16];[.$AZ16])" office:value-type="float"/>
          <table:table-cell table:formula="of:=MEDIAN([.$M16];[.$AG16];[.$BA16])" office:value-type="float"/>
          <table:table-cell table:formula="of:=MEDIAN([.$N16];[.$AH16];[.$BB16])" office:value-type="float"/>
          <table:table-cell table:formula="of:=MEDIAN([.$O16];[.$AI16];[.$BC16])" office:value-type="float"/>
          <table:table-cell table:formula="of:=MEDIAN([.$P16];[.$AJ16];[.$BD16])" office:value-type="float"/>
          <table:table-cell table:formula="of:=MEDIAN([.$Q16];[.$AK16];[.$BE16])" office:value-type="float"/>
          <table:table-cell table:formula="of:=MEDIAN([.$R16];[.$AL16];[.$BF16])" office:value-type="float"/>
          <table:table-cell table:formula="of:=MEDIAN([.$S16];[.$AM16];[.$BG16])" office:value-type="float"/>
          <table:table-cell table:formula="of:=MEDIAN([.$T16];[.$AN16];[.$BH16])" office:value-type="float"/>
          <table:table-cell table:formula="of:=MEDIAN([.$U16];[.$AO16];[.$BI16])" office:value-type="float"/>
          <table:table-cell table:formula="of:=MAX([.$B16];[.$V16];[.$AP16])" office:value-type="float"/>
          <table:table-cell table:formula="of:=MAX([.$C16];[.$W16];[.$AQ16])" office:value-type="float"/>
          <table:table-cell table:formula="of:=MAX([.$D16];[.$X16];[.$AR16])" office:value-type="float"/>
          <table:table-cell table:formula="of:=MAX([.$E16];[.$Y16];[.$AS16])" office:value-type="float"/>
          <table:table-cell table:formula="of:=MAX([.$F16];[.$Z16];[.$AT16])" office:value-type="float"/>
          <table:table-cell table:formula="of:=MAX([.$G16];[.$AA16];[.$AU16])" office:value-type="float"/>
          <table:table-cell table:formula="of:=MAX([.$H16];[.$AB16];[.$AV16])" office:value-type="float"/>
          <table:table-cell table:formula="of:=MAX([.$I16];[.$AC16];[.$AW16])" office:value-type="float"/>
          <table:table-cell table:formula="of:=MAX([.$J16];[.$AD16];[.$AX16])" office:value-type="float"/>
          <table:table-cell table:formula="of:=MAX([.$K16];[.$AE16];[.$AY16])" office:value-type="float"/>
          <table:table-cell table:formula="of:=MAX([.$L16];[.$AF16];[.$AZ16])" office:value-type="float"/>
          <table:table-cell table:formula="of:=MAX([.$M16];[.$AG16];[.$BA16])" office:value-type="float"/>
          <table:table-cell table:formula="of:=MAX([.$N16];[.$AH16];[.$BB16])" office:value-type="float"/>
          <table:table-cell table:formula="of:=MAX([.$O16];[.$AI16];[.$BC16])" office:value-type="float"/>
          <table:table-cell table:formula="of:=MAX([.$P16];[.$AJ16];[.$BD16])" office:value-type="float"/>
          <table:table-cell table:formula="of:=MAX([.$Q16];[.$AK16];[.$BE16])" office:value-type="float"/>
          <table:table-cell table:formula="of:=MAX([.$R16];[.$AL16];[.$BF16])" office:value-type="float"/>
          <table:table-cell table:formula="of:=MAX([.$S16];[.$AM16];[.$BG16])" office:value-type="float"/>
          <table:table-cell table:formula="of:=MAX([.$T16];[.$AN16];[.$BH16])" office:value-type="float"/>
          <table:table-cell table:formula="of:=MAX([.$U16];[.$AO16];[.$BI1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5.88077"/>
          <table:table-cell office:value-type="float" office:value="3.665"/>
          <table:table-cell office:value-type="float" office:value="2.93"/>
          <table:table-cell office:value-type="float" office:value="0.0"/>
          <table:table-cell office:value-type="float" office:value="0.0"/>
          <table:table-cell office:value-type="float" office:value="42.0"/>
          <table:table-cell office:value-type="float" office:value="9838.0"/>
          <table:table-cell office:value-type="float" office:value="101122.0"/>
          <table:table-cell office:value-type="float" office:value="106680.0"/>
          <table:table-cell office:value-type="float" office:value="413117.0"/>
          <table:table-cell office:value-type="float" office:value="1365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3520.0"/>
          <table:table-cell office:value-type="float" office:value="185374.0"/>
          <table:table-cell office:value-type="float" office:value="164542.0"/>
          <table:table-cell office:value-type="float" office:value="118958.0"/>
          <table:table-cell office:value-type="float" office:value="23271.0"/>
          <table:table-cell office:value-type="float" office:value="350.0"/>
          <table:table-cell office:value-type="float" office:value="3.45652"/>
          <table:table-cell office:value-type="float" office:value="1.424"/>
          <table:table-cell office:value-type="float" office:value="0.69"/>
          <table:table-cell office:value-type="float" office:value="1.0"/>
          <table:table-cell office:value-type="float" office:value="0.0"/>
          <table:table-cell office:value-type="float" office:value="11.0"/>
          <table:table-cell office:value-type="float" office:value="1852.0"/>
          <table:table-cell office:value-type="float" office:value="31995.0"/>
          <table:table-cell office:value-type="float" office:value="106680.0"/>
          <table:table-cell office:value-type="float" office:value="413117.0"/>
          <table:table-cell office:value-type="float" office:value="1365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3520.0"/>
          <table:table-cell office:value-type="float" office:value="185374.0"/>
          <table:table-cell office:value-type="float" office:value="164542.0"/>
          <table:table-cell office:value-type="float" office:value="118958.0"/>
          <table:table-cell office:value-type="float" office:value="23271.0"/>
          <table:table-cell office:value-type="float" office:value="350.0"/>
          <table:table-cell office:value-type="float" office:value="3.26622"/>
          <table:table-cell office:value-type="float" office:value="0.734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52.0"/>
          <table:table-cell office:value-type="float" office:value="106330.0"/>
          <table:table-cell office:value-type="float" office:value="412047.0"/>
          <table:table-cell office:value-type="float" office:value="1367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4280.0"/>
          <table:table-cell office:value-type="float" office:value="185126.0"/>
          <table:table-cell office:value-type="float" office:value="164294.0"/>
          <table:table-cell office:value-type="float" office:value="120066.0"/>
          <table:table-cell office:value-type="float" office:value="25527.0"/>
          <table:table-cell office:value-type="float" office:value="350.0"/>
          <table:table-cell table:formula="of:=MIN([.$B17];[.$V17];[.$AP17])" office:value-type="float"/>
          <table:table-cell table:formula="of:=MIN([.$C17];[.$W17];[.$AQ17])" office:value-type="float"/>
          <table:table-cell table:formula="of:=MIN([.$D17];[.$X17];[.$AR17])" office:value-type="float"/>
          <table:table-cell table:formula="of:=MIN([.$E17];[.$Y17];[.$AS17])" office:value-type="float"/>
          <table:table-cell table:formula="of:=MIN([.$F17];[.$Z17];[.$AT17])" office:value-type="float"/>
          <table:table-cell table:formula="of:=MIN([.$G17];[.$AA17];[.$AU17])" office:value-type="float"/>
          <table:table-cell table:formula="of:=MIN([.$H17];[.$AB17];[.$AV17])" office:value-type="float"/>
          <table:table-cell table:formula="of:=MIN([.$I17];[.$AC17];[.$AW17])" office:value-type="float"/>
          <table:table-cell table:formula="of:=MIN([.$J17];[.$AD17];[.$AX17])" office:value-type="float"/>
          <table:table-cell table:formula="of:=MIN([.$K17];[.$AE17];[.$AY17])" office:value-type="float"/>
          <table:table-cell table:formula="of:=MIN([.$L17];[.$AF17];[.$AZ17])" office:value-type="float"/>
          <table:table-cell table:formula="of:=MIN([.$M17];[.$AG17];[.$BA17])" office:value-type="float"/>
          <table:table-cell table:formula="of:=MIN([.$N17];[.$AH17];[.$BB17])" office:value-type="float"/>
          <table:table-cell table:formula="of:=MIN([.$O17];[.$AI17];[.$BC17])" office:value-type="float"/>
          <table:table-cell table:formula="of:=MIN([.$P17];[.$AJ17];[.$BD17])" office:value-type="float"/>
          <table:table-cell table:formula="of:=MIN([.$Q17];[.$AK17];[.$BE17])" office:value-type="float"/>
          <table:table-cell table:formula="of:=MIN([.$R17];[.$AL17];[.$BF17])" office:value-type="float"/>
          <table:table-cell table:formula="of:=MIN([.$S17];[.$AM17];[.$BG17])" office:value-type="float"/>
          <table:table-cell table:formula="of:=MIN([.$T17];[.$AN17];[.$BH17])" office:value-type="float"/>
          <table:table-cell table:formula="of:=MIN([.$U17];[.$AO17];[.$BI17])" office:value-type="float"/>
          <table:table-cell table:formula="of:=MEDIAN([.$B17];[.$V17];[.$AP17])" office:value-type="float"/>
          <table:table-cell table:formula="of:=MEDIAN([.$C17];[.$W17];[.$AQ17])" office:value-type="float"/>
          <table:table-cell table:formula="of:=MEDIAN([.$D17];[.$X17];[.$AR17])" office:value-type="float"/>
          <table:table-cell table:formula="of:=MEDIAN([.$E17];[.$Y17];[.$AS17])" office:value-type="float"/>
          <table:table-cell table:formula="of:=MEDIAN([.$F17];[.$Z17];[.$AT17])" office:value-type="float"/>
          <table:table-cell table:formula="of:=MEDIAN([.$G17];[.$AA17];[.$AU17])" office:value-type="float"/>
          <table:table-cell table:formula="of:=MEDIAN([.$H17];[.$AB17];[.$AV17])" office:value-type="float"/>
          <table:table-cell table:formula="of:=MEDIAN([.$I17];[.$AC17];[.$AW17])" office:value-type="float"/>
          <table:table-cell table:formula="of:=MEDIAN([.$J17];[.$AD17];[.$AX17])" office:value-type="float"/>
          <table:table-cell table:formula="of:=MEDIAN([.$K17];[.$AE17];[.$AY17])" office:value-type="float"/>
          <table:table-cell table:formula="of:=MEDIAN([.$L17];[.$AF17];[.$AZ17])" office:value-type="float"/>
          <table:table-cell table:formula="of:=MEDIAN([.$M17];[.$AG17];[.$BA17])" office:value-type="float"/>
          <table:table-cell table:formula="of:=MEDIAN([.$N17];[.$AH17];[.$BB17])" office:value-type="float"/>
          <table:table-cell table:formula="of:=MEDIAN([.$O17];[.$AI17];[.$BC17])" office:value-type="float"/>
          <table:table-cell table:formula="of:=MEDIAN([.$P17];[.$AJ17];[.$BD17])" office:value-type="float"/>
          <table:table-cell table:formula="of:=MEDIAN([.$Q17];[.$AK17];[.$BE17])" office:value-type="float"/>
          <table:table-cell table:formula="of:=MEDIAN([.$R17];[.$AL17];[.$BF17])" office:value-type="float"/>
          <table:table-cell table:formula="of:=MEDIAN([.$S17];[.$AM17];[.$BG17])" office:value-type="float"/>
          <table:table-cell table:formula="of:=MEDIAN([.$T17];[.$AN17];[.$BH17])" office:value-type="float"/>
          <table:table-cell table:formula="of:=MEDIAN([.$U17];[.$AO17];[.$BI17])" office:value-type="float"/>
          <table:table-cell table:formula="of:=MAX([.$B17];[.$V17];[.$AP17])" office:value-type="float"/>
          <table:table-cell table:formula="of:=MAX([.$C17];[.$W17];[.$AQ17])" office:value-type="float"/>
          <table:table-cell table:formula="of:=MAX([.$D17];[.$X17];[.$AR17])" office:value-type="float"/>
          <table:table-cell table:formula="of:=MAX([.$E17];[.$Y17];[.$AS17])" office:value-type="float"/>
          <table:table-cell table:formula="of:=MAX([.$F17];[.$Z17];[.$AT17])" office:value-type="float"/>
          <table:table-cell table:formula="of:=MAX([.$G17];[.$AA17];[.$AU17])" office:value-type="float"/>
          <table:table-cell table:formula="of:=MAX([.$H17];[.$AB17];[.$AV17])" office:value-type="float"/>
          <table:table-cell table:formula="of:=MAX([.$I17];[.$AC17];[.$AW17])" office:value-type="float"/>
          <table:table-cell table:formula="of:=MAX([.$J17];[.$AD17];[.$AX17])" office:value-type="float"/>
          <table:table-cell table:formula="of:=MAX([.$K17];[.$AE17];[.$AY17])" office:value-type="float"/>
          <table:table-cell table:formula="of:=MAX([.$L17];[.$AF17];[.$AZ17])" office:value-type="float"/>
          <table:table-cell table:formula="of:=MAX([.$M17];[.$AG17];[.$BA17])" office:value-type="float"/>
          <table:table-cell table:formula="of:=MAX([.$N17];[.$AH17];[.$BB17])" office:value-type="float"/>
          <table:table-cell table:formula="of:=MAX([.$O17];[.$AI17];[.$BC17])" office:value-type="float"/>
          <table:table-cell table:formula="of:=MAX([.$P17];[.$AJ17];[.$BD17])" office:value-type="float"/>
          <table:table-cell table:formula="of:=MAX([.$Q17];[.$AK17];[.$BE17])" office:value-type="float"/>
          <table:table-cell table:formula="of:=MAX([.$R17];[.$AL17];[.$BF17])" office:value-type="float"/>
          <table:table-cell table:formula="of:=MAX([.$S17];[.$AM17];[.$BG17])" office:value-type="float"/>
          <table:table-cell table:formula="of:=MAX([.$T17];[.$AN17];[.$BH17])" office:value-type="float"/>
          <table:table-cell table:formula="of:=MAX([.$U17];[.$AO17];[.$BI17])" office:value-type="float"/>
        </table:table-row>
        <table:table-row table:style-name="ro1">
          <table:table-cell office:value-type="string">
            <text:p>structured/x10_y9_r20/x10_y9_n90_r20_s20_ps1_pr20_u20_o20_l20_N001.lp</text:p>
          </table:table-cell>
          <table:table-cell office:value-type="float" office:value="62.3721"/>
          <table:table-cell office:value-type="float" office:value="60.394"/>
          <table:table-cell office:value-type="float" office:value="58.39"/>
          <table:table-cell office:value-type="float" office:value="0.0"/>
          <table:table-cell office:value-type="float" office:value="0.0"/>
          <table:table-cell office:value-type="float" office:value="416.0"/>
          <table:table-cell office:value-type="float" office:value="142542.0"/>
          <table:table-cell office:value-type="float" office:value="1451952.0"/>
          <table:table-cell office:value-type="float" office:value="301520.0"/>
          <table:table-cell office:value-type="float" office:value="1186223.0"/>
          <table:table-cell office:value-type="float" office:value="2296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8540.0"/>
          <table:table-cell office:value-type="float" office:value="518214.0"/>
          <table:table-cell office:value-type="float" office:value="462402.0"/>
          <table:table-cell office:value-type="float" office:value="327026.0"/>
          <table:table-cell office:value-type="float" office:value="62647.0"/>
          <table:table-cell office:value-type="float" office:value="700.0"/>
          <table:table-cell office:value-type="float" office:value="25.0727"/>
          <table:table-cell office:value-type="float" office:value="23.224"/>
          <table:table-cell office:value-type="float" office:value="21.44"/>
          <table:table-cell office:value-type="float" office:value="0.0"/>
          <table:table-cell office:value-type="float" office:value="0.0"/>
          <table:table-cell office:value-type="float" office:value="218.0"/>
          <table:table-cell office:value-type="float" office:value="66316.0"/>
          <table:table-cell office:value-type="float" office:value="411958.0"/>
          <table:table-cell office:value-type="float" office:value="301520.0"/>
          <table:table-cell office:value-type="float" office:value="1186223.0"/>
          <table:table-cell office:value-type="float" office:value="2311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8540.0"/>
          <table:table-cell office:value-type="float" office:value="518214.0"/>
          <table:table-cell office:value-type="float" office:value="462402.0"/>
          <table:table-cell office:value-type="float" office:value="327026.0"/>
          <table:table-cell office:value-type="float" office:value="62647.0"/>
          <table:table-cell office:value-type="float" office:value="700.0"/>
          <table:table-cell office:value-type="float" office:value="6.31573"/>
          <table:table-cell office:value-type="float" office:value="2.415"/>
          <table:table-cell office:value-type="float" office:value="0.46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362.0"/>
          <table:table-cell office:value-type="float" office:value="11393.0"/>
          <table:table-cell office:value-type="float" office:value="300820.0"/>
          <table:table-cell office:value-type="float" office:value="1184083.0"/>
          <table:table-cell office:value-type="float" office:value="23181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0060.0"/>
          <table:table-cell office:value-type="float" office:value="517708.0"/>
          <table:table-cell office:value-type="float" office:value="461896.0"/>
          <table:table-cell office:value-type="float" office:value="329252.0"/>
          <table:table-cell office:value-type="float" office:value="67179.0"/>
          <table:table-cell office:value-type="float" office:value="700.0"/>
          <table:table-cell table:formula="of:=MIN([.$B18];[.$V18];[.$AP18])" office:value-type="float"/>
          <table:table-cell table:formula="of:=MIN([.$C18];[.$W18];[.$AQ18])" office:value-type="float"/>
          <table:table-cell table:formula="of:=MIN([.$D18];[.$X18];[.$AR18])" office:value-type="float"/>
          <table:table-cell table:formula="of:=MIN([.$E18];[.$Y18];[.$AS18])" office:value-type="float"/>
          <table:table-cell table:formula="of:=MIN([.$F18];[.$Z18];[.$AT18])" office:value-type="float"/>
          <table:table-cell table:formula="of:=MIN([.$G18];[.$AA18];[.$AU18])" office:value-type="float"/>
          <table:table-cell table:formula="of:=MIN([.$H18];[.$AB18];[.$AV18])" office:value-type="float"/>
          <table:table-cell table:formula="of:=MIN([.$I18];[.$AC18];[.$AW18])" office:value-type="float"/>
          <table:table-cell table:formula="of:=MIN([.$J18];[.$AD18];[.$AX18])" office:value-type="float"/>
          <table:table-cell table:formula="of:=MIN([.$K18];[.$AE18];[.$AY18])" office:value-type="float"/>
          <table:table-cell table:formula="of:=MIN([.$L18];[.$AF18];[.$AZ18])" office:value-type="float"/>
          <table:table-cell table:formula="of:=MIN([.$M18];[.$AG18];[.$BA18])" office:value-type="float"/>
          <table:table-cell table:formula="of:=MIN([.$N18];[.$AH18];[.$BB18])" office:value-type="float"/>
          <table:table-cell table:formula="of:=MIN([.$O18];[.$AI18];[.$BC18])" office:value-type="float"/>
          <table:table-cell table:formula="of:=MIN([.$P18];[.$AJ18];[.$BD18])" office:value-type="float"/>
          <table:table-cell table:formula="of:=MIN([.$Q18];[.$AK18];[.$BE18])" office:value-type="float"/>
          <table:table-cell table:formula="of:=MIN([.$R18];[.$AL18];[.$BF18])" office:value-type="float"/>
          <table:table-cell table:formula="of:=MIN([.$S18];[.$AM18];[.$BG18])" office:value-type="float"/>
          <table:table-cell table:formula="of:=MIN([.$T18];[.$AN18];[.$BH18])" office:value-type="float"/>
          <table:table-cell table:formula="of:=MIN([.$U18];[.$AO18];[.$BI18])" office:value-type="float"/>
          <table:table-cell table:formula="of:=MEDIAN([.$B18];[.$V18];[.$AP18])" office:value-type="float"/>
          <table:table-cell table:formula="of:=MEDIAN([.$C18];[.$W18];[.$AQ18])" office:value-type="float"/>
          <table:table-cell table:formula="of:=MEDIAN([.$D18];[.$X18];[.$AR18])" office:value-type="float"/>
          <table:table-cell table:formula="of:=MEDIAN([.$E18];[.$Y18];[.$AS18])" office:value-type="float"/>
          <table:table-cell table:formula="of:=MEDIAN([.$F18];[.$Z18];[.$AT18])" office:value-type="float"/>
          <table:table-cell table:formula="of:=MEDIAN([.$G18];[.$AA18];[.$AU18])" office:value-type="float"/>
          <table:table-cell table:formula="of:=MEDIAN([.$H18];[.$AB18];[.$AV18])" office:value-type="float"/>
          <table:table-cell table:formula="of:=MEDIAN([.$I18];[.$AC18];[.$AW18])" office:value-type="float"/>
          <table:table-cell table:formula="of:=MEDIAN([.$J18];[.$AD18];[.$AX18])" office:value-type="float"/>
          <table:table-cell table:formula="of:=MEDIAN([.$K18];[.$AE18];[.$AY18])" office:value-type="float"/>
          <table:table-cell table:formula="of:=MEDIAN([.$L18];[.$AF18];[.$AZ18])" office:value-type="float"/>
          <table:table-cell table:formula="of:=MEDIAN([.$M18];[.$AG18];[.$BA18])" office:value-type="float"/>
          <table:table-cell table:formula="of:=MEDIAN([.$N18];[.$AH18];[.$BB18])" office:value-type="float"/>
          <table:table-cell table:formula="of:=MEDIAN([.$O18];[.$AI18];[.$BC18])" office:value-type="float"/>
          <table:table-cell table:formula="of:=MEDIAN([.$P18];[.$AJ18];[.$BD18])" office:value-type="float"/>
          <table:table-cell table:formula="of:=MEDIAN([.$Q18];[.$AK18];[.$BE18])" office:value-type="float"/>
          <table:table-cell table:formula="of:=MEDIAN([.$R18];[.$AL18];[.$BF18])" office:value-type="float"/>
          <table:table-cell table:formula="of:=MEDIAN([.$S18];[.$AM18];[.$BG18])" office:value-type="float"/>
          <table:table-cell table:formula="of:=MEDIAN([.$T18];[.$AN18];[.$BH18])" office:value-type="float"/>
          <table:table-cell table:formula="of:=MEDIAN([.$U18];[.$AO18];[.$BI18])" office:value-type="float"/>
          <table:table-cell table:formula="of:=MAX([.$B18];[.$V18];[.$AP18])" office:value-type="float"/>
          <table:table-cell table:formula="of:=MAX([.$C18];[.$W18];[.$AQ18])" office:value-type="float"/>
          <table:table-cell table:formula="of:=MAX([.$D18];[.$X18];[.$AR18])" office:value-type="float"/>
          <table:table-cell table:formula="of:=MAX([.$E18];[.$Y18];[.$AS18])" office:value-type="float"/>
          <table:table-cell table:formula="of:=MAX([.$F18];[.$Z18];[.$AT18])" office:value-type="float"/>
          <table:table-cell table:formula="of:=MAX([.$G18];[.$AA18];[.$AU18])" office:value-type="float"/>
          <table:table-cell table:formula="of:=MAX([.$H18];[.$AB18];[.$AV18])" office:value-type="float"/>
          <table:table-cell table:formula="of:=MAX([.$I18];[.$AC18];[.$AW18])" office:value-type="float"/>
          <table:table-cell table:formula="of:=MAX([.$J18];[.$AD18];[.$AX18])" office:value-type="float"/>
          <table:table-cell table:formula="of:=MAX([.$K18];[.$AE18];[.$AY18])" office:value-type="float"/>
          <table:table-cell table:formula="of:=MAX([.$L18];[.$AF18];[.$AZ18])" office:value-type="float"/>
          <table:table-cell table:formula="of:=MAX([.$M18];[.$AG18];[.$BA18])" office:value-type="float"/>
          <table:table-cell table:formula="of:=MAX([.$N18];[.$AH18];[.$BB18])" office:value-type="float"/>
          <table:table-cell table:formula="of:=MAX([.$O18];[.$AI18];[.$BC18])" office:value-type="float"/>
          <table:table-cell table:formula="of:=MAX([.$P18];[.$AJ18];[.$BD18])" office:value-type="float"/>
          <table:table-cell table:formula="of:=MAX([.$Q18];[.$AK18];[.$BE18])" office:value-type="float"/>
          <table:table-cell table:formula="of:=MAX([.$R18];[.$AL18];[.$BF18])" office:value-type="float"/>
          <table:table-cell table:formula="of:=MAX([.$S18];[.$AM18];[.$BG18])" office:value-type="float"/>
          <table:table-cell table:formula="of:=MAX([.$T18];[.$AN18];[.$BH18])" office:value-type="float"/>
          <table:table-cell table:formula="of:=MAX([.$U18];[.$AO18];[.$BI18])" office:value-type="float"/>
        </table:table-row>
        <table:table-row table:style-name="ro1">
          <table:table-cell office:value-type="string">
            <text:p>structured/x10_y9_r20/x10_y9_n90_r20_s20_ps1_pr20_u20_o20_l20_N002.lp</text:p>
          </table:table-cell>
          <table:table-cell office:value-type="float" office:value="20.9134"/>
          <table:table-cell office:value-type="float" office:value="18.431"/>
          <table:table-cell office:value-type="float" office:value="14.59"/>
          <table:table-cell office:value-type="float" office:value="0.0"/>
          <table:table-cell office:value-type="float" office:value="0.0"/>
          <table:table-cell office:value-type="float" office:value="75.0"/>
          <table:table-cell office:value-type="float" office:value="21569.0"/>
          <table:table-cell office:value-type="float" office:value="195408.0"/>
          <table:table-cell office:value-type="float" office:value="301520.0"/>
          <table:table-cell office:value-type="float" office:value="1186222.0"/>
          <table:table-cell office:value-type="float" office:value="2311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8540.0"/>
          <table:table-cell office:value-type="float" office:value="518214.0"/>
          <table:table-cell office:value-type="float" office:value="462402.0"/>
          <table:table-cell office:value-type="float" office:value="327026.0"/>
          <table:table-cell office:value-type="float" office:value="62647.0"/>
          <table:table-cell office:value-type="float" office:value="700.0"/>
          <table:table-cell office:value-type="float" office:value="27.4058"/>
          <table:table-cell office:value-type="float" office:value="25.439"/>
          <table:table-cell office:value-type="float" office:value="23.52"/>
          <table:table-cell office:value-type="float" office:value="0.0"/>
          <table:table-cell office:value-type="float" office:value="0.0"/>
          <table:table-cell office:value-type="float" office:value="254.0"/>
          <table:table-cell office:value-type="float" office:value="85717.0"/>
          <table:table-cell office:value-type="float" office:value="455247.0"/>
          <table:table-cell office:value-type="float" office:value="301520.0"/>
          <table:table-cell office:value-type="float" office:value="1186222.0"/>
          <table:table-cell office:value-type="float" office:value="2303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8540.0"/>
          <table:table-cell office:value-type="float" office:value="518214.0"/>
          <table:table-cell office:value-type="float" office:value="462402.0"/>
          <table:table-cell office:value-type="float" office:value="327026.0"/>
          <table:table-cell office:value-type="float" office:value="62647.0"/>
          <table:table-cell office:value-type="float" office:value="700.0"/>
          <table:table-cell office:value-type="float" office:value="5.43478"/>
          <table:table-cell office:value-type="float" office:value="2.07"/>
          <table:table-cell office:value-type="float" office:value="0.28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05.0"/>
          <table:table-cell office:value-type="float" office:value="10267.0"/>
          <table:table-cell office:value-type="float" office:value="300820.0"/>
          <table:table-cell office:value-type="float" office:value="1184082.0"/>
          <table:table-cell office:value-type="float" office:value="23221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0060.0"/>
          <table:table-cell office:value-type="float" office:value="517708.0"/>
          <table:table-cell office:value-type="float" office:value="461896.0"/>
          <table:table-cell office:value-type="float" office:value="329252.0"/>
          <table:table-cell office:value-type="float" office:value="67179.0"/>
          <table:table-cell office:value-type="float" office:value="700.0"/>
          <table:table-cell table:formula="of:=MIN([.$B19];[.$V19];[.$AP19])" office:value-type="float"/>
          <table:table-cell table:formula="of:=MIN([.$C19];[.$W19];[.$AQ19])" office:value-type="float"/>
          <table:table-cell table:formula="of:=MIN([.$D19];[.$X19];[.$AR19])" office:value-type="float"/>
          <table:table-cell table:formula="of:=MIN([.$E19];[.$Y19];[.$AS19])" office:value-type="float"/>
          <table:table-cell table:formula="of:=MIN([.$F19];[.$Z19];[.$AT19])" office:value-type="float"/>
          <table:table-cell table:formula="of:=MIN([.$G19];[.$AA19];[.$AU19])" office:value-type="float"/>
          <table:table-cell table:formula="of:=MIN([.$H19];[.$AB19];[.$AV19])" office:value-type="float"/>
          <table:table-cell table:formula="of:=MIN([.$I19];[.$AC19];[.$AW19])" office:value-type="float"/>
          <table:table-cell table:formula="of:=MIN([.$J19];[.$AD19];[.$AX19])" office:value-type="float"/>
          <table:table-cell table:formula="of:=MIN([.$K19];[.$AE19];[.$AY19])" office:value-type="float"/>
          <table:table-cell table:formula="of:=MIN([.$L19];[.$AF19];[.$AZ19])" office:value-type="float"/>
          <table:table-cell table:formula="of:=MIN([.$M19];[.$AG19];[.$BA19])" office:value-type="float"/>
          <table:table-cell table:formula="of:=MIN([.$N19];[.$AH19];[.$BB19])" office:value-type="float"/>
          <table:table-cell table:formula="of:=MIN([.$O19];[.$AI19];[.$BC19])" office:value-type="float"/>
          <table:table-cell table:formula="of:=MIN([.$P19];[.$AJ19];[.$BD19])" office:value-type="float"/>
          <table:table-cell table:formula="of:=MIN([.$Q19];[.$AK19];[.$BE19])" office:value-type="float"/>
          <table:table-cell table:formula="of:=MIN([.$R19];[.$AL19];[.$BF19])" office:value-type="float"/>
          <table:table-cell table:formula="of:=MIN([.$S19];[.$AM19];[.$BG19])" office:value-type="float"/>
          <table:table-cell table:formula="of:=MIN([.$T19];[.$AN19];[.$BH19])" office:value-type="float"/>
          <table:table-cell table:formula="of:=MIN([.$U19];[.$AO19];[.$BI19])" office:value-type="float"/>
          <table:table-cell table:formula="of:=MEDIAN([.$B19];[.$V19];[.$AP19])" office:value-type="float"/>
          <table:table-cell table:formula="of:=MEDIAN([.$C19];[.$W19];[.$AQ19])" office:value-type="float"/>
          <table:table-cell table:formula="of:=MEDIAN([.$D19];[.$X19];[.$AR19])" office:value-type="float"/>
          <table:table-cell table:formula="of:=MEDIAN([.$E19];[.$Y19];[.$AS19])" office:value-type="float"/>
          <table:table-cell table:formula="of:=MEDIAN([.$F19];[.$Z19];[.$AT19])" office:value-type="float"/>
          <table:table-cell table:formula="of:=MEDIAN([.$G19];[.$AA19];[.$AU19])" office:value-type="float"/>
          <table:table-cell table:formula="of:=MEDIAN([.$H19];[.$AB19];[.$AV19])" office:value-type="float"/>
          <table:table-cell table:formula="of:=MEDIAN([.$I19];[.$AC19];[.$AW19])" office:value-type="float"/>
          <table:table-cell table:formula="of:=MEDIAN([.$J19];[.$AD19];[.$AX19])" office:value-type="float"/>
          <table:table-cell table:formula="of:=MEDIAN([.$K19];[.$AE19];[.$AY19])" office:value-type="float"/>
          <table:table-cell table:formula="of:=MEDIAN([.$L19];[.$AF19];[.$AZ19])" office:value-type="float"/>
          <table:table-cell table:formula="of:=MEDIAN([.$M19];[.$AG19];[.$BA19])" office:value-type="float"/>
          <table:table-cell table:formula="of:=MEDIAN([.$N19];[.$AH19];[.$BB19])" office:value-type="float"/>
          <table:table-cell table:formula="of:=MEDIAN([.$O19];[.$AI19];[.$BC19])" office:value-type="float"/>
          <table:table-cell table:formula="of:=MEDIAN([.$P19];[.$AJ19];[.$BD19])" office:value-type="float"/>
          <table:table-cell table:formula="of:=MEDIAN([.$Q19];[.$AK19];[.$BE19])" office:value-type="float"/>
          <table:table-cell table:formula="of:=MEDIAN([.$R19];[.$AL19];[.$BF19])" office:value-type="float"/>
          <table:table-cell table:formula="of:=MEDIAN([.$S19];[.$AM19];[.$BG19])" office:value-type="float"/>
          <table:table-cell table:formula="of:=MEDIAN([.$T19];[.$AN19];[.$BH19])" office:value-type="float"/>
          <table:table-cell table:formula="of:=MEDIAN([.$U19];[.$AO19];[.$BI19])" office:value-type="float"/>
          <table:table-cell table:formula="of:=MAX([.$B19];[.$V19];[.$AP19])" office:value-type="float"/>
          <table:table-cell table:formula="of:=MAX([.$C19];[.$W19];[.$AQ19])" office:value-type="float"/>
          <table:table-cell table:formula="of:=MAX([.$D19];[.$X19];[.$AR19])" office:value-type="float"/>
          <table:table-cell table:formula="of:=MAX([.$E19];[.$Y19];[.$AS19])" office:value-type="float"/>
          <table:table-cell table:formula="of:=MAX([.$F19];[.$Z19];[.$AT19])" office:value-type="float"/>
          <table:table-cell table:formula="of:=MAX([.$G19];[.$AA19];[.$AU19])" office:value-type="float"/>
          <table:table-cell table:formula="of:=MAX([.$H19];[.$AB19];[.$AV19])" office:value-type="float"/>
          <table:table-cell table:formula="of:=MAX([.$I19];[.$AC19];[.$AW19])" office:value-type="float"/>
          <table:table-cell table:formula="of:=MAX([.$J19];[.$AD19];[.$AX19])" office:value-type="float"/>
          <table:table-cell table:formula="of:=MAX([.$K19];[.$AE19];[.$AY19])" office:value-type="float"/>
          <table:table-cell table:formula="of:=MAX([.$L19];[.$AF19];[.$AZ19])" office:value-type="float"/>
          <table:table-cell table:formula="of:=MAX([.$M19];[.$AG19];[.$BA19])" office:value-type="float"/>
          <table:table-cell table:formula="of:=MAX([.$N19];[.$AH19];[.$BB19])" office:value-type="float"/>
          <table:table-cell table:formula="of:=MAX([.$O19];[.$AI19];[.$BC19])" office:value-type="float"/>
          <table:table-cell table:formula="of:=MAX([.$P19];[.$AJ19];[.$BD19])" office:value-type="float"/>
          <table:table-cell table:formula="of:=MAX([.$Q19];[.$AK19];[.$BE19])" office:value-type="float"/>
          <table:table-cell table:formula="of:=MAX([.$R19];[.$AL19];[.$BF19])" office:value-type="float"/>
          <table:table-cell table:formula="of:=MAX([.$S19];[.$AM19];[.$BG19])" office:value-type="float"/>
          <table:table-cell table:formula="of:=MAX([.$T19];[.$AN19];[.$BH19])" office:value-type="float"/>
          <table:table-cell table:formula="of:=MAX([.$U19];[.$AO19];[.$BI19])" office:value-type="float"/>
        </table:table-row>
        <table:table-row table:style-name="ro1">
          <table:table-cell office:value-type="string">
            <text:p>structured/x10_y9_r20/x10_y9_n90_r20_s20_ps1_pr20_u20_o20_l20_N003.lp</text:p>
          </table:table-cell>
          <table:table-cell office:value-type="float" office:value="14.6365"/>
          <table:table-cell office:value-type="float" office:value="12.524"/>
          <table:table-cell office:value-type="float" office:value="10.56"/>
          <table:table-cell office:value-type="float" office:value="0.0"/>
          <table:table-cell office:value-type="float" office:value="0.0"/>
          <table:table-cell office:value-type="float" office:value="88.0"/>
          <table:table-cell office:value-type="float" office:value="22611.0"/>
          <table:table-cell office:value-type="float" office:value="268805.0"/>
          <table:table-cell office:value-type="float" office:value="301520.0"/>
          <table:table-cell office:value-type="float" office:value="1186222.0"/>
          <table:table-cell office:value-type="float" office:value="2296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8540.0"/>
          <table:table-cell office:value-type="float" office:value="518214.0"/>
          <table:table-cell office:value-type="float" office:value="462402.0"/>
          <table:table-cell office:value-type="float" office:value="327026.0"/>
          <table:table-cell office:value-type="float" office:value="62647.0"/>
          <table:table-cell office:value-type="float" office:value="700.0"/>
          <table:table-cell office:value-type="float" office:value="38.8855"/>
          <table:table-cell office:value-type="float" office:value="37.068"/>
          <table:table-cell office:value-type="float" office:value="35.19"/>
          <table:table-cell office:value-type="float" office:value="1.0"/>
          <table:table-cell office:value-type="float" office:value="0.0"/>
          <table:table-cell office:value-type="float" office:value="253.0"/>
          <table:table-cell office:value-type="float" office:value="83532.0"/>
          <table:table-cell office:value-type="float" office:value="1033909.0"/>
          <table:table-cell office:value-type="float" office:value="301520.0"/>
          <table:table-cell office:value-type="float" office:value="1186222.0"/>
          <table:table-cell office:value-type="float" office:value="2303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8540.0"/>
          <table:table-cell office:value-type="float" office:value="518214.0"/>
          <table:table-cell office:value-type="float" office:value="462402.0"/>
          <table:table-cell office:value-type="float" office:value="327026.0"/>
          <table:table-cell office:value-type="float" office:value="62647.0"/>
          <table:table-cell office:value-type="float" office:value="700.0"/>
          <table:table-cell office:value-type="float" office:value="5.43765"/>
          <table:table-cell office:value-type="float" office:value="2.035"/>
          <table:table-cell office:value-type="float" office:value="0.3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1.0"/>
          <table:table-cell office:value-type="float" office:value="13651.0"/>
          <table:table-cell office:value-type="float" office:value="300820.0"/>
          <table:table-cell office:value-type="float" office:value="1184082.0"/>
          <table:table-cell office:value-type="float" office:value="2334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0060.0"/>
          <table:table-cell office:value-type="float" office:value="517708.0"/>
          <table:table-cell office:value-type="float" office:value="461896.0"/>
          <table:table-cell office:value-type="float" office:value="329252.0"/>
          <table:table-cell office:value-type="float" office:value="67179.0"/>
          <table:table-cell office:value-type="float" office:value="700.0"/>
          <table:table-cell table:formula="of:=MIN([.$B20];[.$V20];[.$AP20])" office:value-type="float"/>
          <table:table-cell table:formula="of:=MIN([.$C20];[.$W20];[.$AQ20])" office:value-type="float"/>
          <table:table-cell table:formula="of:=MIN([.$D20];[.$X20];[.$AR20])" office:value-type="float"/>
          <table:table-cell table:formula="of:=MIN([.$E20];[.$Y20];[.$AS20])" office:value-type="float"/>
          <table:table-cell table:formula="of:=MIN([.$F20];[.$Z20];[.$AT20])" office:value-type="float"/>
          <table:table-cell table:formula="of:=MIN([.$G20];[.$AA20];[.$AU20])" office:value-type="float"/>
          <table:table-cell table:formula="of:=MIN([.$H20];[.$AB20];[.$AV20])" office:value-type="float"/>
          <table:table-cell table:formula="of:=MIN([.$I20];[.$AC20];[.$AW20])" office:value-type="float"/>
          <table:table-cell table:formula="of:=MIN([.$J20];[.$AD20];[.$AX20])" office:value-type="float"/>
          <table:table-cell table:formula="of:=MIN([.$K20];[.$AE20];[.$AY20])" office:value-type="float"/>
          <table:table-cell table:formula="of:=MIN([.$L20];[.$AF20];[.$AZ20])" office:value-type="float"/>
          <table:table-cell table:formula="of:=MIN([.$M20];[.$AG20];[.$BA20])" office:value-type="float"/>
          <table:table-cell table:formula="of:=MIN([.$N20];[.$AH20];[.$BB20])" office:value-type="float"/>
          <table:table-cell table:formula="of:=MIN([.$O20];[.$AI20];[.$BC20])" office:value-type="float"/>
          <table:table-cell table:formula="of:=MIN([.$P20];[.$AJ20];[.$BD20])" office:value-type="float"/>
          <table:table-cell table:formula="of:=MIN([.$Q20];[.$AK20];[.$BE20])" office:value-type="float"/>
          <table:table-cell table:formula="of:=MIN([.$R20];[.$AL20];[.$BF20])" office:value-type="float"/>
          <table:table-cell table:formula="of:=MIN([.$S20];[.$AM20];[.$BG20])" office:value-type="float"/>
          <table:table-cell table:formula="of:=MIN([.$T20];[.$AN20];[.$BH20])" office:value-type="float"/>
          <table:table-cell table:formula="of:=MIN([.$U20];[.$AO20];[.$BI20])" office:value-type="float"/>
          <table:table-cell table:formula="of:=MEDIAN([.$B20];[.$V20];[.$AP20])" office:value-type="float"/>
          <table:table-cell table:formula="of:=MEDIAN([.$C20];[.$W20];[.$AQ20])" office:value-type="float"/>
          <table:table-cell table:formula="of:=MEDIAN([.$D20];[.$X20];[.$AR20])" office:value-type="float"/>
          <table:table-cell table:formula="of:=MEDIAN([.$E20];[.$Y20];[.$AS20])" office:value-type="float"/>
          <table:table-cell table:formula="of:=MEDIAN([.$F20];[.$Z20];[.$AT20])" office:value-type="float"/>
          <table:table-cell table:formula="of:=MEDIAN([.$G20];[.$AA20];[.$AU20])" office:value-type="float"/>
          <table:table-cell table:formula="of:=MEDIAN([.$H20];[.$AB20];[.$AV20])" office:value-type="float"/>
          <table:table-cell table:formula="of:=MEDIAN([.$I20];[.$AC20];[.$AW20])" office:value-type="float"/>
          <table:table-cell table:formula="of:=MEDIAN([.$J20];[.$AD20];[.$AX20])" office:value-type="float"/>
          <table:table-cell table:formula="of:=MEDIAN([.$K20];[.$AE20];[.$AY20])" office:value-type="float"/>
          <table:table-cell table:formula="of:=MEDIAN([.$L20];[.$AF20];[.$AZ20])" office:value-type="float"/>
          <table:table-cell table:formula="of:=MEDIAN([.$M20];[.$AG20];[.$BA20])" office:value-type="float"/>
          <table:table-cell table:formula="of:=MEDIAN([.$N20];[.$AH20];[.$BB20])" office:value-type="float"/>
          <table:table-cell table:formula="of:=MEDIAN([.$O20];[.$AI20];[.$BC20])" office:value-type="float"/>
          <table:table-cell table:formula="of:=MEDIAN([.$P20];[.$AJ20];[.$BD20])" office:value-type="float"/>
          <table:table-cell table:formula="of:=MEDIAN([.$Q20];[.$AK20];[.$BE20])" office:value-type="float"/>
          <table:table-cell table:formula="of:=MEDIAN([.$R20];[.$AL20];[.$BF20])" office:value-type="float"/>
          <table:table-cell table:formula="of:=MEDIAN([.$S20];[.$AM20];[.$BG20])" office:value-type="float"/>
          <table:table-cell table:formula="of:=MEDIAN([.$T20];[.$AN20];[.$BH20])" office:value-type="float"/>
          <table:table-cell table:formula="of:=MEDIAN([.$U20];[.$AO20];[.$BI20])" office:value-type="float"/>
          <table:table-cell table:formula="of:=MAX([.$B20];[.$V20];[.$AP20])" office:value-type="float"/>
          <table:table-cell table:formula="of:=MAX([.$C20];[.$W20];[.$AQ20])" office:value-type="float"/>
          <table:table-cell table:formula="of:=MAX([.$D20];[.$X20];[.$AR20])" office:value-type="float"/>
          <table:table-cell table:formula="of:=MAX([.$E20];[.$Y20];[.$AS20])" office:value-type="float"/>
          <table:table-cell table:formula="of:=MAX([.$F20];[.$Z20];[.$AT20])" office:value-type="float"/>
          <table:table-cell table:formula="of:=MAX([.$G20];[.$AA20];[.$AU20])" office:value-type="float"/>
          <table:table-cell table:formula="of:=MAX([.$H20];[.$AB20];[.$AV20])" office:value-type="float"/>
          <table:table-cell table:formula="of:=MAX([.$I20];[.$AC20];[.$AW20])" office:value-type="float"/>
          <table:table-cell table:formula="of:=MAX([.$J20];[.$AD20];[.$AX20])" office:value-type="float"/>
          <table:table-cell table:formula="of:=MAX([.$K20];[.$AE20];[.$AY20])" office:value-type="float"/>
          <table:table-cell table:formula="of:=MAX([.$L20];[.$AF20];[.$AZ20])" office:value-type="float"/>
          <table:table-cell table:formula="of:=MAX([.$M20];[.$AG20];[.$BA20])" office:value-type="float"/>
          <table:table-cell table:formula="of:=MAX([.$N20];[.$AH20];[.$BB20])" office:value-type="float"/>
          <table:table-cell table:formula="of:=MAX([.$O20];[.$AI20];[.$BC20])" office:value-type="float"/>
          <table:table-cell table:formula="of:=MAX([.$P20];[.$AJ20];[.$BD20])" office:value-type="float"/>
          <table:table-cell table:formula="of:=MAX([.$Q20];[.$AK20];[.$BE20])" office:value-type="float"/>
          <table:table-cell table:formula="of:=MAX([.$R20];[.$AL20];[.$BF20])" office:value-type="float"/>
          <table:table-cell table:formula="of:=MAX([.$S20];[.$AM20];[.$BG20])" office:value-type="float"/>
          <table:table-cell table:formula="of:=MAX([.$T20];[.$AN20];[.$BH20])" office:value-type="float"/>
          <table:table-cell table:formula="of:=MAX([.$U20];[.$AO20];[.$BI20])" office:value-type="float"/>
        </table:table-row>
        <table:table-row table:style-name="ro1">
          <table:table-cell office:value-type="string">
            <text:p>structured/x10_y9_r20/x10_y9_n90_r20_s20_ps1_pr20_u20_o20_l20_N004.lp</text:p>
          </table:table-cell>
          <table:table-cell office:value-type="float" office:value="430.29"/>
          <table:table-cell office:value-type="float" office:value="428.203"/>
          <table:table-cell office:value-type="float" office:value="426.22"/>
          <table:table-cell office:value-type="float" office:value="0.0"/>
          <table:table-cell office:value-type="float" office:value="0.0"/>
          <table:table-cell office:value-type="float" office:value="2258.0"/>
          <table:table-cell office:value-type="float" office:value="1029945.0"/>
          <table:table-cell office:value-type="float" office:value="4798621.0"/>
          <table:table-cell office:value-type="float" office:value="301520.0"/>
          <table:table-cell office:value-type="float" office:value="1186222.0"/>
          <table:table-cell office:value-type="float" office:value="2560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8540.0"/>
          <table:table-cell office:value-type="float" office:value="518214.0"/>
          <table:table-cell office:value-type="float" office:value="462402.0"/>
          <table:table-cell office:value-type="float" office:value="327026.0"/>
          <table:table-cell office:value-type="float" office:value="62647.0"/>
          <table:table-cell office:value-type="float" office:value="700.0"/>
          <table:table-cell office:value-type="float" office:value="17.5356"/>
          <table:table-cell office:value-type="float" office:value="15.829"/>
          <table:table-cell office:value-type="float" office:value="13.61"/>
          <table:table-cell office:value-type="float" office:value="1.0"/>
          <table:table-cell office:value-type="float" office:value="0.0"/>
          <table:table-cell office:value-type="float" office:value="93.0"/>
          <table:table-cell office:value-type="float" office:value="24486.0"/>
          <table:table-cell office:value-type="float" office:value="374171.0"/>
          <table:table-cell office:value-type="float" office:value="301520.0"/>
          <table:table-cell office:value-type="float" office:value="1186222.0"/>
          <table:table-cell office:value-type="float" office:value="2296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8540.0"/>
          <table:table-cell office:value-type="float" office:value="518214.0"/>
          <table:table-cell office:value-type="float" office:value="462402.0"/>
          <table:table-cell office:value-type="float" office:value="327026.0"/>
          <table:table-cell office:value-type="float" office:value="62647.0"/>
          <table:table-cell office:value-type="float" office:value="700.0"/>
          <table:table-cell office:value-type="float" office:value="6.18067"/>
          <table:table-cell office:value-type="float" office:value="2.129"/>
          <table:table-cell office:value-type="float" office:value="0.23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00.0"/>
          <table:table-cell office:value-type="float" office:value="7717.0"/>
          <table:table-cell office:value-type="float" office:value="300820.0"/>
          <table:table-cell office:value-type="float" office:value="1184082.0"/>
          <table:table-cell office:value-type="float" office:value="2327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0060.0"/>
          <table:table-cell office:value-type="float" office:value="517708.0"/>
          <table:table-cell office:value-type="float" office:value="461896.0"/>
          <table:table-cell office:value-type="float" office:value="329252.0"/>
          <table:table-cell office:value-type="float" office:value="67179.0"/>
          <table:table-cell office:value-type="float" office:value="700.0"/>
          <table:table-cell table:formula="of:=MIN([.$B21];[.$V21];[.$AP21])" office:value-type="float"/>
          <table:table-cell table:formula="of:=MIN([.$C21];[.$W21];[.$AQ21])" office:value-type="float"/>
          <table:table-cell table:formula="of:=MIN([.$D21];[.$X21];[.$AR21])" office:value-type="float"/>
          <table:table-cell table:formula="of:=MIN([.$E21];[.$Y21];[.$AS21])" office:value-type="float"/>
          <table:table-cell table:formula="of:=MIN([.$F21];[.$Z21];[.$AT21])" office:value-type="float"/>
          <table:table-cell table:formula="of:=MIN([.$G21];[.$AA21];[.$AU21])" office:value-type="float"/>
          <table:table-cell table:formula="of:=MIN([.$H21];[.$AB21];[.$AV21])" office:value-type="float"/>
          <table:table-cell table:formula="of:=MIN([.$I21];[.$AC21];[.$AW21])" office:value-type="float"/>
          <table:table-cell table:formula="of:=MIN([.$J21];[.$AD21];[.$AX21])" office:value-type="float"/>
          <table:table-cell table:formula="of:=MIN([.$K21];[.$AE21];[.$AY21])" office:value-type="float"/>
          <table:table-cell table:formula="of:=MIN([.$L21];[.$AF21];[.$AZ21])" office:value-type="float"/>
          <table:table-cell table:formula="of:=MIN([.$M21];[.$AG21];[.$BA21])" office:value-type="float"/>
          <table:table-cell table:formula="of:=MIN([.$N21];[.$AH21];[.$BB21])" office:value-type="float"/>
          <table:table-cell table:formula="of:=MIN([.$O21];[.$AI21];[.$BC21])" office:value-type="float"/>
          <table:table-cell table:formula="of:=MIN([.$P21];[.$AJ21];[.$BD21])" office:value-type="float"/>
          <table:table-cell table:formula="of:=MIN([.$Q21];[.$AK21];[.$BE21])" office:value-type="float"/>
          <table:table-cell table:formula="of:=MIN([.$R21];[.$AL21];[.$BF21])" office:value-type="float"/>
          <table:table-cell table:formula="of:=MIN([.$S21];[.$AM21];[.$BG21])" office:value-type="float"/>
          <table:table-cell table:formula="of:=MIN([.$T21];[.$AN21];[.$BH21])" office:value-type="float"/>
          <table:table-cell table:formula="of:=MIN([.$U21];[.$AO21];[.$BI21])" office:value-type="float"/>
          <table:table-cell table:formula="of:=MEDIAN([.$B21];[.$V21];[.$AP21])" office:value-type="float"/>
          <table:table-cell table:formula="of:=MEDIAN([.$C21];[.$W21];[.$AQ21])" office:value-type="float"/>
          <table:table-cell table:formula="of:=MEDIAN([.$D21];[.$X21];[.$AR21])" office:value-type="float"/>
          <table:table-cell table:formula="of:=MEDIAN([.$E21];[.$Y21];[.$AS21])" office:value-type="float"/>
          <table:table-cell table:formula="of:=MEDIAN([.$F21];[.$Z21];[.$AT21])" office:value-type="float"/>
          <table:table-cell table:formula="of:=MEDIAN([.$G21];[.$AA21];[.$AU21])" office:value-type="float"/>
          <table:table-cell table:formula="of:=MEDIAN([.$H21];[.$AB21];[.$AV21])" office:value-type="float"/>
          <table:table-cell table:formula="of:=MEDIAN([.$I21];[.$AC21];[.$AW21])" office:value-type="float"/>
          <table:table-cell table:formula="of:=MEDIAN([.$J21];[.$AD21];[.$AX21])" office:value-type="float"/>
          <table:table-cell table:formula="of:=MEDIAN([.$K21];[.$AE21];[.$AY21])" office:value-type="float"/>
          <table:table-cell table:formula="of:=MEDIAN([.$L21];[.$AF21];[.$AZ21])" office:value-type="float"/>
          <table:table-cell table:formula="of:=MEDIAN([.$M21];[.$AG21];[.$BA21])" office:value-type="float"/>
          <table:table-cell table:formula="of:=MEDIAN([.$N21];[.$AH21];[.$BB21])" office:value-type="float"/>
          <table:table-cell table:formula="of:=MEDIAN([.$O21];[.$AI21];[.$BC21])" office:value-type="float"/>
          <table:table-cell table:formula="of:=MEDIAN([.$P21];[.$AJ21];[.$BD21])" office:value-type="float"/>
          <table:table-cell table:formula="of:=MEDIAN([.$Q21];[.$AK21];[.$BE21])" office:value-type="float"/>
          <table:table-cell table:formula="of:=MEDIAN([.$R21];[.$AL21];[.$BF21])" office:value-type="float"/>
          <table:table-cell table:formula="of:=MEDIAN([.$S21];[.$AM21];[.$BG21])" office:value-type="float"/>
          <table:table-cell table:formula="of:=MEDIAN([.$T21];[.$AN21];[.$BH21])" office:value-type="float"/>
          <table:table-cell table:formula="of:=MEDIAN([.$U21];[.$AO21];[.$BI21])" office:value-type="float"/>
          <table:table-cell table:formula="of:=MAX([.$B21];[.$V21];[.$AP21])" office:value-type="float"/>
          <table:table-cell table:formula="of:=MAX([.$C21];[.$W21];[.$AQ21])" office:value-type="float"/>
          <table:table-cell table:formula="of:=MAX([.$D21];[.$X21];[.$AR21])" office:value-type="float"/>
          <table:table-cell table:formula="of:=MAX([.$E21];[.$Y21];[.$AS21])" office:value-type="float"/>
          <table:table-cell table:formula="of:=MAX([.$F21];[.$Z21];[.$AT21])" office:value-type="float"/>
          <table:table-cell table:formula="of:=MAX([.$G21];[.$AA21];[.$AU21])" office:value-type="float"/>
          <table:table-cell table:formula="of:=MAX([.$H21];[.$AB21];[.$AV21])" office:value-type="float"/>
          <table:table-cell table:formula="of:=MAX([.$I21];[.$AC21];[.$AW21])" office:value-type="float"/>
          <table:table-cell table:formula="of:=MAX([.$J21];[.$AD21];[.$AX21])" office:value-type="float"/>
          <table:table-cell table:formula="of:=MAX([.$K21];[.$AE21];[.$AY21])" office:value-type="float"/>
          <table:table-cell table:formula="of:=MAX([.$L21];[.$AF21];[.$AZ21])" office:value-type="float"/>
          <table:table-cell table:formula="of:=MAX([.$M21];[.$AG21];[.$BA21])" office:value-type="float"/>
          <table:table-cell table:formula="of:=MAX([.$N21];[.$AH21];[.$BB21])" office:value-type="float"/>
          <table:table-cell table:formula="of:=MAX([.$O21];[.$AI21];[.$BC21])" office:value-type="float"/>
          <table:table-cell table:formula="of:=MAX([.$P21];[.$AJ21];[.$BD21])" office:value-type="float"/>
          <table:table-cell table:formula="of:=MAX([.$Q21];[.$AK21];[.$BE21])" office:value-type="float"/>
          <table:table-cell table:formula="of:=MAX([.$R21];[.$AL21];[.$BF21])" office:value-type="float"/>
          <table:table-cell table:formula="of:=MAX([.$S21];[.$AM21];[.$BG21])" office:value-type="float"/>
          <table:table-cell table:formula="of:=MAX([.$T21];[.$AN21];[.$BH21])" office:value-type="float"/>
          <table:table-cell table:formula="of:=MAX([.$U21];[.$AO21];[.$BI21])" office:value-type="float"/>
        </table:table-row>
        <table:table-row table:style-name="ro1">
          <table:table-cell office:value-type="string">
            <text:p>structured/x10_y9_r20/x10_y9_n90_r20_s20_ps1_pr20_u20_o20_l20_N005.lp</text:p>
          </table:table-cell>
          <table:table-cell office:value-type="float" office:value="17.3696"/>
          <table:table-cell office:value-type="float" office:value="15.278"/>
          <table:table-cell office:value-type="float" office:value="13.31"/>
          <table:table-cell office:value-type="float" office:value="0.0"/>
          <table:table-cell office:value-type="float" office:value="0.0"/>
          <table:table-cell office:value-type="float" office:value="115.0"/>
          <table:table-cell office:value-type="float" office:value="29391.0"/>
          <table:table-cell office:value-type="float" office:value="356767.0"/>
          <table:table-cell office:value-type="float" office:value="301520.0"/>
          <table:table-cell office:value-type="float" office:value="1186224.0"/>
          <table:table-cell office:value-type="float" office:value="2306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8540.0"/>
          <table:table-cell office:value-type="float" office:value="518214.0"/>
          <table:table-cell office:value-type="float" office:value="462402.0"/>
          <table:table-cell office:value-type="float" office:value="327026.0"/>
          <table:table-cell office:value-type="float" office:value="62647.0"/>
          <table:table-cell office:value-type="float" office:value="700.0"/>
          <table:table-cell office:value-type="float" office:value="17.7621"/>
          <table:table-cell office:value-type="float" office:value="15.893"/>
          <table:table-cell office:value-type="float" office:value="14.07"/>
          <table:table-cell office:value-type="float" office:value="1.0"/>
          <table:table-cell office:value-type="float" office:value="0.0"/>
          <table:table-cell office:value-type="float" office:value="124.0"/>
          <table:table-cell office:value-type="float" office:value="34431.0"/>
          <table:table-cell office:value-type="float" office:value="364655.0"/>
          <table:table-cell office:value-type="float" office:value="301520.0"/>
          <table:table-cell office:value-type="float" office:value="1186224.0"/>
          <table:table-cell office:value-type="float" office:value="2300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8540.0"/>
          <table:table-cell office:value-type="float" office:value="518214.0"/>
          <table:table-cell office:value-type="float" office:value="462402.0"/>
          <table:table-cell office:value-type="float" office:value="327026.0"/>
          <table:table-cell office:value-type="float" office:value="62647.0"/>
          <table:table-cell office:value-type="float" office:value="700.0"/>
          <table:table-cell office:value-type="float" office:value="6.80657"/>
          <table:table-cell office:value-type="float" office:value="2.759"/>
          <table:table-cell office:value-type="float" office:value="0.85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682.0"/>
          <table:table-cell office:value-type="float" office:value="22510.0"/>
          <table:table-cell office:value-type="float" office:value="300820.0"/>
          <table:table-cell office:value-type="float" office:value="1184084.0"/>
          <table:table-cell office:value-type="float" office:value="2315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0060.0"/>
          <table:table-cell office:value-type="float" office:value="517708.0"/>
          <table:table-cell office:value-type="float" office:value="461896.0"/>
          <table:table-cell office:value-type="float" office:value="329252.0"/>
          <table:table-cell office:value-type="float" office:value="67179.0"/>
          <table:table-cell office:value-type="float" office:value="700.0"/>
          <table:table-cell table:formula="of:=MIN([.$B22];[.$V22];[.$AP22])" office:value-type="float"/>
          <table:table-cell table:formula="of:=MIN([.$C22];[.$W22];[.$AQ22])" office:value-type="float"/>
          <table:table-cell table:formula="of:=MIN([.$D22];[.$X22];[.$AR22])" office:value-type="float"/>
          <table:table-cell table:formula="of:=MIN([.$E22];[.$Y22];[.$AS22])" office:value-type="float"/>
          <table:table-cell table:formula="of:=MIN([.$F22];[.$Z22];[.$AT22])" office:value-type="float"/>
          <table:table-cell table:formula="of:=MIN([.$G22];[.$AA22];[.$AU22])" office:value-type="float"/>
          <table:table-cell table:formula="of:=MIN([.$H22];[.$AB22];[.$AV22])" office:value-type="float"/>
          <table:table-cell table:formula="of:=MIN([.$I22];[.$AC22];[.$AW22])" office:value-type="float"/>
          <table:table-cell table:formula="of:=MIN([.$J22];[.$AD22];[.$AX22])" office:value-type="float"/>
          <table:table-cell table:formula="of:=MIN([.$K22];[.$AE22];[.$AY22])" office:value-type="float"/>
          <table:table-cell table:formula="of:=MIN([.$L22];[.$AF22];[.$AZ22])" office:value-type="float"/>
          <table:table-cell table:formula="of:=MIN([.$M22];[.$AG22];[.$BA22])" office:value-type="float"/>
          <table:table-cell table:formula="of:=MIN([.$N22];[.$AH22];[.$BB22])" office:value-type="float"/>
          <table:table-cell table:formula="of:=MIN([.$O22];[.$AI22];[.$BC22])" office:value-type="float"/>
          <table:table-cell table:formula="of:=MIN([.$P22];[.$AJ22];[.$BD22])" office:value-type="float"/>
          <table:table-cell table:formula="of:=MIN([.$Q22];[.$AK22];[.$BE22])" office:value-type="float"/>
          <table:table-cell table:formula="of:=MIN([.$R22];[.$AL22];[.$BF22])" office:value-type="float"/>
          <table:table-cell table:formula="of:=MIN([.$S22];[.$AM22];[.$BG22])" office:value-type="float"/>
          <table:table-cell table:formula="of:=MIN([.$T22];[.$AN22];[.$BH22])" office:value-type="float"/>
          <table:table-cell table:formula="of:=MIN([.$U22];[.$AO22];[.$BI22])" office:value-type="float"/>
          <table:table-cell table:formula="of:=MEDIAN([.$B22];[.$V22];[.$AP22])" office:value-type="float"/>
          <table:table-cell table:formula="of:=MEDIAN([.$C22];[.$W22];[.$AQ22])" office:value-type="float"/>
          <table:table-cell table:formula="of:=MEDIAN([.$D22];[.$X22];[.$AR22])" office:value-type="float"/>
          <table:table-cell table:formula="of:=MEDIAN([.$E22];[.$Y22];[.$AS22])" office:value-type="float"/>
          <table:table-cell table:formula="of:=MEDIAN([.$F22];[.$Z22];[.$AT22])" office:value-type="float"/>
          <table:table-cell table:formula="of:=MEDIAN([.$G22];[.$AA22];[.$AU22])" office:value-type="float"/>
          <table:table-cell table:formula="of:=MEDIAN([.$H22];[.$AB22];[.$AV22])" office:value-type="float"/>
          <table:table-cell table:formula="of:=MEDIAN([.$I22];[.$AC22];[.$AW22])" office:value-type="float"/>
          <table:table-cell table:formula="of:=MEDIAN([.$J22];[.$AD22];[.$AX22])" office:value-type="float"/>
          <table:table-cell table:formula="of:=MEDIAN([.$K22];[.$AE22];[.$AY22])" office:value-type="float"/>
          <table:table-cell table:formula="of:=MEDIAN([.$L22];[.$AF22];[.$AZ22])" office:value-type="float"/>
          <table:table-cell table:formula="of:=MEDIAN([.$M22];[.$AG22];[.$BA22])" office:value-type="float"/>
          <table:table-cell table:formula="of:=MEDIAN([.$N22];[.$AH22];[.$BB22])" office:value-type="float"/>
          <table:table-cell table:formula="of:=MEDIAN([.$O22];[.$AI22];[.$BC22])" office:value-type="float"/>
          <table:table-cell table:formula="of:=MEDIAN([.$P22];[.$AJ22];[.$BD22])" office:value-type="float"/>
          <table:table-cell table:formula="of:=MEDIAN([.$Q22];[.$AK22];[.$BE22])" office:value-type="float"/>
          <table:table-cell table:formula="of:=MEDIAN([.$R22];[.$AL22];[.$BF22])" office:value-type="float"/>
          <table:table-cell table:formula="of:=MEDIAN([.$S22];[.$AM22];[.$BG22])" office:value-type="float"/>
          <table:table-cell table:formula="of:=MEDIAN([.$T22];[.$AN22];[.$BH22])" office:value-type="float"/>
          <table:table-cell table:formula="of:=MEDIAN([.$U22];[.$AO22];[.$BI22])" office:value-type="float"/>
          <table:table-cell table:formula="of:=MAX([.$B22];[.$V22];[.$AP22])" office:value-type="float"/>
          <table:table-cell table:formula="of:=MAX([.$C22];[.$W22];[.$AQ22])" office:value-type="float"/>
          <table:table-cell table:formula="of:=MAX([.$D22];[.$X22];[.$AR22])" office:value-type="float"/>
          <table:table-cell table:formula="of:=MAX([.$E22];[.$Y22];[.$AS22])" office:value-type="float"/>
          <table:table-cell table:formula="of:=MAX([.$F22];[.$Z22];[.$AT22])" office:value-type="float"/>
          <table:table-cell table:formula="of:=MAX([.$G22];[.$AA22];[.$AU22])" office:value-type="float"/>
          <table:table-cell table:formula="of:=MAX([.$H22];[.$AB22];[.$AV22])" office:value-type="float"/>
          <table:table-cell table:formula="of:=MAX([.$I22];[.$AC22];[.$AW22])" office:value-type="float"/>
          <table:table-cell table:formula="of:=MAX([.$J22];[.$AD22];[.$AX22])" office:value-type="float"/>
          <table:table-cell table:formula="of:=MAX([.$K22];[.$AE22];[.$AY22])" office:value-type="float"/>
          <table:table-cell table:formula="of:=MAX([.$L22];[.$AF22];[.$AZ22])" office:value-type="float"/>
          <table:table-cell table:formula="of:=MAX([.$M22];[.$AG22];[.$BA22])" office:value-type="float"/>
          <table:table-cell table:formula="of:=MAX([.$N22];[.$AH22];[.$BB22])" office:value-type="float"/>
          <table:table-cell table:formula="of:=MAX([.$O22];[.$AI22];[.$BC22])" office:value-type="float"/>
          <table:table-cell table:formula="of:=MAX([.$P22];[.$AJ22];[.$BD22])" office:value-type="float"/>
          <table:table-cell table:formula="of:=MAX([.$Q22];[.$AK22];[.$BE22])" office:value-type="float"/>
          <table:table-cell table:formula="of:=MAX([.$R22];[.$AL22];[.$BF22])" office:value-type="float"/>
          <table:table-cell table:formula="of:=MAX([.$S22];[.$AM22];[.$BG22])" office:value-type="float"/>
          <table:table-cell table:formula="of:=MAX([.$T22];[.$AN22];[.$BH22])" office:value-type="float"/>
          <table:table-cell table:formula="of:=MAX([.$U22];[.$AO22];[.$BI22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2.1323"/>
          <table:table-cell office:value-type="float" office:value="0.29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2283.0"/>
          <table:table-cell office:value-type="float" office:value="33398.0"/>
          <table:table-cell office:value-type="float" office:value="129445.0"/>
          <table:table-cell office:value-type="float" office:value="1225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3968.0"/>
          <table:table-cell office:value-type="float" office:value="63488.0"/>
          <table:table-cell office:value-type="float" office:value="51290.0"/>
          <table:table-cell office:value-type="float" office:value="43280.0"/>
          <table:table-cell office:value-type="float" office:value="7364.0"/>
          <table:table-cell office:value-type="float" office:value="140.0"/>
          <table:table-cell office:value-type="float" office:value="2.081"/>
          <table:table-cell office:value-type="float" office:value="0.273"/>
          <table:table-cell office:value-type="float" office:value="0.08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15.0"/>
          <table:table-cell office:value-type="float" office:value="3991.0"/>
          <table:table-cell office:value-type="float" office:value="33398.0"/>
          <table:table-cell office:value-type="float" office:value="129445.0"/>
          <table:table-cell office:value-type="float" office:value="12442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3968.0"/>
          <table:table-cell office:value-type="float" office:value="63488.0"/>
          <table:table-cell office:value-type="float" office:value="51290.0"/>
          <table:table-cell office:value-type="float" office:value="43280.0"/>
          <table:table-cell office:value-type="float" office:value="7364.0"/>
          <table:table-cell office:value-type="float" office:value="140.0"/>
          <table:table-cell office:value-type="float" office:value="2.21073"/>
          <table:table-cell office:value-type="float" office:value="0.245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06.0"/>
          <table:table-cell office:value-type="float" office:value="33258.0"/>
          <table:table-cell office:value-type="float" office:value="129017.0"/>
          <table:table-cell office:value-type="float" office:value="1287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4272.0"/>
          <table:table-cell office:value-type="float" office:value="63389.0"/>
          <table:table-cell office:value-type="float" office:value="51191.0"/>
          <table:table-cell office:value-type="float" office:value="43723.0"/>
          <table:table-cell office:value-type="float" office:value="8266.0"/>
          <table:table-cell office:value-type="float" office:value="140.0"/>
          <table:table-cell table:formula="of:=MIN([.$B23];[.$V23];[.$AP23])" office:value-type="float"/>
          <table:table-cell table:formula="of:=MIN([.$C23];[.$W23];[.$AQ23])" office:value-type="float"/>
          <table:table-cell table:formula="of:=MIN([.$D23];[.$X23];[.$AR23])" office:value-type="float"/>
          <table:table-cell table:formula="of:=MIN([.$E23];[.$Y23];[.$AS23])" office:value-type="float"/>
          <table:table-cell table:formula="of:=MIN([.$F23];[.$Z23];[.$AT23])" office:value-type="float"/>
          <table:table-cell table:formula="of:=MIN([.$G23];[.$AA23];[.$AU23])" office:value-type="float"/>
          <table:table-cell table:formula="of:=MIN([.$H23];[.$AB23];[.$AV23])" office:value-type="float"/>
          <table:table-cell table:formula="of:=MIN([.$I23];[.$AC23];[.$AW23])" office:value-type="float"/>
          <table:table-cell table:formula="of:=MIN([.$J23];[.$AD23];[.$AX23])" office:value-type="float"/>
          <table:table-cell table:formula="of:=MIN([.$K23];[.$AE23];[.$AY23])" office:value-type="float"/>
          <table:table-cell table:formula="of:=MIN([.$L23];[.$AF23];[.$AZ23])" office:value-type="float"/>
          <table:table-cell table:formula="of:=MIN([.$M23];[.$AG23];[.$BA23])" office:value-type="float"/>
          <table:table-cell table:formula="of:=MIN([.$N23];[.$AH23];[.$BB23])" office:value-type="float"/>
          <table:table-cell table:formula="of:=MIN([.$O23];[.$AI23];[.$BC23])" office:value-type="float"/>
          <table:table-cell table:formula="of:=MIN([.$P23];[.$AJ23];[.$BD23])" office:value-type="float"/>
          <table:table-cell table:formula="of:=MIN([.$Q23];[.$AK23];[.$BE23])" office:value-type="float"/>
          <table:table-cell table:formula="of:=MIN([.$R23];[.$AL23];[.$BF23])" office:value-type="float"/>
          <table:table-cell table:formula="of:=MIN([.$S23];[.$AM23];[.$BG23])" office:value-type="float"/>
          <table:table-cell table:formula="of:=MIN([.$T23];[.$AN23];[.$BH23])" office:value-type="float"/>
          <table:table-cell table:formula="of:=MIN([.$U23];[.$AO23];[.$BI23])" office:value-type="float"/>
          <table:table-cell table:formula="of:=MEDIAN([.$B23];[.$V23];[.$AP23])" office:value-type="float"/>
          <table:table-cell table:formula="of:=MEDIAN([.$C23];[.$W23];[.$AQ23])" office:value-type="float"/>
          <table:table-cell table:formula="of:=MEDIAN([.$D23];[.$X23];[.$AR23])" office:value-type="float"/>
          <table:table-cell table:formula="of:=MEDIAN([.$E23];[.$Y23];[.$AS23])" office:value-type="float"/>
          <table:table-cell table:formula="of:=MEDIAN([.$F23];[.$Z23];[.$AT23])" office:value-type="float"/>
          <table:table-cell table:formula="of:=MEDIAN([.$G23];[.$AA23];[.$AU23])" office:value-type="float"/>
          <table:table-cell table:formula="of:=MEDIAN([.$H23];[.$AB23];[.$AV23])" office:value-type="float"/>
          <table:table-cell table:formula="of:=MEDIAN([.$I23];[.$AC23];[.$AW23])" office:value-type="float"/>
          <table:table-cell table:formula="of:=MEDIAN([.$J23];[.$AD23];[.$AX23])" office:value-type="float"/>
          <table:table-cell table:formula="of:=MEDIAN([.$K23];[.$AE23];[.$AY23])" office:value-type="float"/>
          <table:table-cell table:formula="of:=MEDIAN([.$L23];[.$AF23];[.$AZ23])" office:value-type="float"/>
          <table:table-cell table:formula="of:=MEDIAN([.$M23];[.$AG23];[.$BA23])" office:value-type="float"/>
          <table:table-cell table:formula="of:=MEDIAN([.$N23];[.$AH23];[.$BB23])" office:value-type="float"/>
          <table:table-cell table:formula="of:=MEDIAN([.$O23];[.$AI23];[.$BC23])" office:value-type="float"/>
          <table:table-cell table:formula="of:=MEDIAN([.$P23];[.$AJ23];[.$BD23])" office:value-type="float"/>
          <table:table-cell table:formula="of:=MEDIAN([.$Q23];[.$AK23];[.$BE23])" office:value-type="float"/>
          <table:table-cell table:formula="of:=MEDIAN([.$R23];[.$AL23];[.$BF23])" office:value-type="float"/>
          <table:table-cell table:formula="of:=MEDIAN([.$S23];[.$AM23];[.$BG23])" office:value-type="float"/>
          <table:table-cell table:formula="of:=MEDIAN([.$T23];[.$AN23];[.$BH23])" office:value-type="float"/>
          <table:table-cell table:formula="of:=MEDIAN([.$U23];[.$AO23];[.$BI23])" office:value-type="float"/>
          <table:table-cell table:formula="of:=MAX([.$B23];[.$V23];[.$AP23])" office:value-type="float"/>
          <table:table-cell table:formula="of:=MAX([.$C23];[.$W23];[.$AQ23])" office:value-type="float"/>
          <table:table-cell table:formula="of:=MAX([.$D23];[.$X23];[.$AR23])" office:value-type="float"/>
          <table:table-cell table:formula="of:=MAX([.$E23];[.$Y23];[.$AS23])" office:value-type="float"/>
          <table:table-cell table:formula="of:=MAX([.$F23];[.$Z23];[.$AT23])" office:value-type="float"/>
          <table:table-cell table:formula="of:=MAX([.$G23];[.$AA23];[.$AU23])" office:value-type="float"/>
          <table:table-cell table:formula="of:=MAX([.$H23];[.$AB23];[.$AV23])" office:value-type="float"/>
          <table:table-cell table:formula="of:=MAX([.$I23];[.$AC23];[.$AW23])" office:value-type="float"/>
          <table:table-cell table:formula="of:=MAX([.$J23];[.$AD23];[.$AX23])" office:value-type="float"/>
          <table:table-cell table:formula="of:=MAX([.$K23];[.$AE23];[.$AY23])" office:value-type="float"/>
          <table:table-cell table:formula="of:=MAX([.$L23];[.$AF23];[.$AZ23])" office:value-type="float"/>
          <table:table-cell table:formula="of:=MAX([.$M23];[.$AG23];[.$BA23])" office:value-type="float"/>
          <table:table-cell table:formula="of:=MAX([.$N23];[.$AH23];[.$BB23])" office:value-type="float"/>
          <table:table-cell table:formula="of:=MAX([.$O23];[.$AI23];[.$BC23])" office:value-type="float"/>
          <table:table-cell table:formula="of:=MAX([.$P23];[.$AJ23];[.$BD23])" office:value-type="float"/>
          <table:table-cell table:formula="of:=MAX([.$Q23];[.$AK23];[.$BE23])" office:value-type="float"/>
          <table:table-cell table:formula="of:=MAX([.$R23];[.$AL23];[.$BF23])" office:value-type="float"/>
          <table:table-cell table:formula="of:=MAX([.$S23];[.$AM23];[.$BG23])" office:value-type="float"/>
          <table:table-cell table:formula="of:=MAX([.$T23];[.$AN23];[.$BH23])" office:value-type="float"/>
          <table:table-cell table:formula="of:=MAX([.$U23];[.$AO23];[.$BI2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2.2749"/>
          <table:table-cell office:value-type="float" office:value="0.29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10.0"/>
          <table:table-cell office:value-type="float" office:value="3744.0"/>
          <table:table-cell office:value-type="float" office:value="33398.0"/>
          <table:table-cell office:value-type="float" office:value="129445.0"/>
          <table:table-cell office:value-type="float" office:value="1230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3968.0"/>
          <table:table-cell office:value-type="float" office:value="63488.0"/>
          <table:table-cell office:value-type="float" office:value="51290.0"/>
          <table:table-cell office:value-type="float" office:value="43280.0"/>
          <table:table-cell office:value-type="float" office:value="7364.0"/>
          <table:table-cell office:value-type="float" office:value="140.0"/>
          <table:table-cell office:value-type="float" office:value="2.25153"/>
          <table:table-cell office:value-type="float" office:value="0.389"/>
          <table:table-cell office:value-type="float" office:value="0.11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637.0"/>
          <table:table-cell office:value-type="float" office:value="5694.0"/>
          <table:table-cell office:value-type="float" office:value="33398.0"/>
          <table:table-cell office:value-type="float" office:value="129445.0"/>
          <table:table-cell office:value-type="float" office:value="1225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3968.0"/>
          <table:table-cell office:value-type="float" office:value="63488.0"/>
          <table:table-cell office:value-type="float" office:value="51290.0"/>
          <table:table-cell office:value-type="float" office:value="43280.0"/>
          <table:table-cell office:value-type="float" office:value="7364.0"/>
          <table:table-cell office:value-type="float" office:value="140.0"/>
          <table:table-cell office:value-type="float" office:value="2.15729"/>
          <table:table-cell office:value-type="float" office:value="0.25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89.0"/>
          <table:table-cell office:value-type="float" office:value="33258.0"/>
          <table:table-cell office:value-type="float" office:value="129017.0"/>
          <table:table-cell office:value-type="float" office:value="12961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4272.0"/>
          <table:table-cell office:value-type="float" office:value="63389.0"/>
          <table:table-cell office:value-type="float" office:value="51191.0"/>
          <table:table-cell office:value-type="float" office:value="43723.0"/>
          <table:table-cell office:value-type="float" office:value="8266.0"/>
          <table:table-cell office:value-type="float" office:value="140.0"/>
          <table:table-cell table:formula="of:=MIN([.$B24];[.$V24];[.$AP24])" office:value-type="float"/>
          <table:table-cell table:formula="of:=MIN([.$C24];[.$W24];[.$AQ24])" office:value-type="float"/>
          <table:table-cell table:formula="of:=MIN([.$D24];[.$X24];[.$AR24])" office:value-type="float"/>
          <table:table-cell table:formula="of:=MIN([.$E24];[.$Y24];[.$AS24])" office:value-type="float"/>
          <table:table-cell table:formula="of:=MIN([.$F24];[.$Z24];[.$AT24])" office:value-type="float"/>
          <table:table-cell table:formula="of:=MIN([.$G24];[.$AA24];[.$AU24])" office:value-type="float"/>
          <table:table-cell table:formula="of:=MIN([.$H24];[.$AB24];[.$AV24])" office:value-type="float"/>
          <table:table-cell table:formula="of:=MIN([.$I24];[.$AC24];[.$AW24])" office:value-type="float"/>
          <table:table-cell table:formula="of:=MIN([.$J24];[.$AD24];[.$AX24])" office:value-type="float"/>
          <table:table-cell table:formula="of:=MIN([.$K24];[.$AE24];[.$AY24])" office:value-type="float"/>
          <table:table-cell table:formula="of:=MIN([.$L24];[.$AF24];[.$AZ24])" office:value-type="float"/>
          <table:table-cell table:formula="of:=MIN([.$M24];[.$AG24];[.$BA24])" office:value-type="float"/>
          <table:table-cell table:formula="of:=MIN([.$N24];[.$AH24];[.$BB24])" office:value-type="float"/>
          <table:table-cell table:formula="of:=MIN([.$O24];[.$AI24];[.$BC24])" office:value-type="float"/>
          <table:table-cell table:formula="of:=MIN([.$P24];[.$AJ24];[.$BD24])" office:value-type="float"/>
          <table:table-cell table:formula="of:=MIN([.$Q24];[.$AK24];[.$BE24])" office:value-type="float"/>
          <table:table-cell table:formula="of:=MIN([.$R24];[.$AL24];[.$BF24])" office:value-type="float"/>
          <table:table-cell table:formula="of:=MIN([.$S24];[.$AM24];[.$BG24])" office:value-type="float"/>
          <table:table-cell table:formula="of:=MIN([.$T24];[.$AN24];[.$BH24])" office:value-type="float"/>
          <table:table-cell table:formula="of:=MIN([.$U24];[.$AO24];[.$BI24])" office:value-type="float"/>
          <table:table-cell table:formula="of:=MEDIAN([.$B24];[.$V24];[.$AP24])" office:value-type="float"/>
          <table:table-cell table:formula="of:=MEDIAN([.$C24];[.$W24];[.$AQ24])" office:value-type="float"/>
          <table:table-cell table:formula="of:=MEDIAN([.$D24];[.$X24];[.$AR24])" office:value-type="float"/>
          <table:table-cell table:formula="of:=MEDIAN([.$E24];[.$Y24];[.$AS24])" office:value-type="float"/>
          <table:table-cell table:formula="of:=MEDIAN([.$F24];[.$Z24];[.$AT24])" office:value-type="float"/>
          <table:table-cell table:formula="of:=MEDIAN([.$G24];[.$AA24];[.$AU24])" office:value-type="float"/>
          <table:table-cell table:formula="of:=MEDIAN([.$H24];[.$AB24];[.$AV24])" office:value-type="float"/>
          <table:table-cell table:formula="of:=MEDIAN([.$I24];[.$AC24];[.$AW24])" office:value-type="float"/>
          <table:table-cell table:formula="of:=MEDIAN([.$J24];[.$AD24];[.$AX24])" office:value-type="float"/>
          <table:table-cell table:formula="of:=MEDIAN([.$K24];[.$AE24];[.$AY24])" office:value-type="float"/>
          <table:table-cell table:formula="of:=MEDIAN([.$L24];[.$AF24];[.$AZ24])" office:value-type="float"/>
          <table:table-cell table:formula="of:=MEDIAN([.$M24];[.$AG24];[.$BA24])" office:value-type="float"/>
          <table:table-cell table:formula="of:=MEDIAN([.$N24];[.$AH24];[.$BB24])" office:value-type="float"/>
          <table:table-cell table:formula="of:=MEDIAN([.$O24];[.$AI24];[.$BC24])" office:value-type="float"/>
          <table:table-cell table:formula="of:=MEDIAN([.$P24];[.$AJ24];[.$BD24])" office:value-type="float"/>
          <table:table-cell table:formula="of:=MEDIAN([.$Q24];[.$AK24];[.$BE24])" office:value-type="float"/>
          <table:table-cell table:formula="of:=MEDIAN([.$R24];[.$AL24];[.$BF24])" office:value-type="float"/>
          <table:table-cell table:formula="of:=MEDIAN([.$S24];[.$AM24];[.$BG24])" office:value-type="float"/>
          <table:table-cell table:formula="of:=MEDIAN([.$T24];[.$AN24];[.$BH24])" office:value-type="float"/>
          <table:table-cell table:formula="of:=MEDIAN([.$U24];[.$AO24];[.$BI24])" office:value-type="float"/>
          <table:table-cell table:formula="of:=MAX([.$B24];[.$V24];[.$AP24])" office:value-type="float"/>
          <table:table-cell table:formula="of:=MAX([.$C24];[.$W24];[.$AQ24])" office:value-type="float"/>
          <table:table-cell table:formula="of:=MAX([.$D24];[.$X24];[.$AR24])" office:value-type="float"/>
          <table:table-cell table:formula="of:=MAX([.$E24];[.$Y24];[.$AS24])" office:value-type="float"/>
          <table:table-cell table:formula="of:=MAX([.$F24];[.$Z24];[.$AT24])" office:value-type="float"/>
          <table:table-cell table:formula="of:=MAX([.$G24];[.$AA24];[.$AU24])" office:value-type="float"/>
          <table:table-cell table:formula="of:=MAX([.$H24];[.$AB24];[.$AV24])" office:value-type="float"/>
          <table:table-cell table:formula="of:=MAX([.$I24];[.$AC24];[.$AW24])" office:value-type="float"/>
          <table:table-cell table:formula="of:=MAX([.$J24];[.$AD24];[.$AX24])" office:value-type="float"/>
          <table:table-cell table:formula="of:=MAX([.$K24];[.$AE24];[.$AY24])" office:value-type="float"/>
          <table:table-cell table:formula="of:=MAX([.$L24];[.$AF24];[.$AZ24])" office:value-type="float"/>
          <table:table-cell table:formula="of:=MAX([.$M24];[.$AG24];[.$BA24])" office:value-type="float"/>
          <table:table-cell table:formula="of:=MAX([.$N24];[.$AH24];[.$BB24])" office:value-type="float"/>
          <table:table-cell table:formula="of:=MAX([.$O24];[.$AI24];[.$BC24])" office:value-type="float"/>
          <table:table-cell table:formula="of:=MAX([.$P24];[.$AJ24];[.$BD24])" office:value-type="float"/>
          <table:table-cell table:formula="of:=MAX([.$Q24];[.$AK24];[.$BE24])" office:value-type="float"/>
          <table:table-cell table:formula="of:=MAX([.$R24];[.$AL24];[.$BF24])" office:value-type="float"/>
          <table:table-cell table:formula="of:=MAX([.$S24];[.$AM24];[.$BG24])" office:value-type="float"/>
          <table:table-cell table:formula="of:=MAX([.$T24];[.$AN24];[.$BH24])" office:value-type="float"/>
          <table:table-cell table:formula="of:=MAX([.$U24];[.$AO24];[.$BI2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2.12352"/>
          <table:table-cell office:value-type="float" office:value="0.327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1587.0"/>
          <table:table-cell office:value-type="float" office:value="33398.0"/>
          <table:table-cell office:value-type="float" office:value="129445.0"/>
          <table:table-cell office:value-type="float" office:value="1230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3968.0"/>
          <table:table-cell office:value-type="float" office:value="63488.0"/>
          <table:table-cell office:value-type="float" office:value="51290.0"/>
          <table:table-cell office:value-type="float" office:value="43280.0"/>
          <table:table-cell office:value-type="float" office:value="7364.0"/>
          <table:table-cell office:value-type="float" office:value="140.0"/>
          <table:table-cell office:value-type="float" office:value="2.10278"/>
          <table:table-cell office:value-type="float" office:value="0.334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1389.0"/>
          <table:table-cell office:value-type="float" office:value="33398.0"/>
          <table:table-cell office:value-type="float" office:value="129445.0"/>
          <table:table-cell office:value-type="float" office:value="12282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3968.0"/>
          <table:table-cell office:value-type="float" office:value="63488.0"/>
          <table:table-cell office:value-type="float" office:value="51290.0"/>
          <table:table-cell office:value-type="float" office:value="43280.0"/>
          <table:table-cell office:value-type="float" office:value="7364.0"/>
          <table:table-cell office:value-type="float" office:value="140.0"/>
          <table:table-cell office:value-type="float" office:value="2.17548"/>
          <table:table-cell office:value-type="float" office:value="0.202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08.0"/>
          <table:table-cell office:value-type="float" office:value="33258.0"/>
          <table:table-cell office:value-type="float" office:value="129017.0"/>
          <table:table-cell office:value-type="float" office:value="1290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4272.0"/>
          <table:table-cell office:value-type="float" office:value="63389.0"/>
          <table:table-cell office:value-type="float" office:value="51191.0"/>
          <table:table-cell office:value-type="float" office:value="43723.0"/>
          <table:table-cell office:value-type="float" office:value="8266.0"/>
          <table:table-cell office:value-type="float" office:value="140.0"/>
          <table:table-cell table:formula="of:=MIN([.$B25];[.$V25];[.$AP25])" office:value-type="float"/>
          <table:table-cell table:formula="of:=MIN([.$C25];[.$W25];[.$AQ25])" office:value-type="float"/>
          <table:table-cell table:formula="of:=MIN([.$D25];[.$X25];[.$AR25])" office:value-type="float"/>
          <table:table-cell table:formula="of:=MIN([.$E25];[.$Y25];[.$AS25])" office:value-type="float"/>
          <table:table-cell table:formula="of:=MIN([.$F25];[.$Z25];[.$AT25])" office:value-type="float"/>
          <table:table-cell table:formula="of:=MIN([.$G25];[.$AA25];[.$AU25])" office:value-type="float"/>
          <table:table-cell table:formula="of:=MIN([.$H25];[.$AB25];[.$AV25])" office:value-type="float"/>
          <table:table-cell table:formula="of:=MIN([.$I25];[.$AC25];[.$AW25])" office:value-type="float"/>
          <table:table-cell table:formula="of:=MIN([.$J25];[.$AD25];[.$AX25])" office:value-type="float"/>
          <table:table-cell table:formula="of:=MIN([.$K25];[.$AE25];[.$AY25])" office:value-type="float"/>
          <table:table-cell table:formula="of:=MIN([.$L25];[.$AF25];[.$AZ25])" office:value-type="float"/>
          <table:table-cell table:formula="of:=MIN([.$M25];[.$AG25];[.$BA25])" office:value-type="float"/>
          <table:table-cell table:formula="of:=MIN([.$N25];[.$AH25];[.$BB25])" office:value-type="float"/>
          <table:table-cell table:formula="of:=MIN([.$O25];[.$AI25];[.$BC25])" office:value-type="float"/>
          <table:table-cell table:formula="of:=MIN([.$P25];[.$AJ25];[.$BD25])" office:value-type="float"/>
          <table:table-cell table:formula="of:=MIN([.$Q25];[.$AK25];[.$BE25])" office:value-type="float"/>
          <table:table-cell table:formula="of:=MIN([.$R25];[.$AL25];[.$BF25])" office:value-type="float"/>
          <table:table-cell table:formula="of:=MIN([.$S25];[.$AM25];[.$BG25])" office:value-type="float"/>
          <table:table-cell table:formula="of:=MIN([.$T25];[.$AN25];[.$BH25])" office:value-type="float"/>
          <table:table-cell table:formula="of:=MIN([.$U25];[.$AO25];[.$BI25])" office:value-type="float"/>
          <table:table-cell table:formula="of:=MEDIAN([.$B25];[.$V25];[.$AP25])" office:value-type="float"/>
          <table:table-cell table:formula="of:=MEDIAN([.$C25];[.$W25];[.$AQ25])" office:value-type="float"/>
          <table:table-cell table:formula="of:=MEDIAN([.$D25];[.$X25];[.$AR25])" office:value-type="float"/>
          <table:table-cell table:formula="of:=MEDIAN([.$E25];[.$Y25];[.$AS25])" office:value-type="float"/>
          <table:table-cell table:formula="of:=MEDIAN([.$F25];[.$Z25];[.$AT25])" office:value-type="float"/>
          <table:table-cell table:formula="of:=MEDIAN([.$G25];[.$AA25];[.$AU25])" office:value-type="float"/>
          <table:table-cell table:formula="of:=MEDIAN([.$H25];[.$AB25];[.$AV25])" office:value-type="float"/>
          <table:table-cell table:formula="of:=MEDIAN([.$I25];[.$AC25];[.$AW25])" office:value-type="float"/>
          <table:table-cell table:formula="of:=MEDIAN([.$J25];[.$AD25];[.$AX25])" office:value-type="float"/>
          <table:table-cell table:formula="of:=MEDIAN([.$K25];[.$AE25];[.$AY25])" office:value-type="float"/>
          <table:table-cell table:formula="of:=MEDIAN([.$L25];[.$AF25];[.$AZ25])" office:value-type="float"/>
          <table:table-cell table:formula="of:=MEDIAN([.$M25];[.$AG25];[.$BA25])" office:value-type="float"/>
          <table:table-cell table:formula="of:=MEDIAN([.$N25];[.$AH25];[.$BB25])" office:value-type="float"/>
          <table:table-cell table:formula="of:=MEDIAN([.$O25];[.$AI25];[.$BC25])" office:value-type="float"/>
          <table:table-cell table:formula="of:=MEDIAN([.$P25];[.$AJ25];[.$BD25])" office:value-type="float"/>
          <table:table-cell table:formula="of:=MEDIAN([.$Q25];[.$AK25];[.$BE25])" office:value-type="float"/>
          <table:table-cell table:formula="of:=MEDIAN([.$R25];[.$AL25];[.$BF25])" office:value-type="float"/>
          <table:table-cell table:formula="of:=MEDIAN([.$S25];[.$AM25];[.$BG25])" office:value-type="float"/>
          <table:table-cell table:formula="of:=MEDIAN([.$T25];[.$AN25];[.$BH25])" office:value-type="float"/>
          <table:table-cell table:formula="of:=MEDIAN([.$U25];[.$AO25];[.$BI25])" office:value-type="float"/>
          <table:table-cell table:formula="of:=MAX([.$B25];[.$V25];[.$AP25])" office:value-type="float"/>
          <table:table-cell table:formula="of:=MAX([.$C25];[.$W25];[.$AQ25])" office:value-type="float"/>
          <table:table-cell table:formula="of:=MAX([.$D25];[.$X25];[.$AR25])" office:value-type="float"/>
          <table:table-cell table:formula="of:=MAX([.$E25];[.$Y25];[.$AS25])" office:value-type="float"/>
          <table:table-cell table:formula="of:=MAX([.$F25];[.$Z25];[.$AT25])" office:value-type="float"/>
          <table:table-cell table:formula="of:=MAX([.$G25];[.$AA25];[.$AU25])" office:value-type="float"/>
          <table:table-cell table:formula="of:=MAX([.$H25];[.$AB25];[.$AV25])" office:value-type="float"/>
          <table:table-cell table:formula="of:=MAX([.$I25];[.$AC25];[.$AW25])" office:value-type="float"/>
          <table:table-cell table:formula="of:=MAX([.$J25];[.$AD25];[.$AX25])" office:value-type="float"/>
          <table:table-cell table:formula="of:=MAX([.$K25];[.$AE25];[.$AY25])" office:value-type="float"/>
          <table:table-cell table:formula="of:=MAX([.$L25];[.$AF25];[.$AZ25])" office:value-type="float"/>
          <table:table-cell table:formula="of:=MAX([.$M25];[.$AG25];[.$BA25])" office:value-type="float"/>
          <table:table-cell table:formula="of:=MAX([.$N25];[.$AH25];[.$BB25])" office:value-type="float"/>
          <table:table-cell table:formula="of:=MAX([.$O25];[.$AI25];[.$BC25])" office:value-type="float"/>
          <table:table-cell table:formula="of:=MAX([.$P25];[.$AJ25];[.$BD25])" office:value-type="float"/>
          <table:table-cell table:formula="of:=MAX([.$Q25];[.$AK25];[.$BE25])" office:value-type="float"/>
          <table:table-cell table:formula="of:=MAX([.$R25];[.$AL25];[.$BF25])" office:value-type="float"/>
          <table:table-cell table:formula="of:=MAX([.$S25];[.$AM25];[.$BG25])" office:value-type="float"/>
          <table:table-cell table:formula="of:=MAX([.$T25];[.$AN25];[.$BH25])" office:value-type="float"/>
          <table:table-cell table:formula="of:=MAX([.$U25];[.$AO25];[.$BI2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2.21768"/>
          <table:table-cell office:value-type="float" office:value="0.332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1788.0"/>
          <table:table-cell office:value-type="float" office:value="33398.0"/>
          <table:table-cell office:value-type="float" office:value="129445.0"/>
          <table:table-cell office:value-type="float" office:value="1230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3968.0"/>
          <table:table-cell office:value-type="float" office:value="63488.0"/>
          <table:table-cell office:value-type="float" office:value="51290.0"/>
          <table:table-cell office:value-type="float" office:value="43280.0"/>
          <table:table-cell office:value-type="float" office:value="7364.0"/>
          <table:table-cell office:value-type="float" office:value="140.0"/>
          <table:table-cell office:value-type="float" office:value="2.21158"/>
          <table:table-cell office:value-type="float" office:value="0.291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984.0"/>
          <table:table-cell office:value-type="float" office:value="33398.0"/>
          <table:table-cell office:value-type="float" office:value="129445.0"/>
          <table:table-cell office:value-type="float" office:value="12282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3968.0"/>
          <table:table-cell office:value-type="float" office:value="63488.0"/>
          <table:table-cell office:value-type="float" office:value="51290.0"/>
          <table:table-cell office:value-type="float" office:value="43280.0"/>
          <table:table-cell office:value-type="float" office:value="7364.0"/>
          <table:table-cell office:value-type="float" office:value="140.0"/>
          <table:table-cell office:value-type="float" office:value="2.17575"/>
          <table:table-cell office:value-type="float" office:value="0.20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08.0"/>
          <table:table-cell office:value-type="float" office:value="33258.0"/>
          <table:table-cell office:value-type="float" office:value="129017.0"/>
          <table:table-cell office:value-type="float" office:value="1288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4272.0"/>
          <table:table-cell office:value-type="float" office:value="63389.0"/>
          <table:table-cell office:value-type="float" office:value="51191.0"/>
          <table:table-cell office:value-type="float" office:value="43723.0"/>
          <table:table-cell office:value-type="float" office:value="8266.0"/>
          <table:table-cell office:value-type="float" office:value="140.0"/>
          <table:table-cell table:formula="of:=MIN([.$B26];[.$V26];[.$AP26])" office:value-type="float"/>
          <table:table-cell table:formula="of:=MIN([.$C26];[.$W26];[.$AQ26])" office:value-type="float"/>
          <table:table-cell table:formula="of:=MIN([.$D26];[.$X26];[.$AR26])" office:value-type="float"/>
          <table:table-cell table:formula="of:=MIN([.$E26];[.$Y26];[.$AS26])" office:value-type="float"/>
          <table:table-cell table:formula="of:=MIN([.$F26];[.$Z26];[.$AT26])" office:value-type="float"/>
          <table:table-cell table:formula="of:=MIN([.$G26];[.$AA26];[.$AU26])" office:value-type="float"/>
          <table:table-cell table:formula="of:=MIN([.$H26];[.$AB26];[.$AV26])" office:value-type="float"/>
          <table:table-cell table:formula="of:=MIN([.$I26];[.$AC26];[.$AW26])" office:value-type="float"/>
          <table:table-cell table:formula="of:=MIN([.$J26];[.$AD26];[.$AX26])" office:value-type="float"/>
          <table:table-cell table:formula="of:=MIN([.$K26];[.$AE26];[.$AY26])" office:value-type="float"/>
          <table:table-cell table:formula="of:=MIN([.$L26];[.$AF26];[.$AZ26])" office:value-type="float"/>
          <table:table-cell table:formula="of:=MIN([.$M26];[.$AG26];[.$BA26])" office:value-type="float"/>
          <table:table-cell table:formula="of:=MIN([.$N26];[.$AH26];[.$BB26])" office:value-type="float"/>
          <table:table-cell table:formula="of:=MIN([.$O26];[.$AI26];[.$BC26])" office:value-type="float"/>
          <table:table-cell table:formula="of:=MIN([.$P26];[.$AJ26];[.$BD26])" office:value-type="float"/>
          <table:table-cell table:formula="of:=MIN([.$Q26];[.$AK26];[.$BE26])" office:value-type="float"/>
          <table:table-cell table:formula="of:=MIN([.$R26];[.$AL26];[.$BF26])" office:value-type="float"/>
          <table:table-cell table:formula="of:=MIN([.$S26];[.$AM26];[.$BG26])" office:value-type="float"/>
          <table:table-cell table:formula="of:=MIN([.$T26];[.$AN26];[.$BH26])" office:value-type="float"/>
          <table:table-cell table:formula="of:=MIN([.$U26];[.$AO26];[.$BI26])" office:value-type="float"/>
          <table:table-cell table:formula="of:=MEDIAN([.$B26];[.$V26];[.$AP26])" office:value-type="float"/>
          <table:table-cell table:formula="of:=MEDIAN([.$C26];[.$W26];[.$AQ26])" office:value-type="float"/>
          <table:table-cell table:formula="of:=MEDIAN([.$D26];[.$X26];[.$AR26])" office:value-type="float"/>
          <table:table-cell table:formula="of:=MEDIAN([.$E26];[.$Y26];[.$AS26])" office:value-type="float"/>
          <table:table-cell table:formula="of:=MEDIAN([.$F26];[.$Z26];[.$AT26])" office:value-type="float"/>
          <table:table-cell table:formula="of:=MEDIAN([.$G26];[.$AA26];[.$AU26])" office:value-type="float"/>
          <table:table-cell table:formula="of:=MEDIAN([.$H26];[.$AB26];[.$AV26])" office:value-type="float"/>
          <table:table-cell table:formula="of:=MEDIAN([.$I26];[.$AC26];[.$AW26])" office:value-type="float"/>
          <table:table-cell table:formula="of:=MEDIAN([.$J26];[.$AD26];[.$AX26])" office:value-type="float"/>
          <table:table-cell table:formula="of:=MEDIAN([.$K26];[.$AE26];[.$AY26])" office:value-type="float"/>
          <table:table-cell table:formula="of:=MEDIAN([.$L26];[.$AF26];[.$AZ26])" office:value-type="float"/>
          <table:table-cell table:formula="of:=MEDIAN([.$M26];[.$AG26];[.$BA26])" office:value-type="float"/>
          <table:table-cell table:formula="of:=MEDIAN([.$N26];[.$AH26];[.$BB26])" office:value-type="float"/>
          <table:table-cell table:formula="of:=MEDIAN([.$O26];[.$AI26];[.$BC26])" office:value-type="float"/>
          <table:table-cell table:formula="of:=MEDIAN([.$P26];[.$AJ26];[.$BD26])" office:value-type="float"/>
          <table:table-cell table:formula="of:=MEDIAN([.$Q26];[.$AK26];[.$BE26])" office:value-type="float"/>
          <table:table-cell table:formula="of:=MEDIAN([.$R26];[.$AL26];[.$BF26])" office:value-type="float"/>
          <table:table-cell table:formula="of:=MEDIAN([.$S26];[.$AM26];[.$BG26])" office:value-type="float"/>
          <table:table-cell table:formula="of:=MEDIAN([.$T26];[.$AN26];[.$BH26])" office:value-type="float"/>
          <table:table-cell table:formula="of:=MEDIAN([.$U26];[.$AO26];[.$BI26])" office:value-type="float"/>
          <table:table-cell table:formula="of:=MAX([.$B26];[.$V26];[.$AP26])" office:value-type="float"/>
          <table:table-cell table:formula="of:=MAX([.$C26];[.$W26];[.$AQ26])" office:value-type="float"/>
          <table:table-cell table:formula="of:=MAX([.$D26];[.$X26];[.$AR26])" office:value-type="float"/>
          <table:table-cell table:formula="of:=MAX([.$E26];[.$Y26];[.$AS26])" office:value-type="float"/>
          <table:table-cell table:formula="of:=MAX([.$F26];[.$Z26];[.$AT26])" office:value-type="float"/>
          <table:table-cell table:formula="of:=MAX([.$G26];[.$AA26];[.$AU26])" office:value-type="float"/>
          <table:table-cell table:formula="of:=MAX([.$H26];[.$AB26];[.$AV26])" office:value-type="float"/>
          <table:table-cell table:formula="of:=MAX([.$I26];[.$AC26];[.$AW26])" office:value-type="float"/>
          <table:table-cell table:formula="of:=MAX([.$J26];[.$AD26];[.$AX26])" office:value-type="float"/>
          <table:table-cell table:formula="of:=MAX([.$K26];[.$AE26];[.$AY26])" office:value-type="float"/>
          <table:table-cell table:formula="of:=MAX([.$L26];[.$AF26];[.$AZ26])" office:value-type="float"/>
          <table:table-cell table:formula="of:=MAX([.$M26];[.$AG26];[.$BA26])" office:value-type="float"/>
          <table:table-cell table:formula="of:=MAX([.$N26];[.$AH26];[.$BB26])" office:value-type="float"/>
          <table:table-cell table:formula="of:=MAX([.$O26];[.$AI26];[.$BC26])" office:value-type="float"/>
          <table:table-cell table:formula="of:=MAX([.$P26];[.$AJ26];[.$BD26])" office:value-type="float"/>
          <table:table-cell table:formula="of:=MAX([.$Q26];[.$AK26];[.$BE26])" office:value-type="float"/>
          <table:table-cell table:formula="of:=MAX([.$R26];[.$AL26];[.$BF26])" office:value-type="float"/>
          <table:table-cell table:formula="of:=MAX([.$S26];[.$AM26];[.$BG26])" office:value-type="float"/>
          <table:table-cell table:formula="of:=MAX([.$T26];[.$AN26];[.$BH26])" office:value-type="float"/>
          <table:table-cell table:formula="of:=MAX([.$U26];[.$AO26];[.$BI2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2.24688"/>
          <table:table-cell office:value-type="float" office:value="0.233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2210.0"/>
          <table:table-cell office:value-type="float" office:value="33398.0"/>
          <table:table-cell office:value-type="float" office:value="129445.0"/>
          <table:table-cell office:value-type="float" office:value="1276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3968.0"/>
          <table:table-cell office:value-type="float" office:value="63488.0"/>
          <table:table-cell office:value-type="float" office:value="51290.0"/>
          <table:table-cell office:value-type="float" office:value="43280.0"/>
          <table:table-cell office:value-type="float" office:value="7364.0"/>
          <table:table-cell office:value-type="float" office:value="140.0"/>
          <table:table-cell office:value-type="float" office:value="2.13909"/>
          <table:table-cell office:value-type="float" office:value="0.306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1794.0"/>
          <table:table-cell office:value-type="float" office:value="33398.0"/>
          <table:table-cell office:value-type="float" office:value="129445.0"/>
          <table:table-cell office:value-type="float" office:value="12282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3968.0"/>
          <table:table-cell office:value-type="float" office:value="63488.0"/>
          <table:table-cell office:value-type="float" office:value="51290.0"/>
          <table:table-cell office:value-type="float" office:value="43280.0"/>
          <table:table-cell office:value-type="float" office:value="7364.0"/>
          <table:table-cell office:value-type="float" office:value="140.0"/>
          <table:table-cell office:value-type="float" office:value="2.20161"/>
          <table:table-cell office:value-type="float" office:value="0.279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05.0"/>
          <table:table-cell office:value-type="float" office:value="33258.0"/>
          <table:table-cell office:value-type="float" office:value="129017.0"/>
          <table:table-cell office:value-type="float" office:value="1287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4272.0"/>
          <table:table-cell office:value-type="float" office:value="63389.0"/>
          <table:table-cell office:value-type="float" office:value="51191.0"/>
          <table:table-cell office:value-type="float" office:value="43723.0"/>
          <table:table-cell office:value-type="float" office:value="8266.0"/>
          <table:table-cell office:value-type="float" office:value="140.0"/>
          <table:table-cell table:formula="of:=MIN([.$B27];[.$V27];[.$AP27])" office:value-type="float"/>
          <table:table-cell table:formula="of:=MIN([.$C27];[.$W27];[.$AQ27])" office:value-type="float"/>
          <table:table-cell table:formula="of:=MIN([.$D27];[.$X27];[.$AR27])" office:value-type="float"/>
          <table:table-cell table:formula="of:=MIN([.$E27];[.$Y27];[.$AS27])" office:value-type="float"/>
          <table:table-cell table:formula="of:=MIN([.$F27];[.$Z27];[.$AT27])" office:value-type="float"/>
          <table:table-cell table:formula="of:=MIN([.$G27];[.$AA27];[.$AU27])" office:value-type="float"/>
          <table:table-cell table:formula="of:=MIN([.$H27];[.$AB27];[.$AV27])" office:value-type="float"/>
          <table:table-cell table:formula="of:=MIN([.$I27];[.$AC27];[.$AW27])" office:value-type="float"/>
          <table:table-cell table:formula="of:=MIN([.$J27];[.$AD27];[.$AX27])" office:value-type="float"/>
          <table:table-cell table:formula="of:=MIN([.$K27];[.$AE27];[.$AY27])" office:value-type="float"/>
          <table:table-cell table:formula="of:=MIN([.$L27];[.$AF27];[.$AZ27])" office:value-type="float"/>
          <table:table-cell table:formula="of:=MIN([.$M27];[.$AG27];[.$BA27])" office:value-type="float"/>
          <table:table-cell table:formula="of:=MIN([.$N27];[.$AH27];[.$BB27])" office:value-type="float"/>
          <table:table-cell table:formula="of:=MIN([.$O27];[.$AI27];[.$BC27])" office:value-type="float"/>
          <table:table-cell table:formula="of:=MIN([.$P27];[.$AJ27];[.$BD27])" office:value-type="float"/>
          <table:table-cell table:formula="of:=MIN([.$Q27];[.$AK27];[.$BE27])" office:value-type="float"/>
          <table:table-cell table:formula="of:=MIN([.$R27];[.$AL27];[.$BF27])" office:value-type="float"/>
          <table:table-cell table:formula="of:=MIN([.$S27];[.$AM27];[.$BG27])" office:value-type="float"/>
          <table:table-cell table:formula="of:=MIN([.$T27];[.$AN27];[.$BH27])" office:value-type="float"/>
          <table:table-cell table:formula="of:=MIN([.$U27];[.$AO27];[.$BI27])" office:value-type="float"/>
          <table:table-cell table:formula="of:=MEDIAN([.$B27];[.$V27];[.$AP27])" office:value-type="float"/>
          <table:table-cell table:formula="of:=MEDIAN([.$C27];[.$W27];[.$AQ27])" office:value-type="float"/>
          <table:table-cell table:formula="of:=MEDIAN([.$D27];[.$X27];[.$AR27])" office:value-type="float"/>
          <table:table-cell table:formula="of:=MEDIAN([.$E27];[.$Y27];[.$AS27])" office:value-type="float"/>
          <table:table-cell table:formula="of:=MEDIAN([.$F27];[.$Z27];[.$AT27])" office:value-type="float"/>
          <table:table-cell table:formula="of:=MEDIAN([.$G27];[.$AA27];[.$AU27])" office:value-type="float"/>
          <table:table-cell table:formula="of:=MEDIAN([.$H27];[.$AB27];[.$AV27])" office:value-type="float"/>
          <table:table-cell table:formula="of:=MEDIAN([.$I27];[.$AC27];[.$AW27])" office:value-type="float"/>
          <table:table-cell table:formula="of:=MEDIAN([.$J27];[.$AD27];[.$AX27])" office:value-type="float"/>
          <table:table-cell table:formula="of:=MEDIAN([.$K27];[.$AE27];[.$AY27])" office:value-type="float"/>
          <table:table-cell table:formula="of:=MEDIAN([.$L27];[.$AF27];[.$AZ27])" office:value-type="float"/>
          <table:table-cell table:formula="of:=MEDIAN([.$M27];[.$AG27];[.$BA27])" office:value-type="float"/>
          <table:table-cell table:formula="of:=MEDIAN([.$N27];[.$AH27];[.$BB27])" office:value-type="float"/>
          <table:table-cell table:formula="of:=MEDIAN([.$O27];[.$AI27];[.$BC27])" office:value-type="float"/>
          <table:table-cell table:formula="of:=MEDIAN([.$P27];[.$AJ27];[.$BD27])" office:value-type="float"/>
          <table:table-cell table:formula="of:=MEDIAN([.$Q27];[.$AK27];[.$BE27])" office:value-type="float"/>
          <table:table-cell table:formula="of:=MEDIAN([.$R27];[.$AL27];[.$BF27])" office:value-type="float"/>
          <table:table-cell table:formula="of:=MEDIAN([.$S27];[.$AM27];[.$BG27])" office:value-type="float"/>
          <table:table-cell table:formula="of:=MEDIAN([.$T27];[.$AN27];[.$BH27])" office:value-type="float"/>
          <table:table-cell table:formula="of:=MEDIAN([.$U27];[.$AO27];[.$BI27])" office:value-type="float"/>
          <table:table-cell table:formula="of:=MAX([.$B27];[.$V27];[.$AP27])" office:value-type="float"/>
          <table:table-cell table:formula="of:=MAX([.$C27];[.$W27];[.$AQ27])" office:value-type="float"/>
          <table:table-cell table:formula="of:=MAX([.$D27];[.$X27];[.$AR27])" office:value-type="float"/>
          <table:table-cell table:formula="of:=MAX([.$E27];[.$Y27];[.$AS27])" office:value-type="float"/>
          <table:table-cell table:formula="of:=MAX([.$F27];[.$Z27];[.$AT27])" office:value-type="float"/>
          <table:table-cell table:formula="of:=MAX([.$G27];[.$AA27];[.$AU27])" office:value-type="float"/>
          <table:table-cell table:formula="of:=MAX([.$H27];[.$AB27];[.$AV27])" office:value-type="float"/>
          <table:table-cell table:formula="of:=MAX([.$I27];[.$AC27];[.$AW27])" office:value-type="float"/>
          <table:table-cell table:formula="of:=MAX([.$J27];[.$AD27];[.$AX27])" office:value-type="float"/>
          <table:table-cell table:formula="of:=MAX([.$K27];[.$AE27];[.$AY27])" office:value-type="float"/>
          <table:table-cell table:formula="of:=MAX([.$L27];[.$AF27];[.$AZ27])" office:value-type="float"/>
          <table:table-cell table:formula="of:=MAX([.$M27];[.$AG27];[.$BA27])" office:value-type="float"/>
          <table:table-cell table:formula="of:=MAX([.$N27];[.$AH27];[.$BB27])" office:value-type="float"/>
          <table:table-cell table:formula="of:=MAX([.$O27];[.$AI27];[.$BC27])" office:value-type="float"/>
          <table:table-cell table:formula="of:=MAX([.$P27];[.$AJ27];[.$BD27])" office:value-type="float"/>
          <table:table-cell table:formula="of:=MAX([.$Q27];[.$AK27];[.$BE27])" office:value-type="float"/>
          <table:table-cell table:formula="of:=MAX([.$R27];[.$AL27];[.$BF27])" office:value-type="float"/>
          <table:table-cell table:formula="of:=MAX([.$S27];[.$AM27];[.$BG27])" office:value-type="float"/>
          <table:table-cell table:formula="of:=MAX([.$T27];[.$AN27];[.$BH27])" office:value-type="float"/>
          <table:table-cell table:formula="of:=MAX([.$U27];[.$AO27];[.$BI2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7])" office:value-type="float"/>
          <table:table-cell table:formula="of:=SUM([.C3:.C27])" office:value-type="float"/>
          <table:table-cell table:formula="of:=SUM([.D3:.D27])" office:value-type="float"/>
          <table:table-cell table:formula="of:=SUM([.E3:.E27])" office:value-type="float"/>
          <table:table-cell table:formula="of:=SUM([.F3:.F27])" office:value-type="float"/>
          <table:table-cell table:formula="of:=SUM([.G3:.G27])" office:value-type="float"/>
          <table:table-cell table:formula="of:=SUM([.H3:.H27])" office:value-type="float"/>
          <table:table-cell table:formula="of:=SUM([.I3:.I27])" office:value-type="float"/>
          <table:table-cell table:formula="of:=SUM([.J3:.J27])" office:value-type="float"/>
          <table:table-cell table:formula="of:=SUM([.K3:.K27])" office:value-type="float"/>
          <table:table-cell table:formula="of:=SUM([.L3:.L27])" office:value-type="float"/>
          <table:table-cell table:formula="of:=SUM([.M3:.M27])" office:value-type="float"/>
          <table:table-cell table:formula="of:=SUM([.N3:.N27])" office:value-type="float"/>
          <table:table-cell table:formula="of:=SUM([.O3:.O27])" office:value-type="float"/>
          <table:table-cell table:formula="of:=SUM([.P3:.P27])" office:value-type="float"/>
          <table:table-cell table:formula="of:=SUM([.Q3:.Q27])" office:value-type="float"/>
          <table:table-cell table:formula="of:=SUM([.R3:.R27])" office:value-type="float"/>
          <table:table-cell table:formula="of:=SUM([.S3:.S27])" office:value-type="float"/>
          <table:table-cell table:formula="of:=SUM([.T3:.T27])" office:value-type="float"/>
          <table:table-cell table:formula="of:=SUM([.U3:.U27])" office:value-type="float"/>
          <table:table-cell table:formula="of:=SUM([.V3:.V27])" office:value-type="float"/>
          <table:table-cell table:formula="of:=SUM([.W3:.W27])" office:value-type="float"/>
          <table:table-cell table:formula="of:=SUM([.X3:.X27])" office:value-type="float"/>
          <table:table-cell table:formula="of:=SUM([.Y3:.Y27])" office:value-type="float"/>
          <table:table-cell table:formula="of:=SUM([.Z3:.Z27])" office:value-type="float"/>
          <table:table-cell table:formula="of:=SUM([.AA3:.AA27])" office:value-type="float"/>
          <table:table-cell table:formula="of:=SUM([.AB3:.AB27])" office:value-type="float"/>
          <table:table-cell table:formula="of:=SUM([.AC3:.AC27])" office:value-type="float"/>
          <table:table-cell table:formula="of:=SUM([.AD3:.AD27])" office:value-type="float"/>
          <table:table-cell table:formula="of:=SUM([.AE3:.AE27])" office:value-type="float"/>
          <table:table-cell table:formula="of:=SUM([.AF3:.AF27])" office:value-type="float"/>
          <table:table-cell table:formula="of:=SUM([.AG3:.AG27])" office:value-type="float"/>
          <table:table-cell table:formula="of:=SUM([.AH3:.AH27])" office:value-type="float"/>
          <table:table-cell table:formula="of:=SUM([.AI3:.AI27])" office:value-type="float"/>
          <table:table-cell table:formula="of:=SUM([.AJ3:.AJ27])" office:value-type="float"/>
          <table:table-cell table:formula="of:=SUM([.AK3:.AK27])" office:value-type="float"/>
          <table:table-cell table:formula="of:=SUM([.AL3:.AL27])" office:value-type="float"/>
          <table:table-cell table:formula="of:=SUM([.AM3:.AM27])" office:value-type="float"/>
          <table:table-cell table:formula="of:=SUM([.AN3:.AN27])" office:value-type="float"/>
          <table:table-cell table:formula="of:=SUM([.AO3:.AO27])" office:value-type="float"/>
          <table:table-cell table:formula="of:=SUM([.AP3:.AP27])" office:value-type="float"/>
          <table:table-cell table:formula="of:=SUM([.AQ3:.AQ27])" office:value-type="float"/>
          <table:table-cell table:formula="of:=SUM([.AR3:.AR27])" office:value-type="float"/>
          <table:table-cell table:formula="of:=SUM([.AS3:.AS27])" office:value-type="float"/>
          <table:table-cell table:formula="of:=SUM([.AT3:.AT27])" office:value-type="float"/>
          <table:table-cell table:formula="of:=SUM([.AU3:.AU27])" office:value-type="float"/>
          <table:table-cell table:formula="of:=SUM([.AV3:.AV27])" office:value-type="float"/>
          <table:table-cell table:formula="of:=SUM([.AW3:.AW27])" office:value-type="float"/>
          <table:table-cell table:formula="of:=SUM([.AX3:.AX27])" office:value-type="float"/>
          <table:table-cell table:formula="of:=SUM([.AY3:.AY27])" office:value-type="float"/>
          <table:table-cell table:formula="of:=SUM([.AZ3:.AZ27])" office:value-type="float"/>
          <table:table-cell table:formula="of:=SUM([.BA3:.BA27])" office:value-type="float"/>
          <table:table-cell table:formula="of:=SUM([.BB3:.BB27])" office:value-type="float"/>
          <table:table-cell table:formula="of:=SUM([.BC3:.BC27])" office:value-type="float"/>
          <table:table-cell table:formula="of:=SUM([.BD3:.BD27])" office:value-type="float"/>
          <table:table-cell table:formula="of:=SUM([.BE3:.BE27])" office:value-type="float"/>
          <table:table-cell table:formula="of:=SUM([.BF3:.BF27])" office:value-type="float"/>
          <table:table-cell table:formula="of:=SUM([.BG3:.BG27])" office:value-type="float"/>
          <table:table-cell table:formula="of:=SUM([.BH3:.BH27])" office:value-type="float"/>
          <table:table-cell table:formula="of:=SUM([.BI3:.BI27])" office:value-type="float"/>
          <table:table-cell table:formula="of:=SUM([.BJ3:.BJ27])" office:value-type="float"/>
          <table:table-cell table:formula="of:=SUM([.BK3:.BK27])" office:value-type="float"/>
          <table:table-cell table:formula="of:=SUM([.BL3:.BL27])" office:value-type="float"/>
          <table:table-cell table:formula="of:=SUM([.BM3:.BM27])" office:value-type="float"/>
          <table:table-cell table:formula="of:=SUM([.BN3:.BN27])" office:value-type="float"/>
          <table:table-cell table:formula="of:=SUM([.BO3:.BO27])" office:value-type="float"/>
          <table:table-cell table:formula="of:=SUM([.BP3:.BP27])" office:value-type="float"/>
          <table:table-cell table:formula="of:=SUM([.BQ3:.BQ27])" office:value-type="float"/>
          <table:table-cell table:formula="of:=SUM([.BR3:.BR27])" office:value-type="float"/>
          <table:table-cell table:formula="of:=SUM([.BS3:.BS27])" office:value-type="float"/>
          <table:table-cell table:formula="of:=SUM([.BT3:.BT27])" office:value-type="float"/>
          <table:table-cell table:formula="of:=SUM([.BU3:.BU27])" office:value-type="float"/>
          <table:table-cell table:formula="of:=SUM([.BV3:.BV27])" office:value-type="float"/>
          <table:table-cell table:formula="of:=SUM([.BW3:.BW27])" office:value-type="float"/>
          <table:table-cell table:formula="of:=SUM([.BX3:.BX27])" office:value-type="float"/>
          <table:table-cell table:formula="of:=SUM([.BY3:.BY27])" office:value-type="float"/>
          <table:table-cell table:formula="of:=SUM([.BZ3:.BZ27])" office:value-type="float"/>
          <table:table-cell table:formula="of:=SUM([.CA3:.CA27])" office:value-type="float"/>
          <table:table-cell table:formula="of:=SUM([.CB3:.CB27])" office:value-type="float"/>
          <table:table-cell table:formula="of:=SUM([.CC3:.CC27])" office:value-type="float"/>
          <table:table-cell table:formula="of:=SUM([.CD3:.CD27])" office:value-type="float"/>
          <table:table-cell table:formula="of:=SUM([.CE3:.CE27])" office:value-type="float"/>
          <table:table-cell table:formula="of:=SUM([.CF3:.CF27])" office:value-type="float"/>
          <table:table-cell table:formula="of:=SUM([.CG3:.CG27])" office:value-type="float"/>
          <table:table-cell table:formula="of:=SUM([.CH3:.CH27])" office:value-type="float"/>
          <table:table-cell table:formula="of:=SUM([.CI3:.CI27])" office:value-type="float"/>
          <table:table-cell table:formula="of:=SUM([.CJ3:.CJ27])" office:value-type="float"/>
          <table:table-cell table:formula="of:=SUM([.CK3:.CK27])" office:value-type="float"/>
          <table:table-cell table:formula="of:=SUM([.CL3:.CL27])" office:value-type="float"/>
          <table:table-cell table:formula="of:=SUM([.CM3:.CM27])" office:value-type="float"/>
          <table:table-cell table:formula="of:=SUM([.CN3:.CN27])" office:value-type="float"/>
          <table:table-cell table:formula="of:=SUM([.CO3:.CO27])" office:value-type="float"/>
          <table:table-cell table:formula="of:=SUM([.CP3:.CP27])" office:value-type="float"/>
          <table:table-cell table:formula="of:=SUM([.CQ3:.CQ27])" office:value-type="float"/>
          <table:table-cell table:formula="of:=SUM([.CR3:.CR27])" office:value-type="float"/>
          <table:table-cell table:formula="of:=SUM([.CS3:.CS27])" office:value-type="float"/>
          <table:table-cell table:formula="of:=SUM([.CT3:.CT27])" office:value-type="float"/>
          <table:table-cell table:formula="of:=SUM([.CU3:.CU27])" office:value-type="float"/>
          <table:table-cell table:formula="of:=SUM([.CV3:.CV27])" office:value-type="float"/>
          <table:table-cell table:formula="of:=SUM([.CW3:.CW27])" office:value-type="float"/>
          <table:table-cell table:formula="of:=SUM([.CX3:.CX27])" office:value-type="float"/>
          <table:table-cell table:formula="of:=SUM([.CY3:.CY27])" office:value-type="float"/>
          <table:table-cell table:formula="of:=SUM([.CZ3:.CZ27])" office:value-type="float"/>
          <table:table-cell table:formula="of:=SUM([.DA3:.DA27])" office:value-type="float"/>
          <table:table-cell table:formula="of:=SUM([.DB3:.DB27])" office:value-type="float"/>
          <table:table-cell table:formula="of:=SUM([.DC3:.DC27])" office:value-type="float"/>
          <table:table-cell table:formula="of:=SUM([.DD3:.DD27])" office:value-type="float"/>
          <table:table-cell table:formula="of:=SUM([.DE3:.DE27])" office:value-type="float"/>
          <table:table-cell table:formula="of:=SUM([.DF3:.DF27])" office:value-type="float"/>
          <table:table-cell table:formula="of:=SUM([.DG3:.DG27])" office:value-type="float"/>
          <table:table-cell table:formula="of:=SUM([.DH3:.DH27])" office:value-type="float"/>
          <table:table-cell table:formula="of:=SUM([.DI3:.DI27])" office:value-type="float"/>
          <table:table-cell table:formula="of:=SUM([.DJ3:.DJ27])" office:value-type="float"/>
          <table:table-cell table:formula="of:=SUM([.DK3:.DK27])" office:value-type="float"/>
          <table:table-cell table:formula="of:=SUM([.DL3:.DL27])" office:value-type="float"/>
          <table:table-cell table:formula="of:=SUM([.DM3:.DM27])" office:value-type="float"/>
          <table:table-cell table:formula="of:=SUM([.DN3:.DN27])" office:value-type="float"/>
          <table:table-cell table:formula="of:=SUM([.DO3:.DO27])" office:value-type="float"/>
          <table:table-cell table:formula="of:=SUM([.DP3:.DP27])" office:value-type="float"/>
          <table:table-cell table:formula="of:=SUM([.DQ3:.DQ2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7])" office:value-type="float"/>
          <table:table-cell table:formula="of:=AVERAGE([.C3:.C27])" office:value-type="float"/>
          <table:table-cell table:formula="of:=AVERAGE([.D3:.D27])" office:value-type="float"/>
          <table:table-cell table:formula="of:=AVERAGE([.E3:.E27])" office:value-type="float"/>
          <table:table-cell table:formula="of:=AVERAGE([.F3:.F27])" office:value-type="float"/>
          <table:table-cell table:formula="of:=AVERAGE([.G3:.G27])" office:value-type="float"/>
          <table:table-cell table:formula="of:=AVERAGE([.H3:.H27])" office:value-type="float"/>
          <table:table-cell table:formula="of:=AVERAGE([.I3:.I27])" office:value-type="float"/>
          <table:table-cell table:formula="of:=AVERAGE([.J3:.J27])" office:value-type="float"/>
          <table:table-cell table:formula="of:=AVERAGE([.K3:.K27])" office:value-type="float"/>
          <table:table-cell table:formula="of:=AVERAGE([.L3:.L27])" office:value-type="float"/>
          <table:table-cell table:formula="of:=AVERAGE([.M3:.M27])" office:value-type="float"/>
          <table:table-cell table:formula="of:=AVERAGE([.N3:.N27])" office:value-type="float"/>
          <table:table-cell table:formula="of:=AVERAGE([.O3:.O27])" office:value-type="float"/>
          <table:table-cell table:formula="of:=AVERAGE([.P3:.P27])" office:value-type="float"/>
          <table:table-cell table:formula="of:=AVERAGE([.Q3:.Q27])" office:value-type="float"/>
          <table:table-cell table:formula="of:=AVERAGE([.R3:.R27])" office:value-type="float"/>
          <table:table-cell table:formula="of:=AVERAGE([.S3:.S27])" office:value-type="float"/>
          <table:table-cell table:formula="of:=AVERAGE([.T3:.T27])" office:value-type="float"/>
          <table:table-cell table:formula="of:=AVERAGE([.U3:.U27])" office:value-type="float"/>
          <table:table-cell table:formula="of:=AVERAGE([.V3:.V27])" office:value-type="float"/>
          <table:table-cell table:formula="of:=AVERAGE([.W3:.W27])" office:value-type="float"/>
          <table:table-cell table:formula="of:=AVERAGE([.X3:.X27])" office:value-type="float"/>
          <table:table-cell table:formula="of:=AVERAGE([.Y3:.Y27])" office:value-type="float"/>
          <table:table-cell table:formula="of:=AVERAGE([.Z3:.Z27])" office:value-type="float"/>
          <table:table-cell table:formula="of:=AVERAGE([.AA3:.AA27])" office:value-type="float"/>
          <table:table-cell table:formula="of:=AVERAGE([.AB3:.AB27])" office:value-type="float"/>
          <table:table-cell table:formula="of:=AVERAGE([.AC3:.AC27])" office:value-type="float"/>
          <table:table-cell table:formula="of:=AVERAGE([.AD3:.AD27])" office:value-type="float"/>
          <table:table-cell table:formula="of:=AVERAGE([.AE3:.AE27])" office:value-type="float"/>
          <table:table-cell table:formula="of:=AVERAGE([.AF3:.AF27])" office:value-type="float"/>
          <table:table-cell table:formula="of:=AVERAGE([.AG3:.AG27])" office:value-type="float"/>
          <table:table-cell table:formula="of:=AVERAGE([.AH3:.AH27])" office:value-type="float"/>
          <table:table-cell table:formula="of:=AVERAGE([.AI3:.AI27])" office:value-type="float"/>
          <table:table-cell table:formula="of:=AVERAGE([.AJ3:.AJ27])" office:value-type="float"/>
          <table:table-cell table:formula="of:=AVERAGE([.AK3:.AK27])" office:value-type="float"/>
          <table:table-cell table:formula="of:=AVERAGE([.AL3:.AL27])" office:value-type="float"/>
          <table:table-cell table:formula="of:=AVERAGE([.AM3:.AM27])" office:value-type="float"/>
          <table:table-cell table:formula="of:=AVERAGE([.AN3:.AN27])" office:value-type="float"/>
          <table:table-cell table:formula="of:=AVERAGE([.AO3:.AO27])" office:value-type="float"/>
          <table:table-cell table:formula="of:=AVERAGE([.AP3:.AP27])" office:value-type="float"/>
          <table:table-cell table:formula="of:=AVERAGE([.AQ3:.AQ27])" office:value-type="float"/>
          <table:table-cell table:formula="of:=AVERAGE([.AR3:.AR27])" office:value-type="float"/>
          <table:table-cell table:formula="of:=AVERAGE([.AS3:.AS27])" office:value-type="float"/>
          <table:table-cell table:formula="of:=AVERAGE([.AT3:.AT27])" office:value-type="float"/>
          <table:table-cell table:formula="of:=AVERAGE([.AU3:.AU27])" office:value-type="float"/>
          <table:table-cell table:formula="of:=AVERAGE([.AV3:.AV27])" office:value-type="float"/>
          <table:table-cell table:formula="of:=AVERAGE([.AW3:.AW27])" office:value-type="float"/>
          <table:table-cell table:formula="of:=AVERAGE([.AX3:.AX27])" office:value-type="float"/>
          <table:table-cell table:formula="of:=AVERAGE([.AY3:.AY27])" office:value-type="float"/>
          <table:table-cell table:formula="of:=AVERAGE([.AZ3:.AZ27])" office:value-type="float"/>
          <table:table-cell table:formula="of:=AVERAGE([.BA3:.BA27])" office:value-type="float"/>
          <table:table-cell table:formula="of:=AVERAGE([.BB3:.BB27])" office:value-type="float"/>
          <table:table-cell table:formula="of:=AVERAGE([.BC3:.BC27])" office:value-type="float"/>
          <table:table-cell table:formula="of:=AVERAGE([.BD3:.BD27])" office:value-type="float"/>
          <table:table-cell table:formula="of:=AVERAGE([.BE3:.BE27])" office:value-type="float"/>
          <table:table-cell table:formula="of:=AVERAGE([.BF3:.BF27])" office:value-type="float"/>
          <table:table-cell table:formula="of:=AVERAGE([.BG3:.BG27])" office:value-type="float"/>
          <table:table-cell table:formula="of:=AVERAGE([.BH3:.BH27])" office:value-type="float"/>
          <table:table-cell table:formula="of:=AVERAGE([.BI3:.BI27])" office:value-type="float"/>
          <table:table-cell table:formula="of:=AVERAGE([.BJ3:.BJ27])" office:value-type="float"/>
          <table:table-cell table:formula="of:=AVERAGE([.BK3:.BK27])" office:value-type="float"/>
          <table:table-cell table:formula="of:=AVERAGE([.BL3:.BL27])" office:value-type="float"/>
          <table:table-cell table:formula="of:=AVERAGE([.BM3:.BM27])" office:value-type="float"/>
          <table:table-cell table:formula="of:=AVERAGE([.BN3:.BN27])" office:value-type="float"/>
          <table:table-cell table:formula="of:=AVERAGE([.BO3:.BO27])" office:value-type="float"/>
          <table:table-cell table:formula="of:=AVERAGE([.BP3:.BP27])" office:value-type="float"/>
          <table:table-cell table:formula="of:=AVERAGE([.BQ3:.BQ27])" office:value-type="float"/>
          <table:table-cell table:formula="of:=AVERAGE([.BR3:.BR27])" office:value-type="float"/>
          <table:table-cell table:formula="of:=AVERAGE([.BS3:.BS27])" office:value-type="float"/>
          <table:table-cell table:formula="of:=AVERAGE([.BT3:.BT27])" office:value-type="float"/>
          <table:table-cell table:formula="of:=AVERAGE([.BU3:.BU27])" office:value-type="float"/>
          <table:table-cell table:formula="of:=AVERAGE([.BV3:.BV27])" office:value-type="float"/>
          <table:table-cell table:formula="of:=AVERAGE([.BW3:.BW27])" office:value-type="float"/>
          <table:table-cell table:formula="of:=AVERAGE([.BX3:.BX27])" office:value-type="float"/>
          <table:table-cell table:formula="of:=AVERAGE([.BY3:.BY27])" office:value-type="float"/>
          <table:table-cell table:formula="of:=AVERAGE([.BZ3:.BZ27])" office:value-type="float"/>
          <table:table-cell table:formula="of:=AVERAGE([.CA3:.CA27])" office:value-type="float"/>
          <table:table-cell table:formula="of:=AVERAGE([.CB3:.CB27])" office:value-type="float"/>
          <table:table-cell table:formula="of:=AVERAGE([.CC3:.CC27])" office:value-type="float"/>
          <table:table-cell table:formula="of:=AVERAGE([.CD3:.CD27])" office:value-type="float"/>
          <table:table-cell table:formula="of:=AVERAGE([.CE3:.CE27])" office:value-type="float"/>
          <table:table-cell table:formula="of:=AVERAGE([.CF3:.CF27])" office:value-type="float"/>
          <table:table-cell table:formula="of:=AVERAGE([.CG3:.CG27])" office:value-type="float"/>
          <table:table-cell table:formula="of:=AVERAGE([.CH3:.CH27])" office:value-type="float"/>
          <table:table-cell table:formula="of:=AVERAGE([.CI3:.CI27])" office:value-type="float"/>
          <table:table-cell table:formula="of:=AVERAGE([.CJ3:.CJ27])" office:value-type="float"/>
          <table:table-cell table:formula="of:=AVERAGE([.CK3:.CK27])" office:value-type="float"/>
          <table:table-cell table:formula="of:=AVERAGE([.CL3:.CL27])" office:value-type="float"/>
          <table:table-cell table:formula="of:=AVERAGE([.CM3:.CM27])" office:value-type="float"/>
          <table:table-cell table:formula="of:=AVERAGE([.CN3:.CN27])" office:value-type="float"/>
          <table:table-cell table:formula="of:=AVERAGE([.CO3:.CO27])" office:value-type="float"/>
          <table:table-cell table:formula="of:=AVERAGE([.CP3:.CP27])" office:value-type="float"/>
          <table:table-cell table:formula="of:=AVERAGE([.CQ3:.CQ27])" office:value-type="float"/>
          <table:table-cell table:formula="of:=AVERAGE([.CR3:.CR27])" office:value-type="float"/>
          <table:table-cell table:formula="of:=AVERAGE([.CS3:.CS27])" office:value-type="float"/>
          <table:table-cell table:formula="of:=AVERAGE([.CT3:.CT27])" office:value-type="float"/>
          <table:table-cell table:formula="of:=AVERAGE([.CU3:.CU27])" office:value-type="float"/>
          <table:table-cell table:formula="of:=AVERAGE([.CV3:.CV27])" office:value-type="float"/>
          <table:table-cell table:formula="of:=AVERAGE([.CW3:.CW27])" office:value-type="float"/>
          <table:table-cell table:formula="of:=AVERAGE([.CX3:.CX27])" office:value-type="float"/>
          <table:table-cell table:formula="of:=AVERAGE([.CY3:.CY27])" office:value-type="float"/>
          <table:table-cell table:formula="of:=AVERAGE([.CZ3:.CZ27])" office:value-type="float"/>
          <table:table-cell table:formula="of:=AVERAGE([.DA3:.DA27])" office:value-type="float"/>
          <table:table-cell table:formula="of:=AVERAGE([.DB3:.DB27])" office:value-type="float"/>
          <table:table-cell table:formula="of:=AVERAGE([.DC3:.DC27])" office:value-type="float"/>
          <table:table-cell table:formula="of:=AVERAGE([.DD3:.DD27])" office:value-type="float"/>
          <table:table-cell table:formula="of:=AVERAGE([.DE3:.DE27])" office:value-type="float"/>
          <table:table-cell table:formula="of:=AVERAGE([.DF3:.DF27])" office:value-type="float"/>
          <table:table-cell table:formula="of:=AVERAGE([.DG3:.DG27])" office:value-type="float"/>
          <table:table-cell table:formula="of:=AVERAGE([.DH3:.DH27])" office:value-type="float"/>
          <table:table-cell table:formula="of:=AVERAGE([.DI3:.DI27])" office:value-type="float"/>
          <table:table-cell table:formula="of:=AVERAGE([.DJ3:.DJ27])" office:value-type="float"/>
          <table:table-cell table:formula="of:=AVERAGE([.DK3:.DK27])" office:value-type="float"/>
          <table:table-cell table:formula="of:=AVERAGE([.DL3:.DL27])" office:value-type="float"/>
          <table:table-cell table:formula="of:=AVERAGE([.DM3:.DM27])" office:value-type="float"/>
          <table:table-cell table:formula="of:=AVERAGE([.DN3:.DN27])" office:value-type="float"/>
          <table:table-cell table:formula="of:=AVERAGE([.DO3:.DO27])" office:value-type="float"/>
          <table:table-cell table:formula="of:=AVERAGE([.DP3:.DP27])" office:value-type="float"/>
          <table:table-cell table:formula="of:=AVERAGE([.DQ3:.DQ2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7])" office:value-type="float"/>
          <table:table-cell table:formula="of:=STDEV([.C3:.C27])" office:value-type="float"/>
          <table:table-cell table:formula="of:=STDEV([.D3:.D27])" office:value-type="float"/>
          <table:table-cell table:formula="of:=STDEV([.E3:.E27])" office:value-type="float"/>
          <table:table-cell table:formula="of:=STDEV([.F3:.F27])" office:value-type="float"/>
          <table:table-cell table:formula="of:=STDEV([.G3:.G27])" office:value-type="float"/>
          <table:table-cell table:formula="of:=STDEV([.H3:.H27])" office:value-type="float"/>
          <table:table-cell table:formula="of:=STDEV([.I3:.I27])" office:value-type="float"/>
          <table:table-cell table:formula="of:=STDEV([.J3:.J27])" office:value-type="float"/>
          <table:table-cell table:formula="of:=STDEV([.K3:.K27])" office:value-type="float"/>
          <table:table-cell table:formula="of:=STDEV([.L3:.L27])" office:value-type="float"/>
          <table:table-cell table:formula="of:=STDEV([.M3:.M27])" office:value-type="float"/>
          <table:table-cell table:formula="of:=STDEV([.N3:.N27])" office:value-type="float"/>
          <table:table-cell table:formula="of:=STDEV([.O3:.O27])" office:value-type="float"/>
          <table:table-cell table:formula="of:=STDEV([.P3:.P27])" office:value-type="float"/>
          <table:table-cell table:formula="of:=STDEV([.Q3:.Q27])" office:value-type="float"/>
          <table:table-cell table:formula="of:=STDEV([.R3:.R27])" office:value-type="float"/>
          <table:table-cell table:formula="of:=STDEV([.S3:.S27])" office:value-type="float"/>
          <table:table-cell table:formula="of:=STDEV([.T3:.T27])" office:value-type="float"/>
          <table:table-cell table:formula="of:=STDEV([.U3:.U27])" office:value-type="float"/>
          <table:table-cell table:formula="of:=STDEV([.V3:.V27])" office:value-type="float"/>
          <table:table-cell table:formula="of:=STDEV([.W3:.W27])" office:value-type="float"/>
          <table:table-cell table:formula="of:=STDEV([.X3:.X27])" office:value-type="float"/>
          <table:table-cell table:formula="of:=STDEV([.Y3:.Y27])" office:value-type="float"/>
          <table:table-cell table:formula="of:=STDEV([.Z3:.Z27])" office:value-type="float"/>
          <table:table-cell table:formula="of:=STDEV([.AA3:.AA27])" office:value-type="float"/>
          <table:table-cell table:formula="of:=STDEV([.AB3:.AB27])" office:value-type="float"/>
          <table:table-cell table:formula="of:=STDEV([.AC3:.AC27])" office:value-type="float"/>
          <table:table-cell table:formula="of:=STDEV([.AD3:.AD27])" office:value-type="float"/>
          <table:table-cell table:formula="of:=STDEV([.AE3:.AE27])" office:value-type="float"/>
          <table:table-cell table:formula="of:=STDEV([.AF3:.AF27])" office:value-type="float"/>
          <table:table-cell table:formula="of:=STDEV([.AG3:.AG27])" office:value-type="float"/>
          <table:table-cell table:formula="of:=STDEV([.AH3:.AH27])" office:value-type="float"/>
          <table:table-cell table:formula="of:=STDEV([.AI3:.AI27])" office:value-type="float"/>
          <table:table-cell table:formula="of:=STDEV([.AJ3:.AJ27])" office:value-type="float"/>
          <table:table-cell table:formula="of:=STDEV([.AK3:.AK27])" office:value-type="float"/>
          <table:table-cell table:formula="of:=STDEV([.AL3:.AL27])" office:value-type="float"/>
          <table:table-cell table:formula="of:=STDEV([.AM3:.AM27])" office:value-type="float"/>
          <table:table-cell table:formula="of:=STDEV([.AN3:.AN27])" office:value-type="float"/>
          <table:table-cell table:formula="of:=STDEV([.AO3:.AO27])" office:value-type="float"/>
          <table:table-cell table:formula="of:=STDEV([.AP3:.AP27])" office:value-type="float"/>
          <table:table-cell table:formula="of:=STDEV([.AQ3:.AQ27])" office:value-type="float"/>
          <table:table-cell table:formula="of:=STDEV([.AR3:.AR27])" office:value-type="float"/>
          <table:table-cell table:formula="of:=STDEV([.AS3:.AS27])" office:value-type="float"/>
          <table:table-cell table:formula="of:=STDEV([.AT3:.AT27])" office:value-type="float"/>
          <table:table-cell table:formula="of:=STDEV([.AU3:.AU27])" office:value-type="float"/>
          <table:table-cell table:formula="of:=STDEV([.AV3:.AV27])" office:value-type="float"/>
          <table:table-cell table:formula="of:=STDEV([.AW3:.AW27])" office:value-type="float"/>
          <table:table-cell table:formula="of:=STDEV([.AX3:.AX27])" office:value-type="float"/>
          <table:table-cell table:formula="of:=STDEV([.AY3:.AY27])" office:value-type="float"/>
          <table:table-cell table:formula="of:=STDEV([.AZ3:.AZ27])" office:value-type="float"/>
          <table:table-cell table:formula="of:=STDEV([.BA3:.BA27])" office:value-type="float"/>
          <table:table-cell table:formula="of:=STDEV([.BB3:.BB27])" office:value-type="float"/>
          <table:table-cell table:formula="of:=STDEV([.BC3:.BC27])" office:value-type="float"/>
          <table:table-cell table:formula="of:=STDEV([.BD3:.BD27])" office:value-type="float"/>
          <table:table-cell table:formula="of:=STDEV([.BE3:.BE27])" office:value-type="float"/>
          <table:table-cell table:formula="of:=STDEV([.BF3:.BF27])" office:value-type="float"/>
          <table:table-cell table:formula="of:=STDEV([.BG3:.BG27])" office:value-type="float"/>
          <table:table-cell table:formula="of:=STDEV([.BH3:.BH27])" office:value-type="float"/>
          <table:table-cell table:formula="of:=STDEV([.BI3:.BI27])" office:value-type="float"/>
          <table:table-cell table:formula="of:=STDEV([.BJ3:.BJ27])" office:value-type="float"/>
          <table:table-cell table:formula="of:=STDEV([.BK3:.BK27])" office:value-type="float"/>
          <table:table-cell table:formula="of:=STDEV([.BL3:.BL27])" office:value-type="float"/>
          <table:table-cell table:formula="of:=STDEV([.BM3:.BM27])" office:value-type="float"/>
          <table:table-cell table:formula="of:=STDEV([.BN3:.BN27])" office:value-type="float"/>
          <table:table-cell table:formula="of:=STDEV([.BO3:.BO27])" office:value-type="float"/>
          <table:table-cell table:formula="of:=STDEV([.BP3:.BP27])" office:value-type="float"/>
          <table:table-cell table:formula="of:=STDEV([.BQ3:.BQ27])" office:value-type="float"/>
          <table:table-cell table:formula="of:=STDEV([.BR3:.BR27])" office:value-type="float"/>
          <table:table-cell table:formula="of:=STDEV([.BS3:.BS27])" office:value-type="float"/>
          <table:table-cell table:formula="of:=STDEV([.BT3:.BT27])" office:value-type="float"/>
          <table:table-cell table:formula="of:=STDEV([.BU3:.BU27])" office:value-type="float"/>
          <table:table-cell table:formula="of:=STDEV([.BV3:.BV27])" office:value-type="float"/>
          <table:table-cell table:formula="of:=STDEV([.BW3:.BW27])" office:value-type="float"/>
          <table:table-cell table:formula="of:=STDEV([.BX3:.BX27])" office:value-type="float"/>
          <table:table-cell table:formula="of:=STDEV([.BY3:.BY27])" office:value-type="float"/>
          <table:table-cell table:formula="of:=STDEV([.BZ3:.BZ27])" office:value-type="float"/>
          <table:table-cell table:formula="of:=STDEV([.CA3:.CA27])" office:value-type="float"/>
          <table:table-cell table:formula="of:=STDEV([.CB3:.CB27])" office:value-type="float"/>
          <table:table-cell table:formula="of:=STDEV([.CC3:.CC27])" office:value-type="float"/>
          <table:table-cell table:formula="of:=STDEV([.CD3:.CD27])" office:value-type="float"/>
          <table:table-cell table:formula="of:=STDEV([.CE3:.CE27])" office:value-type="float"/>
          <table:table-cell table:formula="of:=STDEV([.CF3:.CF27])" office:value-type="float"/>
          <table:table-cell table:formula="of:=STDEV([.CG3:.CG27])" office:value-type="float"/>
          <table:table-cell table:formula="of:=STDEV([.CH3:.CH27])" office:value-type="float"/>
          <table:table-cell table:formula="of:=STDEV([.CI3:.CI27])" office:value-type="float"/>
          <table:table-cell table:formula="of:=STDEV([.CJ3:.CJ27])" office:value-type="float"/>
          <table:table-cell table:formula="of:=STDEV([.CK3:.CK27])" office:value-type="float"/>
          <table:table-cell table:formula="of:=STDEV([.CL3:.CL27])" office:value-type="float"/>
          <table:table-cell table:formula="of:=STDEV([.CM3:.CM27])" office:value-type="float"/>
          <table:table-cell table:formula="of:=STDEV([.CN3:.CN27])" office:value-type="float"/>
          <table:table-cell table:formula="of:=STDEV([.CO3:.CO27])" office:value-type="float"/>
          <table:table-cell table:formula="of:=STDEV([.CP3:.CP27])" office:value-type="float"/>
          <table:table-cell table:formula="of:=STDEV([.CQ3:.CQ27])" office:value-type="float"/>
          <table:table-cell table:formula="of:=STDEV([.CR3:.CR27])" office:value-type="float"/>
          <table:table-cell table:formula="of:=STDEV([.CS3:.CS27])" office:value-type="float"/>
          <table:table-cell table:formula="of:=STDEV([.CT3:.CT27])" office:value-type="float"/>
          <table:table-cell table:formula="of:=STDEV([.CU3:.CU27])" office:value-type="float"/>
          <table:table-cell table:formula="of:=STDEV([.CV3:.CV27])" office:value-type="float"/>
          <table:table-cell table:formula="of:=STDEV([.CW3:.CW27])" office:value-type="float"/>
          <table:table-cell table:formula="of:=STDEV([.CX3:.CX27])" office:value-type="float"/>
          <table:table-cell table:formula="of:=STDEV([.CY3:.CY27])" office:value-type="float"/>
          <table:table-cell table:formula="of:=STDEV([.CZ3:.CZ27])" office:value-type="float"/>
          <table:table-cell table:formula="of:=STDEV([.DA3:.DA27])" office:value-type="float"/>
          <table:table-cell table:formula="of:=STDEV([.DB3:.DB27])" office:value-type="float"/>
          <table:table-cell table:formula="of:=STDEV([.DC3:.DC27])" office:value-type="float"/>
          <table:table-cell table:formula="of:=STDEV([.DD3:.DD27])" office:value-type="float"/>
          <table:table-cell table:formula="of:=STDEV([.DE3:.DE27])" office:value-type="float"/>
          <table:table-cell table:formula="of:=STDEV([.DF3:.DF27])" office:value-type="float"/>
          <table:table-cell table:formula="of:=STDEV([.DG3:.DG27])" office:value-type="float"/>
          <table:table-cell table:formula="of:=STDEV([.DH3:.DH27])" office:value-type="float"/>
          <table:table-cell table:formula="of:=STDEV([.DI3:.DI27])" office:value-type="float"/>
          <table:table-cell table:formula="of:=STDEV([.DJ3:.DJ27])" office:value-type="float"/>
          <table:table-cell table:formula="of:=STDEV([.DK3:.DK27])" office:value-type="float"/>
          <table:table-cell table:formula="of:=STDEV([.DL3:.DL27])" office:value-type="float"/>
          <table:table-cell table:formula="of:=STDEV([.DM3:.DM27])" office:value-type="float"/>
          <table:table-cell table:formula="of:=STDEV([.DN3:.DN27])" office:value-type="float"/>
          <table:table-cell table:formula="of:=STDEV([.DO3:.DO27])" office:value-type="float"/>
          <table:table-cell table:formula="of:=STDEV([.DP3:.DP27])" office:value-type="float"/>
          <table:table-cell table:formula="of:=STDEV([.DQ3:.DQ2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7]-[.$BJ3:.$BJ27])^2)^0.5" office:value-type="float"/>
          <table:table-cell table:number-matrix-columns-spanned="1" table:number-matrix-rows-spanned="1" table:formula="of:=SUM(([.C3:.C27]-[.$BK3:.$BK27])^2)^0.5" office:value-type="float"/>
          <table:table-cell table:number-matrix-columns-spanned="1" table:number-matrix-rows-spanned="1" table:formula="of:=SUM(([.D3:.D27]-[.$BL3:.$BL27])^2)^0.5" office:value-type="float"/>
          <table:table-cell table:number-matrix-columns-spanned="1" table:number-matrix-rows-spanned="1" table:formula="of:=SUM(([.E3:.E27]-[.$BM3:.$BM27])^2)^0.5" office:value-type="float"/>
          <table:table-cell table:number-matrix-columns-spanned="1" table:number-matrix-rows-spanned="1" table:formula="of:=SUM(([.F3:.F27]-[.$BN3:.$BN27])^2)^0.5" office:value-type="float"/>
          <table:table-cell table:number-matrix-columns-spanned="1" table:number-matrix-rows-spanned="1" table:formula="of:=SUM(([.G3:.G27]-[.$BO3:.$BO27])^2)^0.5" office:value-type="float"/>
          <table:table-cell table:number-matrix-columns-spanned="1" table:number-matrix-rows-spanned="1" table:formula="of:=SUM(([.H3:.H27]-[.$BP3:.$BP27])^2)^0.5" office:value-type="float"/>
          <table:table-cell table:number-matrix-columns-spanned="1" table:number-matrix-rows-spanned="1" table:formula="of:=SUM(([.I3:.I27]-[.$BQ3:.$BQ27])^2)^0.5" office:value-type="float"/>
          <table:table-cell table:number-matrix-columns-spanned="1" table:number-matrix-rows-spanned="1" table:formula="of:=SUM(([.J3:.J27]-[.$BR3:.$BR27])^2)^0.5" office:value-type="float"/>
          <table:table-cell table:number-matrix-columns-spanned="1" table:number-matrix-rows-spanned="1" table:formula="of:=SUM(([.K3:.K27]-[.$BS3:.$BS27])^2)^0.5" office:value-type="float"/>
          <table:table-cell table:number-matrix-columns-spanned="1" table:number-matrix-rows-spanned="1" table:formula="of:=SUM(([.L3:.L27]-[.$BT3:.$BT27])^2)^0.5" office:value-type="float"/>
          <table:table-cell table:number-matrix-columns-spanned="1" table:number-matrix-rows-spanned="1" table:formula="of:=SUM(([.M3:.M27]-[.$BU3:.$BU27])^2)^0.5" office:value-type="float"/>
          <table:table-cell table:number-matrix-columns-spanned="1" table:number-matrix-rows-spanned="1" table:formula="of:=SUM(([.N3:.N27]-[.$BV3:.$BV27])^2)^0.5" office:value-type="float"/>
          <table:table-cell table:number-matrix-columns-spanned="1" table:number-matrix-rows-spanned="1" table:formula="of:=SUM(([.O3:.O27]-[.$BW3:.$BW27])^2)^0.5" office:value-type="float"/>
          <table:table-cell table:number-matrix-columns-spanned="1" table:number-matrix-rows-spanned="1" table:formula="of:=SUM(([.P3:.P27]-[.$BX3:.$BX27])^2)^0.5" office:value-type="float"/>
          <table:table-cell table:number-matrix-columns-spanned="1" table:number-matrix-rows-spanned="1" table:formula="of:=SUM(([.Q3:.Q27]-[.$BY3:.$BY27])^2)^0.5" office:value-type="float"/>
          <table:table-cell table:number-matrix-columns-spanned="1" table:number-matrix-rows-spanned="1" table:formula="of:=SUM(([.R3:.R27]-[.$BZ3:.$BZ27])^2)^0.5" office:value-type="float"/>
          <table:table-cell table:number-matrix-columns-spanned="1" table:number-matrix-rows-spanned="1" table:formula="of:=SUM(([.S3:.S27]-[.$CA3:.$CA27])^2)^0.5" office:value-type="float"/>
          <table:table-cell table:number-matrix-columns-spanned="1" table:number-matrix-rows-spanned="1" table:formula="of:=SUM(([.T3:.T27]-[.$CB3:.$CB27])^2)^0.5" office:value-type="float"/>
          <table:table-cell table:number-matrix-columns-spanned="1" table:number-matrix-rows-spanned="1" table:formula="of:=SUM(([.U3:.U27]-[.$CC3:.$CC27])^2)^0.5" office:value-type="float"/>
          <table:table-cell table:number-matrix-columns-spanned="1" table:number-matrix-rows-spanned="1" table:formula="of:=SUM(([.V3:.V27]-[.$BJ3:.$BJ27])^2)^0.5" office:value-type="float"/>
          <table:table-cell table:number-matrix-columns-spanned="1" table:number-matrix-rows-spanned="1" table:formula="of:=SUM(([.W3:.W27]-[.$BK3:.$BK27])^2)^0.5" office:value-type="float"/>
          <table:table-cell table:number-matrix-columns-spanned="1" table:number-matrix-rows-spanned="1" table:formula="of:=SUM(([.X3:.X27]-[.$BL3:.$BL27])^2)^0.5" office:value-type="float"/>
          <table:table-cell table:number-matrix-columns-spanned="1" table:number-matrix-rows-spanned="1" table:formula="of:=SUM(([.Y3:.Y27]-[.$BM3:.$BM27])^2)^0.5" office:value-type="float"/>
          <table:table-cell table:number-matrix-columns-spanned="1" table:number-matrix-rows-spanned="1" table:formula="of:=SUM(([.Z3:.Z27]-[.$BN3:.$BN27])^2)^0.5" office:value-type="float"/>
          <table:table-cell table:number-matrix-columns-spanned="1" table:number-matrix-rows-spanned="1" table:formula="of:=SUM(([.AA3:.AA27]-[.$BO3:.$BO27])^2)^0.5" office:value-type="float"/>
          <table:table-cell table:number-matrix-columns-spanned="1" table:number-matrix-rows-spanned="1" table:formula="of:=SUM(([.AB3:.AB27]-[.$BP3:.$BP27])^2)^0.5" office:value-type="float"/>
          <table:table-cell table:number-matrix-columns-spanned="1" table:number-matrix-rows-spanned="1" table:formula="of:=SUM(([.AC3:.AC27]-[.$BQ3:.$BQ27])^2)^0.5" office:value-type="float"/>
          <table:table-cell table:number-matrix-columns-spanned="1" table:number-matrix-rows-spanned="1" table:formula="of:=SUM(([.AD3:.AD27]-[.$BR3:.$BR27])^2)^0.5" office:value-type="float"/>
          <table:table-cell table:number-matrix-columns-spanned="1" table:number-matrix-rows-spanned="1" table:formula="of:=SUM(([.AE3:.AE27]-[.$BS3:.$BS27])^2)^0.5" office:value-type="float"/>
          <table:table-cell table:number-matrix-columns-spanned="1" table:number-matrix-rows-spanned="1" table:formula="of:=SUM(([.AF3:.AF27]-[.$BT3:.$BT27])^2)^0.5" office:value-type="float"/>
          <table:table-cell table:number-matrix-columns-spanned="1" table:number-matrix-rows-spanned="1" table:formula="of:=SUM(([.AG3:.AG27]-[.$BU3:.$BU27])^2)^0.5" office:value-type="float"/>
          <table:table-cell table:number-matrix-columns-spanned="1" table:number-matrix-rows-spanned="1" table:formula="of:=SUM(([.AH3:.AH27]-[.$BV3:.$BV27])^2)^0.5" office:value-type="float"/>
          <table:table-cell table:number-matrix-columns-spanned="1" table:number-matrix-rows-spanned="1" table:formula="of:=SUM(([.AI3:.AI27]-[.$BW3:.$BW27])^2)^0.5" office:value-type="float"/>
          <table:table-cell table:number-matrix-columns-spanned="1" table:number-matrix-rows-spanned="1" table:formula="of:=SUM(([.AJ3:.AJ27]-[.$BX3:.$BX27])^2)^0.5" office:value-type="float"/>
          <table:table-cell table:number-matrix-columns-spanned="1" table:number-matrix-rows-spanned="1" table:formula="of:=SUM(([.AK3:.AK27]-[.$BY3:.$BY27])^2)^0.5" office:value-type="float"/>
          <table:table-cell table:number-matrix-columns-spanned="1" table:number-matrix-rows-spanned="1" table:formula="of:=SUM(([.AL3:.AL27]-[.$BZ3:.$BZ27])^2)^0.5" office:value-type="float"/>
          <table:table-cell table:number-matrix-columns-spanned="1" table:number-matrix-rows-spanned="1" table:formula="of:=SUM(([.AM3:.AM27]-[.$CA3:.$CA27])^2)^0.5" office:value-type="float"/>
          <table:table-cell table:number-matrix-columns-spanned="1" table:number-matrix-rows-spanned="1" table:formula="of:=SUM(([.AN3:.AN27]-[.$CB3:.$CB27])^2)^0.5" office:value-type="float"/>
          <table:table-cell table:number-matrix-columns-spanned="1" table:number-matrix-rows-spanned="1" table:formula="of:=SUM(([.AO3:.AO27]-[.$CC3:.$CC27])^2)^0.5" office:value-type="float"/>
          <table:table-cell table:number-matrix-columns-spanned="1" table:number-matrix-rows-spanned="1" table:formula="of:=SUM(([.AP3:.AP27]-[.$BJ3:.$BJ27])^2)^0.5" office:value-type="float"/>
          <table:table-cell table:number-matrix-columns-spanned="1" table:number-matrix-rows-spanned="1" table:formula="of:=SUM(([.AQ3:.AQ27]-[.$BK3:.$BK27])^2)^0.5" office:value-type="float"/>
          <table:table-cell table:number-matrix-columns-spanned="1" table:number-matrix-rows-spanned="1" table:formula="of:=SUM(([.AR3:.AR27]-[.$BL3:.$BL27])^2)^0.5" office:value-type="float"/>
          <table:table-cell table:number-matrix-columns-spanned="1" table:number-matrix-rows-spanned="1" table:formula="of:=SUM(([.AS3:.AS27]-[.$BM3:.$BM27])^2)^0.5" office:value-type="float"/>
          <table:table-cell table:number-matrix-columns-spanned="1" table:number-matrix-rows-spanned="1" table:formula="of:=SUM(([.AT3:.AT27]-[.$BN3:.$BN27])^2)^0.5" office:value-type="float"/>
          <table:table-cell table:number-matrix-columns-spanned="1" table:number-matrix-rows-spanned="1" table:formula="of:=SUM(([.AU3:.AU27]-[.$BO3:.$BO27])^2)^0.5" office:value-type="float"/>
          <table:table-cell table:number-matrix-columns-spanned="1" table:number-matrix-rows-spanned="1" table:formula="of:=SUM(([.AV3:.AV27]-[.$BP3:.$BP27])^2)^0.5" office:value-type="float"/>
          <table:table-cell table:number-matrix-columns-spanned="1" table:number-matrix-rows-spanned="1" table:formula="of:=SUM(([.AW3:.AW27]-[.$BQ3:.$BQ27])^2)^0.5" office:value-type="float"/>
          <table:table-cell table:number-matrix-columns-spanned="1" table:number-matrix-rows-spanned="1" table:formula="of:=SUM(([.AX3:.AX27]-[.$BR3:.$BR27])^2)^0.5" office:value-type="float"/>
          <table:table-cell table:number-matrix-columns-spanned="1" table:number-matrix-rows-spanned="1" table:formula="of:=SUM(([.AY3:.AY27]-[.$BS3:.$BS27])^2)^0.5" office:value-type="float"/>
          <table:table-cell table:number-matrix-columns-spanned="1" table:number-matrix-rows-spanned="1" table:formula="of:=SUM(([.AZ3:.AZ27]-[.$BT3:.$BT27])^2)^0.5" office:value-type="float"/>
          <table:table-cell table:number-matrix-columns-spanned="1" table:number-matrix-rows-spanned="1" table:formula="of:=SUM(([.BA3:.BA27]-[.$BU3:.$BU27])^2)^0.5" office:value-type="float"/>
          <table:table-cell table:number-matrix-columns-spanned="1" table:number-matrix-rows-spanned="1" table:formula="of:=SUM(([.BB3:.BB27]-[.$BV3:.$BV27])^2)^0.5" office:value-type="float"/>
          <table:table-cell table:number-matrix-columns-spanned="1" table:number-matrix-rows-spanned="1" table:formula="of:=SUM(([.BC3:.BC27]-[.$BW3:.$BW27])^2)^0.5" office:value-type="float"/>
          <table:table-cell table:number-matrix-columns-spanned="1" table:number-matrix-rows-spanned="1" table:formula="of:=SUM(([.BD3:.BD27]-[.$BX3:.$BX27])^2)^0.5" office:value-type="float"/>
          <table:table-cell table:number-matrix-columns-spanned="1" table:number-matrix-rows-spanned="1" table:formula="of:=SUM(([.BE3:.BE27]-[.$BY3:.$BY27])^2)^0.5" office:value-type="float"/>
          <table:table-cell table:number-matrix-columns-spanned="1" table:number-matrix-rows-spanned="1" table:formula="of:=SUM(([.BF3:.BF27]-[.$BZ3:.$BZ27])^2)^0.5" office:value-type="float"/>
          <table:table-cell table:number-matrix-columns-spanned="1" table:number-matrix-rows-spanned="1" table:formula="of:=SUM(([.BG3:.BG27]-[.$CA3:.$CA27])^2)^0.5" office:value-type="float"/>
          <table:table-cell table:number-matrix-columns-spanned="1" table:number-matrix-rows-spanned="1" table:formula="of:=SUM(([.BH3:.BH27]-[.$CB3:.$CB27])^2)^0.5" office:value-type="float"/>
          <table:table-cell table:number-matrix-columns-spanned="1" table:number-matrix-rows-spanned="1" table:formula="of:=SUM(([.BI3:.BI27]-[.$CC3:.$CC2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7]=[.$BJ3:.$BJ27])" office:value-type="float"/>
          <table:table-cell table:number-matrix-columns-spanned="1" table:number-matrix-rows-spanned="1" table:formula="of:=SUM([.C3:.C27]=[.$BK3:.$BK27])" office:value-type="float"/>
          <table:table-cell table:number-matrix-columns-spanned="1" table:number-matrix-rows-spanned="1" table:formula="of:=SUM([.D3:.D27]=[.$BL3:.$BL27])" office:value-type="float"/>
          <table:table-cell table:number-matrix-columns-spanned="1" table:number-matrix-rows-spanned="1" table:formula="of:=SUM([.E3:.E27]=[.$BM3:.$BM27])" office:value-type="float"/>
          <table:table-cell table:number-matrix-columns-spanned="1" table:number-matrix-rows-spanned="1" table:formula="of:=SUM([.F3:.F27]=[.$BN3:.$BN27])" office:value-type="float"/>
          <table:table-cell table:number-matrix-columns-spanned="1" table:number-matrix-rows-spanned="1" table:formula="of:=SUM([.G3:.G27]=[.$BO3:.$BO27])" office:value-type="float"/>
          <table:table-cell table:number-matrix-columns-spanned="1" table:number-matrix-rows-spanned="1" table:formula="of:=SUM([.H3:.H27]=[.$BP3:.$BP27])" office:value-type="float"/>
          <table:table-cell table:number-matrix-columns-spanned="1" table:number-matrix-rows-spanned="1" table:formula="of:=SUM([.I3:.I27]=[.$BQ3:.$BQ27])" office:value-type="float"/>
          <table:table-cell table:number-matrix-columns-spanned="1" table:number-matrix-rows-spanned="1" table:formula="of:=SUM([.J3:.J27]=[.$BR3:.$BR27])" office:value-type="float"/>
          <table:table-cell table:number-matrix-columns-spanned="1" table:number-matrix-rows-spanned="1" table:formula="of:=SUM([.K3:.K27]=[.$BS3:.$BS27])" office:value-type="float"/>
          <table:table-cell table:number-matrix-columns-spanned="1" table:number-matrix-rows-spanned="1" table:formula="of:=SUM([.L3:.L27]=[.$BT3:.$BT27])" office:value-type="float"/>
          <table:table-cell table:number-matrix-columns-spanned="1" table:number-matrix-rows-spanned="1" table:formula="of:=SUM([.M3:.M27]=[.$BU3:.$BU27])" office:value-type="float"/>
          <table:table-cell table:number-matrix-columns-spanned="1" table:number-matrix-rows-spanned="1" table:formula="of:=SUM([.N3:.N27]=[.$BV3:.$BV27])" office:value-type="float"/>
          <table:table-cell table:number-matrix-columns-spanned="1" table:number-matrix-rows-spanned="1" table:formula="of:=SUM([.O3:.O27]=[.$BW3:.$BW27])" office:value-type="float"/>
          <table:table-cell table:number-matrix-columns-spanned="1" table:number-matrix-rows-spanned="1" table:formula="of:=SUM([.P3:.P27]=[.$BX3:.$BX27])" office:value-type="float"/>
          <table:table-cell table:number-matrix-columns-spanned="1" table:number-matrix-rows-spanned="1" table:formula="of:=SUM([.Q3:.Q27]=[.$BY3:.$BY27])" office:value-type="float"/>
          <table:table-cell table:number-matrix-columns-spanned="1" table:number-matrix-rows-spanned="1" table:formula="of:=SUM([.R3:.R27]=[.$BZ3:.$BZ27])" office:value-type="float"/>
          <table:table-cell table:number-matrix-columns-spanned="1" table:number-matrix-rows-spanned="1" table:formula="of:=SUM([.S3:.S27]=[.$CA3:.$CA27])" office:value-type="float"/>
          <table:table-cell table:number-matrix-columns-spanned="1" table:number-matrix-rows-spanned="1" table:formula="of:=SUM([.T3:.T27]=[.$CB3:.$CB27])" office:value-type="float"/>
          <table:table-cell table:number-matrix-columns-spanned="1" table:number-matrix-rows-spanned="1" table:formula="of:=SUM([.U3:.U27]=[.$CC3:.$CC27])" office:value-type="float"/>
          <table:table-cell table:number-matrix-columns-spanned="1" table:number-matrix-rows-spanned="1" table:formula="of:=SUM([.V3:.V27]=[.$BJ3:.$BJ27])" office:value-type="float"/>
          <table:table-cell table:number-matrix-columns-spanned="1" table:number-matrix-rows-spanned="1" table:formula="of:=SUM([.W3:.W27]=[.$BK3:.$BK27])" office:value-type="float"/>
          <table:table-cell table:number-matrix-columns-spanned="1" table:number-matrix-rows-spanned="1" table:formula="of:=SUM([.X3:.X27]=[.$BL3:.$BL27])" office:value-type="float"/>
          <table:table-cell table:number-matrix-columns-spanned="1" table:number-matrix-rows-spanned="1" table:formula="of:=SUM([.Y3:.Y27]=[.$BM3:.$BM27])" office:value-type="float"/>
          <table:table-cell table:number-matrix-columns-spanned="1" table:number-matrix-rows-spanned="1" table:formula="of:=SUM([.Z3:.Z27]=[.$BN3:.$BN27])" office:value-type="float"/>
          <table:table-cell table:number-matrix-columns-spanned="1" table:number-matrix-rows-spanned="1" table:formula="of:=SUM([.AA3:.AA27]=[.$BO3:.$BO27])" office:value-type="float"/>
          <table:table-cell table:number-matrix-columns-spanned="1" table:number-matrix-rows-spanned="1" table:formula="of:=SUM([.AB3:.AB27]=[.$BP3:.$BP27])" office:value-type="float"/>
          <table:table-cell table:number-matrix-columns-spanned="1" table:number-matrix-rows-spanned="1" table:formula="of:=SUM([.AC3:.AC27]=[.$BQ3:.$BQ27])" office:value-type="float"/>
          <table:table-cell table:number-matrix-columns-spanned="1" table:number-matrix-rows-spanned="1" table:formula="of:=SUM([.AD3:.AD27]=[.$BR3:.$BR27])" office:value-type="float"/>
          <table:table-cell table:number-matrix-columns-spanned="1" table:number-matrix-rows-spanned="1" table:formula="of:=SUM([.AE3:.AE27]=[.$BS3:.$BS27])" office:value-type="float"/>
          <table:table-cell table:number-matrix-columns-spanned="1" table:number-matrix-rows-spanned="1" table:formula="of:=SUM([.AF3:.AF27]=[.$BT3:.$BT27])" office:value-type="float"/>
          <table:table-cell table:number-matrix-columns-spanned="1" table:number-matrix-rows-spanned="1" table:formula="of:=SUM([.AG3:.AG27]=[.$BU3:.$BU27])" office:value-type="float"/>
          <table:table-cell table:number-matrix-columns-spanned="1" table:number-matrix-rows-spanned="1" table:formula="of:=SUM([.AH3:.AH27]=[.$BV3:.$BV27])" office:value-type="float"/>
          <table:table-cell table:number-matrix-columns-spanned="1" table:number-matrix-rows-spanned="1" table:formula="of:=SUM([.AI3:.AI27]=[.$BW3:.$BW27])" office:value-type="float"/>
          <table:table-cell table:number-matrix-columns-spanned="1" table:number-matrix-rows-spanned="1" table:formula="of:=SUM([.AJ3:.AJ27]=[.$BX3:.$BX27])" office:value-type="float"/>
          <table:table-cell table:number-matrix-columns-spanned="1" table:number-matrix-rows-spanned="1" table:formula="of:=SUM([.AK3:.AK27]=[.$BY3:.$BY27])" office:value-type="float"/>
          <table:table-cell table:number-matrix-columns-spanned="1" table:number-matrix-rows-spanned="1" table:formula="of:=SUM([.AL3:.AL27]=[.$BZ3:.$BZ27])" office:value-type="float"/>
          <table:table-cell table:number-matrix-columns-spanned="1" table:number-matrix-rows-spanned="1" table:formula="of:=SUM([.AM3:.AM27]=[.$CA3:.$CA27])" office:value-type="float"/>
          <table:table-cell table:number-matrix-columns-spanned="1" table:number-matrix-rows-spanned="1" table:formula="of:=SUM([.AN3:.AN27]=[.$CB3:.$CB27])" office:value-type="float"/>
          <table:table-cell table:number-matrix-columns-spanned="1" table:number-matrix-rows-spanned="1" table:formula="of:=SUM([.AO3:.AO27]=[.$CC3:.$CC27])" office:value-type="float"/>
          <table:table-cell table:number-matrix-columns-spanned="1" table:number-matrix-rows-spanned="1" table:formula="of:=SUM([.AP3:.AP27]=[.$BJ3:.$BJ27])" office:value-type="float"/>
          <table:table-cell table:number-matrix-columns-spanned="1" table:number-matrix-rows-spanned="1" table:formula="of:=SUM([.AQ3:.AQ27]=[.$BK3:.$BK27])" office:value-type="float"/>
          <table:table-cell table:number-matrix-columns-spanned="1" table:number-matrix-rows-spanned="1" table:formula="of:=SUM([.AR3:.AR27]=[.$BL3:.$BL27])" office:value-type="float"/>
          <table:table-cell table:number-matrix-columns-spanned="1" table:number-matrix-rows-spanned="1" table:formula="of:=SUM([.AS3:.AS27]=[.$BM3:.$BM27])" office:value-type="float"/>
          <table:table-cell table:number-matrix-columns-spanned="1" table:number-matrix-rows-spanned="1" table:formula="of:=SUM([.AT3:.AT27]=[.$BN3:.$BN27])" office:value-type="float"/>
          <table:table-cell table:number-matrix-columns-spanned="1" table:number-matrix-rows-spanned="1" table:formula="of:=SUM([.AU3:.AU27]=[.$BO3:.$BO27])" office:value-type="float"/>
          <table:table-cell table:number-matrix-columns-spanned="1" table:number-matrix-rows-spanned="1" table:formula="of:=SUM([.AV3:.AV27]=[.$BP3:.$BP27])" office:value-type="float"/>
          <table:table-cell table:number-matrix-columns-spanned="1" table:number-matrix-rows-spanned="1" table:formula="of:=SUM([.AW3:.AW27]=[.$BQ3:.$BQ27])" office:value-type="float"/>
          <table:table-cell table:number-matrix-columns-spanned="1" table:number-matrix-rows-spanned="1" table:formula="of:=SUM([.AX3:.AX27]=[.$BR3:.$BR27])" office:value-type="float"/>
          <table:table-cell table:number-matrix-columns-spanned="1" table:number-matrix-rows-spanned="1" table:formula="of:=SUM([.AY3:.AY27]=[.$BS3:.$BS27])" office:value-type="float"/>
          <table:table-cell table:number-matrix-columns-spanned="1" table:number-matrix-rows-spanned="1" table:formula="of:=SUM([.AZ3:.AZ27]=[.$BT3:.$BT27])" office:value-type="float"/>
          <table:table-cell table:number-matrix-columns-spanned="1" table:number-matrix-rows-spanned="1" table:formula="of:=SUM([.BA3:.BA27]=[.$BU3:.$BU27])" office:value-type="float"/>
          <table:table-cell table:number-matrix-columns-spanned="1" table:number-matrix-rows-spanned="1" table:formula="of:=SUM([.BB3:.BB27]=[.$BV3:.$BV27])" office:value-type="float"/>
          <table:table-cell table:number-matrix-columns-spanned="1" table:number-matrix-rows-spanned="1" table:formula="of:=SUM([.BC3:.BC27]=[.$BW3:.$BW27])" office:value-type="float"/>
          <table:table-cell table:number-matrix-columns-spanned="1" table:number-matrix-rows-spanned="1" table:formula="of:=SUM([.BD3:.BD27]=[.$BX3:.$BX27])" office:value-type="float"/>
          <table:table-cell table:number-matrix-columns-spanned="1" table:number-matrix-rows-spanned="1" table:formula="of:=SUM([.BE3:.BE27]=[.$BY3:.$BY27])" office:value-type="float"/>
          <table:table-cell table:number-matrix-columns-spanned="1" table:number-matrix-rows-spanned="1" table:formula="of:=SUM([.BF3:.BF27]=[.$BZ3:.$BZ27])" office:value-type="float"/>
          <table:table-cell table:number-matrix-columns-spanned="1" table:number-matrix-rows-spanned="1" table:formula="of:=SUM([.BG3:.BG27]=[.$CA3:.$CA27])" office:value-type="float"/>
          <table:table-cell table:number-matrix-columns-spanned="1" table:number-matrix-rows-spanned="1" table:formula="of:=SUM([.BH3:.BH27]=[.$CB3:.$CB27])" office:value-type="float"/>
          <table:table-cell table:number-matrix-columns-spanned="1" table:number-matrix-rows-spanned="1" table:formula="of:=SUM([.BI3:.BI27]=[.$CC3:.$CC2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7]&lt;[.$CD3:.$CD27])" office:value-type="float"/>
          <table:table-cell table:number-matrix-columns-spanned="1" table:number-matrix-rows-spanned="1" table:formula="of:=SUM([.C3:.C27]&lt;[.$CE3:.$CE27])" office:value-type="float"/>
          <table:table-cell table:number-matrix-columns-spanned="1" table:number-matrix-rows-spanned="1" table:formula="of:=SUM([.D3:.D27]&lt;[.$CF3:.$CF27])" office:value-type="float"/>
          <table:table-cell table:number-matrix-columns-spanned="1" table:number-matrix-rows-spanned="1" table:formula="of:=SUM([.E3:.E27]&lt;[.$CG3:.$CG27])" office:value-type="float"/>
          <table:table-cell table:number-matrix-columns-spanned="1" table:number-matrix-rows-spanned="1" table:formula="of:=SUM([.F3:.F27]&lt;[.$CH3:.$CH27])" office:value-type="float"/>
          <table:table-cell table:number-matrix-columns-spanned="1" table:number-matrix-rows-spanned="1" table:formula="of:=SUM([.G3:.G27]&lt;[.$CI3:.$CI27])" office:value-type="float"/>
          <table:table-cell table:number-matrix-columns-spanned="1" table:number-matrix-rows-spanned="1" table:formula="of:=SUM([.H3:.H27]&lt;[.$CJ3:.$CJ27])" office:value-type="float"/>
          <table:table-cell table:number-matrix-columns-spanned="1" table:number-matrix-rows-spanned="1" table:formula="of:=SUM([.I3:.I27]&lt;[.$CK3:.$CK27])" office:value-type="float"/>
          <table:table-cell table:number-matrix-columns-spanned="1" table:number-matrix-rows-spanned="1" table:formula="of:=SUM([.J3:.J27]&lt;[.$CL3:.$CL27])" office:value-type="float"/>
          <table:table-cell table:number-matrix-columns-spanned="1" table:number-matrix-rows-spanned="1" table:formula="of:=SUM([.K3:.K27]&lt;[.$CM3:.$CM27])" office:value-type="float"/>
          <table:table-cell table:number-matrix-columns-spanned="1" table:number-matrix-rows-spanned="1" table:formula="of:=SUM([.L3:.L27]&lt;[.$CN3:.$CN27])" office:value-type="float"/>
          <table:table-cell table:number-matrix-columns-spanned="1" table:number-matrix-rows-spanned="1" table:formula="of:=SUM([.M3:.M27]&lt;[.$CO3:.$CO27])" office:value-type="float"/>
          <table:table-cell table:number-matrix-columns-spanned="1" table:number-matrix-rows-spanned="1" table:formula="of:=SUM([.N3:.N27]&lt;[.$CP3:.$CP27])" office:value-type="float"/>
          <table:table-cell table:number-matrix-columns-spanned="1" table:number-matrix-rows-spanned="1" table:formula="of:=SUM([.O3:.O27]&lt;[.$CQ3:.$CQ27])" office:value-type="float"/>
          <table:table-cell table:number-matrix-columns-spanned="1" table:number-matrix-rows-spanned="1" table:formula="of:=SUM([.P3:.P27]&lt;[.$CR3:.$CR27])" office:value-type="float"/>
          <table:table-cell table:number-matrix-columns-spanned="1" table:number-matrix-rows-spanned="1" table:formula="of:=SUM([.Q3:.Q27]&lt;[.$CS3:.$CS27])" office:value-type="float"/>
          <table:table-cell table:number-matrix-columns-spanned="1" table:number-matrix-rows-spanned="1" table:formula="of:=SUM([.R3:.R27]&lt;[.$CT3:.$CT27])" office:value-type="float"/>
          <table:table-cell table:number-matrix-columns-spanned="1" table:number-matrix-rows-spanned="1" table:formula="of:=SUM([.S3:.S27]&lt;[.$CU3:.$CU27])" office:value-type="float"/>
          <table:table-cell table:number-matrix-columns-spanned="1" table:number-matrix-rows-spanned="1" table:formula="of:=SUM([.T3:.T27]&lt;[.$CV3:.$CV27])" office:value-type="float"/>
          <table:table-cell table:number-matrix-columns-spanned="1" table:number-matrix-rows-spanned="1" table:formula="of:=SUM([.U3:.U27]&lt;[.$CW3:.$CW27])" office:value-type="float"/>
          <table:table-cell table:number-matrix-columns-spanned="1" table:number-matrix-rows-spanned="1" table:formula="of:=SUM([.V3:.V27]&lt;[.$CD3:.$CD27])" office:value-type="float"/>
          <table:table-cell table:number-matrix-columns-spanned="1" table:number-matrix-rows-spanned="1" table:formula="of:=SUM([.W3:.W27]&lt;[.$CE3:.$CE27])" office:value-type="float"/>
          <table:table-cell table:number-matrix-columns-spanned="1" table:number-matrix-rows-spanned="1" table:formula="of:=SUM([.X3:.X27]&lt;[.$CF3:.$CF27])" office:value-type="float"/>
          <table:table-cell table:number-matrix-columns-spanned="1" table:number-matrix-rows-spanned="1" table:formula="of:=SUM([.Y3:.Y27]&lt;[.$CG3:.$CG27])" office:value-type="float"/>
          <table:table-cell table:number-matrix-columns-spanned="1" table:number-matrix-rows-spanned="1" table:formula="of:=SUM([.Z3:.Z27]&lt;[.$CH3:.$CH27])" office:value-type="float"/>
          <table:table-cell table:number-matrix-columns-spanned="1" table:number-matrix-rows-spanned="1" table:formula="of:=SUM([.AA3:.AA27]&lt;[.$CI3:.$CI27])" office:value-type="float"/>
          <table:table-cell table:number-matrix-columns-spanned="1" table:number-matrix-rows-spanned="1" table:formula="of:=SUM([.AB3:.AB27]&lt;[.$CJ3:.$CJ27])" office:value-type="float"/>
          <table:table-cell table:number-matrix-columns-spanned="1" table:number-matrix-rows-spanned="1" table:formula="of:=SUM([.AC3:.AC27]&lt;[.$CK3:.$CK27])" office:value-type="float"/>
          <table:table-cell table:number-matrix-columns-spanned="1" table:number-matrix-rows-spanned="1" table:formula="of:=SUM([.AD3:.AD27]&lt;[.$CL3:.$CL27])" office:value-type="float"/>
          <table:table-cell table:number-matrix-columns-spanned="1" table:number-matrix-rows-spanned="1" table:formula="of:=SUM([.AE3:.AE27]&lt;[.$CM3:.$CM27])" office:value-type="float"/>
          <table:table-cell table:number-matrix-columns-spanned="1" table:number-matrix-rows-spanned="1" table:formula="of:=SUM([.AF3:.AF27]&lt;[.$CN3:.$CN27])" office:value-type="float"/>
          <table:table-cell table:number-matrix-columns-spanned="1" table:number-matrix-rows-spanned="1" table:formula="of:=SUM([.AG3:.AG27]&lt;[.$CO3:.$CO27])" office:value-type="float"/>
          <table:table-cell table:number-matrix-columns-spanned="1" table:number-matrix-rows-spanned="1" table:formula="of:=SUM([.AH3:.AH27]&lt;[.$CP3:.$CP27])" office:value-type="float"/>
          <table:table-cell table:number-matrix-columns-spanned="1" table:number-matrix-rows-spanned="1" table:formula="of:=SUM([.AI3:.AI27]&lt;[.$CQ3:.$CQ27])" office:value-type="float"/>
          <table:table-cell table:number-matrix-columns-spanned="1" table:number-matrix-rows-spanned="1" table:formula="of:=SUM([.AJ3:.AJ27]&lt;[.$CR3:.$CR27])" office:value-type="float"/>
          <table:table-cell table:number-matrix-columns-spanned="1" table:number-matrix-rows-spanned="1" table:formula="of:=SUM([.AK3:.AK27]&lt;[.$CS3:.$CS27])" office:value-type="float"/>
          <table:table-cell table:number-matrix-columns-spanned="1" table:number-matrix-rows-spanned="1" table:formula="of:=SUM([.AL3:.AL27]&lt;[.$CT3:.$CT27])" office:value-type="float"/>
          <table:table-cell table:number-matrix-columns-spanned="1" table:number-matrix-rows-spanned="1" table:formula="of:=SUM([.AM3:.AM27]&lt;[.$CU3:.$CU27])" office:value-type="float"/>
          <table:table-cell table:number-matrix-columns-spanned="1" table:number-matrix-rows-spanned="1" table:formula="of:=SUM([.AN3:.AN27]&lt;[.$CV3:.$CV27])" office:value-type="float"/>
          <table:table-cell table:number-matrix-columns-spanned="1" table:number-matrix-rows-spanned="1" table:formula="of:=SUM([.AO3:.AO27]&lt;[.$CW3:.$CW27])" office:value-type="float"/>
          <table:table-cell table:number-matrix-columns-spanned="1" table:number-matrix-rows-spanned="1" table:formula="of:=SUM([.AP3:.AP27]&lt;[.$CD3:.$CD27])" office:value-type="float"/>
          <table:table-cell table:number-matrix-columns-spanned="1" table:number-matrix-rows-spanned="1" table:formula="of:=SUM([.AQ3:.AQ27]&lt;[.$CE3:.$CE27])" office:value-type="float"/>
          <table:table-cell table:number-matrix-columns-spanned="1" table:number-matrix-rows-spanned="1" table:formula="of:=SUM([.AR3:.AR27]&lt;[.$CF3:.$CF27])" office:value-type="float"/>
          <table:table-cell table:number-matrix-columns-spanned="1" table:number-matrix-rows-spanned="1" table:formula="of:=SUM([.AS3:.AS27]&lt;[.$CG3:.$CG27])" office:value-type="float"/>
          <table:table-cell table:number-matrix-columns-spanned="1" table:number-matrix-rows-spanned="1" table:formula="of:=SUM([.AT3:.AT27]&lt;[.$CH3:.$CH27])" office:value-type="float"/>
          <table:table-cell table:number-matrix-columns-spanned="1" table:number-matrix-rows-spanned="1" table:formula="of:=SUM([.AU3:.AU27]&lt;[.$CI3:.$CI27])" office:value-type="float"/>
          <table:table-cell table:number-matrix-columns-spanned="1" table:number-matrix-rows-spanned="1" table:formula="of:=SUM([.AV3:.AV27]&lt;[.$CJ3:.$CJ27])" office:value-type="float"/>
          <table:table-cell table:number-matrix-columns-spanned="1" table:number-matrix-rows-spanned="1" table:formula="of:=SUM([.AW3:.AW27]&lt;[.$CK3:.$CK27])" office:value-type="float"/>
          <table:table-cell table:number-matrix-columns-spanned="1" table:number-matrix-rows-spanned="1" table:formula="of:=SUM([.AX3:.AX27]&lt;[.$CL3:.$CL27])" office:value-type="float"/>
          <table:table-cell table:number-matrix-columns-spanned="1" table:number-matrix-rows-spanned="1" table:formula="of:=SUM([.AY3:.AY27]&lt;[.$CM3:.$CM27])" office:value-type="float"/>
          <table:table-cell table:number-matrix-columns-spanned="1" table:number-matrix-rows-spanned="1" table:formula="of:=SUM([.AZ3:.AZ27]&lt;[.$CN3:.$CN27])" office:value-type="float"/>
          <table:table-cell table:number-matrix-columns-spanned="1" table:number-matrix-rows-spanned="1" table:formula="of:=SUM([.BA3:.BA27]&lt;[.$CO3:.$CO27])" office:value-type="float"/>
          <table:table-cell table:number-matrix-columns-spanned="1" table:number-matrix-rows-spanned="1" table:formula="of:=SUM([.BB3:.BB27]&lt;[.$CP3:.$CP27])" office:value-type="float"/>
          <table:table-cell table:number-matrix-columns-spanned="1" table:number-matrix-rows-spanned="1" table:formula="of:=SUM([.BC3:.BC27]&lt;[.$CQ3:.$CQ27])" office:value-type="float"/>
          <table:table-cell table:number-matrix-columns-spanned="1" table:number-matrix-rows-spanned="1" table:formula="of:=SUM([.BD3:.BD27]&lt;[.$CR3:.$CR27])" office:value-type="float"/>
          <table:table-cell table:number-matrix-columns-spanned="1" table:number-matrix-rows-spanned="1" table:formula="of:=SUM([.BE3:.BE27]&lt;[.$CS3:.$CS27])" office:value-type="float"/>
          <table:table-cell table:number-matrix-columns-spanned="1" table:number-matrix-rows-spanned="1" table:formula="of:=SUM([.BF3:.BF27]&lt;[.$CT3:.$CT27])" office:value-type="float"/>
          <table:table-cell table:number-matrix-columns-spanned="1" table:number-matrix-rows-spanned="1" table:formula="of:=SUM([.BG3:.BG27]&lt;[.$CU3:.$CU27])" office:value-type="float"/>
          <table:table-cell table:number-matrix-columns-spanned="1" table:number-matrix-rows-spanned="1" table:formula="of:=SUM([.BH3:.BH27]&lt;[.$CV3:.$CV27])" office:value-type="float"/>
          <table:table-cell table:number-matrix-columns-spanned="1" table:number-matrix-rows-spanned="1" table:formula="of:=SUM([.BI3:.BI27]&lt;[.$CW3:.$CW2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7]&gt;[.$CD3:.$CD27])" office:value-type="float"/>
          <table:table-cell table:number-matrix-columns-spanned="1" table:number-matrix-rows-spanned="1" table:formula="of:=SUM([.C3:.C27]&gt;[.$CE3:.$CE27])" office:value-type="float"/>
          <table:table-cell table:number-matrix-columns-spanned="1" table:number-matrix-rows-spanned="1" table:formula="of:=SUM([.D3:.D27]&gt;[.$CF3:.$CF27])" office:value-type="float"/>
          <table:table-cell table:number-matrix-columns-spanned="1" table:number-matrix-rows-spanned="1" table:formula="of:=SUM([.E3:.E27]&gt;[.$CG3:.$CG27])" office:value-type="float"/>
          <table:table-cell table:number-matrix-columns-spanned="1" table:number-matrix-rows-spanned="1" table:formula="of:=SUM([.F3:.F27]&gt;[.$CH3:.$CH27])" office:value-type="float"/>
          <table:table-cell table:number-matrix-columns-spanned="1" table:number-matrix-rows-spanned="1" table:formula="of:=SUM([.G3:.G27]&gt;[.$CI3:.$CI27])" office:value-type="float"/>
          <table:table-cell table:number-matrix-columns-spanned="1" table:number-matrix-rows-spanned="1" table:formula="of:=SUM([.H3:.H27]&gt;[.$CJ3:.$CJ27])" office:value-type="float"/>
          <table:table-cell table:number-matrix-columns-spanned="1" table:number-matrix-rows-spanned="1" table:formula="of:=SUM([.I3:.I27]&gt;[.$CK3:.$CK27])" office:value-type="float"/>
          <table:table-cell table:number-matrix-columns-spanned="1" table:number-matrix-rows-spanned="1" table:formula="of:=SUM([.J3:.J27]&gt;[.$CL3:.$CL27])" office:value-type="float"/>
          <table:table-cell table:number-matrix-columns-spanned="1" table:number-matrix-rows-spanned="1" table:formula="of:=SUM([.K3:.K27]&gt;[.$CM3:.$CM27])" office:value-type="float"/>
          <table:table-cell table:number-matrix-columns-spanned="1" table:number-matrix-rows-spanned="1" table:formula="of:=SUM([.L3:.L27]&gt;[.$CN3:.$CN27])" office:value-type="float"/>
          <table:table-cell table:number-matrix-columns-spanned="1" table:number-matrix-rows-spanned="1" table:formula="of:=SUM([.M3:.M27]&gt;[.$CO3:.$CO27])" office:value-type="float"/>
          <table:table-cell table:number-matrix-columns-spanned="1" table:number-matrix-rows-spanned="1" table:formula="of:=SUM([.N3:.N27]&gt;[.$CP3:.$CP27])" office:value-type="float"/>
          <table:table-cell table:number-matrix-columns-spanned="1" table:number-matrix-rows-spanned="1" table:formula="of:=SUM([.O3:.O27]&gt;[.$CQ3:.$CQ27])" office:value-type="float"/>
          <table:table-cell table:number-matrix-columns-spanned="1" table:number-matrix-rows-spanned="1" table:formula="of:=SUM([.P3:.P27]&gt;[.$CR3:.$CR27])" office:value-type="float"/>
          <table:table-cell table:number-matrix-columns-spanned="1" table:number-matrix-rows-spanned="1" table:formula="of:=SUM([.Q3:.Q27]&gt;[.$CS3:.$CS27])" office:value-type="float"/>
          <table:table-cell table:number-matrix-columns-spanned="1" table:number-matrix-rows-spanned="1" table:formula="of:=SUM([.R3:.R27]&gt;[.$CT3:.$CT27])" office:value-type="float"/>
          <table:table-cell table:number-matrix-columns-spanned="1" table:number-matrix-rows-spanned="1" table:formula="of:=SUM([.S3:.S27]&gt;[.$CU3:.$CU27])" office:value-type="float"/>
          <table:table-cell table:number-matrix-columns-spanned="1" table:number-matrix-rows-spanned="1" table:formula="of:=SUM([.T3:.T27]&gt;[.$CV3:.$CV27])" office:value-type="float"/>
          <table:table-cell table:number-matrix-columns-spanned="1" table:number-matrix-rows-spanned="1" table:formula="of:=SUM([.U3:.U27]&gt;[.$CW3:.$CW27])" office:value-type="float"/>
          <table:table-cell table:number-matrix-columns-spanned="1" table:number-matrix-rows-spanned="1" table:formula="of:=SUM([.V3:.V27]&gt;[.$CD3:.$CD27])" office:value-type="float"/>
          <table:table-cell table:number-matrix-columns-spanned="1" table:number-matrix-rows-spanned="1" table:formula="of:=SUM([.W3:.W27]&gt;[.$CE3:.$CE27])" office:value-type="float"/>
          <table:table-cell table:number-matrix-columns-spanned="1" table:number-matrix-rows-spanned="1" table:formula="of:=SUM([.X3:.X27]&gt;[.$CF3:.$CF27])" office:value-type="float"/>
          <table:table-cell table:number-matrix-columns-spanned="1" table:number-matrix-rows-spanned="1" table:formula="of:=SUM([.Y3:.Y27]&gt;[.$CG3:.$CG27])" office:value-type="float"/>
          <table:table-cell table:number-matrix-columns-spanned="1" table:number-matrix-rows-spanned="1" table:formula="of:=SUM([.Z3:.Z27]&gt;[.$CH3:.$CH27])" office:value-type="float"/>
          <table:table-cell table:number-matrix-columns-spanned="1" table:number-matrix-rows-spanned="1" table:formula="of:=SUM([.AA3:.AA27]&gt;[.$CI3:.$CI27])" office:value-type="float"/>
          <table:table-cell table:number-matrix-columns-spanned="1" table:number-matrix-rows-spanned="1" table:formula="of:=SUM([.AB3:.AB27]&gt;[.$CJ3:.$CJ27])" office:value-type="float"/>
          <table:table-cell table:number-matrix-columns-spanned="1" table:number-matrix-rows-spanned="1" table:formula="of:=SUM([.AC3:.AC27]&gt;[.$CK3:.$CK27])" office:value-type="float"/>
          <table:table-cell table:number-matrix-columns-spanned="1" table:number-matrix-rows-spanned="1" table:formula="of:=SUM([.AD3:.AD27]&gt;[.$CL3:.$CL27])" office:value-type="float"/>
          <table:table-cell table:number-matrix-columns-spanned="1" table:number-matrix-rows-spanned="1" table:formula="of:=SUM([.AE3:.AE27]&gt;[.$CM3:.$CM27])" office:value-type="float"/>
          <table:table-cell table:number-matrix-columns-spanned="1" table:number-matrix-rows-spanned="1" table:formula="of:=SUM([.AF3:.AF27]&gt;[.$CN3:.$CN27])" office:value-type="float"/>
          <table:table-cell table:number-matrix-columns-spanned="1" table:number-matrix-rows-spanned="1" table:formula="of:=SUM([.AG3:.AG27]&gt;[.$CO3:.$CO27])" office:value-type="float"/>
          <table:table-cell table:number-matrix-columns-spanned="1" table:number-matrix-rows-spanned="1" table:formula="of:=SUM([.AH3:.AH27]&gt;[.$CP3:.$CP27])" office:value-type="float"/>
          <table:table-cell table:number-matrix-columns-spanned="1" table:number-matrix-rows-spanned="1" table:formula="of:=SUM([.AI3:.AI27]&gt;[.$CQ3:.$CQ27])" office:value-type="float"/>
          <table:table-cell table:number-matrix-columns-spanned="1" table:number-matrix-rows-spanned="1" table:formula="of:=SUM([.AJ3:.AJ27]&gt;[.$CR3:.$CR27])" office:value-type="float"/>
          <table:table-cell table:number-matrix-columns-spanned="1" table:number-matrix-rows-spanned="1" table:formula="of:=SUM([.AK3:.AK27]&gt;[.$CS3:.$CS27])" office:value-type="float"/>
          <table:table-cell table:number-matrix-columns-spanned="1" table:number-matrix-rows-spanned="1" table:formula="of:=SUM([.AL3:.AL27]&gt;[.$CT3:.$CT27])" office:value-type="float"/>
          <table:table-cell table:number-matrix-columns-spanned="1" table:number-matrix-rows-spanned="1" table:formula="of:=SUM([.AM3:.AM27]&gt;[.$CU3:.$CU27])" office:value-type="float"/>
          <table:table-cell table:number-matrix-columns-spanned="1" table:number-matrix-rows-spanned="1" table:formula="of:=SUM([.AN3:.AN27]&gt;[.$CV3:.$CV27])" office:value-type="float"/>
          <table:table-cell table:number-matrix-columns-spanned="1" table:number-matrix-rows-spanned="1" table:formula="of:=SUM([.AO3:.AO27]&gt;[.$CW3:.$CW27])" office:value-type="float"/>
          <table:table-cell table:number-matrix-columns-spanned="1" table:number-matrix-rows-spanned="1" table:formula="of:=SUM([.AP3:.AP27]&gt;[.$CD3:.$CD27])" office:value-type="float"/>
          <table:table-cell table:number-matrix-columns-spanned="1" table:number-matrix-rows-spanned="1" table:formula="of:=SUM([.AQ3:.AQ27]&gt;[.$CE3:.$CE27])" office:value-type="float"/>
          <table:table-cell table:number-matrix-columns-spanned="1" table:number-matrix-rows-spanned="1" table:formula="of:=SUM([.AR3:.AR27]&gt;[.$CF3:.$CF27])" office:value-type="float"/>
          <table:table-cell table:number-matrix-columns-spanned="1" table:number-matrix-rows-spanned="1" table:formula="of:=SUM([.AS3:.AS27]&gt;[.$CG3:.$CG27])" office:value-type="float"/>
          <table:table-cell table:number-matrix-columns-spanned="1" table:number-matrix-rows-spanned="1" table:formula="of:=SUM([.AT3:.AT27]&gt;[.$CH3:.$CH27])" office:value-type="float"/>
          <table:table-cell table:number-matrix-columns-spanned="1" table:number-matrix-rows-spanned="1" table:formula="of:=SUM([.AU3:.AU27]&gt;[.$CI3:.$CI27])" office:value-type="float"/>
          <table:table-cell table:number-matrix-columns-spanned="1" table:number-matrix-rows-spanned="1" table:formula="of:=SUM([.AV3:.AV27]&gt;[.$CJ3:.$CJ27])" office:value-type="float"/>
          <table:table-cell table:number-matrix-columns-spanned="1" table:number-matrix-rows-spanned="1" table:formula="of:=SUM([.AW3:.AW27]&gt;[.$CK3:.$CK27])" office:value-type="float"/>
          <table:table-cell table:number-matrix-columns-spanned="1" table:number-matrix-rows-spanned="1" table:formula="of:=SUM([.AX3:.AX27]&gt;[.$CL3:.$CL27])" office:value-type="float"/>
          <table:table-cell table:number-matrix-columns-spanned="1" table:number-matrix-rows-spanned="1" table:formula="of:=SUM([.AY3:.AY27]&gt;[.$CM3:.$CM27])" office:value-type="float"/>
          <table:table-cell table:number-matrix-columns-spanned="1" table:number-matrix-rows-spanned="1" table:formula="of:=SUM([.AZ3:.AZ27]&gt;[.$CN3:.$CN27])" office:value-type="float"/>
          <table:table-cell table:number-matrix-columns-spanned="1" table:number-matrix-rows-spanned="1" table:formula="of:=SUM([.BA3:.BA27]&gt;[.$CO3:.$CO27])" office:value-type="float"/>
          <table:table-cell table:number-matrix-columns-spanned="1" table:number-matrix-rows-spanned="1" table:formula="of:=SUM([.BB3:.BB27]&gt;[.$CP3:.$CP27])" office:value-type="float"/>
          <table:table-cell table:number-matrix-columns-spanned="1" table:number-matrix-rows-spanned="1" table:formula="of:=SUM([.BC3:.BC27]&gt;[.$CQ3:.$CQ27])" office:value-type="float"/>
          <table:table-cell table:number-matrix-columns-spanned="1" table:number-matrix-rows-spanned="1" table:formula="of:=SUM([.BD3:.BD27]&gt;[.$CR3:.$CR27])" office:value-type="float"/>
          <table:table-cell table:number-matrix-columns-spanned="1" table:number-matrix-rows-spanned="1" table:formula="of:=SUM([.BE3:.BE27]&gt;[.$CS3:.$CS27])" office:value-type="float"/>
          <table:table-cell table:number-matrix-columns-spanned="1" table:number-matrix-rows-spanned="1" table:formula="of:=SUM([.BF3:.BF27]&gt;[.$CT3:.$CT27])" office:value-type="float"/>
          <table:table-cell table:number-matrix-columns-spanned="1" table:number-matrix-rows-spanned="1" table:formula="of:=SUM([.BG3:.BG27]&gt;[.$CU3:.$CU27])" office:value-type="float"/>
          <table:table-cell table:number-matrix-columns-spanned="1" table:number-matrix-rows-spanned="1" table:formula="of:=SUM([.BH3:.BH27]&gt;[.$CV3:.$CV27])" office:value-type="float"/>
          <table:table-cell table:number-matrix-columns-spanned="1" table:number-matrix-rows-spanned="1" table:formula="of:=SUM([.BI3:.BI27]&gt;[.$CW3:.$CW2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7]=[.$CX3:.$CX27])" office:value-type="float"/>
          <table:table-cell table:number-matrix-columns-spanned="1" table:number-matrix-rows-spanned="1" table:formula="of:=SUM([.C3:.C27]=[.$CY3:.$CY27])" office:value-type="float"/>
          <table:table-cell table:number-matrix-columns-spanned="1" table:number-matrix-rows-spanned="1" table:formula="of:=SUM([.D3:.D27]=[.$CZ3:.$CZ27])" office:value-type="float"/>
          <table:table-cell table:number-matrix-columns-spanned="1" table:number-matrix-rows-spanned="1" table:formula="of:=SUM([.E3:.E27]=[.$DA3:.$DA27])" office:value-type="float"/>
          <table:table-cell table:number-matrix-columns-spanned="1" table:number-matrix-rows-spanned="1" table:formula="of:=SUM([.F3:.F27]=[.$DB3:.$DB27])" office:value-type="float"/>
          <table:table-cell table:number-matrix-columns-spanned="1" table:number-matrix-rows-spanned="1" table:formula="of:=SUM([.G3:.G27]=[.$DC3:.$DC27])" office:value-type="float"/>
          <table:table-cell table:number-matrix-columns-spanned="1" table:number-matrix-rows-spanned="1" table:formula="of:=SUM([.H3:.H27]=[.$DD3:.$DD27])" office:value-type="float"/>
          <table:table-cell table:number-matrix-columns-spanned="1" table:number-matrix-rows-spanned="1" table:formula="of:=SUM([.I3:.I27]=[.$DE3:.$DE27])" office:value-type="float"/>
          <table:table-cell table:number-matrix-columns-spanned="1" table:number-matrix-rows-spanned="1" table:formula="of:=SUM([.J3:.J27]=[.$DF3:.$DF27])" office:value-type="float"/>
          <table:table-cell table:number-matrix-columns-spanned="1" table:number-matrix-rows-spanned="1" table:formula="of:=SUM([.K3:.K27]=[.$DG3:.$DG27])" office:value-type="float"/>
          <table:table-cell table:number-matrix-columns-spanned="1" table:number-matrix-rows-spanned="1" table:formula="of:=SUM([.L3:.L27]=[.$DH3:.$DH27])" office:value-type="float"/>
          <table:table-cell table:number-matrix-columns-spanned="1" table:number-matrix-rows-spanned="1" table:formula="of:=SUM([.M3:.M27]=[.$DI3:.$DI27])" office:value-type="float"/>
          <table:table-cell table:number-matrix-columns-spanned="1" table:number-matrix-rows-spanned="1" table:formula="of:=SUM([.N3:.N27]=[.$DJ3:.$DJ27])" office:value-type="float"/>
          <table:table-cell table:number-matrix-columns-spanned="1" table:number-matrix-rows-spanned="1" table:formula="of:=SUM([.O3:.O27]=[.$DK3:.$DK27])" office:value-type="float"/>
          <table:table-cell table:number-matrix-columns-spanned="1" table:number-matrix-rows-spanned="1" table:formula="of:=SUM([.P3:.P27]=[.$DL3:.$DL27])" office:value-type="float"/>
          <table:table-cell table:number-matrix-columns-spanned="1" table:number-matrix-rows-spanned="1" table:formula="of:=SUM([.Q3:.Q27]=[.$DM3:.$DM27])" office:value-type="float"/>
          <table:table-cell table:number-matrix-columns-spanned="1" table:number-matrix-rows-spanned="1" table:formula="of:=SUM([.R3:.R27]=[.$DN3:.$DN27])" office:value-type="float"/>
          <table:table-cell table:number-matrix-columns-spanned="1" table:number-matrix-rows-spanned="1" table:formula="of:=SUM([.S3:.S27]=[.$DO3:.$DO27])" office:value-type="float"/>
          <table:table-cell table:number-matrix-columns-spanned="1" table:number-matrix-rows-spanned="1" table:formula="of:=SUM([.T3:.T27]=[.$DP3:.$DP27])" office:value-type="float"/>
          <table:table-cell table:number-matrix-columns-spanned="1" table:number-matrix-rows-spanned="1" table:formula="of:=SUM([.U3:.U27]=[.$DQ3:.$DQ27])" office:value-type="float"/>
          <table:table-cell table:number-matrix-columns-spanned="1" table:number-matrix-rows-spanned="1" table:formula="of:=SUM([.V3:.V27]=[.$CX3:.$CX27])" office:value-type="float"/>
          <table:table-cell table:number-matrix-columns-spanned="1" table:number-matrix-rows-spanned="1" table:formula="of:=SUM([.W3:.W27]=[.$CY3:.$CY27])" office:value-type="float"/>
          <table:table-cell table:number-matrix-columns-spanned="1" table:number-matrix-rows-spanned="1" table:formula="of:=SUM([.X3:.X27]=[.$CZ3:.$CZ27])" office:value-type="float"/>
          <table:table-cell table:number-matrix-columns-spanned="1" table:number-matrix-rows-spanned="1" table:formula="of:=SUM([.Y3:.Y27]=[.$DA3:.$DA27])" office:value-type="float"/>
          <table:table-cell table:number-matrix-columns-spanned="1" table:number-matrix-rows-spanned="1" table:formula="of:=SUM([.Z3:.Z27]=[.$DB3:.$DB27])" office:value-type="float"/>
          <table:table-cell table:number-matrix-columns-spanned="1" table:number-matrix-rows-spanned="1" table:formula="of:=SUM([.AA3:.AA27]=[.$DC3:.$DC27])" office:value-type="float"/>
          <table:table-cell table:number-matrix-columns-spanned="1" table:number-matrix-rows-spanned="1" table:formula="of:=SUM([.AB3:.AB27]=[.$DD3:.$DD27])" office:value-type="float"/>
          <table:table-cell table:number-matrix-columns-spanned="1" table:number-matrix-rows-spanned="1" table:formula="of:=SUM([.AC3:.AC27]=[.$DE3:.$DE27])" office:value-type="float"/>
          <table:table-cell table:number-matrix-columns-spanned="1" table:number-matrix-rows-spanned="1" table:formula="of:=SUM([.AD3:.AD27]=[.$DF3:.$DF27])" office:value-type="float"/>
          <table:table-cell table:number-matrix-columns-spanned="1" table:number-matrix-rows-spanned="1" table:formula="of:=SUM([.AE3:.AE27]=[.$DG3:.$DG27])" office:value-type="float"/>
          <table:table-cell table:number-matrix-columns-spanned="1" table:number-matrix-rows-spanned="1" table:formula="of:=SUM([.AF3:.AF27]=[.$DH3:.$DH27])" office:value-type="float"/>
          <table:table-cell table:number-matrix-columns-spanned="1" table:number-matrix-rows-spanned="1" table:formula="of:=SUM([.AG3:.AG27]=[.$DI3:.$DI27])" office:value-type="float"/>
          <table:table-cell table:number-matrix-columns-spanned="1" table:number-matrix-rows-spanned="1" table:formula="of:=SUM([.AH3:.AH27]=[.$DJ3:.$DJ27])" office:value-type="float"/>
          <table:table-cell table:number-matrix-columns-spanned="1" table:number-matrix-rows-spanned="1" table:formula="of:=SUM([.AI3:.AI27]=[.$DK3:.$DK27])" office:value-type="float"/>
          <table:table-cell table:number-matrix-columns-spanned="1" table:number-matrix-rows-spanned="1" table:formula="of:=SUM([.AJ3:.AJ27]=[.$DL3:.$DL27])" office:value-type="float"/>
          <table:table-cell table:number-matrix-columns-spanned="1" table:number-matrix-rows-spanned="1" table:formula="of:=SUM([.AK3:.AK27]=[.$DM3:.$DM27])" office:value-type="float"/>
          <table:table-cell table:number-matrix-columns-spanned="1" table:number-matrix-rows-spanned="1" table:formula="of:=SUM([.AL3:.AL27]=[.$DN3:.$DN27])" office:value-type="float"/>
          <table:table-cell table:number-matrix-columns-spanned="1" table:number-matrix-rows-spanned="1" table:formula="of:=SUM([.AM3:.AM27]=[.$DO3:.$DO27])" office:value-type="float"/>
          <table:table-cell table:number-matrix-columns-spanned="1" table:number-matrix-rows-spanned="1" table:formula="of:=SUM([.AN3:.AN27]=[.$DP3:.$DP27])" office:value-type="float"/>
          <table:table-cell table:number-matrix-columns-spanned="1" table:number-matrix-rows-spanned="1" table:formula="of:=SUM([.AO3:.AO27]=[.$DQ3:.$DQ27])" office:value-type="float"/>
          <table:table-cell table:number-matrix-columns-spanned="1" table:number-matrix-rows-spanned="1" table:formula="of:=SUM([.AP3:.AP27]=[.$CX3:.$CX27])" office:value-type="float"/>
          <table:table-cell table:number-matrix-columns-spanned="1" table:number-matrix-rows-spanned="1" table:formula="of:=SUM([.AQ3:.AQ27]=[.$CY3:.$CY27])" office:value-type="float"/>
          <table:table-cell table:number-matrix-columns-spanned="1" table:number-matrix-rows-spanned="1" table:formula="of:=SUM([.AR3:.AR27]=[.$CZ3:.$CZ27])" office:value-type="float"/>
          <table:table-cell table:number-matrix-columns-spanned="1" table:number-matrix-rows-spanned="1" table:formula="of:=SUM([.AS3:.AS27]=[.$DA3:.$DA27])" office:value-type="float"/>
          <table:table-cell table:number-matrix-columns-spanned="1" table:number-matrix-rows-spanned="1" table:formula="of:=SUM([.AT3:.AT27]=[.$DB3:.$DB27])" office:value-type="float"/>
          <table:table-cell table:number-matrix-columns-spanned="1" table:number-matrix-rows-spanned="1" table:formula="of:=SUM([.AU3:.AU27]=[.$DC3:.$DC27])" office:value-type="float"/>
          <table:table-cell table:number-matrix-columns-spanned="1" table:number-matrix-rows-spanned="1" table:formula="of:=SUM([.AV3:.AV27]=[.$DD3:.$DD27])" office:value-type="float"/>
          <table:table-cell table:number-matrix-columns-spanned="1" table:number-matrix-rows-spanned="1" table:formula="of:=SUM([.AW3:.AW27]=[.$DE3:.$DE27])" office:value-type="float"/>
          <table:table-cell table:number-matrix-columns-spanned="1" table:number-matrix-rows-spanned="1" table:formula="of:=SUM([.AX3:.AX27]=[.$DF3:.$DF27])" office:value-type="float"/>
          <table:table-cell table:number-matrix-columns-spanned="1" table:number-matrix-rows-spanned="1" table:formula="of:=SUM([.AY3:.AY27]=[.$DG3:.$DG27])" office:value-type="float"/>
          <table:table-cell table:number-matrix-columns-spanned="1" table:number-matrix-rows-spanned="1" table:formula="of:=SUM([.AZ3:.AZ27]=[.$DH3:.$DH27])" office:value-type="float"/>
          <table:table-cell table:number-matrix-columns-spanned="1" table:number-matrix-rows-spanned="1" table:formula="of:=SUM([.BA3:.BA27]=[.$DI3:.$DI27])" office:value-type="float"/>
          <table:table-cell table:number-matrix-columns-spanned="1" table:number-matrix-rows-spanned="1" table:formula="of:=SUM([.BB3:.BB27]=[.$DJ3:.$DJ27])" office:value-type="float"/>
          <table:table-cell table:number-matrix-columns-spanned="1" table:number-matrix-rows-spanned="1" table:formula="of:=SUM([.BC3:.BC27]=[.$DK3:.$DK27])" office:value-type="float"/>
          <table:table-cell table:number-matrix-columns-spanned="1" table:number-matrix-rows-spanned="1" table:formula="of:=SUM([.BD3:.BD27]=[.$DL3:.$DL27])" office:value-type="float"/>
          <table:table-cell table:number-matrix-columns-spanned="1" table:number-matrix-rows-spanned="1" table:formula="of:=SUM([.BE3:.BE27]=[.$DM3:.$DM27])" office:value-type="float"/>
          <table:table-cell table:number-matrix-columns-spanned="1" table:number-matrix-rows-spanned="1" table:formula="of:=SUM([.BF3:.BF27]=[.$DN3:.$DN27])" office:value-type="float"/>
          <table:table-cell table:number-matrix-columns-spanned="1" table:number-matrix-rows-spanned="1" table:formula="of:=SUM([.BG3:.BG27]=[.$DO3:.$DO27])" office:value-type="float"/>
          <table:table-cell table:number-matrix-columns-spanned="1" table:number-matrix-rows-spanned="1" table:formula="of:=SUM([.BH3:.BH27]=[.$DP3:.$DP27])" office:value-type="float"/>
          <table:table-cell table:number-matrix-columns-spanned="1" table:number-matrix-rows-spanned="1" table:formula="of:=SUM([.BI3:.BI27]=[.$DQ3:.$DQ2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column table:style-name="ta2co87" table:default-cell-style-name="Default"/>
        <table:table-column table:style-name="ta2co88" table:default-cell-style-name="Default"/>
        <table:table-column table:style-name="ta2co89" table:default-cell-style-name="Default"/>
        <table:table-column table:style-name="ta2co90" table:default-cell-style-name="Default"/>
        <table:table-column table:style-name="ta2co91" table:default-cell-style-name="Default"/>
        <table:table-column table:style-name="ta2co92" table:default-cell-style-name="Default"/>
        <table:table-column table:style-name="ta2co93" table:default-cell-style-name="Default"/>
        <table:table-column table:style-name="ta2co94" table:default-cell-style-name="Default"/>
        <table:table-column table:style-name="ta2co95" table:default-cell-style-name="Default"/>
        <table:table-column table:style-name="ta2co96" table:default-cell-style-name="Default"/>
        <table:table-column table:style-name="ta2co97" table:default-cell-style-name="Default"/>
        <table:table-column table:style-name="ta2co98" table:default-cell-style-name="Default"/>
        <table:table-column table:style-name="ta2co99" table:default-cell-style-name="Default"/>
        <table:table-column table:style-name="ta2co100" table:default-cell-style-name="Default"/>
        <table:table-column table:style-name="ta2co101" table:default-cell-style-name="Default"/>
        <table:table-column table:style-name="ta2co102" table:default-cell-style-name="Default"/>
        <table:table-column table:style-name="ta2co103" table:default-cell-style-name="Default"/>
        <table:table-column table:style-name="ta2co104" table:default-cell-style-name="Default"/>
        <table:table-column table:style-name="ta2co105" table:default-cell-style-name="Default"/>
        <table:table-column table:style-name="ta2co106" table:default-cell-style-name="Default"/>
        <table:table-column table:style-name="ta2co107" table:default-cell-style-name="Default"/>
        <table:table-column table:style-name="ta2co108" table:default-cell-style-name="Default"/>
        <table:table-column table:style-name="ta2co109" table:default-cell-style-name="Default"/>
        <table:table-column table:style-name="ta2co110" table:default-cell-style-name="Default"/>
        <table:table-column table:style-name="ta2co111" table:default-cell-style-name="Default"/>
        <table:table-column table:style-name="ta2co112" table:default-cell-style-name="Default"/>
        <table:table-column table:style-name="ta2co113" table:default-cell-style-name="Default"/>
        <table:table-column table:style-name="ta2co114" table:default-cell-style-name="Default"/>
        <table:table-column table:style-name="ta2co115" table:default-cell-style-name="Default"/>
        <table:table-column table:style-name="ta2co116" table:default-cell-style-name="Default"/>
        <table:table-column table:style-name="ta2co117" table:default-cell-style-name="Default"/>
        <table:table-column table:style-name="ta2co118" table:default-cell-style-name="Default"/>
        <table:table-column table:style-name="ta2co119" table:default-cell-style-name="Default"/>
        <table:table-column table:style-name="ta2co120" table:default-cell-style-name="Default"/>
        <table:table-column table:style-name="ta2co121" table:default-cell-style-name="Default"/>
        <table:table-column table:style-name="ta2co122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10_y10_r2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SUM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AVERAGE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AVERAGE([Instances.AR3:Instances.AR7])" office:value-type="float"/>
          <table:table-cell table:formula="of:=AVERAGE([Instances.AS3:Instances.AS7])" office:value-type="float"/>
          <table:table-cell table:formula="of:=SUM([Instances.AT3:Instances.AT7])" office:value-type="float"/>
          <table:table-cell table:formula="of:=AVERAGE([Instances.AU3:Instances.AU7])" office:value-type="float"/>
          <table:table-cell table:formula="of:=AVERAGE([Instances.AV3:Instances.AV7])" office:value-type="float"/>
          <table:table-cell table:formula="of:=AVERAGE([Instances.AW3:Instances.AW7])" office:value-type="float"/>
          <table:table-cell table:formula="of:=AVERAGE([Instances.AX3:Instances.AX7])" office:value-type="float"/>
          <table:table-cell table:formula="of:=AVERAGE([Instances.AY3:Instances.AY7])" office:value-type="float"/>
          <table:table-cell table:formula="of:=AVERAGE([Instances.AZ3:Instances.AZ7])" office:value-type="float"/>
          <table:table-cell table:formula="of:=AVERAGE([Instances.BA3:Instances.BA7])" office:value-type="float"/>
          <table:table-cell table:formula="of:=AVERAGE([Instances.BB3:Instances.BB7])" office:value-type="float"/>
          <table:table-cell table:formula="of:=AVERAGE([Instances.BC3:Instances.BC7])" office:value-type="float"/>
          <table:table-cell table:formula="of:=AVERAGE([Instances.BD3:Instances.BD7])" office:value-type="float"/>
          <table:table-cell table:formula="of:=AVERAGE([Instances.BE3:Instances.BE7])" office:value-type="float"/>
          <table:table-cell table:formula="of:=AVERAGE([Instances.BF3:Instances.BF7])" office:value-type="float"/>
          <table:table-cell table:formula="of:=AVERAGE([Instances.BG3:Instances.BG7])" office:value-type="float"/>
          <table:table-cell table:formula="of:=AVERAGE([Instances.BH3:Instances.BH7])" office:value-type="float"/>
          <table:table-cell table:formula="of:=AVERAGE([Instances.BI3:Instances.BI7])" office:value-type="float"/>
          <table:table-cell table:formula="of:=MIN([.$B3];[.$V3];[.$AP3])" office:value-type="float"/>
          <table:table-cell table:formula="of:=MIN([.$C3];[.$W3];[.$AQ3])" office:value-type="float"/>
          <table:table-cell table:formula="of:=MIN([.$D3];[.$X3];[.$AR3])" office:value-type="float"/>
          <table:table-cell table:formula="of:=MIN([.$E3];[.$Y3];[.$AS3])" office:value-type="float"/>
          <table:table-cell table:formula="of:=MIN([.$F3];[.$Z3];[.$AT3])" office:value-type="float"/>
          <table:table-cell table:formula="of:=MIN([.$G3];[.$AA3];[.$AU3])" office:value-type="float"/>
          <table:table-cell table:formula="of:=MIN([.$H3];[.$AB3];[.$AV3])" office:value-type="float"/>
          <table:table-cell table:formula="of:=MIN([.$I3];[.$AC3];[.$AW3])" office:value-type="float"/>
          <table:table-cell table:formula="of:=MIN([.$J3];[.$AD3];[.$AX3])" office:value-type="float"/>
          <table:table-cell table:formula="of:=MIN([.$K3];[.$AE3];[.$AY3])" office:value-type="float"/>
          <table:table-cell table:formula="of:=MIN([.$L3];[.$AF3];[.$AZ3])" office:value-type="float"/>
          <table:table-cell table:formula="of:=MIN([.$M3];[.$AG3];[.$BA3])" office:value-type="float"/>
          <table:table-cell table:formula="of:=MIN([.$N3];[.$AH3];[.$BB3])" office:value-type="float"/>
          <table:table-cell table:formula="of:=MIN([.$O3];[.$AI3];[.$BC3])" office:value-type="float"/>
          <table:table-cell table:formula="of:=MIN([.$P3];[.$AJ3];[.$BD3])" office:value-type="float"/>
          <table:table-cell table:formula="of:=MIN([.$Q3];[.$AK3];[.$BE3])" office:value-type="float"/>
          <table:table-cell table:formula="of:=MIN([.$R3];[.$AL3];[.$BF3])" office:value-type="float"/>
          <table:table-cell table:formula="of:=MIN([.$S3];[.$AM3];[.$BG3])" office:value-type="float"/>
          <table:table-cell table:formula="of:=MIN([.$T3];[.$AN3];[.$BH3])" office:value-type="float"/>
          <table:table-cell table:formula="of:=MIN([.$U3];[.$AO3];[.$BI3])" office:value-type="float"/>
          <table:table-cell table:formula="of:=MEDIAN([.$B3];[.$V3];[.$AP3])" office:value-type="float"/>
          <table:table-cell table:formula="of:=MEDIAN([.$C3];[.$W3];[.$AQ3])" office:value-type="float"/>
          <table:table-cell table:formula="of:=MEDIAN([.$D3];[.$X3];[.$AR3])" office:value-type="float"/>
          <table:table-cell table:formula="of:=MEDIAN([.$E3];[.$Y3];[.$AS3])" office:value-type="float"/>
          <table:table-cell table:formula="of:=MEDIAN([.$F3];[.$Z3];[.$AT3])" office:value-type="float"/>
          <table:table-cell table:formula="of:=MEDIAN([.$G3];[.$AA3];[.$AU3])" office:value-type="float"/>
          <table:table-cell table:formula="of:=MEDIAN([.$H3];[.$AB3];[.$AV3])" office:value-type="float"/>
          <table:table-cell table:formula="of:=MEDIAN([.$I3];[.$AC3];[.$AW3])" office:value-type="float"/>
          <table:table-cell table:formula="of:=MEDIAN([.$J3];[.$AD3];[.$AX3])" office:value-type="float"/>
          <table:table-cell table:formula="of:=MEDIAN([.$K3];[.$AE3];[.$AY3])" office:value-type="float"/>
          <table:table-cell table:formula="of:=MEDIAN([.$L3];[.$AF3];[.$AZ3])" office:value-type="float"/>
          <table:table-cell table:formula="of:=MEDIAN([.$M3];[.$AG3];[.$BA3])" office:value-type="float"/>
          <table:table-cell table:formula="of:=MEDIAN([.$N3];[.$AH3];[.$BB3])" office:value-type="float"/>
          <table:table-cell table:formula="of:=MEDIAN([.$O3];[.$AI3];[.$BC3])" office:value-type="float"/>
          <table:table-cell table:formula="of:=MEDIAN([.$P3];[.$AJ3];[.$BD3])" office:value-type="float"/>
          <table:table-cell table:formula="of:=MEDIAN([.$Q3];[.$AK3];[.$BE3])" office:value-type="float"/>
          <table:table-cell table:formula="of:=MEDIAN([.$R3];[.$AL3];[.$BF3])" office:value-type="float"/>
          <table:table-cell table:formula="of:=MEDIAN([.$S3];[.$AM3];[.$BG3])" office:value-type="float"/>
          <table:table-cell table:formula="of:=MEDIAN([.$T3];[.$AN3];[.$BH3])" office:value-type="float"/>
          <table:table-cell table:formula="of:=MEDIAN([.$U3];[.$AO3];[.$BI3])" office:value-type="float"/>
          <table:table-cell table:formula="of:=MAX([.$B3];[.$V3];[.$AP3])" office:value-type="float"/>
          <table:table-cell table:formula="of:=MAX([.$C3];[.$W3];[.$AQ3])" office:value-type="float"/>
          <table:table-cell table:formula="of:=MAX([.$D3];[.$X3];[.$AR3])" office:value-type="float"/>
          <table:table-cell table:formula="of:=MAX([.$E3];[.$Y3];[.$AS3])" office:value-type="float"/>
          <table:table-cell table:formula="of:=MAX([.$F3];[.$Z3];[.$AT3])" office:value-type="float"/>
          <table:table-cell table:formula="of:=MAX([.$G3];[.$AA3];[.$AU3])" office:value-type="float"/>
          <table:table-cell table:formula="of:=MAX([.$H3];[.$AB3];[.$AV3])" office:value-type="float"/>
          <table:table-cell table:formula="of:=MAX([.$I3];[.$AC3];[.$AW3])" office:value-type="float"/>
          <table:table-cell table:formula="of:=MAX([.$J3];[.$AD3];[.$AX3])" office:value-type="float"/>
          <table:table-cell table:formula="of:=MAX([.$K3];[.$AE3];[.$AY3])" office:value-type="float"/>
          <table:table-cell table:formula="of:=MAX([.$L3];[.$AF3];[.$AZ3])" office:value-type="float"/>
          <table:table-cell table:formula="of:=MAX([.$M3];[.$AG3];[.$BA3])" office:value-type="float"/>
          <table:table-cell table:formula="of:=MAX([.$N3];[.$AH3];[.$BB3])" office:value-type="float"/>
          <table:table-cell table:formula="of:=MAX([.$O3];[.$AI3];[.$BC3])" office:value-type="float"/>
          <table:table-cell table:formula="of:=MAX([.$P3];[.$AJ3];[.$BD3])" office:value-type="float"/>
          <table:table-cell table:formula="of:=MAX([.$Q3];[.$AK3];[.$BE3])" office:value-type="float"/>
          <table:table-cell table:formula="of:=MAX([.$R3];[.$AL3];[.$BF3])" office:value-type="float"/>
          <table:table-cell table:formula="of:=MAX([.$S3];[.$AM3];[.$BG3])" office:value-type="float"/>
          <table:table-cell table:formula="of:=MAX([.$T3];[.$AN3];[.$BH3])" office:value-type="float"/>
          <table:table-cell table:formula="of:=MAX([.$U3];[.$AO3];[.$BI3])" office:value-type="float"/>
        </table:table-row>
        <table:table-row table:style-name="ro1">
          <table:table-cell office:value-type="string">
            <text:p>structured/x10_y12_r20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AVERAGE([Instances.S8:Instances.S12])" office:value-type="float"/>
          <table:table-cell table:formula="of:=AVERAGE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SUM([Instances.Z8:Instances.Z12])" office:value-type="float"/>
          <table:table-cell table:formula="of:=AVERAGE([Instances.AA8:Instances.AA12])" office:value-type="float"/>
          <table:table-cell table:formula="of:=AVERAGE([Instances.AB8:Instances.AB12])" office:value-type="float"/>
          <table:table-cell table:formula="of:=AVERAGE([Instances.AC8:Instances.AC12])" office:value-type="float"/>
          <table:table-cell table:formula="of:=AVERAGE([Instances.AD8:Instances.AD12])" office:value-type="float"/>
          <table:table-cell table:formula="of:=AVERAGE([Instances.AE8:Instances.AE12])" office:value-type="float"/>
          <table:table-cell table:formula="of:=AVERAGE([Instances.AF8:Instances.AF12])" office:value-type="float"/>
          <table:table-cell table:formula="of:=AVERAGE([Instances.AG8:Instances.AG12])" office:value-type="float"/>
          <table:table-cell table:formula="of:=AVERAGE([Instances.AH8:Instances.AH12])" office:value-type="float"/>
          <table:table-cell table:formula="of:=AVERAGE([Instances.AI8:Instances.AI12])" office:value-type="float"/>
          <table:table-cell table:formula="of:=AVERAGE([Instances.AJ8:Instances.AJ12])" office:value-type="float"/>
          <table:table-cell table:formula="of:=AVERAGE([Instances.AK8:Instances.AK12])" office:value-type="float"/>
          <table:table-cell table:formula="of:=AVERAGE([Instances.AL8:Instances.AL12])" office:value-type="float"/>
          <table:table-cell table:formula="of:=AVERAGE([Instances.AM8:Instances.AM12])" office:value-type="float"/>
          <table:table-cell table:formula="of:=AVERAGE([Instances.AN8:Instances.AN12])" office:value-type="float"/>
          <table:table-cell table:formula="of:=AVERAGE([Instances.AO8:Instances.AO12])" office:value-type="float"/>
          <table:table-cell table:formula="of:=AVERAGE([Instances.AP8:Instances.AP12])" office:value-type="float"/>
          <table:table-cell table:formula="of:=AVERAGE([Instances.AQ8:Instances.AQ12])" office:value-type="float"/>
          <table:table-cell table:formula="of:=AVERAGE([Instances.AR8:Instances.AR12])" office:value-type="float"/>
          <table:table-cell table:formula="of:=AVERAGE([Instances.AS8:Instances.AS12])" office:value-type="float"/>
          <table:table-cell table:formula="of:=SUM([Instances.AT8:Instances.AT12])" office:value-type="float"/>
          <table:table-cell table:formula="of:=AVERAGE([Instances.AU8:Instances.AU12])" office:value-type="float"/>
          <table:table-cell table:formula="of:=AVERAGE([Instances.AV8:Instances.AV12])" office:value-type="float"/>
          <table:table-cell table:formula="of:=AVERAGE([Instances.AW8:Instances.AW12])" office:value-type="float"/>
          <table:table-cell table:formula="of:=AVERAGE([Instances.AX8:Instances.AX12])" office:value-type="float"/>
          <table:table-cell table:formula="of:=AVERAGE([Instances.AY8:Instances.AY12])" office:value-type="float"/>
          <table:table-cell table:formula="of:=AVERAGE([Instances.AZ8:Instances.AZ12])" office:value-type="float"/>
          <table:table-cell table:formula="of:=AVERAGE([Instances.BA8:Instances.BA12])" office:value-type="float"/>
          <table:table-cell table:formula="of:=AVERAGE([Instances.BB8:Instances.BB12])" office:value-type="float"/>
          <table:table-cell table:formula="of:=AVERAGE([Instances.BC8:Instances.BC12])" office:value-type="float"/>
          <table:table-cell table:formula="of:=AVERAGE([Instances.BD8:Instances.BD12])" office:value-type="float"/>
          <table:table-cell table:formula="of:=AVERAGE([Instances.BE8:Instances.BE12])" office:value-type="float"/>
          <table:table-cell table:formula="of:=AVERAGE([Instances.BF8:Instances.BF12])" office:value-type="float"/>
          <table:table-cell table:formula="of:=AVERAGE([Instances.BG8:Instances.BG12])" office:value-type="float"/>
          <table:table-cell table:formula="of:=AVERAGE([Instances.BH8:Instances.BH12])" office:value-type="float"/>
          <table:table-cell table:formula="of:=AVERAGE([Instances.BI8:Instances.BI12])" office:value-type="float"/>
          <table:table-cell table:formula="of:=MIN([.$B4];[.$V4];[.$AP4])" office:value-type="float"/>
          <table:table-cell table:formula="of:=MIN([.$C4];[.$W4];[.$AQ4])" office:value-type="float"/>
          <table:table-cell table:formula="of:=MIN([.$D4];[.$X4];[.$AR4])" office:value-type="float"/>
          <table:table-cell table:formula="of:=MIN([.$E4];[.$Y4];[.$AS4])" office:value-type="float"/>
          <table:table-cell table:formula="of:=MIN([.$F4];[.$Z4];[.$AT4])" office:value-type="float"/>
          <table:table-cell table:formula="of:=MIN([.$G4];[.$AA4];[.$AU4])" office:value-type="float"/>
          <table:table-cell table:formula="of:=MIN([.$H4];[.$AB4];[.$AV4])" office:value-type="float"/>
          <table:table-cell table:formula="of:=MIN([.$I4];[.$AC4];[.$AW4])" office:value-type="float"/>
          <table:table-cell table:formula="of:=MIN([.$J4];[.$AD4];[.$AX4])" office:value-type="float"/>
          <table:table-cell table:formula="of:=MIN([.$K4];[.$AE4];[.$AY4])" office:value-type="float"/>
          <table:table-cell table:formula="of:=MIN([.$L4];[.$AF4];[.$AZ4])" office:value-type="float"/>
          <table:table-cell table:formula="of:=MIN([.$M4];[.$AG4];[.$BA4])" office:value-type="float"/>
          <table:table-cell table:formula="of:=MIN([.$N4];[.$AH4];[.$BB4])" office:value-type="float"/>
          <table:table-cell table:formula="of:=MIN([.$O4];[.$AI4];[.$BC4])" office:value-type="float"/>
          <table:table-cell table:formula="of:=MIN([.$P4];[.$AJ4];[.$BD4])" office:value-type="float"/>
          <table:table-cell table:formula="of:=MIN([.$Q4];[.$AK4];[.$BE4])" office:value-type="float"/>
          <table:table-cell table:formula="of:=MIN([.$R4];[.$AL4];[.$BF4])" office:value-type="float"/>
          <table:table-cell table:formula="of:=MIN([.$S4];[.$AM4];[.$BG4])" office:value-type="float"/>
          <table:table-cell table:formula="of:=MIN([.$T4];[.$AN4];[.$BH4])" office:value-type="float"/>
          <table:table-cell table:formula="of:=MIN([.$U4];[.$AO4];[.$BI4])" office:value-type="float"/>
          <table:table-cell table:formula="of:=MEDIAN([.$B4];[.$V4];[.$AP4])" office:value-type="float"/>
          <table:table-cell table:formula="of:=MEDIAN([.$C4];[.$W4];[.$AQ4])" office:value-type="float"/>
          <table:table-cell table:formula="of:=MEDIAN([.$D4];[.$X4];[.$AR4])" office:value-type="float"/>
          <table:table-cell table:formula="of:=MEDIAN([.$E4];[.$Y4];[.$AS4])" office:value-type="float"/>
          <table:table-cell table:formula="of:=MEDIAN([.$F4];[.$Z4];[.$AT4])" office:value-type="float"/>
          <table:table-cell table:formula="of:=MEDIAN([.$G4];[.$AA4];[.$AU4])" office:value-type="float"/>
          <table:table-cell table:formula="of:=MEDIAN([.$H4];[.$AB4];[.$AV4])" office:value-type="float"/>
          <table:table-cell table:formula="of:=MEDIAN([.$I4];[.$AC4];[.$AW4])" office:value-type="float"/>
          <table:table-cell table:formula="of:=MEDIAN([.$J4];[.$AD4];[.$AX4])" office:value-type="float"/>
          <table:table-cell table:formula="of:=MEDIAN([.$K4];[.$AE4];[.$AY4])" office:value-type="float"/>
          <table:table-cell table:formula="of:=MEDIAN([.$L4];[.$AF4];[.$AZ4])" office:value-type="float"/>
          <table:table-cell table:formula="of:=MEDIAN([.$M4];[.$AG4];[.$BA4])" office:value-type="float"/>
          <table:table-cell table:formula="of:=MEDIAN([.$N4];[.$AH4];[.$BB4])" office:value-type="float"/>
          <table:table-cell table:formula="of:=MEDIAN([.$O4];[.$AI4];[.$BC4])" office:value-type="float"/>
          <table:table-cell table:formula="of:=MEDIAN([.$P4];[.$AJ4];[.$BD4])" office:value-type="float"/>
          <table:table-cell table:formula="of:=MEDIAN([.$Q4];[.$AK4];[.$BE4])" office:value-type="float"/>
          <table:table-cell table:formula="of:=MEDIAN([.$R4];[.$AL4];[.$BF4])" office:value-type="float"/>
          <table:table-cell table:formula="of:=MEDIAN([.$S4];[.$AM4];[.$BG4])" office:value-type="float"/>
          <table:table-cell table:formula="of:=MEDIAN([.$T4];[.$AN4];[.$BH4])" office:value-type="float"/>
          <table:table-cell table:formula="of:=MEDIAN([.$U4];[.$AO4];[.$BI4])" office:value-type="float"/>
          <table:table-cell table:formula="of:=MAX([.$B4];[.$V4];[.$AP4])" office:value-type="float"/>
          <table:table-cell table:formula="of:=MAX([.$C4];[.$W4];[.$AQ4])" office:value-type="float"/>
          <table:table-cell table:formula="of:=MAX([.$D4];[.$X4];[.$AR4])" office:value-type="float"/>
          <table:table-cell table:formula="of:=MAX([.$E4];[.$Y4];[.$AS4])" office:value-type="float"/>
          <table:table-cell table:formula="of:=MAX([.$F4];[.$Z4];[.$AT4])" office:value-type="float"/>
          <table:table-cell table:formula="of:=MAX([.$G4];[.$AA4];[.$AU4])" office:value-type="float"/>
          <table:table-cell table:formula="of:=MAX([.$H4];[.$AB4];[.$AV4])" office:value-type="float"/>
          <table:table-cell table:formula="of:=MAX([.$I4];[.$AC4];[.$AW4])" office:value-type="float"/>
          <table:table-cell table:formula="of:=MAX([.$J4];[.$AD4];[.$AX4])" office:value-type="float"/>
          <table:table-cell table:formula="of:=MAX([.$K4];[.$AE4];[.$AY4])" office:value-type="float"/>
          <table:table-cell table:formula="of:=MAX([.$L4];[.$AF4];[.$AZ4])" office:value-type="float"/>
          <table:table-cell table:formula="of:=MAX([.$M4];[.$AG4];[.$BA4])" office:value-type="float"/>
          <table:table-cell table:formula="of:=MAX([.$N4];[.$AH4];[.$BB4])" office:value-type="float"/>
          <table:table-cell table:formula="of:=MAX([.$O4];[.$AI4];[.$BC4])" office:value-type="float"/>
          <table:table-cell table:formula="of:=MAX([.$P4];[.$AJ4];[.$BD4])" office:value-type="float"/>
          <table:table-cell table:formula="of:=MAX([.$Q4];[.$AK4];[.$BE4])" office:value-type="float"/>
          <table:table-cell table:formula="of:=MAX([.$R4];[.$AL4];[.$BF4])" office:value-type="float"/>
          <table:table-cell table:formula="of:=MAX([.$S4];[.$AM4];[.$BG4])" office:value-type="float"/>
          <table:table-cell table:formula="of:=MAX([.$T4];[.$AN4];[.$BH4])" office:value-type="float"/>
          <table:table-cell table:formula="of:=MAX([.$U4];[.$AO4];[.$BI4])" office:value-type="float"/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AVERAGE([Instances.P13:Instances.P17])" office:value-type="float"/>
          <table:table-cell table:formula="of:=AVERAGE([Instances.Q13:Instances.Q17])" office:value-type="float"/>
          <table:table-cell table:formula="of:=AVERAGE([Instances.R13:Instances.R17])" office:value-type="float"/>
          <table:table-cell table:formula="of:=AVERAGE([Instances.S13:Instances.S17])" office:value-type="float"/>
          <table:table-cell table:formula="of:=AVERAGE([Instances.T13:Instances.T17])" office:value-type="float"/>
          <table:table-cell table:formula="of:=AVERAGE([Instances.U13:Instances.U17])" office:value-type="float"/>
          <table:table-cell table:formula="of:=AVERAGE([Instances.V13:Instances.V17])" office:value-type="float"/>
          <table:table-cell table:formula="of:=AVERAGE([Instances.W13:Instances.W17])" office:value-type="float"/>
          <table:table-cell table:formula="of:=AVERAGE([Instances.X13:Instances.X17])" office:value-type="float"/>
          <table:table-cell table:formula="of:=AVERAGE([Instances.Y13:Instances.Y17])" office:value-type="float"/>
          <table:table-cell table:formula="of:=SUM([Instances.Z13:Instances.Z17])" office:value-type="float"/>
          <table:table-cell table:formula="of:=AVERAGE([Instances.AA13:Instances.AA17])" office:value-type="float"/>
          <table:table-cell table:formula="of:=AVERAGE([Instances.AB13:Instances.AB17])" office:value-type="float"/>
          <table:table-cell table:formula="of:=AVERAGE([Instances.AC13:Instances.AC17])" office:value-type="float"/>
          <table:table-cell table:formula="of:=AVERAGE([Instances.AD13:Instances.AD17])" office:value-type="float"/>
          <table:table-cell table:formula="of:=AVERAGE([Instances.AE13:Instances.AE17])" office:value-type="float"/>
          <table:table-cell table:formula="of:=AVERAGE([Instances.AF13:Instances.AF17])" office:value-type="float"/>
          <table:table-cell table:formula="of:=AVERAGE([Instances.AG13:Instances.AG17])" office:value-type="float"/>
          <table:table-cell table:formula="of:=AVERAGE([Instances.AH13:Instances.AH17])" office:value-type="float"/>
          <table:table-cell table:formula="of:=AVERAGE([Instances.AI13:Instances.AI17])" office:value-type="float"/>
          <table:table-cell table:formula="of:=AVERAGE([Instances.AJ13:Instances.AJ17])" office:value-type="float"/>
          <table:table-cell table:formula="of:=AVERAGE([Instances.AK13:Instances.AK17])" office:value-type="float"/>
          <table:table-cell table:formula="of:=AVERAGE([Instances.AL13:Instances.AL17])" office:value-type="float"/>
          <table:table-cell table:formula="of:=AVERAGE([Instances.AM13:Instances.AM17])" office:value-type="float"/>
          <table:table-cell table:formula="of:=AVERAGE([Instances.AN13:Instances.AN17])" office:value-type="float"/>
          <table:table-cell table:formula="of:=AVERAGE([Instances.AO13:Instances.AO17])" office:value-type="float"/>
          <table:table-cell table:formula="of:=AVERAGE([Instances.AP13:Instances.AP17])" office:value-type="float"/>
          <table:table-cell table:formula="of:=AVERAGE([Instances.AQ13:Instances.AQ17])" office:value-type="float"/>
          <table:table-cell table:formula="of:=AVERAGE([Instances.AR13:Instances.AR17])" office:value-type="float"/>
          <table:table-cell table:formula="of:=AVERAGE([Instances.AS13:Instances.AS17])" office:value-type="float"/>
          <table:table-cell table:formula="of:=SUM([Instances.AT13:Instances.AT17])" office:value-type="float"/>
          <table:table-cell table:formula="of:=AVERAGE([Instances.AU13:Instances.AU17])" office:value-type="float"/>
          <table:table-cell table:formula="of:=AVERAGE([Instances.AV13:Instances.AV17])" office:value-type="float"/>
          <table:table-cell table:formula="of:=AVERAGE([Instances.AW13:Instances.AW17])" office:value-type="float"/>
          <table:table-cell table:formula="of:=AVERAGE([Instances.AX13:Instances.AX17])" office:value-type="float"/>
          <table:table-cell table:formula="of:=AVERAGE([Instances.AY13:Instances.AY17])" office:value-type="float"/>
          <table:table-cell table:formula="of:=AVERAGE([Instances.AZ13:Instances.AZ17])" office:value-type="float"/>
          <table:table-cell table:formula="of:=AVERAGE([Instances.BA13:Instances.BA17])" office:value-type="float"/>
          <table:table-cell table:formula="of:=AVERAGE([Instances.BB13:Instances.BB17])" office:value-type="float"/>
          <table:table-cell table:formula="of:=AVERAGE([Instances.BC13:Instances.BC17])" office:value-type="float"/>
          <table:table-cell table:formula="of:=AVERAGE([Instances.BD13:Instances.BD17])" office:value-type="float"/>
          <table:table-cell table:formula="of:=AVERAGE([Instances.BE13:Instances.BE17])" office:value-type="float"/>
          <table:table-cell table:formula="of:=AVERAGE([Instances.BF13:Instances.BF17])" office:value-type="float"/>
          <table:table-cell table:formula="of:=AVERAGE([Instances.BG13:Instances.BG17])" office:value-type="float"/>
          <table:table-cell table:formula="of:=AVERAGE([Instances.BH13:Instances.BH17])" office:value-type="float"/>
          <table:table-cell table:formula="of:=AVERAGE([Instances.BI13:Instances.BI17])" office:value-type="float"/>
          <table:table-cell table:formula="of:=MIN([.$B5];[.$V5];[.$AP5])" office:value-type="float"/>
          <table:table-cell table:formula="of:=MIN([.$C5];[.$W5];[.$AQ5])" office:value-type="float"/>
          <table:table-cell table:formula="of:=MIN([.$D5];[.$X5];[.$AR5])" office:value-type="float"/>
          <table:table-cell table:formula="of:=MIN([.$E5];[.$Y5];[.$AS5])" office:value-type="float"/>
          <table:table-cell table:formula="of:=MIN([.$F5];[.$Z5];[.$AT5])" office:value-type="float"/>
          <table:table-cell table:formula="of:=MIN([.$G5];[.$AA5];[.$AU5])" office:value-type="float"/>
          <table:table-cell table:formula="of:=MIN([.$H5];[.$AB5];[.$AV5])" office:value-type="float"/>
          <table:table-cell table:formula="of:=MIN([.$I5];[.$AC5];[.$AW5])" office:value-type="float"/>
          <table:table-cell table:formula="of:=MIN([.$J5];[.$AD5];[.$AX5])" office:value-type="float"/>
          <table:table-cell table:formula="of:=MIN([.$K5];[.$AE5];[.$AY5])" office:value-type="float"/>
          <table:table-cell table:formula="of:=MIN([.$L5];[.$AF5];[.$AZ5])" office:value-type="float"/>
          <table:table-cell table:formula="of:=MIN([.$M5];[.$AG5];[.$BA5])" office:value-type="float"/>
          <table:table-cell table:formula="of:=MIN([.$N5];[.$AH5];[.$BB5])" office:value-type="float"/>
          <table:table-cell table:formula="of:=MIN([.$O5];[.$AI5];[.$BC5])" office:value-type="float"/>
          <table:table-cell table:formula="of:=MIN([.$P5];[.$AJ5];[.$BD5])" office:value-type="float"/>
          <table:table-cell table:formula="of:=MIN([.$Q5];[.$AK5];[.$BE5])" office:value-type="float"/>
          <table:table-cell table:formula="of:=MIN([.$R5];[.$AL5];[.$BF5])" office:value-type="float"/>
          <table:table-cell table:formula="of:=MIN([.$S5];[.$AM5];[.$BG5])" office:value-type="float"/>
          <table:table-cell table:formula="of:=MIN([.$T5];[.$AN5];[.$BH5])" office:value-type="float"/>
          <table:table-cell table:formula="of:=MIN([.$U5];[.$AO5];[.$BI5])" office:value-type="float"/>
          <table:table-cell table:formula="of:=MEDIAN([.$B5];[.$V5];[.$AP5])" office:value-type="float"/>
          <table:table-cell table:formula="of:=MEDIAN([.$C5];[.$W5];[.$AQ5])" office:value-type="float"/>
          <table:table-cell table:formula="of:=MEDIAN([.$D5];[.$X5];[.$AR5])" office:value-type="float"/>
          <table:table-cell table:formula="of:=MEDIAN([.$E5];[.$Y5];[.$AS5])" office:value-type="float"/>
          <table:table-cell table:formula="of:=MEDIAN([.$F5];[.$Z5];[.$AT5])" office:value-type="float"/>
          <table:table-cell table:formula="of:=MEDIAN([.$G5];[.$AA5];[.$AU5])" office:value-type="float"/>
          <table:table-cell table:formula="of:=MEDIAN([.$H5];[.$AB5];[.$AV5])" office:value-type="float"/>
          <table:table-cell table:formula="of:=MEDIAN([.$I5];[.$AC5];[.$AW5])" office:value-type="float"/>
          <table:table-cell table:formula="of:=MEDIAN([.$J5];[.$AD5];[.$AX5])" office:value-type="float"/>
          <table:table-cell table:formula="of:=MEDIAN([.$K5];[.$AE5];[.$AY5])" office:value-type="float"/>
          <table:table-cell table:formula="of:=MEDIAN([.$L5];[.$AF5];[.$AZ5])" office:value-type="float"/>
          <table:table-cell table:formula="of:=MEDIAN([.$M5];[.$AG5];[.$BA5])" office:value-type="float"/>
          <table:table-cell table:formula="of:=MEDIAN([.$N5];[.$AH5];[.$BB5])" office:value-type="float"/>
          <table:table-cell table:formula="of:=MEDIAN([.$O5];[.$AI5];[.$BC5])" office:value-type="float"/>
          <table:table-cell table:formula="of:=MEDIAN([.$P5];[.$AJ5];[.$BD5])" office:value-type="float"/>
          <table:table-cell table:formula="of:=MEDIAN([.$Q5];[.$AK5];[.$BE5])" office:value-type="float"/>
          <table:table-cell table:formula="of:=MEDIAN([.$R5];[.$AL5];[.$BF5])" office:value-type="float"/>
          <table:table-cell table:formula="of:=MEDIAN([.$S5];[.$AM5];[.$BG5])" office:value-type="float"/>
          <table:table-cell table:formula="of:=MEDIAN([.$T5];[.$AN5];[.$BH5])" office:value-type="float"/>
          <table:table-cell table:formula="of:=MEDIAN([.$U5];[.$AO5];[.$BI5])" office:value-type="float"/>
          <table:table-cell table:formula="of:=MAX([.$B5];[.$V5];[.$AP5])" office:value-type="float"/>
          <table:table-cell table:formula="of:=MAX([.$C5];[.$W5];[.$AQ5])" office:value-type="float"/>
          <table:table-cell table:formula="of:=MAX([.$D5];[.$X5];[.$AR5])" office:value-type="float"/>
          <table:table-cell table:formula="of:=MAX([.$E5];[.$Y5];[.$AS5])" office:value-type="float"/>
          <table:table-cell table:formula="of:=MAX([.$F5];[.$Z5];[.$AT5])" office:value-type="float"/>
          <table:table-cell table:formula="of:=MAX([.$G5];[.$AA5];[.$AU5])" office:value-type="float"/>
          <table:table-cell table:formula="of:=MAX([.$H5];[.$AB5];[.$AV5])" office:value-type="float"/>
          <table:table-cell table:formula="of:=MAX([.$I5];[.$AC5];[.$AW5])" office:value-type="float"/>
          <table:table-cell table:formula="of:=MAX([.$J5];[.$AD5];[.$AX5])" office:value-type="float"/>
          <table:table-cell table:formula="of:=MAX([.$K5];[.$AE5];[.$AY5])" office:value-type="float"/>
          <table:table-cell table:formula="of:=MAX([.$L5];[.$AF5];[.$AZ5])" office:value-type="float"/>
          <table:table-cell table:formula="of:=MAX([.$M5];[.$AG5];[.$BA5])" office:value-type="float"/>
          <table:table-cell table:formula="of:=MAX([.$N5];[.$AH5];[.$BB5])" office:value-type="float"/>
          <table:table-cell table:formula="of:=MAX([.$O5];[.$AI5];[.$BC5])" office:value-type="float"/>
          <table:table-cell table:formula="of:=MAX([.$P5];[.$AJ5];[.$BD5])" office:value-type="float"/>
          <table:table-cell table:formula="of:=MAX([.$Q5];[.$AK5];[.$BE5])" office:value-type="float"/>
          <table:table-cell table:formula="of:=MAX([.$R5];[.$AL5];[.$BF5])" office:value-type="float"/>
          <table:table-cell table:formula="of:=MAX([.$S5];[.$AM5];[.$BG5])" office:value-type="float"/>
          <table:table-cell table:formula="of:=MAX([.$T5];[.$AN5];[.$BH5])" office:value-type="float"/>
          <table:table-cell table:formula="of:=MAX([.$U5];[.$AO5];[.$BI5])" office:value-type="float"/>
        </table:table-row>
        <table:table-row table:style-name="ro1">
          <table:table-cell office:value-type="string">
            <text:p>structured/x10_y9_r20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SUM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AVERAGE([Instances.O18:Instances.O22])" office:value-type="float"/>
          <table:table-cell table:formula="of:=AVERAGE([Instances.P18:Instances.P22])" office:value-type="float"/>
          <table:table-cell table:formula="of:=AVERAGE([Instances.Q18:Instances.Q22])" office:value-type="float"/>
          <table:table-cell table:formula="of:=AVERAGE([Instances.R18:Instances.R22])" office:value-type="float"/>
          <table:table-cell table:formula="of:=AVERAGE([Instances.S18:Instances.S22])" office:value-type="float"/>
          <table:table-cell table:formula="of:=AVERAGE([Instances.T18:Instances.T22])" office:value-type="float"/>
          <table:table-cell table:formula="of:=AVERAGE([Instances.U18:Instances.U22])" office:value-type="float"/>
          <table:table-cell table:formula="of:=AVERAGE([Instances.V18:Instances.V22])" office:value-type="float"/>
          <table:table-cell table:formula="of:=AVERAGE([Instances.W18:Instances.W22])" office:value-type="float"/>
          <table:table-cell table:formula="of:=AVERAGE([Instances.X18:Instances.X22])" office:value-type="float"/>
          <table:table-cell table:formula="of:=AVERAGE([Instances.Y18:Instances.Y22])" office:value-type="float"/>
          <table:table-cell table:formula="of:=SUM([Instances.Z18:Instances.Z22])" office:value-type="float"/>
          <table:table-cell table:formula="of:=AVERAGE([Instances.AA18:Instances.AA22])" office:value-type="float"/>
          <table:table-cell table:formula="of:=AVERAGE([Instances.AB18:Instances.AB22])" office:value-type="float"/>
          <table:table-cell table:formula="of:=AVERAGE([Instances.AC18:Instances.AC22])" office:value-type="float"/>
          <table:table-cell table:formula="of:=AVERAGE([Instances.AD18:Instances.AD22])" office:value-type="float"/>
          <table:table-cell table:formula="of:=AVERAGE([Instances.AE18:Instances.AE22])" office:value-type="float"/>
          <table:table-cell table:formula="of:=AVERAGE([Instances.AF18:Instances.AF22])" office:value-type="float"/>
          <table:table-cell table:formula="of:=AVERAGE([Instances.AG18:Instances.AG22])" office:value-type="float"/>
          <table:table-cell table:formula="of:=AVERAGE([Instances.AH18:Instances.AH22])" office:value-type="float"/>
          <table:table-cell table:formula="of:=AVERAGE([Instances.AI18:Instances.AI22])" office:value-type="float"/>
          <table:table-cell table:formula="of:=AVERAGE([Instances.AJ18:Instances.AJ22])" office:value-type="float"/>
          <table:table-cell table:formula="of:=AVERAGE([Instances.AK18:Instances.AK22])" office:value-type="float"/>
          <table:table-cell table:formula="of:=AVERAGE([Instances.AL18:Instances.AL22])" office:value-type="float"/>
          <table:table-cell table:formula="of:=AVERAGE([Instances.AM18:Instances.AM22])" office:value-type="float"/>
          <table:table-cell table:formula="of:=AVERAGE([Instances.AN18:Instances.AN22])" office:value-type="float"/>
          <table:table-cell table:formula="of:=AVERAGE([Instances.AO18:Instances.AO22])" office:value-type="float"/>
          <table:table-cell table:formula="of:=AVERAGE([Instances.AP18:Instances.AP22])" office:value-type="float"/>
          <table:table-cell table:formula="of:=AVERAGE([Instances.AQ18:Instances.AQ22])" office:value-type="float"/>
          <table:table-cell table:formula="of:=AVERAGE([Instances.AR18:Instances.AR22])" office:value-type="float"/>
          <table:table-cell table:formula="of:=AVERAGE([Instances.AS18:Instances.AS22])" office:value-type="float"/>
          <table:table-cell table:formula="of:=SUM([Instances.AT18:Instances.AT22])" office:value-type="float"/>
          <table:table-cell table:formula="of:=AVERAGE([Instances.AU18:Instances.AU22])" office:value-type="float"/>
          <table:table-cell table:formula="of:=AVERAGE([Instances.AV18:Instances.AV22])" office:value-type="float"/>
          <table:table-cell table:formula="of:=AVERAGE([Instances.AW18:Instances.AW22])" office:value-type="float"/>
          <table:table-cell table:formula="of:=AVERAGE([Instances.AX18:Instances.AX22])" office:value-type="float"/>
          <table:table-cell table:formula="of:=AVERAGE([Instances.AY18:Instances.AY22])" office:value-type="float"/>
          <table:table-cell table:formula="of:=AVERAGE([Instances.AZ18:Instances.AZ22])" office:value-type="float"/>
          <table:table-cell table:formula="of:=AVERAGE([Instances.BA18:Instances.BA22])" office:value-type="float"/>
          <table:table-cell table:formula="of:=AVERAGE([Instances.BB18:Instances.BB22])" office:value-type="float"/>
          <table:table-cell table:formula="of:=AVERAGE([Instances.BC18:Instances.BC22])" office:value-type="float"/>
          <table:table-cell table:formula="of:=AVERAGE([Instances.BD18:Instances.BD22])" office:value-type="float"/>
          <table:table-cell table:formula="of:=AVERAGE([Instances.BE18:Instances.BE22])" office:value-type="float"/>
          <table:table-cell table:formula="of:=AVERAGE([Instances.BF18:Instances.BF22])" office:value-type="float"/>
          <table:table-cell table:formula="of:=AVERAGE([Instances.BG18:Instances.BG22])" office:value-type="float"/>
          <table:table-cell table:formula="of:=AVERAGE([Instances.BH18:Instances.BH22])" office:value-type="float"/>
          <table:table-cell table:formula="of:=AVERAGE([Instances.BI18:Instances.BI22])" office:value-type="float"/>
          <table:table-cell table:formula="of:=MIN([.$B6];[.$V6];[.$AP6])" office:value-type="float"/>
          <table:table-cell table:formula="of:=MIN([.$C6];[.$W6];[.$AQ6])" office:value-type="float"/>
          <table:table-cell table:formula="of:=MIN([.$D6];[.$X6];[.$AR6])" office:value-type="float"/>
          <table:table-cell table:formula="of:=MIN([.$E6];[.$Y6];[.$AS6])" office:value-type="float"/>
          <table:table-cell table:formula="of:=MIN([.$F6];[.$Z6];[.$AT6])" office:value-type="float"/>
          <table:table-cell table:formula="of:=MIN([.$G6];[.$AA6];[.$AU6])" office:value-type="float"/>
          <table:table-cell table:formula="of:=MIN([.$H6];[.$AB6];[.$AV6])" office:value-type="float"/>
          <table:table-cell table:formula="of:=MIN([.$I6];[.$AC6];[.$AW6])" office:value-type="float"/>
          <table:table-cell table:formula="of:=MIN([.$J6];[.$AD6];[.$AX6])" office:value-type="float"/>
          <table:table-cell table:formula="of:=MIN([.$K6];[.$AE6];[.$AY6])" office:value-type="float"/>
          <table:table-cell table:formula="of:=MIN([.$L6];[.$AF6];[.$AZ6])" office:value-type="float"/>
          <table:table-cell table:formula="of:=MIN([.$M6];[.$AG6];[.$BA6])" office:value-type="float"/>
          <table:table-cell table:formula="of:=MIN([.$N6];[.$AH6];[.$BB6])" office:value-type="float"/>
          <table:table-cell table:formula="of:=MIN([.$O6];[.$AI6];[.$BC6])" office:value-type="float"/>
          <table:table-cell table:formula="of:=MIN([.$P6];[.$AJ6];[.$BD6])" office:value-type="float"/>
          <table:table-cell table:formula="of:=MIN([.$Q6];[.$AK6];[.$BE6])" office:value-type="float"/>
          <table:table-cell table:formula="of:=MIN([.$R6];[.$AL6];[.$BF6])" office:value-type="float"/>
          <table:table-cell table:formula="of:=MIN([.$S6];[.$AM6];[.$BG6])" office:value-type="float"/>
          <table:table-cell table:formula="of:=MIN([.$T6];[.$AN6];[.$BH6])" office:value-type="float"/>
          <table:table-cell table:formula="of:=MIN([.$U6];[.$AO6];[.$BI6])" office:value-type="float"/>
          <table:table-cell table:formula="of:=MEDIAN([.$B6];[.$V6];[.$AP6])" office:value-type="float"/>
          <table:table-cell table:formula="of:=MEDIAN([.$C6];[.$W6];[.$AQ6])" office:value-type="float"/>
          <table:table-cell table:formula="of:=MEDIAN([.$D6];[.$X6];[.$AR6])" office:value-type="float"/>
          <table:table-cell table:formula="of:=MEDIAN([.$E6];[.$Y6];[.$AS6])" office:value-type="float"/>
          <table:table-cell table:formula="of:=MEDIAN([.$F6];[.$Z6];[.$AT6])" office:value-type="float"/>
          <table:table-cell table:formula="of:=MEDIAN([.$G6];[.$AA6];[.$AU6])" office:value-type="float"/>
          <table:table-cell table:formula="of:=MEDIAN([.$H6];[.$AB6];[.$AV6])" office:value-type="float"/>
          <table:table-cell table:formula="of:=MEDIAN([.$I6];[.$AC6];[.$AW6])" office:value-type="float"/>
          <table:table-cell table:formula="of:=MEDIAN([.$J6];[.$AD6];[.$AX6])" office:value-type="float"/>
          <table:table-cell table:formula="of:=MEDIAN([.$K6];[.$AE6];[.$AY6])" office:value-type="float"/>
          <table:table-cell table:formula="of:=MEDIAN([.$L6];[.$AF6];[.$AZ6])" office:value-type="float"/>
          <table:table-cell table:formula="of:=MEDIAN([.$M6];[.$AG6];[.$BA6])" office:value-type="float"/>
          <table:table-cell table:formula="of:=MEDIAN([.$N6];[.$AH6];[.$BB6])" office:value-type="float"/>
          <table:table-cell table:formula="of:=MEDIAN([.$O6];[.$AI6];[.$BC6])" office:value-type="float"/>
          <table:table-cell table:formula="of:=MEDIAN([.$P6];[.$AJ6];[.$BD6])" office:value-type="float"/>
          <table:table-cell table:formula="of:=MEDIAN([.$Q6];[.$AK6];[.$BE6])" office:value-type="float"/>
          <table:table-cell table:formula="of:=MEDIAN([.$R6];[.$AL6];[.$BF6])" office:value-type="float"/>
          <table:table-cell table:formula="of:=MEDIAN([.$S6];[.$AM6];[.$BG6])" office:value-type="float"/>
          <table:table-cell table:formula="of:=MEDIAN([.$T6];[.$AN6];[.$BH6])" office:value-type="float"/>
          <table:table-cell table:formula="of:=MEDIAN([.$U6];[.$AO6];[.$BI6])" office:value-type="float"/>
          <table:table-cell table:formula="of:=MAX([.$B6];[.$V6];[.$AP6])" office:value-type="float"/>
          <table:table-cell table:formula="of:=MAX([.$C6];[.$W6];[.$AQ6])" office:value-type="float"/>
          <table:table-cell table:formula="of:=MAX([.$D6];[.$X6];[.$AR6])" office:value-type="float"/>
          <table:table-cell table:formula="of:=MAX([.$E6];[.$Y6];[.$AS6])" office:value-type="float"/>
          <table:table-cell table:formula="of:=MAX([.$F6];[.$Z6];[.$AT6])" office:value-type="float"/>
          <table:table-cell table:formula="of:=MAX([.$G6];[.$AA6];[.$AU6])" office:value-type="float"/>
          <table:table-cell table:formula="of:=MAX([.$H6];[.$AB6];[.$AV6])" office:value-type="float"/>
          <table:table-cell table:formula="of:=MAX([.$I6];[.$AC6];[.$AW6])" office:value-type="float"/>
          <table:table-cell table:formula="of:=MAX([.$J6];[.$AD6];[.$AX6])" office:value-type="float"/>
          <table:table-cell table:formula="of:=MAX([.$K6];[.$AE6];[.$AY6])" office:value-type="float"/>
          <table:table-cell table:formula="of:=MAX([.$L6];[.$AF6];[.$AZ6])" office:value-type="float"/>
          <table:table-cell table:formula="of:=MAX([.$M6];[.$AG6];[.$BA6])" office:value-type="float"/>
          <table:table-cell table:formula="of:=MAX([.$N6];[.$AH6];[.$BB6])" office:value-type="float"/>
          <table:table-cell table:formula="of:=MAX([.$O6];[.$AI6];[.$BC6])" office:value-type="float"/>
          <table:table-cell table:formula="of:=MAX([.$P6];[.$AJ6];[.$BD6])" office:value-type="float"/>
          <table:table-cell table:formula="of:=MAX([.$Q6];[.$AK6];[.$BE6])" office:value-type="float"/>
          <table:table-cell table:formula="of:=MAX([.$R6];[.$AL6];[.$BF6])" office:value-type="float"/>
          <table:table-cell table:formula="of:=MAX([.$S6];[.$AM6];[.$BG6])" office:value-type="float"/>
          <table:table-cell table:formula="of:=MAX([.$T6];[.$AN6];[.$BH6])" office:value-type="float"/>
          <table:table-cell table:formula="of:=MAX([.$U6];[.$AO6];[.$BI6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23:Instances.B27])" office:value-type="float"/>
          <table:table-cell table:formula="of:=AVERAGE([Instances.C23:Instances.C27])" office:value-type="float"/>
          <table:table-cell table:formula="of:=AVERAGE([Instances.D23:Instances.D27])" office:value-type="float"/>
          <table:table-cell table:formula="of:=AVERAGE([Instances.E23:Instances.E27])" office:value-type="float"/>
          <table:table-cell table:formula="of:=SUM([Instances.F23:Instances.F27])" office:value-type="float"/>
          <table:table-cell table:formula="of:=AVERAGE([Instances.G23:Instances.G27])" office:value-type="float"/>
          <table:table-cell table:formula="of:=AVERAGE([Instances.H23:Instances.H27])" office:value-type="float"/>
          <table:table-cell table:formula="of:=AVERAGE([Instances.I23:Instances.I27])" office:value-type="float"/>
          <table:table-cell table:formula="of:=AVERAGE([Instances.J23:Instances.J27])" office:value-type="float"/>
          <table:table-cell table:formula="of:=AVERAGE([Instances.K23:Instances.K27])" office:value-type="float"/>
          <table:table-cell table:formula="of:=AVERAGE([Instances.L23:Instances.L27])" office:value-type="float"/>
          <table:table-cell table:formula="of:=AVERAGE([Instances.M23:Instances.M27])" office:value-type="float"/>
          <table:table-cell table:formula="of:=AVERAGE([Instances.N23:Instances.N27])" office:value-type="float"/>
          <table:table-cell table:formula="of:=AVERAGE([Instances.O23:Instances.O27])" office:value-type="float"/>
          <table:table-cell table:formula="of:=AVERAGE([Instances.P23:Instances.P27])" office:value-type="float"/>
          <table:table-cell table:formula="of:=AVERAGE([Instances.Q23:Instances.Q27])" office:value-type="float"/>
          <table:table-cell table:formula="of:=AVERAGE([Instances.R23:Instances.R27])" office:value-type="float"/>
          <table:table-cell table:formula="of:=AVERAGE([Instances.S23:Instances.S27])" office:value-type="float"/>
          <table:table-cell table:formula="of:=AVERAGE([Instances.T23:Instances.T27])" office:value-type="float"/>
          <table:table-cell table:formula="of:=AVERAGE([Instances.U23:Instances.U27])" office:value-type="float"/>
          <table:table-cell table:formula="of:=AVERAGE([Instances.V23:Instances.V27])" office:value-type="float"/>
          <table:table-cell table:formula="of:=AVERAGE([Instances.W23:Instances.W27])" office:value-type="float"/>
          <table:table-cell table:formula="of:=AVERAGE([Instances.X23:Instances.X27])" office:value-type="float"/>
          <table:table-cell table:formula="of:=AVERAGE([Instances.Y23:Instances.Y27])" office:value-type="float"/>
          <table:table-cell table:formula="of:=SUM([Instances.Z23:Instances.Z27])" office:value-type="float"/>
          <table:table-cell table:formula="of:=AVERAGE([Instances.AA23:Instances.AA27])" office:value-type="float"/>
          <table:table-cell table:formula="of:=AVERAGE([Instances.AB23:Instances.AB27])" office:value-type="float"/>
          <table:table-cell table:formula="of:=AVERAGE([Instances.AC23:Instances.AC27])" office:value-type="float"/>
          <table:table-cell table:formula="of:=AVERAGE([Instances.AD23:Instances.AD27])" office:value-type="float"/>
          <table:table-cell table:formula="of:=AVERAGE([Instances.AE23:Instances.AE27])" office:value-type="float"/>
          <table:table-cell table:formula="of:=AVERAGE([Instances.AF23:Instances.AF27])" office:value-type="float"/>
          <table:table-cell table:formula="of:=AVERAGE([Instances.AG23:Instances.AG27])" office:value-type="float"/>
          <table:table-cell table:formula="of:=AVERAGE([Instances.AH23:Instances.AH27])" office:value-type="float"/>
          <table:table-cell table:formula="of:=AVERAGE([Instances.AI23:Instances.AI27])" office:value-type="float"/>
          <table:table-cell table:formula="of:=AVERAGE([Instances.AJ23:Instances.AJ27])" office:value-type="float"/>
          <table:table-cell table:formula="of:=AVERAGE([Instances.AK23:Instances.AK27])" office:value-type="float"/>
          <table:table-cell table:formula="of:=AVERAGE([Instances.AL23:Instances.AL27])" office:value-type="float"/>
          <table:table-cell table:formula="of:=AVERAGE([Instances.AM23:Instances.AM27])" office:value-type="float"/>
          <table:table-cell table:formula="of:=AVERAGE([Instances.AN23:Instances.AN27])" office:value-type="float"/>
          <table:table-cell table:formula="of:=AVERAGE([Instances.AO23:Instances.AO27])" office:value-type="float"/>
          <table:table-cell table:formula="of:=AVERAGE([Instances.AP23:Instances.AP27])" office:value-type="float"/>
          <table:table-cell table:formula="of:=AVERAGE([Instances.AQ23:Instances.AQ27])" office:value-type="float"/>
          <table:table-cell table:formula="of:=AVERAGE([Instances.AR23:Instances.AR27])" office:value-type="float"/>
          <table:table-cell table:formula="of:=AVERAGE([Instances.AS23:Instances.AS27])" office:value-type="float"/>
          <table:table-cell table:formula="of:=SUM([Instances.AT23:Instances.AT27])" office:value-type="float"/>
          <table:table-cell table:formula="of:=AVERAGE([Instances.AU23:Instances.AU27])" office:value-type="float"/>
          <table:table-cell table:formula="of:=AVERAGE([Instances.AV23:Instances.AV27])" office:value-type="float"/>
          <table:table-cell table:formula="of:=AVERAGE([Instances.AW23:Instances.AW27])" office:value-type="float"/>
          <table:table-cell table:formula="of:=AVERAGE([Instances.AX23:Instances.AX27])" office:value-type="float"/>
          <table:table-cell table:formula="of:=AVERAGE([Instances.AY23:Instances.AY27])" office:value-type="float"/>
          <table:table-cell table:formula="of:=AVERAGE([Instances.AZ23:Instances.AZ27])" office:value-type="float"/>
          <table:table-cell table:formula="of:=AVERAGE([Instances.BA23:Instances.BA27])" office:value-type="float"/>
          <table:table-cell table:formula="of:=AVERAGE([Instances.BB23:Instances.BB27])" office:value-type="float"/>
          <table:table-cell table:formula="of:=AVERAGE([Instances.BC23:Instances.BC27])" office:value-type="float"/>
          <table:table-cell table:formula="of:=AVERAGE([Instances.BD23:Instances.BD27])" office:value-type="float"/>
          <table:table-cell table:formula="of:=AVERAGE([Instances.BE23:Instances.BE27])" office:value-type="float"/>
          <table:table-cell table:formula="of:=AVERAGE([Instances.BF23:Instances.BF27])" office:value-type="float"/>
          <table:table-cell table:formula="of:=AVERAGE([Instances.BG23:Instances.BG27])" office:value-type="float"/>
          <table:table-cell table:formula="of:=AVERAGE([Instances.BH23:Instances.BH27])" office:value-type="float"/>
          <table:table-cell table:formula="of:=AVERAGE([Instances.BI23:Instances.BI27])" office:value-type="float"/>
          <table:table-cell table:formula="of:=MIN([.$B7];[.$V7];[.$AP7])" office:value-type="float"/>
          <table:table-cell table:formula="of:=MIN([.$C7];[.$W7];[.$AQ7])" office:value-type="float"/>
          <table:table-cell table:formula="of:=MIN([.$D7];[.$X7];[.$AR7])" office:value-type="float"/>
          <table:table-cell table:formula="of:=MIN([.$E7];[.$Y7];[.$AS7])" office:value-type="float"/>
          <table:table-cell table:formula="of:=MIN([.$F7];[.$Z7];[.$AT7])" office:value-type="float"/>
          <table:table-cell table:formula="of:=MIN([.$G7];[.$AA7];[.$AU7])" office:value-type="float"/>
          <table:table-cell table:formula="of:=MIN([.$H7];[.$AB7];[.$AV7])" office:value-type="float"/>
          <table:table-cell table:formula="of:=MIN([.$I7];[.$AC7];[.$AW7])" office:value-type="float"/>
          <table:table-cell table:formula="of:=MIN([.$J7];[.$AD7];[.$AX7])" office:value-type="float"/>
          <table:table-cell table:formula="of:=MIN([.$K7];[.$AE7];[.$AY7])" office:value-type="float"/>
          <table:table-cell table:formula="of:=MIN([.$L7];[.$AF7];[.$AZ7])" office:value-type="float"/>
          <table:table-cell table:formula="of:=MIN([.$M7];[.$AG7];[.$BA7])" office:value-type="float"/>
          <table:table-cell table:formula="of:=MIN([.$N7];[.$AH7];[.$BB7])" office:value-type="float"/>
          <table:table-cell table:formula="of:=MIN([.$O7];[.$AI7];[.$BC7])" office:value-type="float"/>
          <table:table-cell table:formula="of:=MIN([.$P7];[.$AJ7];[.$BD7])" office:value-type="float"/>
          <table:table-cell table:formula="of:=MIN([.$Q7];[.$AK7];[.$BE7])" office:value-type="float"/>
          <table:table-cell table:formula="of:=MIN([.$R7];[.$AL7];[.$BF7])" office:value-type="float"/>
          <table:table-cell table:formula="of:=MIN([.$S7];[.$AM7];[.$BG7])" office:value-type="float"/>
          <table:table-cell table:formula="of:=MIN([.$T7];[.$AN7];[.$BH7])" office:value-type="float"/>
          <table:table-cell table:formula="of:=MIN([.$U7];[.$AO7];[.$BI7])" office:value-type="float"/>
          <table:table-cell table:formula="of:=MEDIAN([.$B7];[.$V7];[.$AP7])" office:value-type="float"/>
          <table:table-cell table:formula="of:=MEDIAN([.$C7];[.$W7];[.$AQ7])" office:value-type="float"/>
          <table:table-cell table:formula="of:=MEDIAN([.$D7];[.$X7];[.$AR7])" office:value-type="float"/>
          <table:table-cell table:formula="of:=MEDIAN([.$E7];[.$Y7];[.$AS7])" office:value-type="float"/>
          <table:table-cell table:formula="of:=MEDIAN([.$F7];[.$Z7];[.$AT7])" office:value-type="float"/>
          <table:table-cell table:formula="of:=MEDIAN([.$G7];[.$AA7];[.$AU7])" office:value-type="float"/>
          <table:table-cell table:formula="of:=MEDIAN([.$H7];[.$AB7];[.$AV7])" office:value-type="float"/>
          <table:table-cell table:formula="of:=MEDIAN([.$I7];[.$AC7];[.$AW7])" office:value-type="float"/>
          <table:table-cell table:formula="of:=MEDIAN([.$J7];[.$AD7];[.$AX7])" office:value-type="float"/>
          <table:table-cell table:formula="of:=MEDIAN([.$K7];[.$AE7];[.$AY7])" office:value-type="float"/>
          <table:table-cell table:formula="of:=MEDIAN([.$L7];[.$AF7];[.$AZ7])" office:value-type="float"/>
          <table:table-cell table:formula="of:=MEDIAN([.$M7];[.$AG7];[.$BA7])" office:value-type="float"/>
          <table:table-cell table:formula="of:=MEDIAN([.$N7];[.$AH7];[.$BB7])" office:value-type="float"/>
          <table:table-cell table:formula="of:=MEDIAN([.$O7];[.$AI7];[.$BC7])" office:value-type="float"/>
          <table:table-cell table:formula="of:=MEDIAN([.$P7];[.$AJ7];[.$BD7])" office:value-type="float"/>
          <table:table-cell table:formula="of:=MEDIAN([.$Q7];[.$AK7];[.$BE7])" office:value-type="float"/>
          <table:table-cell table:formula="of:=MEDIAN([.$R7];[.$AL7];[.$BF7])" office:value-type="float"/>
          <table:table-cell table:formula="of:=MEDIAN([.$S7];[.$AM7];[.$BG7])" office:value-type="float"/>
          <table:table-cell table:formula="of:=MEDIAN([.$T7];[.$AN7];[.$BH7])" office:value-type="float"/>
          <table:table-cell table:formula="of:=MEDIAN([.$U7];[.$AO7];[.$BI7])" office:value-type="float"/>
          <table:table-cell table:formula="of:=MAX([.$B7];[.$V7];[.$AP7])" office:value-type="float"/>
          <table:table-cell table:formula="of:=MAX([.$C7];[.$W7];[.$AQ7])" office:value-type="float"/>
          <table:table-cell table:formula="of:=MAX([.$D7];[.$X7];[.$AR7])" office:value-type="float"/>
          <table:table-cell table:formula="of:=MAX([.$E7];[.$Y7];[.$AS7])" office:value-type="float"/>
          <table:table-cell table:formula="of:=MAX([.$F7];[.$Z7];[.$AT7])" office:value-type="float"/>
          <table:table-cell table:formula="of:=MAX([.$G7];[.$AA7];[.$AU7])" office:value-type="float"/>
          <table:table-cell table:formula="of:=MAX([.$H7];[.$AB7];[.$AV7])" office:value-type="float"/>
          <table:table-cell table:formula="of:=MAX([.$I7];[.$AC7];[.$AW7])" office:value-type="float"/>
          <table:table-cell table:formula="of:=MAX([.$J7];[.$AD7];[.$AX7])" office:value-type="float"/>
          <table:table-cell table:formula="of:=MAX([.$K7];[.$AE7];[.$AY7])" office:value-type="float"/>
          <table:table-cell table:formula="of:=MAX([.$L7];[.$AF7];[.$AZ7])" office:value-type="float"/>
          <table:table-cell table:formula="of:=MAX([.$M7];[.$AG7];[.$BA7])" office:value-type="float"/>
          <table:table-cell table:formula="of:=MAX([.$N7];[.$AH7];[.$BB7])" office:value-type="float"/>
          <table:table-cell table:formula="of:=MAX([.$O7];[.$AI7];[.$BC7])" office:value-type="float"/>
          <table:table-cell table:formula="of:=MAX([.$P7];[.$AJ7];[.$BD7])" office:value-type="float"/>
          <table:table-cell table:formula="of:=MAX([.$Q7];[.$AK7];[.$BE7])" office:value-type="float"/>
          <table:table-cell table:formula="of:=MAX([.$R7];[.$AL7];[.$BF7])" office:value-type="float"/>
          <table:table-cell table:formula="of:=MAX([.$S7];[.$AM7];[.$BG7])" office:value-type="float"/>
          <table:table-cell table:formula="of:=MAX([.$T7];[.$AN7];[.$BH7])" office:value-type="float"/>
          <table:table-cell table:formula="of:=MAX([.$U7];[.$AO7];[.$BI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  <table:table-cell table:formula="of:=SUM([.CD3:.CD7])" office:value-type="float"/>
          <table:table-cell table:formula="of:=SUM([.CE3:.CE7])" office:value-type="float"/>
          <table:table-cell table:formula="of:=SUM([.CF3:.CF7])" office:value-type="float"/>
          <table:table-cell table:formula="of:=SUM([.CG3:.CG7])" office:value-type="float"/>
          <table:table-cell table:formula="of:=SUM([.CH3:.CH7])" office:value-type="float"/>
          <table:table-cell table:formula="of:=SUM([.CI3:.CI7])" office:value-type="float"/>
          <table:table-cell table:formula="of:=SUM([.CJ3:.CJ7])" office:value-type="float"/>
          <table:table-cell table:formula="of:=SUM([.CK3:.CK7])" office:value-type="float"/>
          <table:table-cell table:formula="of:=SUM([.CL3:.CL7])" office:value-type="float"/>
          <table:table-cell table:formula="of:=SUM([.CM3:.CM7])" office:value-type="float"/>
          <table:table-cell table:formula="of:=SUM([.CN3:.CN7])" office:value-type="float"/>
          <table:table-cell table:formula="of:=SUM([.CO3:.CO7])" office:value-type="float"/>
          <table:table-cell table:formula="of:=SUM([.CP3:.CP7])" office:value-type="float"/>
          <table:table-cell table:formula="of:=SUM([.CQ3:.CQ7])" office:value-type="float"/>
          <table:table-cell table:formula="of:=SUM([.CR3:.CR7])" office:value-type="float"/>
          <table:table-cell table:formula="of:=SUM([.CS3:.CS7])" office:value-type="float"/>
          <table:table-cell table:formula="of:=SUM([.CT3:.CT7])" office:value-type="float"/>
          <table:table-cell table:formula="of:=SUM([.CU3:.CU7])" office:value-type="float"/>
          <table:table-cell table:formula="of:=SUM([.CV3:.CV7])" office:value-type="float"/>
          <table:table-cell table:formula="of:=SUM([.CW3:.CW7])" office:value-type="float"/>
          <table:table-cell table:formula="of:=SUM([.CX3:.CX7])" office:value-type="float"/>
          <table:table-cell table:formula="of:=SUM([.CY3:.CY7])" office:value-type="float"/>
          <table:table-cell table:formula="of:=SUM([.CZ3:.CZ7])" office:value-type="float"/>
          <table:table-cell table:formula="of:=SUM([.DA3:.DA7])" office:value-type="float"/>
          <table:table-cell table:formula="of:=SUM([.DB3:.DB7])" office:value-type="float"/>
          <table:table-cell table:formula="of:=SUM([.DC3:.DC7])" office:value-type="float"/>
          <table:table-cell table:formula="of:=SUM([.DD3:.DD7])" office:value-type="float"/>
          <table:table-cell table:formula="of:=SUM([.DE3:.DE7])" office:value-type="float"/>
          <table:table-cell table:formula="of:=SUM([.DF3:.DF7])" office:value-type="float"/>
          <table:table-cell table:formula="of:=SUM([.DG3:.DG7])" office:value-type="float"/>
          <table:table-cell table:formula="of:=SUM([.DH3:.DH7])" office:value-type="float"/>
          <table:table-cell table:formula="of:=SUM([.DI3:.DI7])" office:value-type="float"/>
          <table:table-cell table:formula="of:=SUM([.DJ3:.DJ7])" office:value-type="float"/>
          <table:table-cell table:formula="of:=SUM([.DK3:.DK7])" office:value-type="float"/>
          <table:table-cell table:formula="of:=SUM([.DL3:.DL7])" office:value-type="float"/>
          <table:table-cell table:formula="of:=SUM([.DM3:.DM7])" office:value-type="float"/>
          <table:table-cell table:formula="of:=SUM([.DN3:.DN7])" office:value-type="float"/>
          <table:table-cell table:formula="of:=SUM([.DO3:.DO7])" office:value-type="float"/>
          <table:table-cell table:formula="of:=SUM([.DP3:.DP7])" office:value-type="float"/>
          <table:table-cell table:formula="of:=SUM([.DQ3:.DQ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  <table:table-cell table:formula="of:=AVERAGE([.CD3:.CD7])" office:value-type="float"/>
          <table:table-cell table:formula="of:=AVERAGE([.CE3:.CE7])" office:value-type="float"/>
          <table:table-cell table:formula="of:=AVERAGE([.CF3:.CF7])" office:value-type="float"/>
          <table:table-cell table:formula="of:=AVERAGE([.CG3:.CG7])" office:value-type="float"/>
          <table:table-cell table:formula="of:=AVERAGE([.CH3:.CH7])" office:value-type="float"/>
          <table:table-cell table:formula="of:=AVERAGE([.CI3:.CI7])" office:value-type="float"/>
          <table:table-cell table:formula="of:=AVERAGE([.CJ3:.CJ7])" office:value-type="float"/>
          <table:table-cell table:formula="of:=AVERAGE([.CK3:.CK7])" office:value-type="float"/>
          <table:table-cell table:formula="of:=AVERAGE([.CL3:.CL7])" office:value-type="float"/>
          <table:table-cell table:formula="of:=AVERAGE([.CM3:.CM7])" office:value-type="float"/>
          <table:table-cell table:formula="of:=AVERAGE([.CN3:.CN7])" office:value-type="float"/>
          <table:table-cell table:formula="of:=AVERAGE([.CO3:.CO7])" office:value-type="float"/>
          <table:table-cell table:formula="of:=AVERAGE([.CP3:.CP7])" office:value-type="float"/>
          <table:table-cell table:formula="of:=AVERAGE([.CQ3:.CQ7])" office:value-type="float"/>
          <table:table-cell table:formula="of:=AVERAGE([.CR3:.CR7])" office:value-type="float"/>
          <table:table-cell table:formula="of:=AVERAGE([.CS3:.CS7])" office:value-type="float"/>
          <table:table-cell table:formula="of:=AVERAGE([.CT3:.CT7])" office:value-type="float"/>
          <table:table-cell table:formula="of:=AVERAGE([.CU3:.CU7])" office:value-type="float"/>
          <table:table-cell table:formula="of:=AVERAGE([.CV3:.CV7])" office:value-type="float"/>
          <table:table-cell table:formula="of:=AVERAGE([.CW3:.CW7])" office:value-type="float"/>
          <table:table-cell table:formula="of:=AVERAGE([.CX3:.CX7])" office:value-type="float"/>
          <table:table-cell table:formula="of:=AVERAGE([.CY3:.CY7])" office:value-type="float"/>
          <table:table-cell table:formula="of:=AVERAGE([.CZ3:.CZ7])" office:value-type="float"/>
          <table:table-cell table:formula="of:=AVERAGE([.DA3:.DA7])" office:value-type="float"/>
          <table:table-cell table:formula="of:=AVERAGE([.DB3:.DB7])" office:value-type="float"/>
          <table:table-cell table:formula="of:=AVERAGE([.DC3:.DC7])" office:value-type="float"/>
          <table:table-cell table:formula="of:=AVERAGE([.DD3:.DD7])" office:value-type="float"/>
          <table:table-cell table:formula="of:=AVERAGE([.DE3:.DE7])" office:value-type="float"/>
          <table:table-cell table:formula="of:=AVERAGE([.DF3:.DF7])" office:value-type="float"/>
          <table:table-cell table:formula="of:=AVERAGE([.DG3:.DG7])" office:value-type="float"/>
          <table:table-cell table:formula="of:=AVERAGE([.DH3:.DH7])" office:value-type="float"/>
          <table:table-cell table:formula="of:=AVERAGE([.DI3:.DI7])" office:value-type="float"/>
          <table:table-cell table:formula="of:=AVERAGE([.DJ3:.DJ7])" office:value-type="float"/>
          <table:table-cell table:formula="of:=AVERAGE([.DK3:.DK7])" office:value-type="float"/>
          <table:table-cell table:formula="of:=AVERAGE([.DL3:.DL7])" office:value-type="float"/>
          <table:table-cell table:formula="of:=AVERAGE([.DM3:.DM7])" office:value-type="float"/>
          <table:table-cell table:formula="of:=AVERAGE([.DN3:.DN7])" office:value-type="float"/>
          <table:table-cell table:formula="of:=AVERAGE([.DO3:.DO7])" office:value-type="float"/>
          <table:table-cell table:formula="of:=AVERAGE([.DP3:.DP7])" office:value-type="float"/>
          <table:table-cell table:formula="of:=AVERAGE([.DQ3:.DQ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  <table:table-cell table:formula="of:=STDEV([.CD3:.CD7])" office:value-type="float"/>
          <table:table-cell table:formula="of:=STDEV([.CE3:.CE7])" office:value-type="float"/>
          <table:table-cell table:formula="of:=STDEV([.CF3:.CF7])" office:value-type="float"/>
          <table:table-cell table:formula="of:=STDEV([.CG3:.CG7])" office:value-type="float"/>
          <table:table-cell table:formula="of:=STDEV([.CH3:.CH7])" office:value-type="float"/>
          <table:table-cell table:formula="of:=STDEV([.CI3:.CI7])" office:value-type="float"/>
          <table:table-cell table:formula="of:=STDEV([.CJ3:.CJ7])" office:value-type="float"/>
          <table:table-cell table:formula="of:=STDEV([.CK3:.CK7])" office:value-type="float"/>
          <table:table-cell table:formula="of:=STDEV([.CL3:.CL7])" office:value-type="float"/>
          <table:table-cell table:formula="of:=STDEV([.CM3:.CM7])" office:value-type="float"/>
          <table:table-cell table:formula="of:=STDEV([.CN3:.CN7])" office:value-type="float"/>
          <table:table-cell table:formula="of:=STDEV([.CO3:.CO7])" office:value-type="float"/>
          <table:table-cell table:formula="of:=STDEV([.CP3:.CP7])" office:value-type="float"/>
          <table:table-cell table:formula="of:=STDEV([.CQ3:.CQ7])" office:value-type="float"/>
          <table:table-cell table:formula="of:=STDEV([.CR3:.CR7])" office:value-type="float"/>
          <table:table-cell table:formula="of:=STDEV([.CS3:.CS7])" office:value-type="float"/>
          <table:table-cell table:formula="of:=STDEV([.CT3:.CT7])" office:value-type="float"/>
          <table:table-cell table:formula="of:=STDEV([.CU3:.CU7])" office:value-type="float"/>
          <table:table-cell table:formula="of:=STDEV([.CV3:.CV7])" office:value-type="float"/>
          <table:table-cell table:formula="of:=STDEV([.CW3:.CW7])" office:value-type="float"/>
          <table:table-cell table:formula="of:=STDEV([.CX3:.CX7])" office:value-type="float"/>
          <table:table-cell table:formula="of:=STDEV([.CY3:.CY7])" office:value-type="float"/>
          <table:table-cell table:formula="of:=STDEV([.CZ3:.CZ7])" office:value-type="float"/>
          <table:table-cell table:formula="of:=STDEV([.DA3:.DA7])" office:value-type="float"/>
          <table:table-cell table:formula="of:=STDEV([.DB3:.DB7])" office:value-type="float"/>
          <table:table-cell table:formula="of:=STDEV([.DC3:.DC7])" office:value-type="float"/>
          <table:table-cell table:formula="of:=STDEV([.DD3:.DD7])" office:value-type="float"/>
          <table:table-cell table:formula="of:=STDEV([.DE3:.DE7])" office:value-type="float"/>
          <table:table-cell table:formula="of:=STDEV([.DF3:.DF7])" office:value-type="float"/>
          <table:table-cell table:formula="of:=STDEV([.DG3:.DG7])" office:value-type="float"/>
          <table:table-cell table:formula="of:=STDEV([.DH3:.DH7])" office:value-type="float"/>
          <table:table-cell table:formula="of:=STDEV([.DI3:.DI7])" office:value-type="float"/>
          <table:table-cell table:formula="of:=STDEV([.DJ3:.DJ7])" office:value-type="float"/>
          <table:table-cell table:formula="of:=STDEV([.DK3:.DK7])" office:value-type="float"/>
          <table:table-cell table:formula="of:=STDEV([.DL3:.DL7])" office:value-type="float"/>
          <table:table-cell table:formula="of:=STDEV([.DM3:.DM7])" office:value-type="float"/>
          <table:table-cell table:formula="of:=STDEV([.DN3:.DN7])" office:value-type="float"/>
          <table:table-cell table:formula="of:=STDEV([.DO3:.DO7])" office:value-type="float"/>
          <table:table-cell table:formula="of:=STDEV([.DP3:.DP7])" office:value-type="float"/>
          <table:table-cell table:formula="of:=STDEV([.DQ3:.DQ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BJ3:.$BJ7])^2)^0.5" office:value-type="float"/>
          <table:table-cell table:number-matrix-columns-spanned="1" table:number-matrix-rows-spanned="1" table:formula="of:=SUM(([.C3:.C7]-[.$BK3:.$BK7])^2)^0.5" office:value-type="float"/>
          <table:table-cell table:number-matrix-columns-spanned="1" table:number-matrix-rows-spanned="1" table:formula="of:=SUM(([.D3:.D7]-[.$BL3:.$BL7])^2)^0.5" office:value-type="float"/>
          <table:table-cell table:number-matrix-columns-spanned="1" table:number-matrix-rows-spanned="1" table:formula="of:=SUM(([.E3:.E7]-[.$BM3:.$BM7])^2)^0.5" office:value-type="float"/>
          <table:table-cell table:number-matrix-columns-spanned="1" table:number-matrix-rows-spanned="1" table:formula="of:=SUM(([.F3:.F7]-[.$BN3:.$BN7])^2)^0.5" office:value-type="float"/>
          <table:table-cell table:number-matrix-columns-spanned="1" table:number-matrix-rows-spanned="1" table:formula="of:=SUM(([.G3:.G7]-[.$BO3:.$BO7])^2)^0.5" office:value-type="float"/>
          <table:table-cell table:number-matrix-columns-spanned="1" table:number-matrix-rows-spanned="1" table:formula="of:=SUM(([.H3:.H7]-[.$BP3:.$BP7])^2)^0.5" office:value-type="float"/>
          <table:table-cell table:number-matrix-columns-spanned="1" table:number-matrix-rows-spanned="1" table:formula="of:=SUM(([.I3:.I7]-[.$BQ3:.$BQ7])^2)^0.5" office:value-type="float"/>
          <table:table-cell table:number-matrix-columns-spanned="1" table:number-matrix-rows-spanned="1" table:formula="of:=SUM(([.J3:.J7]-[.$BR3:.$BR7])^2)^0.5" office:value-type="float"/>
          <table:table-cell table:number-matrix-columns-spanned="1" table:number-matrix-rows-spanned="1" table:formula="of:=SUM(([.K3:.K7]-[.$BS3:.$BS7])^2)^0.5" office:value-type="float"/>
          <table:table-cell table:number-matrix-columns-spanned="1" table:number-matrix-rows-spanned="1" table:formula="of:=SUM(([.L3:.L7]-[.$BT3:.$BT7])^2)^0.5" office:value-type="float"/>
          <table:table-cell table:number-matrix-columns-spanned="1" table:number-matrix-rows-spanned="1" table:formula="of:=SUM(([.M3:.M7]-[.$BU3:.$BU7])^2)^0.5" office:value-type="float"/>
          <table:table-cell table:number-matrix-columns-spanned="1" table:number-matrix-rows-spanned="1" table:formula="of:=SUM(([.N3:.N7]-[.$BV3:.$BV7])^2)^0.5" office:value-type="float"/>
          <table:table-cell table:number-matrix-columns-spanned="1" table:number-matrix-rows-spanned="1" table:formula="of:=SUM(([.O3:.O7]-[.$BW3:.$BW7])^2)^0.5" office:value-type="float"/>
          <table:table-cell table:number-matrix-columns-spanned="1" table:number-matrix-rows-spanned="1" table:formula="of:=SUM(([.P3:.P7]-[.$BX3:.$BX7])^2)^0.5" office:value-type="float"/>
          <table:table-cell table:number-matrix-columns-spanned="1" table:number-matrix-rows-spanned="1" table:formula="of:=SUM(([.Q3:.Q7]-[.$BY3:.$BY7])^2)^0.5" office:value-type="float"/>
          <table:table-cell table:number-matrix-columns-spanned="1" table:number-matrix-rows-spanned="1" table:formula="of:=SUM(([.R3:.R7]-[.$BZ3:.$BZ7])^2)^0.5" office:value-type="float"/>
          <table:table-cell table:number-matrix-columns-spanned="1" table:number-matrix-rows-spanned="1" table:formula="of:=SUM(([.S3:.S7]-[.$CA3:.$CA7])^2)^0.5" office:value-type="float"/>
          <table:table-cell table:number-matrix-columns-spanned="1" table:number-matrix-rows-spanned="1" table:formula="of:=SUM(([.T3:.T7]-[.$CB3:.$CB7])^2)^0.5" office:value-type="float"/>
          <table:table-cell table:number-matrix-columns-spanned="1" table:number-matrix-rows-spanned="1" table:formula="of:=SUM(([.U3:.U7]-[.$CC3:.$CC7])^2)^0.5" office:value-type="float"/>
          <table:table-cell table:number-matrix-columns-spanned="1" table:number-matrix-rows-spanned="1" table:formula="of:=SUM(([.V3:.V7]-[.$BJ3:.$BJ7])^2)^0.5" office:value-type="float"/>
          <table:table-cell table:number-matrix-columns-spanned="1" table:number-matrix-rows-spanned="1" table:formula="of:=SUM(([.W3:.W7]-[.$BK3:.$BK7])^2)^0.5" office:value-type="float"/>
          <table:table-cell table:number-matrix-columns-spanned="1" table:number-matrix-rows-spanned="1" table:formula="of:=SUM(([.X3:.X7]-[.$BL3:.$BL7])^2)^0.5" office:value-type="float"/>
          <table:table-cell table:number-matrix-columns-spanned="1" table:number-matrix-rows-spanned="1" table:formula="of:=SUM(([.Y3:.Y7]-[.$BM3:.$BM7])^2)^0.5" office:value-type="float"/>
          <table:table-cell table:number-matrix-columns-spanned="1" table:number-matrix-rows-spanned="1" table:formula="of:=SUM(([.Z3:.Z7]-[.$BN3:.$BN7])^2)^0.5" office:value-type="float"/>
          <table:table-cell table:number-matrix-columns-spanned="1" table:number-matrix-rows-spanned="1" table:formula="of:=SUM(([.AA3:.AA7]-[.$BO3:.$BO7])^2)^0.5" office:value-type="float"/>
          <table:table-cell table:number-matrix-columns-spanned="1" table:number-matrix-rows-spanned="1" table:formula="of:=SUM(([.AB3:.AB7]-[.$BP3:.$BP7])^2)^0.5" office:value-type="float"/>
          <table:table-cell table:number-matrix-columns-spanned="1" table:number-matrix-rows-spanned="1" table:formula="of:=SUM(([.AC3:.AC7]-[.$BQ3:.$BQ7])^2)^0.5" office:value-type="float"/>
          <table:table-cell table:number-matrix-columns-spanned="1" table:number-matrix-rows-spanned="1" table:formula="of:=SUM(([.AD3:.AD7]-[.$BR3:.$BR7])^2)^0.5" office:value-type="float"/>
          <table:table-cell table:number-matrix-columns-spanned="1" table:number-matrix-rows-spanned="1" table:formula="of:=SUM(([.AE3:.AE7]-[.$BS3:.$BS7])^2)^0.5" office:value-type="float"/>
          <table:table-cell table:number-matrix-columns-spanned="1" table:number-matrix-rows-spanned="1" table:formula="of:=SUM(([.AF3:.AF7]-[.$BT3:.$BT7])^2)^0.5" office:value-type="float"/>
          <table:table-cell table:number-matrix-columns-spanned="1" table:number-matrix-rows-spanned="1" table:formula="of:=SUM(([.AG3:.AG7]-[.$BU3:.$BU7])^2)^0.5" office:value-type="float"/>
          <table:table-cell table:number-matrix-columns-spanned="1" table:number-matrix-rows-spanned="1" table:formula="of:=SUM(([.AH3:.AH7]-[.$BV3:.$BV7])^2)^0.5" office:value-type="float"/>
          <table:table-cell table:number-matrix-columns-spanned="1" table:number-matrix-rows-spanned="1" table:formula="of:=SUM(([.AI3:.AI7]-[.$BW3:.$BW7])^2)^0.5" office:value-type="float"/>
          <table:table-cell table:number-matrix-columns-spanned="1" table:number-matrix-rows-spanned="1" table:formula="of:=SUM(([.AJ3:.AJ7]-[.$BX3:.$BX7])^2)^0.5" office:value-type="float"/>
          <table:table-cell table:number-matrix-columns-spanned="1" table:number-matrix-rows-spanned="1" table:formula="of:=SUM(([.AK3:.AK7]-[.$BY3:.$BY7])^2)^0.5" office:value-type="float"/>
          <table:table-cell table:number-matrix-columns-spanned="1" table:number-matrix-rows-spanned="1" table:formula="of:=SUM(([.AL3:.AL7]-[.$BZ3:.$BZ7])^2)^0.5" office:value-type="float"/>
          <table:table-cell table:number-matrix-columns-spanned="1" table:number-matrix-rows-spanned="1" table:formula="of:=SUM(([.AM3:.AM7]-[.$CA3:.$CA7])^2)^0.5" office:value-type="float"/>
          <table:table-cell table:number-matrix-columns-spanned="1" table:number-matrix-rows-spanned="1" table:formula="of:=SUM(([.AN3:.AN7]-[.$CB3:.$CB7])^2)^0.5" office:value-type="float"/>
          <table:table-cell table:number-matrix-columns-spanned="1" table:number-matrix-rows-spanned="1" table:formula="of:=SUM(([.AO3:.AO7]-[.$CC3:.$CC7])^2)^0.5" office:value-type="float"/>
          <table:table-cell table:number-matrix-columns-spanned="1" table:number-matrix-rows-spanned="1" table:formula="of:=SUM(([.AP3:.AP7]-[.$BJ3:.$BJ7])^2)^0.5" office:value-type="float"/>
          <table:table-cell table:number-matrix-columns-spanned="1" table:number-matrix-rows-spanned="1" table:formula="of:=SUM(([.AQ3:.AQ7]-[.$BK3:.$BK7])^2)^0.5" office:value-type="float"/>
          <table:table-cell table:number-matrix-columns-spanned="1" table:number-matrix-rows-spanned="1" table:formula="of:=SUM(([.AR3:.AR7]-[.$BL3:.$BL7])^2)^0.5" office:value-type="float"/>
          <table:table-cell table:number-matrix-columns-spanned="1" table:number-matrix-rows-spanned="1" table:formula="of:=SUM(([.AS3:.AS7]-[.$BM3:.$BM7])^2)^0.5" office:value-type="float"/>
          <table:table-cell table:number-matrix-columns-spanned="1" table:number-matrix-rows-spanned="1" table:formula="of:=SUM(([.AT3:.AT7]-[.$BN3:.$BN7])^2)^0.5" office:value-type="float"/>
          <table:table-cell table:number-matrix-columns-spanned="1" table:number-matrix-rows-spanned="1" table:formula="of:=SUM(([.AU3:.AU7]-[.$BO3:.$BO7])^2)^0.5" office:value-type="float"/>
          <table:table-cell table:number-matrix-columns-spanned="1" table:number-matrix-rows-spanned="1" table:formula="of:=SUM(([.AV3:.AV7]-[.$BP3:.$BP7])^2)^0.5" office:value-type="float"/>
          <table:table-cell table:number-matrix-columns-spanned="1" table:number-matrix-rows-spanned="1" table:formula="of:=SUM(([.AW3:.AW7]-[.$BQ3:.$BQ7])^2)^0.5" office:value-type="float"/>
          <table:table-cell table:number-matrix-columns-spanned="1" table:number-matrix-rows-spanned="1" table:formula="of:=SUM(([.AX3:.AX7]-[.$BR3:.$BR7])^2)^0.5" office:value-type="float"/>
          <table:table-cell table:number-matrix-columns-spanned="1" table:number-matrix-rows-spanned="1" table:formula="of:=SUM(([.AY3:.AY7]-[.$BS3:.$BS7])^2)^0.5" office:value-type="float"/>
          <table:table-cell table:number-matrix-columns-spanned="1" table:number-matrix-rows-spanned="1" table:formula="of:=SUM(([.AZ3:.AZ7]-[.$BT3:.$BT7])^2)^0.5" office:value-type="float"/>
          <table:table-cell table:number-matrix-columns-spanned="1" table:number-matrix-rows-spanned="1" table:formula="of:=SUM(([.BA3:.BA7]-[.$BU3:.$BU7])^2)^0.5" office:value-type="float"/>
          <table:table-cell table:number-matrix-columns-spanned="1" table:number-matrix-rows-spanned="1" table:formula="of:=SUM(([.BB3:.BB7]-[.$BV3:.$BV7])^2)^0.5" office:value-type="float"/>
          <table:table-cell table:number-matrix-columns-spanned="1" table:number-matrix-rows-spanned="1" table:formula="of:=SUM(([.BC3:.BC7]-[.$BW3:.$BW7])^2)^0.5" office:value-type="float"/>
          <table:table-cell table:number-matrix-columns-spanned="1" table:number-matrix-rows-spanned="1" table:formula="of:=SUM(([.BD3:.BD7]-[.$BX3:.$BX7])^2)^0.5" office:value-type="float"/>
          <table:table-cell table:number-matrix-columns-spanned="1" table:number-matrix-rows-spanned="1" table:formula="of:=SUM(([.BE3:.BE7]-[.$BY3:.$BY7])^2)^0.5" office:value-type="float"/>
          <table:table-cell table:number-matrix-columns-spanned="1" table:number-matrix-rows-spanned="1" table:formula="of:=SUM(([.BF3:.BF7]-[.$BZ3:.$BZ7])^2)^0.5" office:value-type="float"/>
          <table:table-cell table:number-matrix-columns-spanned="1" table:number-matrix-rows-spanned="1" table:formula="of:=SUM(([.BG3:.BG7]-[.$CA3:.$CA7])^2)^0.5" office:value-type="float"/>
          <table:table-cell table:number-matrix-columns-spanned="1" table:number-matrix-rows-spanned="1" table:formula="of:=SUM(([.BH3:.BH7]-[.$CB3:.$CB7])^2)^0.5" office:value-type="float"/>
          <table:table-cell table:number-matrix-columns-spanned="1" table:number-matrix-rows-spanned="1" table:formula="of:=SUM(([.BI3:.BI7]-[.$CC3:.$CC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BJ3:.$BJ7])" office:value-type="float"/>
          <table:table-cell table:number-matrix-columns-spanned="1" table:number-matrix-rows-spanned="1" table:formula="of:=SUM([.C3:.C7]=[.$BK3:.$BK7])" office:value-type="float"/>
          <table:table-cell table:number-matrix-columns-spanned="1" table:number-matrix-rows-spanned="1" table:formula="of:=SUM([.D3:.D7]=[.$BL3:.$BL7])" office:value-type="float"/>
          <table:table-cell table:number-matrix-columns-spanned="1" table:number-matrix-rows-spanned="1" table:formula="of:=SUM([.E3:.E7]=[.$BM3:.$BM7])" office:value-type="float"/>
          <table:table-cell table:number-matrix-columns-spanned="1" table:number-matrix-rows-spanned="1" table:formula="of:=SUM([.F3:.F7]=[.$BN3:.$BN7])" office:value-type="float"/>
          <table:table-cell table:number-matrix-columns-spanned="1" table:number-matrix-rows-spanned="1" table:formula="of:=SUM([.G3:.G7]=[.$BO3:.$BO7])" office:value-type="float"/>
          <table:table-cell table:number-matrix-columns-spanned="1" table:number-matrix-rows-spanned="1" table:formula="of:=SUM([.H3:.H7]=[.$BP3:.$BP7])" office:value-type="float"/>
          <table:table-cell table:number-matrix-columns-spanned="1" table:number-matrix-rows-spanned="1" table:formula="of:=SUM([.I3:.I7]=[.$BQ3:.$BQ7])" office:value-type="float"/>
          <table:table-cell table:number-matrix-columns-spanned="1" table:number-matrix-rows-spanned="1" table:formula="of:=SUM([.J3:.J7]=[.$BR3:.$BR7])" office:value-type="float"/>
          <table:table-cell table:number-matrix-columns-spanned="1" table:number-matrix-rows-spanned="1" table:formula="of:=SUM([.K3:.K7]=[.$BS3:.$BS7])" office:value-type="float"/>
          <table:table-cell table:number-matrix-columns-spanned="1" table:number-matrix-rows-spanned="1" table:formula="of:=SUM([.L3:.L7]=[.$BT3:.$BT7])" office:value-type="float"/>
          <table:table-cell table:number-matrix-columns-spanned="1" table:number-matrix-rows-spanned="1" table:formula="of:=SUM([.M3:.M7]=[.$BU3:.$BU7])" office:value-type="float"/>
          <table:table-cell table:number-matrix-columns-spanned="1" table:number-matrix-rows-spanned="1" table:formula="of:=SUM([.N3:.N7]=[.$BV3:.$BV7])" office:value-type="float"/>
          <table:table-cell table:number-matrix-columns-spanned="1" table:number-matrix-rows-spanned="1" table:formula="of:=SUM([.O3:.O7]=[.$BW3:.$BW7])" office:value-type="float"/>
          <table:table-cell table:number-matrix-columns-spanned="1" table:number-matrix-rows-spanned="1" table:formula="of:=SUM([.P3:.P7]=[.$BX3:.$BX7])" office:value-type="float"/>
          <table:table-cell table:number-matrix-columns-spanned="1" table:number-matrix-rows-spanned="1" table:formula="of:=SUM([.Q3:.Q7]=[.$BY3:.$BY7])" office:value-type="float"/>
          <table:table-cell table:number-matrix-columns-spanned="1" table:number-matrix-rows-spanned="1" table:formula="of:=SUM([.R3:.R7]=[.$BZ3:.$BZ7])" office:value-type="float"/>
          <table:table-cell table:number-matrix-columns-spanned="1" table:number-matrix-rows-spanned="1" table:formula="of:=SUM([.S3:.S7]=[.$CA3:.$CA7])" office:value-type="float"/>
          <table:table-cell table:number-matrix-columns-spanned="1" table:number-matrix-rows-spanned="1" table:formula="of:=SUM([.T3:.T7]=[.$CB3:.$CB7])" office:value-type="float"/>
          <table:table-cell table:number-matrix-columns-spanned="1" table:number-matrix-rows-spanned="1" table:formula="of:=SUM([.U3:.U7]=[.$CC3:.$CC7])" office:value-type="float"/>
          <table:table-cell table:number-matrix-columns-spanned="1" table:number-matrix-rows-spanned="1" table:formula="of:=SUM([.V3:.V7]=[.$BJ3:.$BJ7])" office:value-type="float"/>
          <table:table-cell table:number-matrix-columns-spanned="1" table:number-matrix-rows-spanned="1" table:formula="of:=SUM([.W3:.W7]=[.$BK3:.$BK7])" office:value-type="float"/>
          <table:table-cell table:number-matrix-columns-spanned="1" table:number-matrix-rows-spanned="1" table:formula="of:=SUM([.X3:.X7]=[.$BL3:.$BL7])" office:value-type="float"/>
          <table:table-cell table:number-matrix-columns-spanned="1" table:number-matrix-rows-spanned="1" table:formula="of:=SUM([.Y3:.Y7]=[.$BM3:.$BM7])" office:value-type="float"/>
          <table:table-cell table:number-matrix-columns-spanned="1" table:number-matrix-rows-spanned="1" table:formula="of:=SUM([.Z3:.Z7]=[.$BN3:.$BN7])" office:value-type="float"/>
          <table:table-cell table:number-matrix-columns-spanned="1" table:number-matrix-rows-spanned="1" table:formula="of:=SUM([.AA3:.AA7]=[.$BO3:.$BO7])" office:value-type="float"/>
          <table:table-cell table:number-matrix-columns-spanned="1" table:number-matrix-rows-spanned="1" table:formula="of:=SUM([.AB3:.AB7]=[.$BP3:.$BP7])" office:value-type="float"/>
          <table:table-cell table:number-matrix-columns-spanned="1" table:number-matrix-rows-spanned="1" table:formula="of:=SUM([.AC3:.AC7]=[.$BQ3:.$BQ7])" office:value-type="float"/>
          <table:table-cell table:number-matrix-columns-spanned="1" table:number-matrix-rows-spanned="1" table:formula="of:=SUM([.AD3:.AD7]=[.$BR3:.$BR7])" office:value-type="float"/>
          <table:table-cell table:number-matrix-columns-spanned="1" table:number-matrix-rows-spanned="1" table:formula="of:=SUM([.AE3:.AE7]=[.$BS3:.$BS7])" office:value-type="float"/>
          <table:table-cell table:number-matrix-columns-spanned="1" table:number-matrix-rows-spanned="1" table:formula="of:=SUM([.AF3:.AF7]=[.$BT3:.$BT7])" office:value-type="float"/>
          <table:table-cell table:number-matrix-columns-spanned="1" table:number-matrix-rows-spanned="1" table:formula="of:=SUM([.AG3:.AG7]=[.$BU3:.$BU7])" office:value-type="float"/>
          <table:table-cell table:number-matrix-columns-spanned="1" table:number-matrix-rows-spanned="1" table:formula="of:=SUM([.AH3:.AH7]=[.$BV3:.$BV7])" office:value-type="float"/>
          <table:table-cell table:number-matrix-columns-spanned="1" table:number-matrix-rows-spanned="1" table:formula="of:=SUM([.AI3:.AI7]=[.$BW3:.$BW7])" office:value-type="float"/>
          <table:table-cell table:number-matrix-columns-spanned="1" table:number-matrix-rows-spanned="1" table:formula="of:=SUM([.AJ3:.AJ7]=[.$BX3:.$BX7])" office:value-type="float"/>
          <table:table-cell table:number-matrix-columns-spanned="1" table:number-matrix-rows-spanned="1" table:formula="of:=SUM([.AK3:.AK7]=[.$BY3:.$BY7])" office:value-type="float"/>
          <table:table-cell table:number-matrix-columns-spanned="1" table:number-matrix-rows-spanned="1" table:formula="of:=SUM([.AL3:.AL7]=[.$BZ3:.$BZ7])" office:value-type="float"/>
          <table:table-cell table:number-matrix-columns-spanned="1" table:number-matrix-rows-spanned="1" table:formula="of:=SUM([.AM3:.AM7]=[.$CA3:.$CA7])" office:value-type="float"/>
          <table:table-cell table:number-matrix-columns-spanned="1" table:number-matrix-rows-spanned="1" table:formula="of:=SUM([.AN3:.AN7]=[.$CB3:.$CB7])" office:value-type="float"/>
          <table:table-cell table:number-matrix-columns-spanned="1" table:number-matrix-rows-spanned="1" table:formula="of:=SUM([.AO3:.AO7]=[.$CC3:.$CC7])" office:value-type="float"/>
          <table:table-cell table:number-matrix-columns-spanned="1" table:number-matrix-rows-spanned="1" table:formula="of:=SUM([.AP3:.AP7]=[.$BJ3:.$BJ7])" office:value-type="float"/>
          <table:table-cell table:number-matrix-columns-spanned="1" table:number-matrix-rows-spanned="1" table:formula="of:=SUM([.AQ3:.AQ7]=[.$BK3:.$BK7])" office:value-type="float"/>
          <table:table-cell table:number-matrix-columns-spanned="1" table:number-matrix-rows-spanned="1" table:formula="of:=SUM([.AR3:.AR7]=[.$BL3:.$BL7])" office:value-type="float"/>
          <table:table-cell table:number-matrix-columns-spanned="1" table:number-matrix-rows-spanned="1" table:formula="of:=SUM([.AS3:.AS7]=[.$BM3:.$BM7])" office:value-type="float"/>
          <table:table-cell table:number-matrix-columns-spanned="1" table:number-matrix-rows-spanned="1" table:formula="of:=SUM([.AT3:.AT7]=[.$BN3:.$BN7])" office:value-type="float"/>
          <table:table-cell table:number-matrix-columns-spanned="1" table:number-matrix-rows-spanned="1" table:formula="of:=SUM([.AU3:.AU7]=[.$BO3:.$BO7])" office:value-type="float"/>
          <table:table-cell table:number-matrix-columns-spanned="1" table:number-matrix-rows-spanned="1" table:formula="of:=SUM([.AV3:.AV7]=[.$BP3:.$BP7])" office:value-type="float"/>
          <table:table-cell table:number-matrix-columns-spanned="1" table:number-matrix-rows-spanned="1" table:formula="of:=SUM([.AW3:.AW7]=[.$BQ3:.$BQ7])" office:value-type="float"/>
          <table:table-cell table:number-matrix-columns-spanned="1" table:number-matrix-rows-spanned="1" table:formula="of:=SUM([.AX3:.AX7]=[.$BR3:.$BR7])" office:value-type="float"/>
          <table:table-cell table:number-matrix-columns-spanned="1" table:number-matrix-rows-spanned="1" table:formula="of:=SUM([.AY3:.AY7]=[.$BS3:.$BS7])" office:value-type="float"/>
          <table:table-cell table:number-matrix-columns-spanned="1" table:number-matrix-rows-spanned="1" table:formula="of:=SUM([.AZ3:.AZ7]=[.$BT3:.$BT7])" office:value-type="float"/>
          <table:table-cell table:number-matrix-columns-spanned="1" table:number-matrix-rows-spanned="1" table:formula="of:=SUM([.BA3:.BA7]=[.$BU3:.$BU7])" office:value-type="float"/>
          <table:table-cell table:number-matrix-columns-spanned="1" table:number-matrix-rows-spanned="1" table:formula="of:=SUM([.BB3:.BB7]=[.$BV3:.$BV7])" office:value-type="float"/>
          <table:table-cell table:number-matrix-columns-spanned="1" table:number-matrix-rows-spanned="1" table:formula="of:=SUM([.BC3:.BC7]=[.$BW3:.$BW7])" office:value-type="float"/>
          <table:table-cell table:number-matrix-columns-spanned="1" table:number-matrix-rows-spanned="1" table:formula="of:=SUM([.BD3:.BD7]=[.$BX3:.$BX7])" office:value-type="float"/>
          <table:table-cell table:number-matrix-columns-spanned="1" table:number-matrix-rows-spanned="1" table:formula="of:=SUM([.BE3:.BE7]=[.$BY3:.$BY7])" office:value-type="float"/>
          <table:table-cell table:number-matrix-columns-spanned="1" table:number-matrix-rows-spanned="1" table:formula="of:=SUM([.BF3:.BF7]=[.$BZ3:.$BZ7])" office:value-type="float"/>
          <table:table-cell table:number-matrix-columns-spanned="1" table:number-matrix-rows-spanned="1" table:formula="of:=SUM([.BG3:.BG7]=[.$CA3:.$CA7])" office:value-type="float"/>
          <table:table-cell table:number-matrix-columns-spanned="1" table:number-matrix-rows-spanned="1" table:formula="of:=SUM([.BH3:.BH7]=[.$CB3:.$CB7])" office:value-type="float"/>
          <table:table-cell table:number-matrix-columns-spanned="1" table:number-matrix-rows-spanned="1" table:formula="of:=SUM([.BI3:.BI7]=[.$CC3:.$CC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CD3:.$CD7])" office:value-type="float"/>
          <table:table-cell table:number-matrix-columns-spanned="1" table:number-matrix-rows-spanned="1" table:formula="of:=SUM([.C3:.C7]&lt;[.$CE3:.$CE7])" office:value-type="float"/>
          <table:table-cell table:number-matrix-columns-spanned="1" table:number-matrix-rows-spanned="1" table:formula="of:=SUM([.D3:.D7]&lt;[.$CF3:.$CF7])" office:value-type="float"/>
          <table:table-cell table:number-matrix-columns-spanned="1" table:number-matrix-rows-spanned="1" table:formula="of:=SUM([.E3:.E7]&lt;[.$CG3:.$CG7])" office:value-type="float"/>
          <table:table-cell table:number-matrix-columns-spanned="1" table:number-matrix-rows-spanned="1" table:formula="of:=SUM([.F3:.F7]&lt;[.$CH3:.$CH7])" office:value-type="float"/>
          <table:table-cell table:number-matrix-columns-spanned="1" table:number-matrix-rows-spanned="1" table:formula="of:=SUM([.G3:.G7]&lt;[.$CI3:.$CI7])" office:value-type="float"/>
          <table:table-cell table:number-matrix-columns-spanned="1" table:number-matrix-rows-spanned="1" table:formula="of:=SUM([.H3:.H7]&lt;[.$CJ3:.$CJ7])" office:value-type="float"/>
          <table:table-cell table:number-matrix-columns-spanned="1" table:number-matrix-rows-spanned="1" table:formula="of:=SUM([.I3:.I7]&lt;[.$CK3:.$CK7])" office:value-type="float"/>
          <table:table-cell table:number-matrix-columns-spanned="1" table:number-matrix-rows-spanned="1" table:formula="of:=SUM([.J3:.J7]&lt;[.$CL3:.$CL7])" office:value-type="float"/>
          <table:table-cell table:number-matrix-columns-spanned="1" table:number-matrix-rows-spanned="1" table:formula="of:=SUM([.K3:.K7]&lt;[.$CM3:.$CM7])" office:value-type="float"/>
          <table:table-cell table:number-matrix-columns-spanned="1" table:number-matrix-rows-spanned="1" table:formula="of:=SUM([.L3:.L7]&lt;[.$CN3:.$CN7])" office:value-type="float"/>
          <table:table-cell table:number-matrix-columns-spanned="1" table:number-matrix-rows-spanned="1" table:formula="of:=SUM([.M3:.M7]&lt;[.$CO3:.$CO7])" office:value-type="float"/>
          <table:table-cell table:number-matrix-columns-spanned="1" table:number-matrix-rows-spanned="1" table:formula="of:=SUM([.N3:.N7]&lt;[.$CP3:.$CP7])" office:value-type="float"/>
          <table:table-cell table:number-matrix-columns-spanned="1" table:number-matrix-rows-spanned="1" table:formula="of:=SUM([.O3:.O7]&lt;[.$CQ3:.$CQ7])" office:value-type="float"/>
          <table:table-cell table:number-matrix-columns-spanned="1" table:number-matrix-rows-spanned="1" table:formula="of:=SUM([.P3:.P7]&lt;[.$CR3:.$CR7])" office:value-type="float"/>
          <table:table-cell table:number-matrix-columns-spanned="1" table:number-matrix-rows-spanned="1" table:formula="of:=SUM([.Q3:.Q7]&lt;[.$CS3:.$CS7])" office:value-type="float"/>
          <table:table-cell table:number-matrix-columns-spanned="1" table:number-matrix-rows-spanned="1" table:formula="of:=SUM([.R3:.R7]&lt;[.$CT3:.$CT7])" office:value-type="float"/>
          <table:table-cell table:number-matrix-columns-spanned="1" table:number-matrix-rows-spanned="1" table:formula="of:=SUM([.S3:.S7]&lt;[.$CU3:.$CU7])" office:value-type="float"/>
          <table:table-cell table:number-matrix-columns-spanned="1" table:number-matrix-rows-spanned="1" table:formula="of:=SUM([.T3:.T7]&lt;[.$CV3:.$CV7])" office:value-type="float"/>
          <table:table-cell table:number-matrix-columns-spanned="1" table:number-matrix-rows-spanned="1" table:formula="of:=SUM([.U3:.U7]&lt;[.$CW3:.$CW7])" office:value-type="float"/>
          <table:table-cell table:number-matrix-columns-spanned="1" table:number-matrix-rows-spanned="1" table:formula="of:=SUM([.V3:.V7]&lt;[.$CD3:.$CD7])" office:value-type="float"/>
          <table:table-cell table:number-matrix-columns-spanned="1" table:number-matrix-rows-spanned="1" table:formula="of:=SUM([.W3:.W7]&lt;[.$CE3:.$CE7])" office:value-type="float"/>
          <table:table-cell table:number-matrix-columns-spanned="1" table:number-matrix-rows-spanned="1" table:formula="of:=SUM([.X3:.X7]&lt;[.$CF3:.$CF7])" office:value-type="float"/>
          <table:table-cell table:number-matrix-columns-spanned="1" table:number-matrix-rows-spanned="1" table:formula="of:=SUM([.Y3:.Y7]&lt;[.$CG3:.$CG7])" office:value-type="float"/>
          <table:table-cell table:number-matrix-columns-spanned="1" table:number-matrix-rows-spanned="1" table:formula="of:=SUM([.Z3:.Z7]&lt;[.$CH3:.$CH7])" office:value-type="float"/>
          <table:table-cell table:number-matrix-columns-spanned="1" table:number-matrix-rows-spanned="1" table:formula="of:=SUM([.AA3:.AA7]&lt;[.$CI3:.$CI7])" office:value-type="float"/>
          <table:table-cell table:number-matrix-columns-spanned="1" table:number-matrix-rows-spanned="1" table:formula="of:=SUM([.AB3:.AB7]&lt;[.$CJ3:.$CJ7])" office:value-type="float"/>
          <table:table-cell table:number-matrix-columns-spanned="1" table:number-matrix-rows-spanned="1" table:formula="of:=SUM([.AC3:.AC7]&lt;[.$CK3:.$CK7])" office:value-type="float"/>
          <table:table-cell table:number-matrix-columns-spanned="1" table:number-matrix-rows-spanned="1" table:formula="of:=SUM([.AD3:.AD7]&lt;[.$CL3:.$CL7])" office:value-type="float"/>
          <table:table-cell table:number-matrix-columns-spanned="1" table:number-matrix-rows-spanned="1" table:formula="of:=SUM([.AE3:.AE7]&lt;[.$CM3:.$CM7])" office:value-type="float"/>
          <table:table-cell table:number-matrix-columns-spanned="1" table:number-matrix-rows-spanned="1" table:formula="of:=SUM([.AF3:.AF7]&lt;[.$CN3:.$CN7])" office:value-type="float"/>
          <table:table-cell table:number-matrix-columns-spanned="1" table:number-matrix-rows-spanned="1" table:formula="of:=SUM([.AG3:.AG7]&lt;[.$CO3:.$CO7])" office:value-type="float"/>
          <table:table-cell table:number-matrix-columns-spanned="1" table:number-matrix-rows-spanned="1" table:formula="of:=SUM([.AH3:.AH7]&lt;[.$CP3:.$CP7])" office:value-type="float"/>
          <table:table-cell table:number-matrix-columns-spanned="1" table:number-matrix-rows-spanned="1" table:formula="of:=SUM([.AI3:.AI7]&lt;[.$CQ3:.$CQ7])" office:value-type="float"/>
          <table:table-cell table:number-matrix-columns-spanned="1" table:number-matrix-rows-spanned="1" table:formula="of:=SUM([.AJ3:.AJ7]&lt;[.$CR3:.$CR7])" office:value-type="float"/>
          <table:table-cell table:number-matrix-columns-spanned="1" table:number-matrix-rows-spanned="1" table:formula="of:=SUM([.AK3:.AK7]&lt;[.$CS3:.$CS7])" office:value-type="float"/>
          <table:table-cell table:number-matrix-columns-spanned="1" table:number-matrix-rows-spanned="1" table:formula="of:=SUM([.AL3:.AL7]&lt;[.$CT3:.$CT7])" office:value-type="float"/>
          <table:table-cell table:number-matrix-columns-spanned="1" table:number-matrix-rows-spanned="1" table:formula="of:=SUM([.AM3:.AM7]&lt;[.$CU3:.$CU7])" office:value-type="float"/>
          <table:table-cell table:number-matrix-columns-spanned="1" table:number-matrix-rows-spanned="1" table:formula="of:=SUM([.AN3:.AN7]&lt;[.$CV3:.$CV7])" office:value-type="float"/>
          <table:table-cell table:number-matrix-columns-spanned="1" table:number-matrix-rows-spanned="1" table:formula="of:=SUM([.AO3:.AO7]&lt;[.$CW3:.$CW7])" office:value-type="float"/>
          <table:table-cell table:number-matrix-columns-spanned="1" table:number-matrix-rows-spanned="1" table:formula="of:=SUM([.AP3:.AP7]&lt;[.$CD3:.$CD7])" office:value-type="float"/>
          <table:table-cell table:number-matrix-columns-spanned="1" table:number-matrix-rows-spanned="1" table:formula="of:=SUM([.AQ3:.AQ7]&lt;[.$CE3:.$CE7])" office:value-type="float"/>
          <table:table-cell table:number-matrix-columns-spanned="1" table:number-matrix-rows-spanned="1" table:formula="of:=SUM([.AR3:.AR7]&lt;[.$CF3:.$CF7])" office:value-type="float"/>
          <table:table-cell table:number-matrix-columns-spanned="1" table:number-matrix-rows-spanned="1" table:formula="of:=SUM([.AS3:.AS7]&lt;[.$CG3:.$CG7])" office:value-type="float"/>
          <table:table-cell table:number-matrix-columns-spanned="1" table:number-matrix-rows-spanned="1" table:formula="of:=SUM([.AT3:.AT7]&lt;[.$CH3:.$CH7])" office:value-type="float"/>
          <table:table-cell table:number-matrix-columns-spanned="1" table:number-matrix-rows-spanned="1" table:formula="of:=SUM([.AU3:.AU7]&lt;[.$CI3:.$CI7])" office:value-type="float"/>
          <table:table-cell table:number-matrix-columns-spanned="1" table:number-matrix-rows-spanned="1" table:formula="of:=SUM([.AV3:.AV7]&lt;[.$CJ3:.$CJ7])" office:value-type="float"/>
          <table:table-cell table:number-matrix-columns-spanned="1" table:number-matrix-rows-spanned="1" table:formula="of:=SUM([.AW3:.AW7]&lt;[.$CK3:.$CK7])" office:value-type="float"/>
          <table:table-cell table:number-matrix-columns-spanned="1" table:number-matrix-rows-spanned="1" table:formula="of:=SUM([.AX3:.AX7]&lt;[.$CL3:.$CL7])" office:value-type="float"/>
          <table:table-cell table:number-matrix-columns-spanned="1" table:number-matrix-rows-spanned="1" table:formula="of:=SUM([.AY3:.AY7]&lt;[.$CM3:.$CM7])" office:value-type="float"/>
          <table:table-cell table:number-matrix-columns-spanned="1" table:number-matrix-rows-spanned="1" table:formula="of:=SUM([.AZ3:.AZ7]&lt;[.$CN3:.$CN7])" office:value-type="float"/>
          <table:table-cell table:number-matrix-columns-spanned="1" table:number-matrix-rows-spanned="1" table:formula="of:=SUM([.BA3:.BA7]&lt;[.$CO3:.$CO7])" office:value-type="float"/>
          <table:table-cell table:number-matrix-columns-spanned="1" table:number-matrix-rows-spanned="1" table:formula="of:=SUM([.BB3:.BB7]&lt;[.$CP3:.$CP7])" office:value-type="float"/>
          <table:table-cell table:number-matrix-columns-spanned="1" table:number-matrix-rows-spanned="1" table:formula="of:=SUM([.BC3:.BC7]&lt;[.$CQ3:.$CQ7])" office:value-type="float"/>
          <table:table-cell table:number-matrix-columns-spanned="1" table:number-matrix-rows-spanned="1" table:formula="of:=SUM([.BD3:.BD7]&lt;[.$CR3:.$CR7])" office:value-type="float"/>
          <table:table-cell table:number-matrix-columns-spanned="1" table:number-matrix-rows-spanned="1" table:formula="of:=SUM([.BE3:.BE7]&lt;[.$CS3:.$CS7])" office:value-type="float"/>
          <table:table-cell table:number-matrix-columns-spanned="1" table:number-matrix-rows-spanned="1" table:formula="of:=SUM([.BF3:.BF7]&lt;[.$CT3:.$CT7])" office:value-type="float"/>
          <table:table-cell table:number-matrix-columns-spanned="1" table:number-matrix-rows-spanned="1" table:formula="of:=SUM([.BG3:.BG7]&lt;[.$CU3:.$CU7])" office:value-type="float"/>
          <table:table-cell table:number-matrix-columns-spanned="1" table:number-matrix-rows-spanned="1" table:formula="of:=SUM([.BH3:.BH7]&lt;[.$CV3:.$CV7])" office:value-type="float"/>
          <table:table-cell table:number-matrix-columns-spanned="1" table:number-matrix-rows-spanned="1" table:formula="of:=SUM([.BI3:.BI7]&lt;[.$CW3:.$CW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CD3:.$CD7])" office:value-type="float"/>
          <table:table-cell table:number-matrix-columns-spanned="1" table:number-matrix-rows-spanned="1" table:formula="of:=SUM([.C3:.C7]&gt;[.$CE3:.$CE7])" office:value-type="float"/>
          <table:table-cell table:number-matrix-columns-spanned="1" table:number-matrix-rows-spanned="1" table:formula="of:=SUM([.D3:.D7]&gt;[.$CF3:.$CF7])" office:value-type="float"/>
          <table:table-cell table:number-matrix-columns-spanned="1" table:number-matrix-rows-spanned="1" table:formula="of:=SUM([.E3:.E7]&gt;[.$CG3:.$CG7])" office:value-type="float"/>
          <table:table-cell table:number-matrix-columns-spanned="1" table:number-matrix-rows-spanned="1" table:formula="of:=SUM([.F3:.F7]&gt;[.$CH3:.$CH7])" office:value-type="float"/>
          <table:table-cell table:number-matrix-columns-spanned="1" table:number-matrix-rows-spanned="1" table:formula="of:=SUM([.G3:.G7]&gt;[.$CI3:.$CI7])" office:value-type="float"/>
          <table:table-cell table:number-matrix-columns-spanned="1" table:number-matrix-rows-spanned="1" table:formula="of:=SUM([.H3:.H7]&gt;[.$CJ3:.$CJ7])" office:value-type="float"/>
          <table:table-cell table:number-matrix-columns-spanned="1" table:number-matrix-rows-spanned="1" table:formula="of:=SUM([.I3:.I7]&gt;[.$CK3:.$CK7])" office:value-type="float"/>
          <table:table-cell table:number-matrix-columns-spanned="1" table:number-matrix-rows-spanned="1" table:formula="of:=SUM([.J3:.J7]&gt;[.$CL3:.$CL7])" office:value-type="float"/>
          <table:table-cell table:number-matrix-columns-spanned="1" table:number-matrix-rows-spanned="1" table:formula="of:=SUM([.K3:.K7]&gt;[.$CM3:.$CM7])" office:value-type="float"/>
          <table:table-cell table:number-matrix-columns-spanned="1" table:number-matrix-rows-spanned="1" table:formula="of:=SUM([.L3:.L7]&gt;[.$CN3:.$CN7])" office:value-type="float"/>
          <table:table-cell table:number-matrix-columns-spanned="1" table:number-matrix-rows-spanned="1" table:formula="of:=SUM([.M3:.M7]&gt;[.$CO3:.$CO7])" office:value-type="float"/>
          <table:table-cell table:number-matrix-columns-spanned="1" table:number-matrix-rows-spanned="1" table:formula="of:=SUM([.N3:.N7]&gt;[.$CP3:.$CP7])" office:value-type="float"/>
          <table:table-cell table:number-matrix-columns-spanned="1" table:number-matrix-rows-spanned="1" table:formula="of:=SUM([.O3:.O7]&gt;[.$CQ3:.$CQ7])" office:value-type="float"/>
          <table:table-cell table:number-matrix-columns-spanned="1" table:number-matrix-rows-spanned="1" table:formula="of:=SUM([.P3:.P7]&gt;[.$CR3:.$CR7])" office:value-type="float"/>
          <table:table-cell table:number-matrix-columns-spanned="1" table:number-matrix-rows-spanned="1" table:formula="of:=SUM([.Q3:.Q7]&gt;[.$CS3:.$CS7])" office:value-type="float"/>
          <table:table-cell table:number-matrix-columns-spanned="1" table:number-matrix-rows-spanned="1" table:formula="of:=SUM([.R3:.R7]&gt;[.$CT3:.$CT7])" office:value-type="float"/>
          <table:table-cell table:number-matrix-columns-spanned="1" table:number-matrix-rows-spanned="1" table:formula="of:=SUM([.S3:.S7]&gt;[.$CU3:.$CU7])" office:value-type="float"/>
          <table:table-cell table:number-matrix-columns-spanned="1" table:number-matrix-rows-spanned="1" table:formula="of:=SUM([.T3:.T7]&gt;[.$CV3:.$CV7])" office:value-type="float"/>
          <table:table-cell table:number-matrix-columns-spanned="1" table:number-matrix-rows-spanned="1" table:formula="of:=SUM([.U3:.U7]&gt;[.$CW3:.$CW7])" office:value-type="float"/>
          <table:table-cell table:number-matrix-columns-spanned="1" table:number-matrix-rows-spanned="1" table:formula="of:=SUM([.V3:.V7]&gt;[.$CD3:.$CD7])" office:value-type="float"/>
          <table:table-cell table:number-matrix-columns-spanned="1" table:number-matrix-rows-spanned="1" table:formula="of:=SUM([.W3:.W7]&gt;[.$CE3:.$CE7])" office:value-type="float"/>
          <table:table-cell table:number-matrix-columns-spanned="1" table:number-matrix-rows-spanned="1" table:formula="of:=SUM([.X3:.X7]&gt;[.$CF3:.$CF7])" office:value-type="float"/>
          <table:table-cell table:number-matrix-columns-spanned="1" table:number-matrix-rows-spanned="1" table:formula="of:=SUM([.Y3:.Y7]&gt;[.$CG3:.$CG7])" office:value-type="float"/>
          <table:table-cell table:number-matrix-columns-spanned="1" table:number-matrix-rows-spanned="1" table:formula="of:=SUM([.Z3:.Z7]&gt;[.$CH3:.$CH7])" office:value-type="float"/>
          <table:table-cell table:number-matrix-columns-spanned="1" table:number-matrix-rows-spanned="1" table:formula="of:=SUM([.AA3:.AA7]&gt;[.$CI3:.$CI7])" office:value-type="float"/>
          <table:table-cell table:number-matrix-columns-spanned="1" table:number-matrix-rows-spanned="1" table:formula="of:=SUM([.AB3:.AB7]&gt;[.$CJ3:.$CJ7])" office:value-type="float"/>
          <table:table-cell table:number-matrix-columns-spanned="1" table:number-matrix-rows-spanned="1" table:formula="of:=SUM([.AC3:.AC7]&gt;[.$CK3:.$CK7])" office:value-type="float"/>
          <table:table-cell table:number-matrix-columns-spanned="1" table:number-matrix-rows-spanned="1" table:formula="of:=SUM([.AD3:.AD7]&gt;[.$CL3:.$CL7])" office:value-type="float"/>
          <table:table-cell table:number-matrix-columns-spanned="1" table:number-matrix-rows-spanned="1" table:formula="of:=SUM([.AE3:.AE7]&gt;[.$CM3:.$CM7])" office:value-type="float"/>
          <table:table-cell table:number-matrix-columns-spanned="1" table:number-matrix-rows-spanned="1" table:formula="of:=SUM([.AF3:.AF7]&gt;[.$CN3:.$CN7])" office:value-type="float"/>
          <table:table-cell table:number-matrix-columns-spanned="1" table:number-matrix-rows-spanned="1" table:formula="of:=SUM([.AG3:.AG7]&gt;[.$CO3:.$CO7])" office:value-type="float"/>
          <table:table-cell table:number-matrix-columns-spanned="1" table:number-matrix-rows-spanned="1" table:formula="of:=SUM([.AH3:.AH7]&gt;[.$CP3:.$CP7])" office:value-type="float"/>
          <table:table-cell table:number-matrix-columns-spanned="1" table:number-matrix-rows-spanned="1" table:formula="of:=SUM([.AI3:.AI7]&gt;[.$CQ3:.$CQ7])" office:value-type="float"/>
          <table:table-cell table:number-matrix-columns-spanned="1" table:number-matrix-rows-spanned="1" table:formula="of:=SUM([.AJ3:.AJ7]&gt;[.$CR3:.$CR7])" office:value-type="float"/>
          <table:table-cell table:number-matrix-columns-spanned="1" table:number-matrix-rows-spanned="1" table:formula="of:=SUM([.AK3:.AK7]&gt;[.$CS3:.$CS7])" office:value-type="float"/>
          <table:table-cell table:number-matrix-columns-spanned="1" table:number-matrix-rows-spanned="1" table:formula="of:=SUM([.AL3:.AL7]&gt;[.$CT3:.$CT7])" office:value-type="float"/>
          <table:table-cell table:number-matrix-columns-spanned="1" table:number-matrix-rows-spanned="1" table:formula="of:=SUM([.AM3:.AM7]&gt;[.$CU3:.$CU7])" office:value-type="float"/>
          <table:table-cell table:number-matrix-columns-spanned="1" table:number-matrix-rows-spanned="1" table:formula="of:=SUM([.AN3:.AN7]&gt;[.$CV3:.$CV7])" office:value-type="float"/>
          <table:table-cell table:number-matrix-columns-spanned="1" table:number-matrix-rows-spanned="1" table:formula="of:=SUM([.AO3:.AO7]&gt;[.$CW3:.$CW7])" office:value-type="float"/>
          <table:table-cell table:number-matrix-columns-spanned="1" table:number-matrix-rows-spanned="1" table:formula="of:=SUM([.AP3:.AP7]&gt;[.$CD3:.$CD7])" office:value-type="float"/>
          <table:table-cell table:number-matrix-columns-spanned="1" table:number-matrix-rows-spanned="1" table:formula="of:=SUM([.AQ3:.AQ7]&gt;[.$CE3:.$CE7])" office:value-type="float"/>
          <table:table-cell table:number-matrix-columns-spanned="1" table:number-matrix-rows-spanned="1" table:formula="of:=SUM([.AR3:.AR7]&gt;[.$CF3:.$CF7])" office:value-type="float"/>
          <table:table-cell table:number-matrix-columns-spanned="1" table:number-matrix-rows-spanned="1" table:formula="of:=SUM([.AS3:.AS7]&gt;[.$CG3:.$CG7])" office:value-type="float"/>
          <table:table-cell table:number-matrix-columns-spanned="1" table:number-matrix-rows-spanned="1" table:formula="of:=SUM([.AT3:.AT7]&gt;[.$CH3:.$CH7])" office:value-type="float"/>
          <table:table-cell table:number-matrix-columns-spanned="1" table:number-matrix-rows-spanned="1" table:formula="of:=SUM([.AU3:.AU7]&gt;[.$CI3:.$CI7])" office:value-type="float"/>
          <table:table-cell table:number-matrix-columns-spanned="1" table:number-matrix-rows-spanned="1" table:formula="of:=SUM([.AV3:.AV7]&gt;[.$CJ3:.$CJ7])" office:value-type="float"/>
          <table:table-cell table:number-matrix-columns-spanned="1" table:number-matrix-rows-spanned="1" table:formula="of:=SUM([.AW3:.AW7]&gt;[.$CK3:.$CK7])" office:value-type="float"/>
          <table:table-cell table:number-matrix-columns-spanned="1" table:number-matrix-rows-spanned="1" table:formula="of:=SUM([.AX3:.AX7]&gt;[.$CL3:.$CL7])" office:value-type="float"/>
          <table:table-cell table:number-matrix-columns-spanned="1" table:number-matrix-rows-spanned="1" table:formula="of:=SUM([.AY3:.AY7]&gt;[.$CM3:.$CM7])" office:value-type="float"/>
          <table:table-cell table:number-matrix-columns-spanned="1" table:number-matrix-rows-spanned="1" table:formula="of:=SUM([.AZ3:.AZ7]&gt;[.$CN3:.$CN7])" office:value-type="float"/>
          <table:table-cell table:number-matrix-columns-spanned="1" table:number-matrix-rows-spanned="1" table:formula="of:=SUM([.BA3:.BA7]&gt;[.$CO3:.$CO7])" office:value-type="float"/>
          <table:table-cell table:number-matrix-columns-spanned="1" table:number-matrix-rows-spanned="1" table:formula="of:=SUM([.BB3:.BB7]&gt;[.$CP3:.$CP7])" office:value-type="float"/>
          <table:table-cell table:number-matrix-columns-spanned="1" table:number-matrix-rows-spanned="1" table:formula="of:=SUM([.BC3:.BC7]&gt;[.$CQ3:.$CQ7])" office:value-type="float"/>
          <table:table-cell table:number-matrix-columns-spanned="1" table:number-matrix-rows-spanned="1" table:formula="of:=SUM([.BD3:.BD7]&gt;[.$CR3:.$CR7])" office:value-type="float"/>
          <table:table-cell table:number-matrix-columns-spanned="1" table:number-matrix-rows-spanned="1" table:formula="of:=SUM([.BE3:.BE7]&gt;[.$CS3:.$CS7])" office:value-type="float"/>
          <table:table-cell table:number-matrix-columns-spanned="1" table:number-matrix-rows-spanned="1" table:formula="of:=SUM([.BF3:.BF7]&gt;[.$CT3:.$CT7])" office:value-type="float"/>
          <table:table-cell table:number-matrix-columns-spanned="1" table:number-matrix-rows-spanned="1" table:formula="of:=SUM([.BG3:.BG7]&gt;[.$CU3:.$CU7])" office:value-type="float"/>
          <table:table-cell table:number-matrix-columns-spanned="1" table:number-matrix-rows-spanned="1" table:formula="of:=SUM([.BH3:.BH7]&gt;[.$CV3:.$CV7])" office:value-type="float"/>
          <table:table-cell table:number-matrix-columns-spanned="1" table:number-matrix-rows-spanned="1" table:formula="of:=SUM([.BI3:.BI7]&gt;[.$CW3:.$CW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CX3:.$CX7])" office:value-type="float"/>
          <table:table-cell table:number-matrix-columns-spanned="1" table:number-matrix-rows-spanned="1" table:formula="of:=SUM([.C3:.C7]=[.$CY3:.$CY7])" office:value-type="float"/>
          <table:table-cell table:number-matrix-columns-spanned="1" table:number-matrix-rows-spanned="1" table:formula="of:=SUM([.D3:.D7]=[.$CZ3:.$CZ7])" office:value-type="float"/>
          <table:table-cell table:number-matrix-columns-spanned="1" table:number-matrix-rows-spanned="1" table:formula="of:=SUM([.E3:.E7]=[.$DA3:.$DA7])" office:value-type="float"/>
          <table:table-cell table:number-matrix-columns-spanned="1" table:number-matrix-rows-spanned="1" table:formula="of:=SUM([.F3:.F7]=[.$DB3:.$DB7])" office:value-type="float"/>
          <table:table-cell table:number-matrix-columns-spanned="1" table:number-matrix-rows-spanned="1" table:formula="of:=SUM([.G3:.G7]=[.$DC3:.$DC7])" office:value-type="float"/>
          <table:table-cell table:number-matrix-columns-spanned="1" table:number-matrix-rows-spanned="1" table:formula="of:=SUM([.H3:.H7]=[.$DD3:.$DD7])" office:value-type="float"/>
          <table:table-cell table:number-matrix-columns-spanned="1" table:number-matrix-rows-spanned="1" table:formula="of:=SUM([.I3:.I7]=[.$DE3:.$DE7])" office:value-type="float"/>
          <table:table-cell table:number-matrix-columns-spanned="1" table:number-matrix-rows-spanned="1" table:formula="of:=SUM([.J3:.J7]=[.$DF3:.$DF7])" office:value-type="float"/>
          <table:table-cell table:number-matrix-columns-spanned="1" table:number-matrix-rows-spanned="1" table:formula="of:=SUM([.K3:.K7]=[.$DG3:.$DG7])" office:value-type="float"/>
          <table:table-cell table:number-matrix-columns-spanned="1" table:number-matrix-rows-spanned="1" table:formula="of:=SUM([.L3:.L7]=[.$DH3:.$DH7])" office:value-type="float"/>
          <table:table-cell table:number-matrix-columns-spanned="1" table:number-matrix-rows-spanned="1" table:formula="of:=SUM([.M3:.M7]=[.$DI3:.$DI7])" office:value-type="float"/>
          <table:table-cell table:number-matrix-columns-spanned="1" table:number-matrix-rows-spanned="1" table:formula="of:=SUM([.N3:.N7]=[.$DJ3:.$DJ7])" office:value-type="float"/>
          <table:table-cell table:number-matrix-columns-spanned="1" table:number-matrix-rows-spanned="1" table:formula="of:=SUM([.O3:.O7]=[.$DK3:.$DK7])" office:value-type="float"/>
          <table:table-cell table:number-matrix-columns-spanned="1" table:number-matrix-rows-spanned="1" table:formula="of:=SUM([.P3:.P7]=[.$DL3:.$DL7])" office:value-type="float"/>
          <table:table-cell table:number-matrix-columns-spanned="1" table:number-matrix-rows-spanned="1" table:formula="of:=SUM([.Q3:.Q7]=[.$DM3:.$DM7])" office:value-type="float"/>
          <table:table-cell table:number-matrix-columns-spanned="1" table:number-matrix-rows-spanned="1" table:formula="of:=SUM([.R3:.R7]=[.$DN3:.$DN7])" office:value-type="float"/>
          <table:table-cell table:number-matrix-columns-spanned="1" table:number-matrix-rows-spanned="1" table:formula="of:=SUM([.S3:.S7]=[.$DO3:.$DO7])" office:value-type="float"/>
          <table:table-cell table:number-matrix-columns-spanned="1" table:number-matrix-rows-spanned="1" table:formula="of:=SUM([.T3:.T7]=[.$DP3:.$DP7])" office:value-type="float"/>
          <table:table-cell table:number-matrix-columns-spanned="1" table:number-matrix-rows-spanned="1" table:formula="of:=SUM([.U3:.U7]=[.$DQ3:.$DQ7])" office:value-type="float"/>
          <table:table-cell table:number-matrix-columns-spanned="1" table:number-matrix-rows-spanned="1" table:formula="of:=SUM([.V3:.V7]=[.$CX3:.$CX7])" office:value-type="float"/>
          <table:table-cell table:number-matrix-columns-spanned="1" table:number-matrix-rows-spanned="1" table:formula="of:=SUM([.W3:.W7]=[.$CY3:.$CY7])" office:value-type="float"/>
          <table:table-cell table:number-matrix-columns-spanned="1" table:number-matrix-rows-spanned="1" table:formula="of:=SUM([.X3:.X7]=[.$CZ3:.$CZ7])" office:value-type="float"/>
          <table:table-cell table:number-matrix-columns-spanned="1" table:number-matrix-rows-spanned="1" table:formula="of:=SUM([.Y3:.Y7]=[.$DA3:.$DA7])" office:value-type="float"/>
          <table:table-cell table:number-matrix-columns-spanned="1" table:number-matrix-rows-spanned="1" table:formula="of:=SUM([.Z3:.Z7]=[.$DB3:.$DB7])" office:value-type="float"/>
          <table:table-cell table:number-matrix-columns-spanned="1" table:number-matrix-rows-spanned="1" table:formula="of:=SUM([.AA3:.AA7]=[.$DC3:.$DC7])" office:value-type="float"/>
          <table:table-cell table:number-matrix-columns-spanned="1" table:number-matrix-rows-spanned="1" table:formula="of:=SUM([.AB3:.AB7]=[.$DD3:.$DD7])" office:value-type="float"/>
          <table:table-cell table:number-matrix-columns-spanned="1" table:number-matrix-rows-spanned="1" table:formula="of:=SUM([.AC3:.AC7]=[.$DE3:.$DE7])" office:value-type="float"/>
          <table:table-cell table:number-matrix-columns-spanned="1" table:number-matrix-rows-spanned="1" table:formula="of:=SUM([.AD3:.AD7]=[.$DF3:.$DF7])" office:value-type="float"/>
          <table:table-cell table:number-matrix-columns-spanned="1" table:number-matrix-rows-spanned="1" table:formula="of:=SUM([.AE3:.AE7]=[.$DG3:.$DG7])" office:value-type="float"/>
          <table:table-cell table:number-matrix-columns-spanned="1" table:number-matrix-rows-spanned="1" table:formula="of:=SUM([.AF3:.AF7]=[.$DH3:.$DH7])" office:value-type="float"/>
          <table:table-cell table:number-matrix-columns-spanned="1" table:number-matrix-rows-spanned="1" table:formula="of:=SUM([.AG3:.AG7]=[.$DI3:.$DI7])" office:value-type="float"/>
          <table:table-cell table:number-matrix-columns-spanned="1" table:number-matrix-rows-spanned="1" table:formula="of:=SUM([.AH3:.AH7]=[.$DJ3:.$DJ7])" office:value-type="float"/>
          <table:table-cell table:number-matrix-columns-spanned="1" table:number-matrix-rows-spanned="1" table:formula="of:=SUM([.AI3:.AI7]=[.$DK3:.$DK7])" office:value-type="float"/>
          <table:table-cell table:number-matrix-columns-spanned="1" table:number-matrix-rows-spanned="1" table:formula="of:=SUM([.AJ3:.AJ7]=[.$DL3:.$DL7])" office:value-type="float"/>
          <table:table-cell table:number-matrix-columns-spanned="1" table:number-matrix-rows-spanned="1" table:formula="of:=SUM([.AK3:.AK7]=[.$DM3:.$DM7])" office:value-type="float"/>
          <table:table-cell table:number-matrix-columns-spanned="1" table:number-matrix-rows-spanned="1" table:formula="of:=SUM([.AL3:.AL7]=[.$DN3:.$DN7])" office:value-type="float"/>
          <table:table-cell table:number-matrix-columns-spanned="1" table:number-matrix-rows-spanned="1" table:formula="of:=SUM([.AM3:.AM7]=[.$DO3:.$DO7])" office:value-type="float"/>
          <table:table-cell table:number-matrix-columns-spanned="1" table:number-matrix-rows-spanned="1" table:formula="of:=SUM([.AN3:.AN7]=[.$DP3:.$DP7])" office:value-type="float"/>
          <table:table-cell table:number-matrix-columns-spanned="1" table:number-matrix-rows-spanned="1" table:formula="of:=SUM([.AO3:.AO7]=[.$DQ3:.$DQ7])" office:value-type="float"/>
          <table:table-cell table:number-matrix-columns-spanned="1" table:number-matrix-rows-spanned="1" table:formula="of:=SUM([.AP3:.AP7]=[.$CX3:.$CX7])" office:value-type="float"/>
          <table:table-cell table:number-matrix-columns-spanned="1" table:number-matrix-rows-spanned="1" table:formula="of:=SUM([.AQ3:.AQ7]=[.$CY3:.$CY7])" office:value-type="float"/>
          <table:table-cell table:number-matrix-columns-spanned="1" table:number-matrix-rows-spanned="1" table:formula="of:=SUM([.AR3:.AR7]=[.$CZ3:.$CZ7])" office:value-type="float"/>
          <table:table-cell table:number-matrix-columns-spanned="1" table:number-matrix-rows-spanned="1" table:formula="of:=SUM([.AS3:.AS7]=[.$DA3:.$DA7])" office:value-type="float"/>
          <table:table-cell table:number-matrix-columns-spanned="1" table:number-matrix-rows-spanned="1" table:formula="of:=SUM([.AT3:.AT7]=[.$DB3:.$DB7])" office:value-type="float"/>
          <table:table-cell table:number-matrix-columns-spanned="1" table:number-matrix-rows-spanned="1" table:formula="of:=SUM([.AU3:.AU7]=[.$DC3:.$DC7])" office:value-type="float"/>
          <table:table-cell table:number-matrix-columns-spanned="1" table:number-matrix-rows-spanned="1" table:formula="of:=SUM([.AV3:.AV7]=[.$DD3:.$DD7])" office:value-type="float"/>
          <table:table-cell table:number-matrix-columns-spanned="1" table:number-matrix-rows-spanned="1" table:formula="of:=SUM([.AW3:.AW7]=[.$DE3:.$DE7])" office:value-type="float"/>
          <table:table-cell table:number-matrix-columns-spanned="1" table:number-matrix-rows-spanned="1" table:formula="of:=SUM([.AX3:.AX7]=[.$DF3:.$DF7])" office:value-type="float"/>
          <table:table-cell table:number-matrix-columns-spanned="1" table:number-matrix-rows-spanned="1" table:formula="of:=SUM([.AY3:.AY7]=[.$DG3:.$DG7])" office:value-type="float"/>
          <table:table-cell table:number-matrix-columns-spanned="1" table:number-matrix-rows-spanned="1" table:formula="of:=SUM([.AZ3:.AZ7]=[.$DH3:.$DH7])" office:value-type="float"/>
          <table:table-cell table:number-matrix-columns-spanned="1" table:number-matrix-rows-spanned="1" table:formula="of:=SUM([.BA3:.BA7]=[.$DI3:.$DI7])" office:value-type="float"/>
          <table:table-cell table:number-matrix-columns-spanned="1" table:number-matrix-rows-spanned="1" table:formula="of:=SUM([.BB3:.BB7]=[.$DJ3:.$DJ7])" office:value-type="float"/>
          <table:table-cell table:number-matrix-columns-spanned="1" table:number-matrix-rows-spanned="1" table:formula="of:=SUM([.BC3:.BC7]=[.$DK3:.$DK7])" office:value-type="float"/>
          <table:table-cell table:number-matrix-columns-spanned="1" table:number-matrix-rows-spanned="1" table:formula="of:=SUM([.BD3:.BD7]=[.$DL3:.$DL7])" office:value-type="float"/>
          <table:table-cell table:number-matrix-columns-spanned="1" table:number-matrix-rows-spanned="1" table:formula="of:=SUM([.BE3:.BE7]=[.$DM3:.$DM7])" office:value-type="float"/>
          <table:table-cell table:number-matrix-columns-spanned="1" table:number-matrix-rows-spanned="1" table:formula="of:=SUM([.BF3:.BF7]=[.$DN3:.$DN7])" office:value-type="float"/>
          <table:table-cell table:number-matrix-columns-spanned="1" table:number-matrix-rows-spanned="1" table:formula="of:=SUM([.BG3:.BG7]=[.$DO3:.$DO7])" office:value-type="float"/>
          <table:table-cell table:number-matrix-columns-spanned="1" table:number-matrix-rows-spanned="1" table:formula="of:=SUM([.BH3:.BH7]=[.$DP3:.$DP7])" office:value-type="float"/>
          <table:table-cell table:number-matrix-columns-spanned="1" table:number-matrix-rows-spanned="1" table:formula="of:=SUM([.BI3:.BI7]=[.$DQ3:.$DQ7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